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198cm"/>
    </style:style>
    <style:style style:name="co2" style:family="table-column">
      <style:table-column-properties fo:break-before="auto" style:column-width="2.258cm"/>
    </style:style>
    <style:style style:name="co3" style:family="table-column">
      <style:table-column-properties fo:break-before="auto" style:column-width="10.485cm"/>
    </style:style>
    <style:style style:name="co4" style:family="table-column">
      <style:table-column-properties fo:break-before="auto" style:column-width="2.286cm"/>
    </style:style>
    <style:style style:name="co5" style:family="table-column">
      <style:table-column-properties fo:break-before="auto" style:column-width="2.531cm"/>
    </style:style>
    <style:style style:name="co6" style:family="table-column">
      <style:table-column-properties fo:break-before="auto" style:column-width="2.477cm"/>
    </style:style>
    <style:style style:name="co7" style:family="table-column">
      <style:table-column-properties fo:break-before="auto" style:column-width="2.831cm"/>
    </style:style>
    <style:style style:name="co8" style:family="table-column">
      <style:table-column-properties fo:break-before="auto" style:column-width="11.192cm"/>
    </style:style>
    <style:style style:name="co9" style:family="table-column">
      <style:table-column-properties fo:break-before="auto" style:column-width="5.364cm"/>
    </style:style>
    <style:style style:name="co10" style:family="table-column">
      <style:table-column-properties fo:break-before="auto" style:column-width="2.369cm"/>
    </style:style>
    <style:style style:name="co11" style:family="table-column">
      <style:table-column-properties fo:break-before="auto" style:column-width="2.148cm"/>
    </style:style>
    <style:style style:name="co12" style:family="table-column">
      <style:table-column-properties fo:break-before="auto" style:column-width="6.077cm"/>
    </style:style>
    <style:style style:name="co13" style:family="table-column">
      <style:table-column-properties fo:break-before="auto" style:column-width="8.742cm"/>
    </style:style>
    <style:style style:name="co14" style:family="table-column">
      <style:table-column-properties fo:break-before="auto" style:column-width="10.728cm"/>
    </style:style>
    <style:style style:name="co15" style:family="table-column">
      <style:table-column-properties fo:break-before="auto" style:column-width="16.051cm"/>
    </style:style>
    <style:style style:name="co16" style:family="table-column">
      <style:table-column-properties fo:break-before="auto" style:column-width="1.977cm"/>
    </style:style>
    <style:style style:name="co17" style:family="table-column">
      <style:table-column-properties fo:break-before="auto" style:column-width="3.611cm"/>
    </style:style>
    <style:style style:name="co18" style:family="table-column">
      <style:table-column-properties fo:break-before="auto" style:column-width="20.38cm"/>
    </style:style>
    <style:style style:name="co19" style:family="table-column">
      <style:table-column-properties fo:break-before="auto" style:column-width="13.78cm"/>
    </style:style>
    <style:style style:name="co20" style:family="table-column">
      <style:table-column-properties fo:break-before="auto" style:column-width="15.508cm"/>
    </style:style>
    <style:style style:name="co21" style:family="table-column">
      <style:table-column-properties fo:break-before="auto" style:column-width="14.991cm"/>
    </style:style>
    <style:style style:name="co22" style:family="table-column">
      <style:table-column-properties fo:break-before="auto" style:column-width="20.667cm"/>
    </style:style>
    <style:style style:name="ro1" style:family="table-row">
      <style:table-row-properties style:row-height="1.63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1.711cm" fo:break-before="auto" style:use-optimal-row-height="false"/>
    </style:style>
    <style:style style:name="ro6" style:family="table-row">
      <style:table-row-properties style:row-height="1.395cm" fo:break-before="auto" style:use-optimal-row-height="true"/>
    </style:style>
    <style:style style:name="ro7" style:family="table-row">
      <style:table-row-properties style:row-height="1cm" fo:break-before="auto" style:use-optimal-row-height="false"/>
    </style:style>
    <style:style style:name="ro8" style:family="table-row">
      <style:table-row-properties style:row-height="0.841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4.001cm" fo:break-before="auto" style:use-optimal-row-height="true"/>
    </style:style>
    <style:style style:name="ro12" style:family="table-row">
      <style:table-row-properties style:row-height="0.471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boolean-style style:name="N99">
      <number:boolean/>
    </number:boolean-style>
    <style:style style:name="ce1" style:family="table-cell" style:parent-style-name="Default">
      <style:table-cell-properties style:vertical-align="top"/>
      <style:text-properties fo:font-weight="bold" style:font-weight-asian="bold" style:font-weight-complex="bold"/>
    </style:style>
    <style:style style:name="ce7" style:family="table-cell" style:parent-style-name="Default">
      <style:table-cell-properties fo:wrap-option="wrap"/>
      <style:text-properties fo:font-size="12pt" style:font-size-asian="12pt" style:font-size-complex="12pt"/>
    </style:style>
    <style:style style:name="ce10" style:family="table-cell" style:parent-style-name="Default">
      <style:table-cell-properties fo:border-bottom="none" style:text-align-source="fix" style:repeat-content="false" fo:border-left="0.74pt solid #000000" fo:border-right="0.74pt solid #000000" fo:border-top="none" style:vertical-align="top"/>
      <style:paragraph-properties fo:text-align="center" fo:margin-left="0cm"/>
      <style:text-properties fo:font-weight="bold" style:font-weight-asian="bold" style:font-weight-complex="bold"/>
    </style:style>
    <style:style style:name="ce12" style:family="table-cell" style:parent-style-name="Default">
      <style:table-cell-properties fo:border-bottom="none" style:text-align-source="fix" style:repeat-content="false" fo:wrap-option="wrap" fo:border-left="0.74pt solid #000000" fo:border-right="none" fo:border-top="none"/>
      <style:paragraph-properties fo:text-align="center" fo:margin-left="0cm"/>
      <style:text-properties fo:font-size="12pt" style:font-size-asian="12pt" style:font-size-complex="12pt"/>
    </style:style>
    <style:style style:name="ce16"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17"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cm"/>
    </style:style>
    <style:style style:name="ce19" style:family="table-cell" style:parent-style-name="Default">
      <style:table-cell-properties style:text-align-source="fix" style:repeat-content="false" fo:wrap-option="wrap" style:vertical-align="top"/>
      <style:paragraph-properties fo:text-align="center" fo:margin-left="0cm"/>
      <style:text-properties fo:font-weight="bold" style:font-weight-asian="bold" style:font-weight-complex="bold"/>
    </style:style>
    <style:style style:name="ce20"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center" fo:margin-left="0cm"/>
      <style:text-properties fo:font-weight="bold" style:font-weight-asian="bold" style:font-weight-complex="bold"/>
    </style:style>
    <style:style style:name="ce15"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none" style:text-align-source="fix" style:repeat-content="false" fo:border-left="0.74pt solid #000000" fo:border-right="0.74pt solid #000000" fo:border-top="none" style:vertical-align="top"/>
      <style:paragraph-properties fo:text-align="center" fo:margin-left="0cm"/>
      <style:text-properties fo:font-weight="bold" style:font-weight-asian="bold" style:font-weight-complex="bold"/>
    </style:style>
    <style:style style:name="ce4" style:family="table-cell" style:parent-style-name="Default">
      <style:table-cell-properties fo:border-bottom="none" style:text-align-source="fix" style:repeat-content="false" fo:border-left="0.74pt solid #000000" fo:border-right="none" fo:border-top="none" style:vertical-align="top"/>
      <style:paragraph-properties fo:text-align="center" fo:margin-left="0cm"/>
      <style:text-properties fo:font-weight="bold" style:font-weight-asian="bold" style:font-weight-complex="bold"/>
    </style:style>
    <style:style style:name="ce29"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fo:font-weight="bold" style:font-weight-asian="bold" style:font-weight-complex="bold"/>
    </style:style>
    <style:style style:name="ce26"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9" style:family="table-cell" style:parent-style-name="Default">
      <style:table-cell-properties fo:border-bottom="none" style:text-align-source="fix" style:repeat-content="false" fo:border-left="none" fo:border-right="0.74pt solid #000000" fo:border-top="none"/>
      <style:paragraph-properties fo:text-align="center" fo:margin-left="0cm"/>
    </style:style>
    <style:style style:name="ce13"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center" fo:margin-left="0cm"/>
      <style:text-properties fo:font-weight="bold" style:font-weight-asian="bold" style:font-weight-complex="bold"/>
    </style:style>
    <style:style style:name="ce14"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fo:font-weight="bold" style:font-weight-asian="bold" style:font-weight-complex="bold"/>
    </style:style>
    <style:style style:name="ce47" style:family="table-cell" style:parent-style-name="Default">
      <style:table-cell-properties fo:border-bottom="none" fo:border-left="none" fo:border-right="0.74pt solid #000000" fo:border-top="none"/>
    </style:style>
    <style:style style:name="ce33" style:family="table-cell" style:parent-style-name="Default" style:data-style-name="N99">
      <style:table-cell-properties style:text-align-source="fix" style:repeat-content="false"/>
      <style:paragraph-properties fo:text-align="center" fo:margin-left="0cm"/>
    </style:style>
    <style:style style:name="ce34" style:family="table-cell" style:parent-style-name="Default">
      <style:table-cell-properties style:text-align-source="fix" style:repeat-content="false" fo:wrap-option="wrap"/>
      <style:paragraph-properties fo:text-align="center" fo:margin-left="0cm"/>
    </style:style>
    <style:style style:name="ce35" style:family="table-cell" style:parent-style-name="Default">
      <style:table-cell-properties fo:wrap-option="wrap"/>
    </style:style>
    <style:style style:name="ce3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1">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ext-properties style:font-name="Liberation Serif"/>
    </style:style>
    <style:style style:name="ce42" style:family="table-cell" style:parent-style-name="Default">
      <style:table-cell-properties fo:wrap-option="wrap"/>
      <style:text-properties fo:font-weight="bold" style:font-weight-asian="bold" style:font-weight-complex="bold"/>
    </style:style>
    <style:style style:name="ce43" style:family="table-cell" style:parent-style-name="Default">
      <style:table-cell-properties style:text-align-source="fix" style:repeat-content="false" fo:wrap-option="wrap"/>
      <style:paragraph-properties fo:text-align="start" fo:margin-left="0cm"/>
    </style:style>
    <style:style style:name="ce44" style:family="table-cell" style:parent-style-name="Default">
      <style:text-properties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1.803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33% 58%"/>
    </style:style>
    <style:style style:name="T3"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font-name="Liberation Serif" style:language-complex="hi" style:country-complex="IN" style:font-name-complex="Noto Sans Arabic U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0" table:style-name="ta1">
        <table:table-column table:style-name="co1" table:default-cell-style-name="ce7"/>
        <table:table-column table:style-name="co2" table:default-cell-style-name="ce12"/>
        <table:table-column table:style-name="co2" table:default-cell-style-name="ce16"/>
        <table:table-column table:style-name="co2" table:default-cell-style-name="ce18"/>
        <table:table-column table:style-name="co2" table:default-cell-style-name="ce16"/>
        <table:table-column table:style-name="co2" table:default-cell-style-name="ce18"/>
        <table:table-column table:style-name="co2" table:default-cell-style-name="ce16"/>
        <table:table-column table:style-name="co2" table:default-cell-style-name="ce18"/>
        <table:table-column table:style-name="co2" table:default-cell-style-name="ce16"/>
        <table:table-row table:style-name="ro1">
          <table:table-cell table:style-name="ce1" office:value-type="string" calcext:value-type="string">
            <text:p>Framework/Curriculum</text:p>
          </table:table-cell>
          <table:table-cell table:style-name="ce10" office:value-type="string" calcext:value-type="string">
            <text:p>Injection</text:p>
          </table:table-cell>
          <table:table-cell table:style-name="ce10" office:value-type="string" calcext:value-type="string">
            <text:p>Malware</text:p>
          </table:table-cell>
          <table:table-cell table:style-name="ce17" office:value-type="string" calcext:value-type="string">
            <text:p>DoD /DDoS</text:p>
          </table:table-cell>
          <table:table-cell table:style-name="ce10" office:value-type="string" calcext:value-type="string">
            <text:p><text:s/>BGP Hijack</text:p>
          </table:table-cell>
          <table:table-cell table:style-name="ce19" office:value-type="string" calcext:value-type="string">
            <text:p>Social Engineering</text:p>
          </table:table-cell>
          <table:table-cell table:style-name="ce20" office:value-type="string" calcext:value-type="string">
            <text:p>Traffic Shaping</text:p>
          </table:table-cell>
          <table:table-cell table:style-name="ce19" office:value-type="string" calcext:value-type="string">
            <text:p>DNS Tunnelling / poisoning</text:p>
          </table:table-cell>
          <table:table-cell table:style-name="ce20" office:value-type="string" calcext:value-type="string">
            <text:p>Certificate Authority (CA) hijacking</text:p>
          </table:table-cell>
        </table:table-row>
        <table:table-row table:style-name="ro2">
          <table:table-cell office:value-type="string" calcext:value-type="string">
            <text:p>Cyber Security Education Curriculum (CSEC)</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2">
          <table:table-cell office:value-type="string" calcext:value-type="string">
            <text:p>Cyber Security Body of Knowledge (CyBOK) Project</text:p>
          </table:table-cell>
          <table:table-cell table:number-columns-repeated="6" office:value-type="float" office:value="1" calcext:value-type="float">
            <text:p>1</text:p>
          </table:table-cell>
          <table:table-cell table:number-columns-repeated="2" office:value-type="float" office:value="0" calcext:value-type="float">
            <text:p>0</text:p>
          </table:table-cell>
        </table:table-row>
        <table:table-row table:style-name="ro2">
          <table:table-cell office:value-type="string" calcext:value-type="string">
            <text:p>ISC<text:span text:style-name="T2">2</text:span> Common Body of Knowledge (CBK)</text:p>
          </table:table-cell>
          <table:table-cell office:value-type="string" calcext:value-type="string" table:number-columns-spanned="8" table:number-rows-spanned="1">
            <text:p>No longer published – is broken into exam areas e.g. CISSP</text:p>
          </table:table-cell>
          <table:covered-table-cell table:number-columns-repeated="7"/>
        </table:table-row>
        <table:table-row table:style-name="ro3">
          <table:table-cell office:value-type="string" calcext:value-type="string">
            <text:p>NICE Framework Competencies: Assessing Learners for Cybersecurity Work (NISTIR 8355)</text:p>
          </table:table-cell>
          <table:table-cell table:number-columns-repeated="8" office:value-type="float" office:value="0" calcext:value-type="float">
            <text:p>0</text:p>
          </table:table-cell>
        </table:table-row>
        <table:table-row table:style-name="ro3">
          <table:table-cell office:value-type="string" calcext:value-type="string">
            <text:p>Workforce Framework for Cybersecurity (NICE Frame-work) - NIST Special Publication 800-181, rev 1</text:p>
          </table:table-cell>
          <table:table-cell table:number-columns-repeated="8" office:value-type="float" office:value="0" calcext:value-type="float">
            <text:p>0</text:p>
          </table:table-cell>
        </table:table-row>
        <table:table-row table:style-name="ro2">
          <table:table-cell office:value-type="string" calcext:value-type="string">
            <text:p>ASD Cyber Skills Framework (ASDCSF)</text:p>
          </table:table-cell>
          <table:table-cell table:number-columns-repeated="3" office:value-type="float" office:value="1" calcext:value-type="float">
            <text:p>1</text:p>
          </table:table-cell>
          <table:table-cell office:value-type="string" calcext:value-type="string">
            <text:p>U</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U</text:p>
          </table:table-cell>
        </table:table-row>
        <table:table-row table:style-name="ro2">
          <table:table-cell office:value-type="string" calcext:value-type="string">
            <text:p>Certified Information Systems Security Professional (CISSP)</text:p>
          </table:table-cell>
          <table:table-cell office:value-type="string" calcext:value-type="string">
            <text:p>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2">
          <table:table-cell office:value-type="string" calcext:value-type="string">
            <text:p>Cisco CCNA</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2">
          <table:table-cell office:value-type="string" calcext:value-type="string">
            <text:p>CisCo CyberOps</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2">
          <table:table-cell office:value-type="string" calcext:value-type="string">
            <text:p>EC-Council Certified Ethical Hacker (CEH)</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text:p>
          </table:table-cell>
          <table:table-cell table:number-columns-repeated="2" office:value-type="float" office:value="1" calcext:value-type="float">
            <text:p>1</text:p>
          </table:table-cell>
        </table:table-row>
        <table:table-row table:style-name="ro2">
          <table:table-cell office:value-type="string" calcext:value-type="string">
            <text:p>Offensive Security Certified Professional (OSCP)</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text:p>
          </table:table-cell>
          <table:table-cell table:number-columns-repeated="2" office:value-type="float" office:value="1" calcext:value-type="float">
            <text:p>1</text:p>
          </table:table-cell>
        </table:table-row>
      </table:table>
      <table:table table:name="Totals" table:style-name="ta1">
        <table:table-column table:style-name="co1" table:default-cell-style-name="ce7"/>
        <table:table-column table:style-name="co2" table:default-cell-style-name="ce12"/>
        <table:table-column table:style-name="co2" table:default-cell-style-name="ce16"/>
        <table:table-column table:style-name="co2" table:default-cell-style-name="ce18"/>
        <table:table-column table:style-name="co2" table:default-cell-style-name="ce16"/>
        <table:table-column table:style-name="co2" table:default-cell-style-name="ce18"/>
        <table:table-column table:style-name="co2" table:default-cell-style-name="ce16"/>
        <table:table-column table:style-name="co2" table:default-cell-style-name="ce18"/>
        <table:table-column table:style-name="co2" table:default-cell-style-name="ce16"/>
        <table:table-row table:style-name="ro1">
          <table:table-cell table:style-name="ce1" office:value-type="string" calcext:value-type="string">
            <text:p>Framework/Curriculum</text:p>
          </table:table-cell>
          <table:table-cell table:style-name="ce10" office:value-type="string" calcext:value-type="string">
            <text:p>Injection</text:p>
          </table:table-cell>
          <table:table-cell table:style-name="ce10" office:value-type="string" calcext:value-type="string">
            <text:p>Malware</text:p>
          </table:table-cell>
          <table:table-cell table:style-name="ce17" office:value-type="string" calcext:value-type="string">
            <text:p>DoD /DDoS</text:p>
          </table:table-cell>
          <table:table-cell table:style-name="ce10" office:value-type="string" calcext:value-type="string">
            <text:p><text:s/>BGP Hijack</text:p>
          </table:table-cell>
          <table:table-cell table:style-name="ce19" office:value-type="string" calcext:value-type="string">
            <text:p>Social Engineering</text:p>
          </table:table-cell>
          <table:table-cell table:style-name="ce20" office:value-type="string" calcext:value-type="string">
            <text:p>Traffic Shaping</text:p>
          </table:table-cell>
          <table:table-cell table:style-name="ce19" office:value-type="string" calcext:value-type="string">
            <text:p>DNS Tunnelling / poisoning</text:p>
          </table:table-cell>
          <table:table-cell table:style-name="ce20" office:value-type="string" calcext:value-type="string">
            <text:p>Certificate Authority (CA) hijacking</text:p>
          </table:table-cell>
        </table:table-row>
        <table:table-row table:style-name="ro2">
          <table:table-cell office:value-type="string" calcext:value-type="string">
            <text:p>Cyber Security Education Curriculum (CSEC)</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2">
          <table:table-cell office:value-type="string" calcext:value-type="string">
            <text:p>Cyber Security Body of Knowledge (CyBOK) Project</text:p>
          </table:table-cell>
          <table:table-cell table:number-columns-repeated="6" office:value-type="float" office:value="1" calcext:value-type="float">
            <text:p>1</text:p>
          </table:table-cell>
          <table:table-cell table:number-columns-repeated="2" office:value-type="float" office:value="0" calcext:value-type="float">
            <text:p>0</text:p>
          </table:table-cell>
        </table:table-row>
        <table:table-row table:style-name="ro2">
          <table:table-cell office:value-type="string" calcext:value-type="string">
            <text:p>ISC<text:span text:style-name="T2">2</text:span> Common Body of Knowledge (CBK)</text:p>
          </table:table-cell>
          <table:table-cell office:value-type="string" calcext:value-type="string" table:number-columns-spanned="8" table:number-rows-spanned="1">
            <text:p>No longer published – is broken into exam areas e.g. CISSP</text:p>
          </table:table-cell>
          <table:covered-table-cell table:number-columns-repeated="7"/>
        </table:table-row>
        <table:table-row table:style-name="ro3">
          <table:table-cell office:value-type="string" calcext:value-type="string">
            <text:p>NICE Framework Competencies: Assessing Learners for Cybersecurity Work (NISTIR 8355)</text:p>
          </table:table-cell>
          <table:table-cell table:number-columns-repeated="8" office:value-type="float" office:value="0" calcext:value-type="float">
            <text:p>0</text:p>
          </table:table-cell>
        </table:table-row>
        <table:table-row table:style-name="ro3">
          <table:table-cell office:value-type="string" calcext:value-type="string">
            <text:p>Workforce Framework for Cybersecurity (NICE Frame-work) - NIST Special Publication 800-181, rev 1</text:p>
          </table:table-cell>
          <table:table-cell table:number-columns-repeated="8" office:value-type="float" office:value="0" calcext:value-type="float">
            <text:p>0</text:p>
          </table:table-cell>
        </table:table-row>
        <table:table-row table:style-name="ro2">
          <table:table-cell office:value-type="string" calcext:value-type="string">
            <text:p>ASD Cyber Skills Framework (ASDCSF)</text:p>
          </table:table-cell>
          <table:table-cell table:number-columns-repeated="3" office:value-type="float" office:value="1" calcext:value-type="float">
            <text:p>1</text:p>
          </table:table-cell>
          <table:table-cell office:value-type="string" calcext:value-type="string">
            <text:p>U</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U</text:p>
          </table:table-cell>
        </table:table-row>
        <table:table-row table:style-name="ro2">
          <table:table-cell office:value-type="string" calcext:value-type="string">
            <text:p>Certified Information Systems Security Professional (CISSP)</text:p>
          </table:table-cell>
          <table:table-cell office:value-type="string" calcext:value-type="string">
            <text:p>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2">
          <table:table-cell office:value-type="string" calcext:value-type="string">
            <text:p>Cisco CCNA</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2">
          <table:table-cell office:value-type="string" calcext:value-type="string">
            <text:p>CisCo CyberOps</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2">
          <table:table-cell office:value-type="string" calcext:value-type="string">
            <text:p>EC-Council Certified Ethical Hacker (CEH)</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text:p>
          </table:table-cell>
          <table:table-cell table:number-columns-repeated="2" office:value-type="float" office:value="1" calcext:value-type="float">
            <text:p>1</text:p>
          </table:table-cell>
        </table:table-row>
        <table:table-row table:style-name="ro2">
          <table:table-cell office:value-type="string" calcext:value-type="string">
            <text:p>Offensive Security Certified Professional (OSCP)</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text:p>
          </table:table-cell>
          <table:table-cell table:number-columns-repeated="2" office:value-type="float" office:value="1" calcext:value-type="float">
            <text:p>1</text:p>
          </table:table-cell>
        </table:table-row>
        <table:table-row table:style-name="ro4" table:number-rows-repeated="2">
          <table:table-cell table:style-name="Default" table:number-columns-repeated="9"/>
        </table:table-row>
        <table:table-row table:style-name="ro4">
          <table:table-cell table:style-name="Default" office:value-type="string" calcext:value-type="string">
            <text:p>Totals</text:p>
          </table:table-cell>
          <table:table-cell table:style-name="Default" table:formula="of:=COUNTIFS([.B2:.B12];1)" office:value-type="float" office:value="7" calcext:value-type="float">
            <text:p>7</text:p>
          </table:table-cell>
          <table:table-cell table:style-name="Default" table:formula="of:=COUNTIFS([.C2:.C12];1)" office:value-type="float" office:value="8" calcext:value-type="float">
            <text:p>8</text:p>
          </table:table-cell>
          <table:table-cell table:style-name="Default" table:formula="of:=COUNTIFS([.D2:.D12];1)" office:value-type="float" office:value="7" calcext:value-type="float">
            <text:p>7</text:p>
          </table:table-cell>
          <table:table-cell table:style-name="Default" table:formula="of:=COUNTIFS([.E2:.E12];1)" office:value-type="float" office:value="1" calcext:value-type="float">
            <text:p>1</text:p>
          </table:table-cell>
          <table:table-cell table:style-name="Default" table:formula="of:=COUNTIFS([.F2:.F12];1)" office:value-type="float" office:value="8" calcext:value-type="float">
            <text:p>8</text:p>
          </table:table-cell>
          <table:table-cell table:style-name="Default" table:formula="of:=COUNTIFS([.G2:.G12];1)" office:value-type="float" office:value="1" calcext:value-type="float">
            <text:p>1</text:p>
          </table:table-cell>
          <table:table-cell table:style-name="Default" table:formula="of:=COUNTIFS([.H2:.H12];1)" office:value-type="float" office:value="2" calcext:value-type="float">
            <text:p>2</text:p>
          </table:table-cell>
          <table:table-cell table:style-name="Default" table:formula="of:=COUNTIFS([.I2:.I12];1)" office:value-type="float" office:value="3" calcext:value-type="float">
            <text:p>3</text:p>
          </table:table-cell>
        </table:table-row>
      </table:table>
      <table:table table:name="Data_Simplified" table:style-name="ta1">
        <table:table-column table:style-name="co3" table:default-cell-style-name="Default"/>
        <table:table-column table:style-name="co4" table:default-cell-style-name="ce15"/>
        <table:table-column table:style-name="co4" table:default-cell-style-name="ce16"/>
        <table:table-column table:style-name="co4" table:default-cell-style-name="ce18"/>
        <table:table-column table:style-name="co4" table:default-cell-style-name="ce16"/>
        <table:table-column table:style-name="co4" table:default-cell-style-name="ce18"/>
        <table:table-column table:style-name="co4" table:default-cell-style-name="ce16"/>
        <table:table-column table:style-name="co5" table:default-cell-style-name="ce18"/>
        <table:table-column table:style-name="co6" table:default-cell-style-name="ce16"/>
        <table:table-row table:style-name="ro5">
          <table:table-cell table:style-name="ce1" office:value-type="string" calcext:value-type="string">
            <text:p>Framework/Curriculum</text:p>
          </table:table-cell>
          <table:table-cell table:style-name="ce10" office:value-type="string" calcext:value-type="string">
            <text:p>Injection</text:p>
          </table:table-cell>
          <table:table-cell table:style-name="ce10" office:value-type="string" calcext:value-type="string">
            <text:p>Malware</text:p>
          </table:table-cell>
          <table:table-cell table:style-name="ce17" office:value-type="string" calcext:value-type="string">
            <text:p>DoD /DDoS</text:p>
          </table:table-cell>
          <table:table-cell table:style-name="ce10" office:value-type="string" calcext:value-type="string">
            <text:p><text:s/>BGP Hijack</text:p>
          </table:table-cell>
          <table:table-cell table:style-name="ce19" office:value-type="string" calcext:value-type="string">
            <text:p>Social Engineering</text:p>
          </table:table-cell>
          <table:table-cell table:style-name="ce20" office:value-type="string" calcext:value-type="string">
            <text:p>Traffic Shaping</text:p>
          </table:table-cell>
          <table:table-cell table:style-name="ce19" office:value-type="string" calcext:value-type="string">
            <text:p>DNS Tunnelling / poisoning</text:p>
          </table:table-cell>
          <table:table-cell table:style-name="ce20" office:value-type="string" calcext:value-type="string">
            <text:p>Certificate Authority (CA) hijacking</text:p>
          </table:table-cell>
        </table:table-row>
        <table:table-row table:style-name="ro2">
          <table:table-cell table:style-name="ce7" office:value-type="string" calcext:value-type="string">
            <text:p>Cyber Security Education Curriculum (CSEC)</text:p>
          </table:table-cell>
          <table:table-cell table:style-name="ce12"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2">
          <table:table-cell table:style-name="ce7" office:value-type="string" calcext:value-type="string">
            <text:p>Cyber Security Body of Knowledge (CyBOK) Project</text:p>
          </table:table-cell>
          <table:table-cell table:style-name="ce12" office:value-type="float" office:value="1" calcext:value-type="float">
            <text:p>1</text:p>
          </table:table-cell>
          <table:table-cell table:number-columns-repeated="2" office:value-type="float" office:value="1" calcext:value-type="float">
            <text:p>1</text:p>
          </table:table-cell>
          <table:table-cell office:value-type="float" office:value="1" calcext:value-type="float">
            <office:annotation office:display="true" draw:style-name="gr1" draw:text-style-name="P2" svg:width="2.899cm" svg:height="1.799cm" svg:x="20.229cm" svg:y="0.74cm" draw:caption-point-x="-0.61cm" draw:caption-point-y="1.51cm">
              <dc:date>2022-09-23T00:00:00</dc:date>
              <text:p text:style-name="P1"><text:span text:style-name="T1">They dismiss as </text:span><text:span text:style-name="T1">not worth the </text:span><text:span text:style-name="T1">gain</text:span></text:p>
            </office:annotation>
            <text:p>1</text:p>
          </table:table-cell>
          <table:table-cell office:value-type="float" office:value="1" calcext:value-type="float">
            <text:p>1</text:p>
          </table:table-cell>
          <table:table-cell office:value-type="float" office:value="1" calcext:value-type="float">
            <office:annotation office:display="true" draw:style-name="gr1" draw:text-style-name="P2" svg:width="2.899cm" svg:height="1.799cm" svg:x="24.801cm" svg:y="0.74cm" draw:caption-point-x="-0.61cm" draw:caption-point-y="1.51cm">
              <dc:date>2022-09-23T00:00:00</dc:date>
              <text:p text:style-name="P1"><text:span text:style-name="T1">Mentioned as part of </text:span><text:span text:style-name="T1">BGP redirect</text:span></text:p>
            </office:annotation>
            <text:p>1</text:p>
          </table:table-cell>
          <table:table-cell table:number-columns-repeated="2" office:value-type="float" office:value="0" calcext:value-type="float">
            <text:p>0</text:p>
          </table:table-cell>
        </table:table-row>
        <table:table-row table:style-name="ro2">
          <table:table-cell table:style-name="ce7" office:value-type="string" calcext:value-type="string">
            <text:p>ISC<text:span text:style-name="T2">2</text:span> Common Body of Knowledge (CBK)</text:p>
          </table:table-cell>
          <table:table-cell table:style-name="ce12" office:value-type="string" calcext:value-type="string" table:number-columns-spanned="8" table:number-rows-spanned="1">
            <text:p>No longer published – is broken into exam areas e.g. CISSP</text:p>
          </table:table-cell>
          <table:covered-table-cell table:number-columns-repeated="7"/>
        </table:table-row>
        <table:table-row table:style-name="ro3">
          <table:table-cell table:style-name="ce7" office:value-type="string" calcext:value-type="string">
            <office:annotation office:display="true" draw:style-name="gr2" draw:text-style-name="P2" svg:width="2.899cm" svg:height="2.176cm" svg:x="11.085cm" svg:y="1.798cm" draw:caption-point-x="-0.61cm" draw:caption-point-y="1.51cm">
              <dc:date>2022-09-23T00:00:00</dc:date>
              <text:p text:style-name="P1"><text:span text:style-name="T1">Not a standard </text:span><text:span text:style-name="T1">for learners but </text:span><text:span text:style-name="T1">how to develop a <text:s/></text:span><text:span text:style-name="T1">set of </text:span><text:span text:style-name="T1">competencies</text:span></text:p>
            </office:annotation>
            <text:p>NICE Framework Competencies: Assessing Learners for Cybersecurity Work (NISTIR 8355)</text:p>
          </table:table-cell>
          <table:table-cell table:style-name="ce12" office:value-type="float" office:value="0" calcext:value-type="float">
            <text:p>0</text:p>
          </table:table-cell>
          <table:table-cell table:number-columns-repeated="7" office:value-type="float" office:value="0" calcext:value-type="float">
            <text:p>0</text:p>
          </table:table-cell>
        </table:table-row>
        <table:table-row table:style-name="ro6">
          <table:table-cell table:style-name="ce7" office:value-type="string" calcext:value-type="string">
            <office:annotation office:display="true" draw:style-name="gr3" draw:text-style-name="P2" svg:width="2.899cm" svg:height="3.756cm" svg:x="11.085cm" svg:y="2.746cm" draw:caption-point-x="-0.61cm" draw:caption-point-y="1.51cm">
              <dc:date>2022-09-23T00:00:00</dc:date>
              <text:p text:style-name="P1"><text:span text:style-name="T1">Does not directly </text:span><text:span text:style-name="T1">reference tasks </text:span><text:span text:style-name="T1">or competencies </text:span><text:span text:style-name="T1">directly but </text:span><text:span text:style-name="T1">references that </text:span><text:span text:style-name="T1">roles may be </text:span><text:span text:style-name="T1">created or with </text:span><text:span text:style-name="T1">new or existing </text:span><text:span text:style-name="T1">competencies</text:span></text:p>
            </office:annotation>
            <text:p>Workforce Framework for Cybersecurity (NICE Frame-work) - NIST Special Publication 800-181, rev 1</text:p>
          </table:table-cell>
          <table:table-cell table:style-name="ce12" office:value-type="float" office:value="0" calcext:value-type="float">
            <text:p>0</text:p>
          </table:table-cell>
          <table:table-cell table:number-columns-repeated="7" office:value-type="float" office:value="0" calcext:value-type="float">
            <text:p>0</text:p>
          </table:table-cell>
        </table:table-row>
        <table:table-row table:style-name="ro2">
          <table:table-cell table:style-name="ce7" office:value-type="string" calcext:value-type="string">
            <text:p>ASD Cyber Skills Framework (ASDCSF)</text:p>
          </table:table-cell>
          <table:table-cell table:style-name="ce12" office:value-type="float" office:value="1" calcext:value-type="float">
            <text:p>1</text:p>
          </table:table-cell>
          <table:table-cell office:value-type="float" office:value="1" calcext:value-type="float">
            <text:p>1</text:p>
          </table:table-cell>
          <table:table-cell office:value-type="float" office:value="1" calcext:value-type="float">
            <office:annotation office:display="true" draw:style-name="gr4" draw:text-style-name="P2" svg:width="3.448cm" svg:height="2.003cm" svg:x="17.943cm" svg:y="4.141cm" draw:caption-point-x="-0.61cm" draw:caption-point-y="1.51cm">
              <dc:date>2022-09-23T00:00:00</dc:date>
              <text:p text:style-name="P1"><text:span text:style-name="T1">Has SANS </text:span><text:span text:style-name="T1">SEC560 &amp; </text:span><text:span text:style-name="T1">SEC660 courses <text:s/></text:span><text:span text:style-name="T1">as recommended </text:span><text:span text:style-name="T1">learning</text:span></text:p>
            </office:annotation>
            <text:p>1</text:p>
          </table:table-cell>
          <table:table-cell office:value-type="string" calcext:value-type="string">
            <office:annotation draw:style-name="gr5" draw:text-style-name="P2" svg:width="2.899cm" svg:height="2.571cm" svg:x="20.229cm" svg:y="4.141cm" draw:caption-point-x="-0.61cm" draw:caption-point-y="1.51cm">
              <dc:date>2022-09-23T00:00:00</dc:date>
              <text:p text:style-name="P3"><text:span text:style-name="T1">An cyber threat </text:span><text:span text:style-name="T1">analyst can </text:span><text:span text:style-name="T1">conduct research </text:span><text:span text:style-name="T1">and intrusion </text:span><text:span text:style-name="T1">analysis</text:span></text:p>
            </office:annotation>
            <text:p>U</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U</text:p>
          </table:table-cell>
        </table:table-row>
        <table:table-row table:style-name="ro3">
          <table:table-cell table:style-name="ce7" office:value-type="string" calcext:value-type="string">
            <text:p>Certified Information Systems Security Professional (CISSP)</text:p>
          </table:table-cell>
          <table:table-cell table:style-name="ce12" office:value-type="string" calcext:value-type="string">
            <text:p>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2">
          <table:table-cell table:style-name="ce7" office:value-type="string" calcext:value-type="string">
            <text:p>Cisco CCNA</text:p>
          </table:table-cell>
          <table:table-cell table:style-name="ce12"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0" calcext:value-type="float">
            <office:annotation draw:style-name="gr1" draw:text-style-name="P2" svg:width="2.899cm" svg:height="1.799cm" svg:x="29.808cm" svg:y="5.617cm" draw:caption-point-x="-0.61cm" draw:caption-point-y="1.51cm">
              <dc:date>2022-09-23T00:00:00</dc:date>
              <text:p text:style-name="P3"><text:span text:style-name="T1">Discusses certificates in a defence, not attack scenario</text:span></text:p>
            </office:annotation>
            <text:p>0</text:p>
          </table:table-cell>
        </table:table-row>
        <table:table-row table:style-name="ro2">
          <table:table-cell table:style-name="ce7" office:value-type="string" calcext:value-type="string">
            <text:p>CisCo CyberOps</text:p>
          </table:table-cell>
          <table:table-cell table:style-name="ce12"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0" calcext:value-type="float">
            <office:annotation draw:style-name="gr1" draw:text-style-name="P2" svg:width="2.899cm" svg:height="1.799cm" svg:x="29.808cm" svg:y="6.146cm" draw:caption-point-x="-0.61cm" draw:caption-point-y="1.51cm">
              <dc:date>2022-09-23T00:00:00</dc:date>
              <text:p text:style-name="P3"><text:span text:style-name="T1">Discusses certificates in a defence, not attack scenario</text:span></text:p>
            </office:annotation>
            <text:p>0</text:p>
          </table:table-cell>
        </table:table-row>
        <table:table-row table:style-name="ro2">
          <table:table-cell table:style-name="ce7" office:value-type="string" calcext:value-type="string">
            <text:p>EC-Council Certified Ethical Hacker (CEH)</text:p>
          </table:table-cell>
          <table:table-cell table:style-name="ce12"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text:p>
          </table:table-cell>
          <table:table-cell office:value-type="float" office:value="1" calcext:value-type="float">
            <text:p>1</text:p>
          </table:table-cell>
          <table:table-cell office:value-type="float" office:value="1" calcext:value-type="float">
            <office:annotation draw:style-name="gr1" draw:text-style-name="P2" svg:width="2.899cm" svg:height="1.799cm" svg:x="29.808cm" svg:y="6.676cm" draw:caption-point-x="-0.61cm" draw:caption-point-y="1.51cm">
              <dc:date>2022-09-23T00:00:00</dc:date>
              <text:p text:style-name="P3"><text:span text:style-name="T1">Session hijacking</text:span></text:p>
            </office:annotation>
            <text:p>1</text:p>
          </table:table-cell>
        </table:table-row>
        <table:table-row table:style-name="ro2">
          <table:table-cell table:style-name="ce7" office:value-type="string" calcext:value-type="string">
            <text:p>Offensive Security Certified Professional (OSCP)</text:p>
          </table:table-cell>
          <table:table-cell table:style-name="ce12"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text:p>
          </table:table-cell>
          <table:table-cell office:value-type="float" office:value="1" calcext:value-type="float">
            <text:p>1</text:p>
          </table:table-cell>
          <table:table-cell office:value-type="float" office:value="1" calcext:value-type="float">
            <office:annotation office:display="true" draw:style-name="gr1" draw:text-style-name="P2" svg:width="2.899cm" svg:height="1.799cm" svg:x="29.808cm" svg:y="7.205cm" draw:caption-point-x="-0.61cm" draw:caption-point-y="1.51cm">
              <dc:date>2022-11-14T00:00:00</dc:date>
              <text:p text:style-name="P1"><text:span text:style-name="T1">Session hijacking</text:span></text:p>
            </office:annotation>
            <text:p>1</text:p>
          </table:table-cell>
        </table:table-row>
        <table:table-row table:style-name="ro4" table:number-rows-repeated="1048563">
          <table:table-cell table:number-columns-repeated="9"/>
        </table:table-row>
        <table:table-row table:style-name="ro4">
          <table:table-cell table:number-columns-repeated="9"/>
        </table:table-row>
      </table:table>
      <table:table table:name="Data" table:style-name="ta1">
        <table:table-column table:style-name="co3" table:default-cell-style-name="Default"/>
        <table:table-column table:style-name="co4" table:default-cell-style-name="ce15"/>
        <table:table-column table:style-name="co4" table:default-cell-style-name="Default"/>
        <table:table-column table:style-name="co4" table:default-cell-style-name="ce16"/>
        <table:table-column table:style-name="co4" table:default-cell-style-name="ce9"/>
        <table:table-column table:style-name="co4" table:number-columns-repeated="2" table:default-cell-style-name="ce18"/>
        <table:table-column table:style-name="co4" table:default-cell-style-name="ce16"/>
        <table:table-column table:style-name="co4" table:default-cell-style-name="ce9"/>
        <table:table-column table:style-name="co4" table:number-columns-repeated="2" table:default-cell-style-name="ce18"/>
        <table:table-column table:style-name="co4" table:default-cell-style-name="ce16"/>
        <table:table-column table:style-name="co4" table:default-cell-style-name="ce9"/>
        <table:table-column table:style-name="co4" table:number-columns-repeated="2" table:default-cell-style-name="ce18"/>
        <table:table-column table:style-name="co4" table:default-cell-style-name="ce16"/>
        <table:table-column table:style-name="co2" table:default-cell-style-name="ce47"/>
        <table:table-row table:style-name="ro7">
          <table:table-cell table:style-name="ce1" office:value-type="string" calcext:value-type="string" table:number-columns-spanned="1" table:number-rows-spanned="2">
            <text:p>Framework/Curriculum</text:p>
          </table:table-cell>
          <table:table-cell table:style-name="ce3" office:value-type="string" calcext:value-type="string" table:number-columns-spanned="2" table:number-rows-spanned="1">
            <text:p>Injection</text:p>
          </table:table-cell>
          <table:covered-table-cell table:style-name="ce29"/>
          <table:table-cell table:style-name="ce3" office:value-type="string" calcext:value-type="string" table:number-columns-spanned="2" table:number-rows-spanned="1">
            <text:p>Malware</text:p>
          </table:table-cell>
          <table:covered-table-cell table:style-name="ce29"/>
          <table:table-cell table:style-name="ce17" office:value-type="string" calcext:value-type="string" table:number-columns-spanned="2" table:number-rows-spanned="1">
            <text:p>DoD /DDoS</text:p>
          </table:table-cell>
          <table:covered-table-cell table:style-name="ce17"/>
          <table:table-cell table:style-name="ce3" office:value-type="string" calcext:value-type="string" table:number-columns-spanned="2" table:number-rows-spanned="1">
            <text:p><text:s/>BGP Hijack</text:p>
          </table:table-cell>
          <table:covered-table-cell table:style-name="ce29"/>
          <table:table-cell table:style-name="ce19" office:value-type="string" calcext:value-type="string" table:number-columns-spanned="2" table:number-rows-spanned="1">
            <text:p>Social Engineering</text:p>
          </table:table-cell>
          <table:covered-table-cell table:style-name="ce19"/>
          <table:table-cell table:style-name="ce13" office:value-type="string" calcext:value-type="string" table:number-columns-spanned="2" table:number-rows-spanned="1">
            <text:p>Traffic Shaping</text:p>
          </table:table-cell>
          <table:covered-table-cell table:style-name="ce14"/>
          <table:table-cell table:style-name="ce19" office:value-type="string" calcext:value-type="string" table:number-columns-spanned="2" table:number-rows-spanned="1">
            <text:p>DNS Tunnelling / poisoning</text:p>
          </table:table-cell>
          <table:covered-table-cell table:style-name="ce19"/>
          <table:table-cell table:style-name="ce13" office:value-type="string" calcext:value-type="string" table:number-columns-spanned="2" table:number-rows-spanned="1">
            <text:p>Certificate Authority (CA) hijacking</text:p>
          </table:table-cell>
          <table:covered-table-cell/>
        </table:table-row>
        <table:table-row table:style-name="ro4">
          <table:covered-table-cell table:style-name="ce1"/>
          <table:table-cell table:style-name="ce4" office:value-type="string" calcext:value-type="string">
            <text:p>Exists</text:p>
          </table:table-cell>
          <table:table-cell table:style-name="ce29" office:value-type="string" calcext:value-type="string">
            <text:p>Amount</text:p>
          </table:table-cell>
          <table:table-cell table:style-name="ce4" office:value-type="string" calcext:value-type="string">
            <text:p>Exists</text:p>
          </table:table-cell>
          <table:table-cell table:style-name="ce29" office:value-type="string" calcext:value-type="string">
            <text:p>Amount</text:p>
          </table:table-cell>
          <table:table-cell table:style-name="ce17" office:value-type="string" calcext:value-type="string">
            <text:p>Exists</text:p>
          </table:table-cell>
          <table:table-cell table:style-name="ce17" office:value-type="string" calcext:value-type="string">
            <text:p>Amount</text:p>
          </table:table-cell>
          <table:table-cell table:style-name="ce4" office:value-type="string" calcext:value-type="string">
            <text:p>Exists</text:p>
          </table:table-cell>
          <table:table-cell table:style-name="ce29" office:value-type="string" calcext:value-type="string">
            <text:p>Amount</text:p>
          </table:table-cell>
          <table:table-cell table:style-name="ce17" office:value-type="string" calcext:value-type="string">
            <text:p>Exists</text:p>
          </table:table-cell>
          <table:table-cell table:style-name="ce17" office:value-type="string" calcext:value-type="string">
            <text:p>Amount</text:p>
          </table:table-cell>
          <table:table-cell table:style-name="ce4" office:value-type="string" calcext:value-type="string">
            <text:p>Exists</text:p>
          </table:table-cell>
          <table:table-cell table:style-name="ce29" office:value-type="string" calcext:value-type="string">
            <text:p>Amount</text:p>
          </table:table-cell>
          <table:table-cell table:style-name="ce17" office:value-type="string" calcext:value-type="string">
            <text:p>Exists</text:p>
          </table:table-cell>
          <table:table-cell table:style-name="ce17" office:value-type="string" calcext:value-type="string">
            <text:p>Amount</text:p>
          </table:table-cell>
          <table:table-cell table:style-name="ce4" office:value-type="string" calcext:value-type="string">
            <text:p>Exists</text:p>
          </table:table-cell>
          <table:table-cell table:style-name="ce29" office:value-type="string" calcext:value-type="string">
            <text:p>Amount</text:p>
          </table:table-cell>
        </table:table-row>
        <table:table-row table:style-name="ro2">
          <table:table-cell table:style-name="ce7" office:value-type="string" calcext:value-type="string">
            <text:p>Cyber Security Education Curriculum (CSEC)</text:p>
          </table:table-cell>
          <table:table-cell table:style-name="ce12"/>
          <table:table-cell table:style-name="ce26"/>
          <table:table-cell table:number-columns-repeated="13"/>
          <table:table-cell table:style-name="ce9"/>
        </table:table-row>
        <table:table-row table:style-name="ro2">
          <table:table-cell table:style-name="ce7" office:value-type="string" calcext:value-type="string">
            <text:p>Cyber Security Body of Knowledge (CyBOK) Project</text:p>
          </table:table-cell>
          <table:table-cell table:style-name="ce12"/>
          <table:table-cell table:style-name="ce26"/>
          <table:table-cell table:number-columns-repeated="13"/>
          <table:table-cell table:style-name="ce9"/>
        </table:table-row>
        <table:table-row table:style-name="ro2">
          <table:table-cell table:style-name="ce7" office:value-type="string" calcext:value-type="string">
            <text:p>ISC2 Common Body of Knowledge (CBK)</text:p>
          </table:table-cell>
          <table:table-cell table:style-name="ce12"/>
          <table:table-cell table:style-name="ce26"/>
          <table:table-cell table:number-columns-repeated="13"/>
          <table:table-cell table:style-name="ce9"/>
        </table:table-row>
        <table:table-row table:style-name="ro3">
          <table:table-cell table:style-name="ce7" office:value-type="string" calcext:value-type="string">
            <text:p>NICE Framework Competencies: Assessing Learners for Cybersecurity Work (NISTIR 8355)</text:p>
          </table:table-cell>
          <table:table-cell table:style-name="ce12"/>
          <table:table-cell table:style-name="ce26"/>
          <table:table-cell table:number-columns-repeated="13"/>
          <table:table-cell table:style-name="ce9"/>
        </table:table-row>
        <table:table-row table:style-name="ro3">
          <table:table-cell table:style-name="ce7" office:value-type="string" calcext:value-type="string">
            <text:p>Workforce Framework for Cybersecurity (NICE Frame-work) - NIST Special Publication 800-180</text:p>
          </table:table-cell>
          <table:table-cell table:style-name="ce12"/>
          <table:table-cell table:style-name="ce26"/>
          <table:table-cell table:number-columns-repeated="13"/>
          <table:table-cell table:style-name="ce9"/>
        </table:table-row>
        <table:table-row table:style-name="ro2">
          <table:table-cell table:style-name="ce7" office:value-type="string" calcext:value-type="string">
            <text:p>ASD Cyber Skills Framework (ASDCSF)</text:p>
          </table:table-cell>
          <table:table-cell table:style-name="ce12"/>
          <table:table-cell table:style-name="ce26"/>
          <table:table-cell table:number-columns-repeated="13"/>
          <table:table-cell table:style-name="ce9"/>
        </table:table-row>
        <table:table-row table:style-name="ro3">
          <table:table-cell table:style-name="ce7" office:value-type="string" calcext:value-type="string">
            <text:p>Certified Information Systems Security Professional (CISSP)</text:p>
          </table:table-cell>
          <table:table-cell table:style-name="ce12"/>
          <table:table-cell table:style-name="ce26"/>
          <table:table-cell table:number-columns-repeated="13"/>
          <table:table-cell table:style-name="ce9"/>
        </table:table-row>
        <table:table-row table:style-name="ro2">
          <table:table-cell table:style-name="ce7" office:value-type="string" calcext:value-type="string">
            <text:p>Cisco CCNA</text:p>
          </table:table-cell>
          <table:table-cell table:style-name="ce12" office:value-type="float" office:value="1" calcext:value-type="float">
            <text:p>1</text:p>
          </table:table-cell>
          <table:table-cell table:style-name="ce26"/>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text:p>
          </table:table-cell>
          <table:table-cell/>
          <table:table-cell office:value-type="float" office:value="1" calcext:value-type="float">
            <text:p>1</text:p>
          </table:table-cell>
          <table:table-cell/>
          <table:table-cell office:value-type="string" calcext:value-type="string">
            <text:p>??</text:p>
          </table:table-cell>
          <table:table-cell/>
          <table:table-cell office:value-type="float" office:value="0" calcext:value-type="float">
            <text:p>0</text:p>
          </table:table-cell>
          <table:table-cell/>
          <table:table-cell office:value-type="float" office:value="0" calcext:value-type="float">
            <text:p>0</text:p>
          </table:table-cell>
          <table:table-cell table:style-name="ce9"/>
        </table:table-row>
        <table:table-row table:style-name="ro2">
          <table:table-cell table:style-name="ce7" office:value-type="string" calcext:value-type="string">
            <text:p>CisCo CyberOps</text:p>
          </table:table-cell>
          <table:table-cell table:style-name="ce12" office:value-type="float" office:value="1" calcext:value-type="float">
            <text:p>1</text:p>
          </table:table-cell>
          <table:table-cell table:style-name="ce26"/>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text:p>
          </table:table-cell>
          <table:table-cell/>
          <table:table-cell office:value-type="float" office:value="1" calcext:value-type="float">
            <text:p>1</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style-name="ce9"/>
        </table:table-row>
        <table:table-row table:style-name="ro2">
          <table:table-cell table:style-name="ce7" office:value-type="string" calcext:value-type="string">
            <text:p>EC-Council Certified Ethical Hacker (CEH)</text:p>
          </table:table-cell>
          <table:table-cell table:style-name="ce12" office:value-type="float" office:value="1" calcext:value-type="float">
            <text:p>1</text:p>
          </table:table-cell>
          <table:table-cell table:style-name="ce26"/>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text:p>
          </table:table-cell>
          <table:table-cell/>
          <table:table-cell office:value-type="float" office:value="1" calcext:value-type="float">
            <text:p>1</text:p>
          </table:table-cell>
          <table:table-cell/>
          <table:table-cell office:value-type="string" calcext:value-type="string">
            <text:p>??</text:p>
          </table:table-cell>
          <table:table-cell/>
          <table:table-cell office:value-type="float" office:value="1" calcext:value-type="float">
            <text:p>1</text:p>
          </table:table-cell>
          <table:table-cell/>
          <table:table-cell office:value-type="string" calcext:value-type="string">
            <text:p>??</text:p>
          </table:table-cell>
          <table:table-cell table:style-name="ce9"/>
        </table:table-row>
        <table:table-row table:style-name="ro2">
          <table:table-cell table:style-name="ce7" office:value-type="string" calcext:value-type="string">
            <text:p>Offensive Security Certified Professional (OSCP)</text:p>
          </table:table-cell>
          <table:table-cell table:style-name="ce12" office:value-type="float" office:value="1" calcext:value-type="float">
            <text:p>1</text:p>
          </table:table-cell>
          <table:table-cell table:style-name="ce26"/>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text:p>
          </table:table-cell>
          <table:table-cell/>
          <table:table-cell office:value-type="float" office:value="1" calcext:value-type="float">
            <text:p>1</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style-name="ce9"/>
        </table:table-row>
        <table:table-row table:style-name="ro4">
          <table:table-cell table:number-columns-repeated="16"/>
          <table:table-cell table:style-name="ce9"/>
        </table:table-row>
        <table:table-row table:style-name="ro4" table:number-rows-repeated="1048561">
          <table:table-cell table:number-columns-repeated="17"/>
        </table:table-row>
        <table:table-row table:style-name="ro4">
          <table:table-cell table:number-columns-repeated="17"/>
        </table:table-row>
      </table:table>
      <table:table table:name="Data Key" table:style-name="ta1">
        <table:table-column table:style-name="co2" table:default-cell-style-name="Default"/>
        <table:table-column table:style-name="co7" table:default-cell-style-name="Default"/>
        <table:table-column table:style-name="co8" table:default-cell-style-name="Default"/>
        <table:table-column table:style-name="co2" table:default-cell-style-name="ce18"/>
        <table:table-row table:style-name="ro4">
          <table:table-cell/>
          <table:table-cell table:style-name="ce18" office:value-type="string" calcext:value-type="string">
            <text:p>Exists</text:p>
          </table:table-cell>
          <table:table-cell office:value-type="string" calcext:value-type="string">
            <text:p>Comments</text:p>
          </table:table-cell>
          <table:table-cell office:value-type="string" calcext:value-type="string">
            <text:p>Value</text:p>
          </table:table-cell>
        </table:table-row>
        <table:table-row table:style-name="ro4">
          <table:table-cell/>
          <table:table-cell table:style-name="ce33" office:value-type="boolean" office:boolean-value="false" calcext:value-type="boolean">
            <text:p>FALSE</text:p>
          </table:table-cell>
          <table:table-cell office:value-type="string" calcext:value-type="string">
            <text:p>It exists in the content or related instructional material.</text:p>
          </table:table-cell>
          <table:table-cell office:value-type="float" office:value="0" calcext:value-type="float">
            <text:p>0</text:p>
          </table:table-cell>
        </table:table-row>
        <table:table-row table:style-name="ro4">
          <table:table-cell/>
          <table:table-cell table:style-name="ce33" office:value-type="boolean" office:boolean-value="true" calcext:value-type="boolean">
            <text:p>TRUE</text:p>
          </table:table-cell>
          <table:table-cell office:value-type="string" calcext:value-type="string">
            <text:p>It does not exist in the content or related material.</text:p>
          </table:table-cell>
          <table:table-cell office:value-type="float" office:value="1" calcext:value-type="float">
            <text:p>1</text:p>
          </table:table-cell>
        </table:table-row>
        <table:table-row table:style-name="ro8">
          <table:table-cell/>
          <table:table-cell table:style-name="ce34" office:value-type="string" calcext:value-type="string">
            <text:p>Unable to be determined</text:p>
          </table:table-cell>
          <table:table-cell table:style-name="ce35" office:value-type="string" calcext:value-type="string">
            <text:p>There was not enough information to determine if the content exists, but it is unable to be concluded that it does not exist in the material.</text:p>
          </table:table-cell>
          <table:table-cell office:value-type="string" calcext:value-type="string">
            <text:p>U</text:p>
          </table:table-cell>
        </table:table-row>
        <table:table-row table:style-name="ro4" table:number-rows-repeated="2">
          <table:table-cell table:number-columns-repeated="4"/>
        </table:table-row>
        <table:table-row table:style-name="ro8">
          <table:table-cell office:value-type="string" calcext:value-type="string">
            <text:p>Amount</text:p>
          </table:table-cell>
          <table:table-cell office:value-type="string" calcext:value-type="string">
            <text:p>None</text:p>
          </table:table-cell>
          <table:table-cell table:style-name="ce35" office:value-type="string" calcext:value-type="string">
            <text:p>There is no practical content that allows the practitioner to perform the attack or recognise the attack.</text:p>
          </table:table-cell>
          <table:table-cell office:value-type="float" office:value="0" calcext:value-type="float">
            <text:p>0</text:p>
          </table:table-cell>
        </table:table-row>
        <table:table-row table:style-name="ro8">
          <table:table-cell/>
          <table:table-cell office:value-type="string" calcext:value-type="string">
            <text:p>Minimal</text:p>
          </table:table-cell>
          <table:table-cell table:style-name="ce35" office:value-type="string" calcext:value-type="string">
            <text:p>There is some practical content that may allow the practitioner to perform the attack or recognise the attack. </text:p>
          </table:table-cell>
          <table:table-cell office:value-type="float" office:value="1" calcext:value-type="float">
            <text:p>1</text:p>
          </table:table-cell>
        </table:table-row>
        <table:table-row table:style-name="ro8">
          <table:table-cell/>
          <table:table-cell office:value-type="string" calcext:value-type="string">
            <text:p>Significant</text:p>
          </table:table-cell>
          <table:table-cell table:style-name="ce35" office:value-type="string" calcext:value-type="string">
            <text:p>There is significant practical content that will allow the practitioner to perform the attack or recognise the attack.</text:p>
          </table:table-cell>
          <table:table-cell office:value-type="float" office:value="2" calcext:value-type="float">
            <text:p>2</text:p>
          </table:table-cell>
        </table:table-row>
        <table:table-row table:style-name="ro4" table:number-rows-repeated="3">
          <table:table-cell table:number-columns-repeated="4"/>
        </table:table-row>
        <table:table-row table:style-name="ro4">
          <table:table-cell office:value-type="string" calcext:value-type="string">
            <text:p>Amount</text:p>
          </table:table-cell>
          <table:table-cell/>
          <table:table-cell office:value-type="string" calcext:value-type="string">
            <text:p>Number of groups from MITRE ATT&amp;CK using this technique</text:p>
          </table:table-cell>
          <table:table-cell/>
        </table:table-row>
        <table:table-row table:style-name="ro4">
          <table:table-cell table:number-columns-repeated="2"/>
          <table:table-cell office:value-type="string" calcext:value-type="string">
            <text:p>Number of Groups</text:p>
          </table:table-cell>
          <table:table-cell office:value-type="string" calcext:value-type="string">
            <text:p>G #</text:p>
          </table:table-cell>
        </table:table-row>
        <table:table-row table:style-name="ro4">
          <table:table-cell table:number-columns-repeated="2"/>
          <table:table-cell office:value-type="string" calcext:value-type="string">
            <text:p>Number of Software</text:p>
          </table:table-cell>
          <table:table-cell office:value-type="string" calcext:value-type="string">
            <text:p>S #</text:p>
          </table:table-cell>
        </table:table-row>
        <table:table-row table:style-name="ro4" table:number-rows-repeated="1048560">
          <table:table-cell table:number-columns-repeated="4"/>
        </table:table-row>
        <table:table-row table:style-name="ro4">
          <table:table-cell table:number-columns-repeated="4"/>
        </table:table-row>
      </table:table>
      <table:table table:name="Attack vs Group and Software" table:style-name="ta1">
        <table:table-column table:style-name="co9" table:default-cell-style-name="Default"/>
        <table:table-column table:style-name="co10" table:default-cell-style-name="ce18"/>
        <table:table-column table:style-name="co11" table:number-columns-repeated="2" table:default-cell-style-name="ce18"/>
        <table:table-column table:style-name="co12" table:default-cell-style-name="Default"/>
        <table:table-column table:style-name="co13" table:default-cell-style-name="ce35"/>
        <table:table-column table:style-name="co14" table:default-cell-style-name="ce35"/>
        <table:table-column table:style-name="co15" table:default-cell-style-name="Default"/>
        <table:table-row table:style-name="ro8">
          <table:table-cell table:style-name="ce36" office:value-type="string" calcext:value-type="string">
            <text:p>Attack Type</text:p>
          </table:table-cell>
          <table:table-cell table:style-name="ce38" office:value-type="string" calcext:value-type="string">
            <text:p>Used by # APTs</text:p>
          </table:table-cell>
          <table:table-cell table:style-name="ce38" office:value-type="string" calcext:value-type="string">
            <text:p>% of APTs</text:p>
          </table:table-cell>
          <table:table-cell table:style-name="ce38" office:value-type="string" calcext:value-type="string">
            <text:p>Used by Software</text:p>
          </table:table-cell>
          <table:table-cell table:style-name="ce38" office:value-type="string" calcext:value-type="string">
            <text:p>Examples</text:p>
          </table:table-cell>
          <table:table-cell table:style-name="ce42" office:value-type="string" calcext:value-type="string">
            <text:p>Attack Examples</text:p>
          </table:table-cell>
          <table:table-cell table:style-name="ce42" office:value-type="string" calcext:value-type="string">
            <text:p>Groups</text:p>
          </table:table-cell>
          <table:table-cell/>
        </table:table-row>
        <table:table-row table:style-name="ro9">
          <table:table-cell table:style-name="ce37" office:value-type="string" calcext:value-type="string">
            <text:p>Injections</text:p>
          </table:table-cell>
          <table:table-cell table:style-name="ce39" office:value-type="float" office:value="51" calcext:value-type="float">
            <text:p>51</text:p>
          </table:table-cell>
          <table:table-cell table:style-name="ce40" table:formula="of:=SUM([.B2]/133)" office:value-type="percentage" office:value="0.383458646616541" calcext:value-type="percentage">
            <text:p>38.35%</text:p>
          </table:table-cell>
          <table:table-cell table:style-name="ce39" office:value-type="float" office:value="20" calcext:value-type="float">
            <text:p>20</text:p>
          </table:table-cell>
          <table:table-cell table:style-name="ce37" office:value-type="string" calcext:value-type="string">
            <text:p>SQL Injection, ARP spoofing</text:p>
          </table:table-cell>
          <table:table-cell office:value-type="string" calcext:value-type="string">
            <text:p>Forbes Adobe Watering Hole bit.ly/PROJ6004-TA <text:s/></text:p>
          </table:table-cell>
          <table:table-cell office:value-type="string" calcext:value-type="string">
            <text:p>G0001, G0004, G0007, G0010, G0012, G0014, G0016, G0026, G0027, G0032, G0034, G0035, G0040, G0045, G0048, G0049, G0050, G0053, G0056, G0059, G0060, G0065, G0066, G0067, G0068, G0070, G0073, G0077, G0082, G0087, G0088, G0093, G0094, G0095, G0096, G0098, G0102, G0106, G0108, G0112, G0114, G0115, G0116, G0117, G0123, G0124, G0125, G0134, G0135, G0138, G0139</text:p>
          </table:table-cell>
          <table:table-cell office:value-type="string" calcext:value-type="string">
            <text:p><text:span text:style-name="T3"><text:a xlink:href="https://unit42.paloaltonetworks.com/new-attacks-linked-to-c0d0s0-group/" xlink:type="simple">https://unit42.paloaltonetworks.com/new-attacks-linked-to-c0d0s0-group/</text:a></text:span></text:p>
          </table:table-cell>
        </table:table-row>
        <table:table-row table:style-name="ro10">
          <table:table-cell table:style-name="ce37" office:value-type="string" calcext:value-type="string">
            <text:p>Malware</text:p>
          </table:table-cell>
          <table:table-cell table:style-name="ce39" office:value-type="float" office:value="21" calcext:value-type="float">
            <text:p>21</text:p>
          </table:table-cell>
          <table:table-cell table:style-name="ce40" table:formula="of:=SUM([.B3]/133)" office:value-type="percentage" office:value="0.157894736842105" calcext:value-type="percentage">
            <text:p>15.79%</text:p>
          </table:table-cell>
          <table:table-cell table:style-name="ce39"/>
          <table:table-cell table:style-name="ce37" office:value-type="string" calcext:value-type="string">
            <text:p>Worm, Trojan, Wiper</text:p>
          </table:table-cell>
          <table:table-cell office:value-type="string" calcext:value-type="string">
            <text:p>Hermetic Wiper in Ukraine bit.ly/PROJ6004TB</text:p>
          </table:table-cell>
          <table:table-cell office:value-type="string" calcext:value-type="string">
            <text:p>G0007, G0008, G0010, G0011, G0016, G0018, G0027, G0032, G0034, G0046, G0060, G0076, G0080, G0088, G0092, G0096, G0098, G0102, G0127, G0130, G0142</text:p>
          </table:table-cell>
          <table:table-cell office:value-type="string" calcext:value-type="string">
            <text:p>https://www.techrepublic.com/article/destructive-hermeticwiper-malware-strikes-ukraine/</text:p>
          </table:table-cell>
        </table:table-row>
        <table:table-row table:style-name="ro8">
          <table:table-cell table:style-name="ce37" office:value-type="string" calcext:value-type="string">
            <text:p>DoS/DDoS</text:p>
          </table:table-cell>
          <table:table-cell table:style-name="ce39" office:value-type="float" office:value="7" calcext:value-type="float">
            <text:p>7</text:p>
          </table:table-cell>
          <table:table-cell table:style-name="ce40" table:formula="of:=SUM([.B4]/133)" office:value-type="percentage" office:value="0.0526315789473684" calcext:value-type="percentage">
            <text:p>5.26%</text:p>
          </table:table-cell>
          <table:table-cell table:style-name="ce39" office:value-type="float" office:value="3" calcext:value-type="float">
            <text:p>3</text:p>
          </table:table-cell>
          <table:table-cell table:style-name="ce37" office:value-type="string" calcext:value-type="string">
            <text:p>Traffic overwhelming</text:p>
          </table:table-cell>
          <table:table-cell office:value-type="string" calcext:value-type="string">
            <text:p>Sandworm or APT28 against World Aniti-doping Agency <text:a xlink:href="https://bit.ly/PROJ6004TC" xlink:type="simple">https://bit.ly/PROJ6004TC</text:a></text:p>
          </table:table-cell>
          <table:table-cell table:style-name="ce43" office:value-type="string" calcext:value-type="string">
            <text:p>G0001, G0007, G0016, <text:s/>G0027, G0034, G0035, G0096</text:p>
          </table:table-cell>
          <table:table-cell office:value-type="string" calcext:value-type="string">
            <text:p><text:span text:style-name="T3"><text:a xlink:href="https://www.lawinsport.com/news/item/wada-confirms-attack-by-russian-cyber-espionage-group" xlink:type="simple">https://www.lawinsport.com/news/item/wada-confirms-attack-by-russian-cyber-espionage-group</text:a></text:span></text:p>
          </table:table-cell>
        </table:table-row>
        <table:table-row table:style-name="ro4">
          <table:table-cell table:style-name="ce37" office:value-type="string" calcext:value-type="string">
            <text:p>BGP Hijack</text:p>
          </table:table-cell>
          <table:table-cell table:style-name="ce39" office:value-type="float" office:value="0" calcext:value-type="float">
            <text:p>0</text:p>
          </table:table-cell>
          <table:table-cell table:style-name="ce40" table:formula="of:=SUM([.B5]/133)" office:value-type="percentage" office:value="0" calcext:value-type="percentage">
            <text:p>0.00%</text:p>
          </table:table-cell>
          <table:table-cell table:style-name="ce39" office:value-type="float" office:value="0" calcext:value-type="float">
            <text:p>0</text:p>
          </table:table-cell>
          <table:table-cell table:style-name="ce41" office:value-type="string" calcext:value-type="string">
            <text:p>BGP announcement</text:p>
          </table:table-cell>
          <table:table-cell table:style-name="ce37" office:value-type="string" calcext:value-type="string">
            <text:p>Apple and Rostelecom <text:a xlink:href="https://bit.ly/PROJ6004TD" xlink:type="simple">https://bit.ly/PROJ6004TD</text:a></text:p>
          </table:table-cell>
          <table:table-cell office:value-type="string" calcext:value-type="string">
            <text:p>NONE</text:p>
          </table:table-cell>
          <table:table-cell table:style-name="ce44" office:value-type="string" calcext:value-type="string">
            <text:p><text:span text:style-name="T4"><text:a xlink:href="https://www.manrs.org/2022/07/for-12-hours-was-part-of-apple-engineerings-network-hijacked-by-russias-rostelecom/" xlink:type="simple">https://www.manrs.org/2022/07/for-12-hours-was-part-of-apple-engineerings-network-hijacked-by-russias-rostelecom/</text:a></text:span></text:p>
          </table:table-cell>
        </table:table-row>
        <table:table-row table:style-name="ro11">
          <table:table-cell table:style-name="ce37" office:value-type="string" calcext:value-type="string">
            <text:p>Social Engineering</text:p>
          </table:table-cell>
          <table:table-cell table:style-name="ce39" office:value-type="float" office:value="78" calcext:value-type="float">
            <text:p>78</text:p>
          </table:table-cell>
          <table:table-cell table:style-name="ce40" table:formula="of:=SUM([.B6]/133)" office:value-type="percentage" office:value="0.586466165413534" calcext:value-type="percentage">
            <text:p>58.65%</text:p>
          </table:table-cell>
          <table:table-cell table:style-name="ce39" office:value-type="float" office:value="57" calcext:value-type="float">
            <text:p>57</text:p>
          </table:table-cell>
          <table:table-cell table:style-name="ce37" office:value-type="string" calcext:value-type="string">
            <text:p>Phishing, spear phishing</text:p>
          </table:table-cell>
          <table:table-cell office:value-type="string" calcext:value-type="string">
            <text:p>Hedge Fund Zoom invite https://bit.ly/PROJ6004TE</text:p>
          </table:table-cell>
          <table:table-cell office:value-type="string" calcext:value-type="string">
            <text:p>G0001, G0005, G0006, G0007, G0010, G0012, G0013, G0014, G0016, G0018, G0019, G0021, G0022, G0027, G0032, G0034, G0035, G0037, G0040, G0045, G0046, G0047, G0048, G0049, G0050, G0059, G0060, G0061, G0062, G0064, G0065, G0066, G0067, G0068, G0069, G0070, G0073, G0075, G0078, G0079, G0080, G0081, G0082, G0084, G0085, G0087, G0089, G0090, G0091, G0092, G0094, G0095, G0096, G0098, G0099, G0100, G0101, G0102, G0103, G0104, G0112, G0115, G0120, G0121, G0122, G0126, G0127, G0128, G0129, G0130, G0131, G0133, G0134, G0136, G0137, G0138, G0140, G0142</text:p>
          </table:table-cell>
          <table:table-cell office:value-type="string" calcext:value-type="string">
            <text:p><text:span text:style-name="T3"><text:a xlink:href="https://ia.acs.org.au/article/2020/dodgy-zoom-invite-brings-down--75m-hedge-fund.html" xlink:type="simple">https://ia.acs.org.au/article/2020/dodgy-zoom-invite-brings-down--75m-hedge-fund.html</text:a></text:span></text:p>
          </table:table-cell>
        </table:table-row>
        <table:table-row table:style-name="ro8">
          <table:table-cell table:style-name="ce37" office:value-type="string" calcext:value-type="string">
            <text:p>Traffic shaping</text:p>
          </table:table-cell>
          <table:table-cell table:style-name="ce39" office:value-type="float" office:value="0" calcext:value-type="float">
            <text:p>0</text:p>
          </table:table-cell>
          <table:table-cell table:style-name="ce40" table:formula="of:=SUM([.B7]/133)" office:value-type="percentage" office:value="0" calcext:value-type="percentage">
            <text:p>0.00%</text:p>
          </table:table-cell>
          <table:table-cell table:style-name="ce39" office:value-type="float" office:value="0" calcext:value-type="float">
            <text:p>0</text:p>
          </table:table-cell>
          <table:table-cell table:style-name="ce37"/>
          <table:table-cell office:value-type="string" calcext:value-type="string">
            <text:p>Original concept <text:a xlink:href="https://bit.ly/PROJ6004TF" xlink:type="simple">https://bit.ly/PROJ6004TF</text:a> Redirected Traffic https://bit.ly/PROJ6004TFA</text:p>
          </table:table-cell>
          <table:table-cell office:value-type="string" calcext:value-type="string">
            <text:p>NONE</text:p>
          </table:table-cell>
          <table:table-cell table:style-name="ce35" office:value-type="string" calcext:value-type="string">
            <text:p><text:a xlink:href="https://www.schneier.com/blog/archives/2017/07/more_on_the_nsa_2.html" xlink:type="simple">https://www.schneier.com/blog/archives/2017/07/more_on_the_nsa_2.html</text:a></text:p>
          </table:table-cell>
        </table:table-row>
        <table:table-row table:style-name="ro8">
          <table:table-cell table:style-name="ce37" office:value-type="string" calcext:value-type="string">
            <text:p>DNS tunnelling / poisoning</text:p>
          </table:table-cell>
          <table:table-cell table:style-name="ce39" office:value-type="float" office:value="10" calcext:value-type="float">
            <text:p>10</text:p>
          </table:table-cell>
          <table:table-cell table:style-name="ce40" table:formula="of:=SUM([.B8]/133)" office:value-type="percentage" office:value="0.075187969924812" calcext:value-type="percentage">
            <text:p>7.52%</text:p>
          </table:table-cell>
          <table:table-cell table:style-name="ce39" office:value-type="float" office:value="29" calcext:value-type="float">
            <text:p>29</text:p>
          </table:table-cell>
          <table:table-cell table:style-name="ce37" office:value-type="string" calcext:value-type="string">
            <text:p>Use DNS to <text:s/>maintain APT or for C2 </text:p>
          </table:table-cell>
          <table:table-cell office:value-type="string" calcext:value-type="string">
            <text:p>Anchor DNS malware <text:a xlink:href="https://bit.ly/PROJ6004T8" xlink:type="simple">https://bit.ly/PROJ6004T8</text:a></text:p>
          </table:table-cell>
          <table:table-cell office:value-type="string" calcext:value-type="string">
            <text:p>G0026, G0087, G0096, G0081, G0114, G0080, G0046, G0004, G0140, G0049</text:p>
          </table:table-cell>
          <table:table-cell office:value-type="string" calcext:value-type="string">
            <text:p><text:span text:style-name="T3"><text:a xlink:href="https://medium.com/stage-2-security/anchor-dns-malware-family-goes-cross-platform-d807ba13ca30" xlink:type="simple">https://medium.com/stage-2-security/anchor-dns-malware-family-goes-cross-platform-d807ba13ca30</text:a></text:span></text:p>
          </table:table-cell>
        </table:table-row>
        <table:table-row table:style-name="ro8">
          <table:table-cell table:style-name="ce37" office:value-type="string" calcext:value-type="string">
            <text:p>Certificate Authority (CA) hijacking</text:p>
          </table:table-cell>
          <table:table-cell table:style-name="ce39" office:value-type="float" office:value="0" calcext:value-type="float">
            <text:p>0</text:p>
          </table:table-cell>
          <table:table-cell table:style-name="ce40" table:formula="of:=SUM([.B9]/133)" office:value-type="percentage" office:value="0" calcext:value-type="percentage">
            <text:p>0.00%</text:p>
          </table:table-cell>
          <table:table-cell table:style-name="ce39" office:value-type="float" office:value="0" calcext:value-type="float">
            <text:p>0</text:p>
          </table:table-cell>
          <table:table-cell table:style-name="ce37"/>
          <table:table-cell office:value-type="string" calcext:value-type="string">
            <text:p>Fake Google SSL Cert <text:a xlink:href="https://bit.ly/PROJ6004T9" xlink:type="simple">https://bit.ly/PROJ6004T9</text:a></text:p>
          </table:table-cell>
          <table:table-cell office:value-type="string" calcext:value-type="string">
            <text:p>NONE</text:p>
          </table:table-cell>
          <table:table-cell table:style-name="ce35" office:value-type="string" calcext:value-type="string">
            <text:p><text:a xlink:href="https://www.eweek.com/security/fake-google-ssl-certificate-emerges-with-ability-to-hijack-user-accounts/" xlink:type="simple">https://www.eweek.com/security/fake-google-ssl-certificate-emerges-with-ability-to-hijack-user-accounts/</text:a></text:p>
          </table:table-cell>
        </table:table-row>
        <table:table-row table:style-name="ro4" table:number-rows-repeated="4">
          <table:table-cell table:number-columns-repeated="8"/>
        </table:table-row>
        <table:table-row table:style-name="ro4">
          <table:table-cell table:number-columns-repeated="2"/>
          <table:table-cell office:value-type="string" calcext:value-type="string">
            <text:p><text:s/></text:p>
          </table:table-cell>
          <table:table-cell table:number-columns-repeated="5"/>
        </table:table-row>
        <table:table-row table:style-name="ro4" table:number-rows-repeated="1048561">
          <table:table-cell table:number-columns-repeated="8"/>
        </table:table-row>
        <table:table-row table:style-name="ro4">
          <table:table-cell table:number-columns-repeated="8"/>
        </table:table-row>
      </table:table>
      <table:table table:name="Phishing-SortedUnique" table:style-name="ta1">
        <table:table-column table:style-name="co2" table:default-cell-style-name="ce37"/>
        <table:table-row table:style-name="ro4">
          <table:table-cell table:style-name="ce45" office:value-type="string" calcext:value-type="string">
            <text:p>ID</text:p>
          </table:table-cell>
        </table:table-row>
        <table:table-row table:style-name="ro4">
          <table:table-cell office:value-type="string" calcext:value-type="string">
            <text:p><text:a xlink:href="https://attack.mitre.org/groups/G0001" xlink:type="simple">G0001 </text:a> </text:p>
          </table:table-cell>
        </table:table-row>
        <table:table-row table:style-name="ro4">
          <table:table-cell office:value-type="string" calcext:value-type="string">
            <text:p><text:a xlink:href="https://attack.mitre.org/groups/G0005" xlink:type="simple">G0005 </text:a> </text:p>
          </table:table-cell>
        </table:table-row>
        <table:table-row table:style-name="ro4">
          <table:table-cell office:value-type="string" calcext:value-type="string">
            <text:p><text:a xlink:href="https://attack.mitre.org/groups/G0006" xlink:type="simple">G0006 </text:a> </text:p>
          </table:table-cell>
        </table:table-row>
        <table:table-row table:style-name="ro4">
          <table:table-cell office:value-type="string" calcext:value-type="string">
            <text:p><text:a xlink:href="https://attack.mitre.org/groups/G0007" xlink:type="simple">G0007 </text:a> </text:p>
          </table:table-cell>
        </table:table-row>
        <table:table-row table:style-name="ro4">
          <table:table-cell office:value-type="string" calcext:value-type="string">
            <text:p><text:a xlink:href="https://attack.mitre.org/groups/G0010" xlink:type="simple">G0010 </text:a> </text:p>
          </table:table-cell>
        </table:table-row>
        <table:table-row table:style-name="ro4">
          <table:table-cell office:value-type="string" calcext:value-type="string">
            <text:p><text:a xlink:href="https://attack.mitre.org/groups/G0012" xlink:type="simple">G0012 </text:a> </text:p>
          </table:table-cell>
        </table:table-row>
        <table:table-row table:style-name="ro4">
          <table:table-cell office:value-type="string" calcext:value-type="string">
            <text:p><text:a xlink:href="https://attack.mitre.org/groups/G0013" xlink:type="simple">G0013 </text:a> </text:p>
          </table:table-cell>
        </table:table-row>
        <table:table-row table:style-name="ro4">
          <table:table-cell office:value-type="string" calcext:value-type="string">
            <text:p><text:a xlink:href="https://attack.mitre.org/groups/G0014" xlink:type="simple">G0014 </text:a> </text:p>
          </table:table-cell>
        </table:table-row>
        <table:table-row table:style-name="ro4">
          <table:table-cell office:value-type="string" calcext:value-type="string">
            <text:p><text:a xlink:href="https://attack.mitre.org/groups/G0016" xlink:type="simple">G0016 </text:a> </text:p>
          </table:table-cell>
        </table:table-row>
        <table:table-row table:style-name="ro4">
          <table:table-cell office:value-type="string" calcext:value-type="string">
            <text:p><text:a xlink:href="https://attack.mitre.org/groups/G0018" xlink:type="simple">G0018 </text:a> </text:p>
          </table:table-cell>
        </table:table-row>
        <table:table-row table:style-name="ro4">
          <table:table-cell office:value-type="string" calcext:value-type="string">
            <text:p><text:a xlink:href="https://attack.mitre.org/groups/G0019" xlink:type="simple">G0019 </text:a> </text:p>
          </table:table-cell>
        </table:table-row>
        <table:table-row table:style-name="ro4">
          <table:table-cell office:value-type="string" calcext:value-type="string">
            <text:p><text:a xlink:href="https://attack.mitre.org/groups/G0021" xlink:type="simple">G0021 </text:a> </text:p>
          </table:table-cell>
        </table:table-row>
        <table:table-row table:style-name="ro4">
          <table:table-cell office:value-type="string" calcext:value-type="string">
            <text:p><text:a xlink:href="https://attack.mitre.org/groups/G0022" xlink:type="simple">G0022 </text:a> </text:p>
          </table:table-cell>
        </table:table-row>
        <table:table-row table:style-name="ro4">
          <table:table-cell office:value-type="string" calcext:value-type="string">
            <text:p><text:a xlink:href="https://attack.mitre.org/groups/G0027" xlink:type="simple">G0027 </text:a> </text:p>
          </table:table-cell>
        </table:table-row>
        <table:table-row table:style-name="ro4">
          <table:table-cell office:value-type="string" calcext:value-type="string">
            <text:p><text:a xlink:href="https://attack.mitre.org/groups/G0032" xlink:type="simple">G0032 </text:a> </text:p>
          </table:table-cell>
        </table:table-row>
        <table:table-row table:style-name="ro4">
          <table:table-cell office:value-type="string" calcext:value-type="string">
            <text:p><text:a xlink:href="https://attack.mitre.org/groups/G0034" xlink:type="simple">G0034 </text:a> </text:p>
          </table:table-cell>
        </table:table-row>
        <table:table-row table:style-name="ro4">
          <table:table-cell office:value-type="string" calcext:value-type="string">
            <text:p><text:a xlink:href="https://attack.mitre.org/groups/G0035" xlink:type="simple">G0035 </text:a> </text:p>
          </table:table-cell>
        </table:table-row>
        <table:table-row table:style-name="ro4">
          <table:table-cell office:value-type="string" calcext:value-type="string">
            <text:p><text:a xlink:href="https://attack.mitre.org/groups/G0037" xlink:type="simple">G0037 </text:a> </text:p>
          </table:table-cell>
        </table:table-row>
        <table:table-row table:style-name="ro4">
          <table:table-cell office:value-type="string" calcext:value-type="string">
            <text:p><text:a xlink:href="https://attack.mitre.org/groups/G0040" xlink:type="simple">G0040 </text:a> </text:p>
          </table:table-cell>
        </table:table-row>
        <table:table-row table:style-name="ro4">
          <table:table-cell office:value-type="string" calcext:value-type="string">
            <text:p><text:a xlink:href="https://attack.mitre.org/groups/G0045" xlink:type="simple">G0045 </text:a> </text:p>
          </table:table-cell>
        </table:table-row>
        <table:table-row table:style-name="ro4">
          <table:table-cell office:value-type="string" calcext:value-type="string">
            <text:p><text:a xlink:href="https://attack.mitre.org/groups/G0046" xlink:type="simple">G0046 </text:a> </text:p>
          </table:table-cell>
        </table:table-row>
        <table:table-row table:style-name="ro4">
          <table:table-cell office:value-type="string" calcext:value-type="string">
            <text:p><text:a xlink:href="https://attack.mitre.org/groups/G0047" xlink:type="simple">G0047 </text:a> </text:p>
          </table:table-cell>
        </table:table-row>
        <table:table-row table:style-name="ro4">
          <table:table-cell office:value-type="string" calcext:value-type="string">
            <text:p><text:a xlink:href="https://attack.mitre.org/groups/G0048" xlink:type="simple">G0048 </text:a> </text:p>
          </table:table-cell>
        </table:table-row>
        <table:table-row table:style-name="ro4">
          <table:table-cell office:value-type="string" calcext:value-type="string">
            <text:p><text:a xlink:href="https://attack.mitre.org/groups/G0049" xlink:type="simple">G0049 </text:a> </text:p>
          </table:table-cell>
        </table:table-row>
        <table:table-row table:style-name="ro4">
          <table:table-cell office:value-type="string" calcext:value-type="string">
            <text:p><text:a xlink:href="https://attack.mitre.org/groups/G0050" xlink:type="simple">G0050 </text:a> </text:p>
          </table:table-cell>
        </table:table-row>
        <table:table-row table:style-name="ro4">
          <table:table-cell office:value-type="string" calcext:value-type="string">
            <text:p><text:a xlink:href="https://attack.mitre.org/groups/G0059" xlink:type="simple">G0059 </text:a> </text:p>
          </table:table-cell>
        </table:table-row>
        <table:table-row table:style-name="ro4">
          <table:table-cell office:value-type="string" calcext:value-type="string">
            <text:p><text:a xlink:href="https://attack.mitre.org/groups/G0060" xlink:type="simple">G0060 </text:a> </text:p>
          </table:table-cell>
        </table:table-row>
        <table:table-row table:style-name="ro4">
          <table:table-cell office:value-type="string" calcext:value-type="string">
            <text:p><text:a xlink:href="https://attack.mitre.org/groups/G0061" xlink:type="simple">G0061 </text:a> </text:p>
          </table:table-cell>
        </table:table-row>
        <table:table-row table:style-name="ro4">
          <table:table-cell office:value-type="string" calcext:value-type="string">
            <text:p><text:a xlink:href="https://attack.mitre.org/groups/G0062" xlink:type="simple">G0062 </text:a> </text:p>
          </table:table-cell>
        </table:table-row>
        <table:table-row table:style-name="ro4">
          <table:table-cell office:value-type="string" calcext:value-type="string">
            <text:p><text:a xlink:href="https://attack.mitre.org/groups/G0064" xlink:type="simple">G0064 </text:a> </text:p>
          </table:table-cell>
        </table:table-row>
        <table:table-row table:style-name="ro4">
          <table:table-cell office:value-type="string" calcext:value-type="string">
            <text:p><text:a xlink:href="https://attack.mitre.org/groups/G0065" xlink:type="simple">G0065 </text:a> </text:p>
          </table:table-cell>
        </table:table-row>
        <table:table-row table:style-name="ro4">
          <table:table-cell office:value-type="string" calcext:value-type="string">
            <text:p><text:a xlink:href="https://attack.mitre.org/groups/G0066" xlink:type="simple">G0066 </text:a> </text:p>
          </table:table-cell>
        </table:table-row>
        <table:table-row table:style-name="ro4">
          <table:table-cell office:value-type="string" calcext:value-type="string">
            <text:p><text:a xlink:href="https://attack.mitre.org/groups/G0067" xlink:type="simple">G0067 </text:a> </text:p>
          </table:table-cell>
        </table:table-row>
        <table:table-row table:style-name="ro4">
          <table:table-cell office:value-type="string" calcext:value-type="string">
            <text:p><text:a xlink:href="https://attack.mitre.org/groups/G0068" xlink:type="simple">G0068 </text:a> </text:p>
          </table:table-cell>
        </table:table-row>
        <table:table-row table:style-name="ro4">
          <table:table-cell office:value-type="string" calcext:value-type="string">
            <text:p><text:a xlink:href="https://attack.mitre.org/groups/G0069" xlink:type="simple">G0069 </text:a> </text:p>
          </table:table-cell>
        </table:table-row>
        <table:table-row table:style-name="ro4">
          <table:table-cell office:value-type="string" calcext:value-type="string">
            <text:p><text:a xlink:href="https://attack.mitre.org/groups/G0070" xlink:type="simple">G0070 </text:a> </text:p>
          </table:table-cell>
        </table:table-row>
        <table:table-row table:style-name="ro4">
          <table:table-cell office:value-type="string" calcext:value-type="string">
            <text:p><text:a xlink:href="https://attack.mitre.org/groups/G0073" xlink:type="simple">G0073 </text:a> </text:p>
          </table:table-cell>
        </table:table-row>
        <table:table-row table:style-name="ro4">
          <table:table-cell office:value-type="string" calcext:value-type="string">
            <text:p><text:a xlink:href="https://attack.mitre.org/groups/G0075" xlink:type="simple">G0075 </text:a> </text:p>
          </table:table-cell>
        </table:table-row>
        <table:table-row table:style-name="ro4">
          <table:table-cell office:value-type="string" calcext:value-type="string">
            <text:p><text:a xlink:href="https://attack.mitre.org/groups/G0078" xlink:type="simple">G0078 </text:a> </text:p>
          </table:table-cell>
        </table:table-row>
        <table:table-row table:style-name="ro4">
          <table:table-cell office:value-type="string" calcext:value-type="string">
            <text:p><text:a xlink:href="https://attack.mitre.org/groups/G0079" xlink:type="simple">G0079 </text:a> </text:p>
          </table:table-cell>
        </table:table-row>
        <table:table-row table:style-name="ro4">
          <table:table-cell office:value-type="string" calcext:value-type="string">
            <text:p><text:a xlink:href="https://attack.mitre.org/groups/G0080" xlink:type="simple">G0080 </text:a> </text:p>
          </table:table-cell>
        </table:table-row>
        <table:table-row table:style-name="ro4">
          <table:table-cell office:value-type="string" calcext:value-type="string">
            <text:p><text:a xlink:href="https://attack.mitre.org/groups/G0081" xlink:type="simple">G0081 </text:a> </text:p>
          </table:table-cell>
        </table:table-row>
        <table:table-row table:style-name="ro4">
          <table:table-cell office:value-type="string" calcext:value-type="string">
            <text:p><text:a xlink:href="https://attack.mitre.org/groups/G0082" xlink:type="simple">G0082 </text:a> </text:p>
          </table:table-cell>
        </table:table-row>
        <table:table-row table:style-name="ro4">
          <table:table-cell office:value-type="string" calcext:value-type="string">
            <text:p><text:a xlink:href="https://attack.mitre.org/groups/G0084" xlink:type="simple">G0084 </text:a> </text:p>
          </table:table-cell>
        </table:table-row>
        <table:table-row table:style-name="ro4">
          <table:table-cell office:value-type="string" calcext:value-type="string">
            <text:p><text:a xlink:href="https://attack.mitre.org/groups/G0085" xlink:type="simple">G0085 </text:a> </text:p>
          </table:table-cell>
        </table:table-row>
        <table:table-row table:style-name="ro4">
          <table:table-cell office:value-type="string" calcext:value-type="string">
            <text:p><text:a xlink:href="https://attack.mitre.org/groups/G0087" xlink:type="simple">G0087 </text:a> </text:p>
          </table:table-cell>
        </table:table-row>
        <table:table-row table:style-name="ro4">
          <table:table-cell office:value-type="string" calcext:value-type="string">
            <text:p><text:a xlink:href="https://attack.mitre.org/groups/G0089" xlink:type="simple">G0089 </text:a> </text:p>
          </table:table-cell>
        </table:table-row>
        <table:table-row table:style-name="ro4">
          <table:table-cell office:value-type="string" calcext:value-type="string">
            <text:p><text:a xlink:href="https://attack.mitre.org/groups/G0090" xlink:type="simple">G0090 </text:a> </text:p>
          </table:table-cell>
        </table:table-row>
        <table:table-row table:style-name="ro4">
          <table:table-cell office:value-type="string" calcext:value-type="string">
            <text:p><text:a xlink:href="https://attack.mitre.org/groups/G0091" xlink:type="simple">G0091 </text:a> </text:p>
          </table:table-cell>
        </table:table-row>
        <table:table-row table:style-name="ro4">
          <table:table-cell office:value-type="string" calcext:value-type="string">
            <text:p><text:a xlink:href="https://attack.mitre.org/groups/G0092" xlink:type="simple">G0092 </text:a> </text:p>
          </table:table-cell>
        </table:table-row>
        <table:table-row table:style-name="ro4">
          <table:table-cell office:value-type="string" calcext:value-type="string">
            <text:p><text:a xlink:href="https://attack.mitre.org/groups/G0094" xlink:type="simple">G0094 </text:a> </text:p>
          </table:table-cell>
        </table:table-row>
        <table:table-row table:style-name="ro4">
          <table:table-cell office:value-type="string" calcext:value-type="string">
            <text:p><text:a xlink:href="https://attack.mitre.org/groups/G0095" xlink:type="simple">G0095 </text:a> </text:p>
          </table:table-cell>
        </table:table-row>
        <table:table-row table:style-name="ro4">
          <table:table-cell office:value-type="string" calcext:value-type="string">
            <text:p><text:a xlink:href="https://attack.mitre.org/groups/G0096" xlink:type="simple">G0096 </text:a> </text:p>
          </table:table-cell>
        </table:table-row>
        <table:table-row table:style-name="ro4">
          <table:table-cell office:value-type="string" calcext:value-type="string">
            <text:p><text:a xlink:href="https://attack.mitre.org/groups/G0098" xlink:type="simple">G0098 </text:a> </text:p>
          </table:table-cell>
        </table:table-row>
        <table:table-row table:style-name="ro4">
          <table:table-cell office:value-type="string" calcext:value-type="string">
            <text:p><text:a xlink:href="https://attack.mitre.org/groups/G0099" xlink:type="simple">G0099 </text:a> </text:p>
          </table:table-cell>
        </table:table-row>
        <table:table-row table:style-name="ro4">
          <table:table-cell office:value-type="string" calcext:value-type="string">
            <text:p><text:a xlink:href="https://attack.mitre.org/groups/G0100" xlink:type="simple">G0100 </text:a> </text:p>
          </table:table-cell>
        </table:table-row>
        <table:table-row table:style-name="ro4">
          <table:table-cell office:value-type="string" calcext:value-type="string">
            <text:p><text:a xlink:href="https://attack.mitre.org/groups/G0101" xlink:type="simple">G0101 </text:a> </text:p>
          </table:table-cell>
        </table:table-row>
        <table:table-row table:style-name="ro4">
          <table:table-cell office:value-type="string" calcext:value-type="string">
            <text:p><text:a xlink:href="https://attack.mitre.org/groups/G0102" xlink:type="simple">G0102 </text:a> </text:p>
          </table:table-cell>
        </table:table-row>
        <table:table-row table:style-name="ro4">
          <table:table-cell office:value-type="string" calcext:value-type="string">
            <text:p><text:a xlink:href="https://attack.mitre.org/groups/G0103" xlink:type="simple">G0103 </text:a> </text:p>
          </table:table-cell>
        </table:table-row>
        <table:table-row table:style-name="ro4">
          <table:table-cell office:value-type="string" calcext:value-type="string">
            <text:p><text:a xlink:href="https://attack.mitre.org/groups/G0104" xlink:type="simple">G0104 </text:a> </text:p>
          </table:table-cell>
        </table:table-row>
        <table:table-row table:style-name="ro4">
          <table:table-cell office:value-type="string" calcext:value-type="string">
            <text:p><text:a xlink:href="https://attack.mitre.org/groups/G0112" xlink:type="simple">G0112 </text:a> </text:p>
          </table:table-cell>
        </table:table-row>
        <table:table-row table:style-name="ro4">
          <table:table-cell office:value-type="string" calcext:value-type="string">
            <text:p><text:a xlink:href="https://attack.mitre.org/groups/G0115" xlink:type="simple">G0115 </text:a> </text:p>
          </table:table-cell>
        </table:table-row>
        <table:table-row table:style-name="ro4">
          <table:table-cell office:value-type="string" calcext:value-type="string">
            <text:p><text:a xlink:href="https://attack.mitre.org/groups/G0120" xlink:type="simple">G0120 </text:a> </text:p>
          </table:table-cell>
        </table:table-row>
        <table:table-row table:style-name="ro4">
          <table:table-cell office:value-type="string" calcext:value-type="string">
            <text:p><text:a xlink:href="https://attack.mitre.org/groups/G0121" xlink:type="simple">G0121 </text:a> </text:p>
          </table:table-cell>
        </table:table-row>
        <table:table-row table:style-name="ro4">
          <table:table-cell office:value-type="string" calcext:value-type="string">
            <text:p><text:a xlink:href="https://attack.mitre.org/groups/G0122" xlink:type="simple">G0122 </text:a> </text:p>
          </table:table-cell>
        </table:table-row>
        <table:table-row table:style-name="ro4">
          <table:table-cell office:value-type="string" calcext:value-type="string">
            <text:p><text:a xlink:href="https://attack.mitre.org/groups/G0126" xlink:type="simple">G0126 </text:a> </text:p>
          </table:table-cell>
        </table:table-row>
        <table:table-row table:style-name="ro4">
          <table:table-cell office:value-type="string" calcext:value-type="string">
            <text:p><text:a xlink:href="https://attack.mitre.org/groups/G0127" xlink:type="simple">G0127 </text:a> </text:p>
          </table:table-cell>
        </table:table-row>
        <table:table-row table:style-name="ro4">
          <table:table-cell office:value-type="string" calcext:value-type="string">
            <text:p><text:a xlink:href="https://attack.mitre.org/groups/G0128" xlink:type="simple">G0128 </text:a> </text:p>
          </table:table-cell>
        </table:table-row>
        <table:table-row table:style-name="ro4">
          <table:table-cell office:value-type="string" calcext:value-type="string">
            <text:p><text:a xlink:href="https://attack.mitre.org/groups/G0129" xlink:type="simple">G0129 </text:a> </text:p>
          </table:table-cell>
        </table:table-row>
        <table:table-row table:style-name="ro4">
          <table:table-cell office:value-type="string" calcext:value-type="string">
            <text:p><text:a xlink:href="https://attack.mitre.org/groups/G0130" xlink:type="simple">G0130 </text:a> </text:p>
          </table:table-cell>
        </table:table-row>
        <table:table-row table:style-name="ro4">
          <table:table-cell office:value-type="string" calcext:value-type="string">
            <text:p><text:a xlink:href="https://attack.mitre.org/groups/G0131" xlink:type="simple">G0131 </text:a> </text:p>
          </table:table-cell>
        </table:table-row>
        <table:table-row table:style-name="ro4">
          <table:table-cell office:value-type="string" calcext:value-type="string">
            <text:p><text:a xlink:href="https://attack.mitre.org/groups/G0133" xlink:type="simple">G0133 </text:a> </text:p>
          </table:table-cell>
        </table:table-row>
        <table:table-row table:style-name="ro4">
          <table:table-cell office:value-type="string" calcext:value-type="string">
            <text:p><text:a xlink:href="https://attack.mitre.org/groups/G0134" xlink:type="simple">G0134 </text:a> </text:p>
          </table:table-cell>
        </table:table-row>
        <table:table-row table:style-name="ro4">
          <table:table-cell office:value-type="string" calcext:value-type="string">
            <text:p><text:a xlink:href="https://attack.mitre.org/groups/G0136" xlink:type="simple">G0136 </text:a> </text:p>
          </table:table-cell>
        </table:table-row>
        <table:table-row table:style-name="ro4">
          <table:table-cell office:value-type="string" calcext:value-type="string">
            <text:p><text:a xlink:href="https://attack.mitre.org/groups/G0137" xlink:type="simple">G0137 </text:a> </text:p>
          </table:table-cell>
        </table:table-row>
        <table:table-row table:style-name="ro4">
          <table:table-cell office:value-type="string" calcext:value-type="string">
            <text:p><text:a xlink:href="https://attack.mitre.org/groups/G0138" xlink:type="simple">G0138 </text:a> </text:p>
          </table:table-cell>
        </table:table-row>
        <table:table-row table:style-name="ro4">
          <table:table-cell office:value-type="string" calcext:value-type="string">
            <text:p><text:a xlink:href="https://attack.mitre.org/groups/G0140" xlink:type="simple">G0140 </text:a> </text:p>
          </table:table-cell>
        </table:table-row>
        <table:table-row table:style-name="ro4">
          <table:table-cell office:value-type="string" calcext:value-type="string">
            <text:p><text:a xlink:href="https://attack.mitre.org/groups/G0142" xlink:type="simple">G0142 </text:a> </text:p>
          </table:table-cell>
        </table:table-row>
        <table:table-row table:style-name="ro4">
          <table:table-cell office:value-type="string" calcext:value-type="string">
            <text:p><text:a xlink:href="https://attack.mitre.org/software/S0011" xlink:type="simple">S0011 </text:a> </text:p>
          </table:table-cell>
        </table:table-row>
        <table:table-row table:style-name="ro4">
          <table:table-cell office:value-type="string" calcext:value-type="string">
            <text:p><text:a xlink:href="https://attack.mitre.org/software/S0148" xlink:type="simple">S0148 </text:a> </text:p>
          </table:table-cell>
        </table:table-row>
        <table:table-row table:style-name="ro4">
          <table:table-cell office:value-type="string" calcext:value-type="string">
            <text:p><text:a xlink:href="https://attack.mitre.org/software/S0198" xlink:type="simple">S0198 </text:a> </text:p>
          </table:table-cell>
        </table:table-row>
        <table:table-row table:style-name="ro4">
          <table:table-cell office:value-type="string" calcext:value-type="string">
            <text:p><text:a xlink:href="https://attack.mitre.org/software/S0234" xlink:type="simple">S0234 </text:a> </text:p>
          </table:table-cell>
        </table:table-row>
        <table:table-row table:style-name="ro4">
          <table:table-cell office:value-type="string" calcext:value-type="string">
            <text:p><text:a xlink:href="https://attack.mitre.org/software/S0240" xlink:type="simple">S0240 </text:a> </text:p>
          </table:table-cell>
        </table:table-row>
        <table:table-row table:style-name="ro4">
          <table:table-cell office:value-type="string" calcext:value-type="string">
            <text:p><text:a xlink:href="https://attack.mitre.org/software/S0266" xlink:type="simple">S0266 </text:a> </text:p>
          </table:table-cell>
        </table:table-row>
        <table:table-row table:style-name="ro4">
          <table:table-cell office:value-type="string" calcext:value-type="string">
            <text:p><text:a xlink:href="https://attack.mitre.org/software/S0268" xlink:type="simple">S0268 </text:a> </text:p>
          </table:table-cell>
        </table:table-row>
        <table:table-row table:style-name="ro4">
          <table:table-cell office:value-type="string" calcext:value-type="string">
            <text:p><text:a xlink:href="https://attack.mitre.org/software/S0331" xlink:type="simple">S0331 </text:a> </text:p>
          </table:table-cell>
        </table:table-row>
        <table:table-row table:style-name="ro4">
          <table:table-cell office:value-type="string" calcext:value-type="string">
            <text:p><text:a xlink:href="https://attack.mitre.org/software/S0340" xlink:type="simple">S0340 </text:a> </text:p>
          </table:table-cell>
        </table:table-row>
        <table:table-row table:style-name="ro4">
          <table:table-cell office:value-type="string" calcext:value-type="string">
            <text:p><text:a xlink:href="https://attack.mitre.org/software/S0346" xlink:type="simple">S0346 </text:a> </text:p>
          </table:table-cell>
        </table:table-row>
        <table:table-row table:style-name="ro4">
          <table:table-cell office:value-type="string" calcext:value-type="string">
            <text:p><text:a xlink:href="https://attack.mitre.org/software/S0356" xlink:type="simple">S0356 </text:a> </text:p>
          </table:table-cell>
        </table:table-row>
        <table:table-row table:style-name="ro4">
          <table:table-cell office:value-type="string" calcext:value-type="string">
            <text:p><text:a xlink:href="https://attack.mitre.org/software/S0367" xlink:type="simple">S0367 </text:a> </text:p>
          </table:table-cell>
        </table:table-row>
        <table:table-row table:style-name="ro4">
          <table:table-cell office:value-type="string" calcext:value-type="string">
            <text:p><text:a xlink:href="https://attack.mitre.org/software/S0373" xlink:type="simple">S0373 </text:a> </text:p>
          </table:table-cell>
        </table:table-row>
        <table:table-row table:style-name="ro4">
          <table:table-cell office:value-type="string" calcext:value-type="string">
            <text:p><text:a xlink:href="https://attack.mitre.org/software/S0428" xlink:type="simple">S0428 </text:a> </text:p>
          </table:table-cell>
        </table:table-row>
        <table:table-row table:style-name="ro4">
          <table:table-cell office:value-type="string" calcext:value-type="string">
            <text:p><text:a xlink:href="https://attack.mitre.org/software/S0433" xlink:type="simple">S0433 </text:a> </text:p>
          </table:table-cell>
        </table:table-row>
        <table:table-row table:style-name="ro4">
          <table:table-cell office:value-type="string" calcext:value-type="string">
            <text:p><text:a xlink:href="https://attack.mitre.org/software/S0447" xlink:type="simple">S0447 </text:a> </text:p>
          </table:table-cell>
        </table:table-row>
        <table:table-row table:style-name="ro4">
          <table:table-cell office:value-type="string" calcext:value-type="string">
            <text:p><text:a xlink:href="https://attack.mitre.org/software/S0453" xlink:type="simple">S0453 </text:a> </text:p>
          </table:table-cell>
        </table:table-row>
        <table:table-row table:style-name="ro4">
          <table:table-cell office:value-type="string" calcext:value-type="string">
            <text:p><text:a xlink:href="https://attack.mitre.org/software/S0455" xlink:type="simple">S0455 </text:a> </text:p>
          </table:table-cell>
        </table:table-row>
        <table:table-row table:style-name="ro4">
          <table:table-cell office:value-type="string" calcext:value-type="string">
            <text:p><text:a xlink:href="https://attack.mitre.org/software/S0458" xlink:type="simple">S0458 </text:a> </text:p>
          </table:table-cell>
        </table:table-row>
        <table:table-row table:style-name="ro4">
          <table:table-cell office:value-type="string" calcext:value-type="string">
            <text:p><text:a xlink:href="https://attack.mitre.org/software/S0476" xlink:type="simple">S0476 </text:a> </text:p>
          </table:table-cell>
        </table:table-row>
        <table:table-row table:style-name="ro4">
          <table:table-cell office:value-type="string" calcext:value-type="string">
            <text:p><text:a xlink:href="https://attack.mitre.org/software/S0483" xlink:type="simple">S0483 </text:a> </text:p>
          </table:table-cell>
        </table:table-row>
        <table:table-row table:style-name="ro4">
          <table:table-cell office:value-type="string" calcext:value-type="string">
            <text:p><text:a xlink:href="https://attack.mitre.org/software/S0496" xlink:type="simple">S0496 </text:a> </text:p>
          </table:table-cell>
        </table:table-row>
        <table:table-row table:style-name="ro4">
          <table:table-cell office:value-type="string" calcext:value-type="string">
            <text:p><text:a xlink:href="https://attack.mitre.org/software/S0499" xlink:type="simple">S0499 </text:a> </text:p>
          </table:table-cell>
        </table:table-row>
        <table:table-row table:style-name="ro4">
          <table:table-cell office:value-type="string" calcext:value-type="string">
            <text:p><text:a xlink:href="https://attack.mitre.org/software/S0520" xlink:type="simple">S0520 </text:a> </text:p>
          </table:table-cell>
        </table:table-row>
        <table:table-row table:style-name="ro4">
          <table:table-cell office:value-type="string" calcext:value-type="string">
            <text:p><text:a xlink:href="https://attack.mitre.org/software/S0528" xlink:type="simple">S0528 </text:a> </text:p>
          </table:table-cell>
        </table:table-row>
        <table:table-row table:style-name="ro4">
          <table:table-cell office:value-type="string" calcext:value-type="string">
            <text:p><text:a xlink:href="https://attack.mitre.org/software/S0530" xlink:type="simple">S0530 </text:a> </text:p>
          </table:table-cell>
        </table:table-row>
        <table:table-row table:style-name="ro4">
          <table:table-cell office:value-type="string" calcext:value-type="string">
            <text:p><text:a xlink:href="https://attack.mitre.org/software/S0531" xlink:type="simple">S0531 </text:a> </text:p>
          </table:table-cell>
        </table:table-row>
        <table:table-row table:style-name="ro4">
          <table:table-cell office:value-type="string" calcext:value-type="string">
            <text:p><text:a xlink:href="https://attack.mitre.org/software/S0534" xlink:type="simple">S0534 </text:a> </text:p>
          </table:table-cell>
        </table:table-row>
        <table:table-row table:style-name="ro4">
          <table:table-cell office:value-type="string" calcext:value-type="string">
            <text:p><text:a xlink:href="https://attack.mitre.org/software/S0561" xlink:type="simple">S0561 </text:a> </text:p>
          </table:table-cell>
        </table:table-row>
        <table:table-row table:style-name="ro4">
          <table:table-cell office:value-type="string" calcext:value-type="string">
            <text:p><text:a xlink:href="https://attack.mitre.org/software/S0584" xlink:type="simple">S0584 </text:a> </text:p>
          </table:table-cell>
        </table:table-row>
        <table:table-row table:style-name="ro4">
          <table:table-cell office:value-type="string" calcext:value-type="string">
            <text:p><text:a xlink:href="https://attack.mitre.org/software/S0585" xlink:type="simple">S0585 </text:a> </text:p>
          </table:table-cell>
        </table:table-row>
        <table:table-row table:style-name="ro4">
          <table:table-cell office:value-type="string" calcext:value-type="string">
            <text:p><text:a xlink:href="https://attack.mitre.org/software/S0622" xlink:type="simple">S0622 </text:a> </text:p>
          </table:table-cell>
        </table:table-row>
        <table:table-row table:style-name="ro4">
          <table:table-cell office:value-type="string" calcext:value-type="string">
            <text:p><text:a xlink:href="https://attack.mitre.org/software/S0631" xlink:type="simple">S0631 </text:a> </text:p>
          </table:table-cell>
        </table:table-row>
        <table:table-row table:style-name="ro4">
          <table:table-cell office:value-type="string" calcext:value-type="string">
            <text:p><text:a xlink:href="https://attack.mitre.org/software/S0634" xlink:type="simple">S0634 </text:a> </text:p>
          </table:table-cell>
        </table:table-row>
        <table:table-row table:style-name="ro4">
          <table:table-cell office:value-type="string" calcext:value-type="string">
            <text:p><text:a xlink:href="https://attack.mitre.org/software/S0642" xlink:type="simple">S0642 </text:a> </text:p>
          </table:table-cell>
        </table:table-row>
        <table:table-row table:style-name="ro4">
          <table:table-cell office:value-type="string" calcext:value-type="string">
            <text:p><text:a xlink:href="https://attack.mitre.org/software/S0646" xlink:type="simple">S0646 </text:a> </text:p>
          </table:table-cell>
        </table:table-row>
        <table:table-row table:style-name="ro4">
          <table:table-cell office:value-type="string" calcext:value-type="string">
            <text:p><text:a xlink:href="https://attack.mitre.org/software/S0648" xlink:type="simple">S0648 </text:a> </text:p>
          </table:table-cell>
        </table:table-row>
        <table:table-row table:style-name="ro4">
          <table:table-cell office:value-type="string" calcext:value-type="string">
            <text:p><text:a xlink:href="https://attack.mitre.org/software/S0649" xlink:type="simple">S0649 </text:a> </text:p>
          </table:table-cell>
        </table:table-row>
        <table:table-row table:style-name="ro4">
          <table:table-cell office:value-type="string" calcext:value-type="string">
            <text:p><text:a xlink:href="https://attack.mitre.org/software/S0650" xlink:type="simple">S0650 </text:a> </text:p>
          </table:table-cell>
        </table:table-row>
        <table:table-row table:style-name="ro4">
          <table:table-cell office:value-type="string" calcext:value-type="string">
            <text:p><text:a xlink:href="https://attack.mitre.org/software/S0660" xlink:type="simple">S0660 </text:a> </text:p>
          </table:table-cell>
        </table:table-row>
        <table:table-row table:style-name="ro4">
          <table:table-cell office:value-type="string" calcext:value-type="string">
            <text:p><text:a xlink:href="https://attack.mitre.org/software/S0665" xlink:type="simple">S0665 </text:a> </text:p>
          </table:table-cell>
        </table:table-row>
        <table:table-row table:style-name="ro4">
          <table:table-cell office:value-type="string" calcext:value-type="string">
            <text:p><text:a xlink:href="https://attack.mitre.org/software/S0669" xlink:type="simple">S0669 </text:a> </text:p>
          </table:table-cell>
        </table:table-row>
        <table:table-row table:style-name="ro4">
          <table:table-cell office:value-type="string" calcext:value-type="string">
            <text:p><text:a xlink:href="https://attack.mitre.org/software/S0670" xlink:type="simple">S0670 </text:a> </text:p>
          </table:table-cell>
        </table:table-row>
        <table:table-row table:style-name="ro4">
          <table:table-cell office:value-type="string" calcext:value-type="string">
            <text:p><text:a xlink:href="https://attack.mitre.org/software/S0673" xlink:type="simple">S0673 </text:a> </text:p>
          </table:table-cell>
        </table:table-row>
        <table:table-row table:style-name="ro4">
          <table:table-cell office:value-type="string" calcext:value-type="string">
            <text:p><text:a xlink:href="https://attack.mitre.org/software/S0677" xlink:type="simple">S0677 </text:a> </text:p>
          </table:table-cell>
        </table:table-row>
        <table:table-row table:style-name="ro4">
          <table:table-cell office:value-type="string" calcext:value-type="string">
            <text:p><text:a xlink:href="https://attack.mitre.org/software/S0696" xlink:type="simple">S0696 </text:a> </text:p>
          </table:table-cell>
        </table:table-row>
        <table:table-row table:style-name="ro4">
          <table:table-cell table:style-name="Default" office:value-type="string" calcext:value-type="string">
            <text:p>Groups</text:p>
          </table:table-cell>
        </table:table-row>
        <table:table-row table:style-name="ro4">
          <table:table-cell table:style-name="Default" table:formula="of:=COUNTIF(#REF!;&quot;G*&quot;)" office:value-type="string" office:string-value="" calcext:value-type="error">
            <text:p>#REF!</text:p>
          </table:table-cell>
        </table:table-row>
      </table:table>
      <table:table table:name="Phishing" table:style-name="ta1">
        <table:table-column table:style-name="co16" table:default-cell-style-name="ce37"/>
        <table:table-column table:style-name="co17" table:default-cell-style-name="ce37"/>
        <table:table-column table:style-name="co18" table:default-cell-style-name="ce37"/>
        <table:table-column table:style-name="co18" table:number-columns-repeated="1021" table:default-cell-style-name="Default"/>
        <table:table-row table:style-name="ro4">
          <table:table-cell table:style-name="ce45" office:value-type="string" calcext:value-type="string">
            <text:p>ID</text:p>
          </table:table-cell>
          <table:table-cell table:style-name="ce45" office:value-type="string" calcext:value-type="string">
            <text:p>Name</text:p>
          </table:table-cell>
          <table:table-cell table:style-name="ce45" office:value-type="string" calcext:value-type="string">
            <text:p>Description</text:p>
          </table:table-cell>
          <table:table-cell table:number-columns-repeated="1021"/>
        </table:table-row>
        <table:table-row table:style-name="ro4">
          <table:table-cell office:value-type="string" calcext:value-type="string">
            <text:p><text:a xlink:href="https://attack.mitre.org/groups/G0001" xlink:type="simple">G0001 </text:a> </text:p>
          </table:table-cell>
          <table:table-cell office:value-type="string" calcext:value-type="string">
            <text:p><text:a xlink:href="https://attack.mitre.org/groups/G0001" xlink:type="simple">Axiom </text:a> </text:p>
          </table:table-cell>
          <table:table-cell office:value-type="string" calcext:value-type="string">
            <text:p><text:a xlink:href="https://attack.mitre.org/groups/G0001" xlink:type="simple">Axiom</text:a> has used spear phishing to initially compromise victims.<text:a xlink:href="http://blogs.cisco.com/security/talos/threat-spotlight-group-72" xlink:type="simple">[1]</text:a><text:a xlink:href="http://www.novetta.com/wp-content/uploads/2014/11/Executive_Summary-Final_1.pdf" xlink:type="simple">[2]</text:a></text:p>
          </table:table-cell>
          <table:table-cell table:number-columns-repeated="1021"/>
        </table:table-row>
        <table:table-row table:style-name="ro4">
          <table:table-cell office:value-type="string" calcext:value-type="string">
            <text:p><text:a xlink:href="https://attack.mitre.org/groups/G0115" xlink:type="simple">G0115 </text:a> </text:p>
          </table:table-cell>
          <table:table-cell office:value-type="string" calcext:value-type="string">
            <text:p><text:a xlink:href="https://attack.mitre.org/groups/G0115" xlink:type="simple">GOLD SOUTHFIELD </text:a> </text:p>
          </table:table-cell>
          <table:table-cell office:value-type="string" calcext:value-type="string">
            <text:p><text:a xlink:href="https://attack.mitre.org/groups/G0115" xlink:type="simple">GOLD SOUTHFIELD</text:a> has conducted malicious spam (malspam) campaigns to gain access to victim's machines.<text:a xlink:href="https://www.secureworks.com/research/revil-sodinokibi-ransomware" xlink:type="simple">[3]</text:a></text:p>
          </table:table-cell>
          <table:table-cell table:number-columns-repeated="1021"/>
        </table:table-row>
        <table:table-row table:style-name="ro4">
          <table:table-cell office:value-type="string" calcext:value-type="string">
            <text:p><text:a xlink:href="https://attack.mitre.org/groups/G0018" xlink:type="simple">G0018 </text:a> </text:p>
          </table:table-cell>
          <table:table-cell office:value-type="string" calcext:value-type="string">
            <text:p><text:a xlink:href="https://attack.mitre.org/groups/G0018" xlink:type="simple">admin@338 </text:a> </text:p>
          </table:table-cell>
          <table:table-cell office:value-type="string" calcext:value-type="string">
            <text:p><text:a xlink:href="https://attack.mitre.org/groups/G0018" xlink:type="simple">admin@338</text:a> has sent emails with malicious Microsoft Office documents attached.<text:a xlink:href="https://www.fireeye.com/blog/threat-research/2015/11/china-based-threat.html" xlink:type="simple">[1]</text:a></text:p>
          </table:table-cell>
          <table:table-cell table:number-columns-repeated="1021"/>
        </table:table-row>
        <table:table-row table:style-name="ro4">
          <table:table-cell office:value-type="string" calcext:value-type="string">
            <text:p><text:a xlink:href="https://attack.mitre.org/software/S0331" xlink:type="simple">S0331 </text:a> </text:p>
          </table:table-cell>
          <table:table-cell office:value-type="string" calcext:value-type="string">
            <text:p><text:a xlink:href="https://attack.mitre.org/software/S0331" xlink:type="simple">Agent Tesla </text:a> </text:p>
          </table:table-cell>
          <table:table-cell office:value-type="string" calcext:value-type="string">
            <text:p>The primary delivered mechaism for <text:a xlink:href="https://attack.mitre.org/software/S0331" xlink:type="simple">Agent Tesla</text:a> is through email phishing messages.<text:a xlink:href="https://labs.bitdefender.com/2020/04/oil-gas-spearphishing-campaigns-drop-agent-tesla-spyware-in-advance-of-historic-opec-deal/" xlink:type="simple">[2]</text:a> </text:p>
          </table:table-cell>
          <table:table-cell table:number-columns-repeated="1021"/>
        </table:table-row>
        <table:table-row table:style-name="ro4">
          <table:table-cell office:value-type="string" calcext:value-type="string">
            <text:p><text:a xlink:href="https://attack.mitre.org/groups/G0130" xlink:type="simple">G0130 </text:a> </text:p>
          </table:table-cell>
          <table:table-cell office:value-type="string" calcext:value-type="string">
            <text:p><text:a xlink:href="https://attack.mitre.org/groups/G0130" xlink:type="simple">Ajax Security Team </text:a> </text:p>
          </table:table-cell>
          <table:table-cell office:value-type="string" calcext:value-type="string">
            <text:p><text:a xlink:href="https://attack.mitre.org/groups/G0130" xlink:type="simple">Ajax Security Team</text:a> has used personalized spearphishing attachments.<text:a xlink:href="https://blog.checkpoint.com/wp-content/uploads/2015/11/rocket-kitten-report.pdf" xlink:type="simple">[3]</text:a></text:p>
          </table:table-cell>
          <table:table-cell table:number-columns-repeated="1021"/>
        </table:table-row>
        <table:table-row table:style-name="ro4">
          <table:table-cell office:value-type="string" calcext:value-type="string">
            <text:p><text:a xlink:href="https://attack.mitre.org/groups/G0138" xlink:type="simple">G0138 </text:a> </text:p>
          </table:table-cell>
          <table:table-cell office:value-type="string" calcext:value-type="string">
            <text:p><text:a xlink:href="https://attack.mitre.org/groups/G0138" xlink:type="simple">Andariel </text:a> </text:p>
          </table:table-cell>
          <table:table-cell office:value-type="string" calcext:value-type="string">
            <text:p><text:a xlink:href="https://attack.mitre.org/groups/G0138" xlink:type="simple">Andariel</text:a> has conducted spearphishing campaigns that included malicious Word or Excel attachments.<text:a xlink:href="http://download.ahnlab.com/global/brochure/%5BAnalysis%5DAndariel_Group.pdf" xlink:type="simple">[4]</text:a><text:a xlink:href="https://blog.malwarebytes.com/threat-intelligence/2021/04/lazarus-apt-conceals-malicious-code-within-bmp-file-to-drop-its-rat/" xlink:type="simple">[5]</text:a></text:p>
          </table:table-cell>
          <table:table-cell table:number-columns-repeated="1021"/>
        </table:table-row>
        <table:table-row table:style-name="ro4">
          <table:table-cell office:value-type="string" calcext:value-type="string">
            <text:p><text:a xlink:href="https://attack.mitre.org/software/S0622" xlink:type="simple">S0622 </text:a> </text:p>
          </table:table-cell>
          <table:table-cell office:value-type="string" calcext:value-type="string">
            <text:p><text:a xlink:href="https://attack.mitre.org/software/S0622" xlink:type="simple">AppleSeed </text:a> </text:p>
          </table:table-cell>
          <table:table-cell office:value-type="string" calcext:value-type="string">
            <text:p><text:a xlink:href="https://attack.mitre.org/software/S0622" xlink:type="simple">AppleSeed</text:a> has been distributed to victims through malicious e-mail attachments.<text:a xlink:href="https://blog.malwarebytes.com/threat-analysis/2021/06/kimsuky-apt-continues-to-target-south-korean-government-using-appleseed-backdoor/" xlink:type="simple">[6]</text:a></text:p>
          </table:table-cell>
          <table:table-cell table:number-columns-repeated="1021"/>
        </table:table-row>
        <table:table-row table:style-name="ro4">
          <table:table-cell office:value-type="string" calcext:value-type="string">
            <text:p><text:a xlink:href="https://attack.mitre.org/groups/G0099" xlink:type="simple">G0099 </text:a> </text:p>
          </table:table-cell>
          <table:table-cell office:value-type="string" calcext:value-type="string">
            <text:p><text:a xlink:href="https://attack.mitre.org/groups/G0099" xlink:type="simple">APT-C-36 </text:a> </text:p>
          </table:table-cell>
          <table:table-cell office:value-type="string" calcext:value-type="string">
            <text:p><text:a xlink:href="https://attack.mitre.org/groups/G0099" xlink:type="simple">APT-C-36</text:a> has used spearphishing emails with password protected RAR attachment to avoid being detected by the email gateway.<text:a xlink:href="https://web.archive.org/web/20190625182633if_/https://ti.360.net/blog/articles/apt-c-36-continuous-attacks-targeting-colombian-government-institutions-and-corporations-en/" xlink:type="simple">[7]</text:a> </text:p>
          </table:table-cell>
          <table:table-cell table:number-columns-repeated="1021"/>
        </table:table-row>
        <table:table-row table:style-name="ro4">
          <table:table-cell office:value-type="string" calcext:value-type="string">
            <text:p><text:a xlink:href="https://attack.mitre.org/groups/G0006" xlink:type="simple">G0006 </text:a> </text:p>
          </table:table-cell>
          <table:table-cell office:value-type="string" calcext:value-type="string">
            <text:p><text:a xlink:href="https://attack.mitre.org/groups/G0006" xlink:type="simple">APT1 </text:a> </text:p>
          </table:table-cell>
          <table:table-cell office:value-type="string" calcext:value-type="string">
            <text:p><text:a xlink:href="https://attack.mitre.org/groups/G0006" xlink:type="simple">APT1</text:a> has sent spearphishing emails containing malicious attachments.<text:a xlink:href="https://www.fireeye.com/content/dam/fireeye-www/services/pdfs/mandiant-apt1-report.pdf" xlink:type="simple">[8]</text:a></text:p>
          </table:table-cell>
          <table:table-cell table:number-columns-repeated="1021"/>
        </table:table-row>
        <table:table-row table:style-name="ro4">
          <table:table-cell office:value-type="string" calcext:value-type="string">
            <text:p><text:a xlink:href="https://attack.mitre.org/groups/G0005" xlink:type="simple">G0005 </text:a> </text:p>
          </table:table-cell>
          <table:table-cell office:value-type="string" calcext:value-type="string">
            <text:p><text:a xlink:href="https://attack.mitre.org/groups/G0005" xlink:type="simple">APT12 </text:a> </text:p>
          </table:table-cell>
          <table:table-cell office:value-type="string" calcext:value-type="string">
            <text:p><text:a xlink:href="https://attack.mitre.org/groups/G0005" xlink:type="simple">APT12</text:a> has sent emails with malicious Microsoft Office documents and PDFs attached.<text:a xlink:href="https://www.fireeye.com/blog/threat-research/2014/09/darwins-favorite-apt-group-2.html" xlink:type="simple">[9]</text:a><text:a xlink:href="https://www.trendmicro.de/cloud-content/us/pdfs/security-intelligence/white-papers/wp_ixeshe.pdf" xlink:type="simple">[10]</text:a></text:p>
          </table:table-cell>
          <table:table-cell table:number-columns-repeated="1021"/>
        </table:table-row>
        <table:table-row table:style-name="ro4">
          <table:table-cell office:value-type="string" calcext:value-type="string">
            <text:p><text:a xlink:href="https://attack.mitre.org/groups/G0073" xlink:type="simple">G0073 </text:a> </text:p>
          </table:table-cell>
          <table:table-cell office:value-type="string" calcext:value-type="string">
            <text:p><text:a xlink:href="https://attack.mitre.org/groups/G0073" xlink:type="simple">APT19 </text:a> </text:p>
          </table:table-cell>
          <table:table-cell office:value-type="string" calcext:value-type="string">
            <text:p><text:a xlink:href="https://attack.mitre.org/groups/G0073" xlink:type="simple">APT19</text:a> sent spearphishing emails with malicious attachments in RTF and XLSM formats to deliver initial exploits.<text:a xlink:href="https://www.fireeye.com/blog/threat-research/2017/06/phished-at-the-request-of-counsel.html" xlink:type="simple">[11]</text:a></text:p>
          </table:table-cell>
          <table:table-cell table:number-columns-repeated="1021"/>
        </table:table-row>
        <table:table-row table:style-name="ro4">
          <table:table-cell office:value-type="string" calcext:value-type="string">
            <text:p><text:a xlink:href="https://attack.mitre.org/groups/G0007" xlink:type="simple">G0007 </text:a> </text:p>
          </table:table-cell>
          <table:table-cell office:value-type="string" calcext:value-type="string">
            <text:p><text:a xlink:href="https://attack.mitre.org/groups/G0007" xlink:type="simple">APT28 </text:a> </text:p>
          </table:table-cell>
          <table:table-cell office:value-type="string" calcext:value-type="string">
            <text:p><text:a xlink:href="https://attack.mitre.org/groups/G0007" xlink:type="simple">APT28</text:a> sent spearphishing emails containing malicious Microsoft Office and RAR attachments.<text:a xlink:href="https://researchcenter.paloaltonetworks.com/2018/02/unit42-sofacy-attacks-multiple-government-entities/" xlink:type="simple">[12]</text:a><text:a xlink:href="https://researchcenter.paloaltonetworks.com/2018/03/unit42-sofacy-uses-dealerschoice-target-european-government-agency/" xlink:type="simple">[13]</text:a><text:a xlink:href="https://researchcenter.paloaltonetworks.com/2018/06/unit42-sofacy-groups-parallel-attacks/" xlink:type="simple">[14]</text:a><text:a xlink:href="https://www.justice.gov/file/1080281/download" xlink:type="simple">[15]</text:a><text:a xlink:href="https://securelist.com/a-slice-of-2017-sofacy-activity/83930/" xlink:type="simple">[16]</text:a><text:a xlink:href="https://www.accenture.com/t20181129T203820Z__w__/us-en/_acnmedia/PDF-90/Accenture-snakemackerel-delivers-zekapab-malware.pdf#zoom=50" xlink:type="simple">[17]</text:a><text:a xlink:href="https://www.trendmicro.com/en_us/research/20/l/pawn-storm-lack-of-sophistication-as-a-strategy.html" xlink:type="simple">[18]</text:a><text:a xlink:href="https://www.secureworks.com/research/iron-twilight-supports-active-measures" xlink:type="simple">[19]</text:a></text:p>
          </table:table-cell>
          <table:table-cell table:number-columns-repeated="1021"/>
        </table:table-row>
        <table:table-row table:style-name="ro4">
          <table:table-cell office:value-type="string" calcext:value-type="string">
            <text:p><text:a xlink:href="https://attack.mitre.org/groups/G0016" xlink:type="simple">G0016 </text:a> </text:p>
          </table:table-cell>
          <table:table-cell office:value-type="string" calcext:value-type="string">
            <text:p><text:a xlink:href="https://attack.mitre.org/groups/G0016" xlink:type="simple">APT29 </text:a> </text:p>
          </table:table-cell>
          <table:table-cell office:value-type="string" calcext:value-type="string">
            <text:p><text:a xlink:href="https://attack.mitre.org/groups/G0016" xlink:type="simple">APT29</text:a> has used spearphishing emails with an attachment to deliver files with exploits to initial victims.<text:a xlink:href="https://www.f-secure.com/documents/996508/1030745/dukes_whitepaper.pdf" xlink:type="simple">[20]</text:a><text:a xlink:href="https://www.fireeye.com/blog/threat-research/2018/11/not-so-cozy-an-uncomfortable-examination-of-a-suspected-apt29-phishing-campaign.html" xlink:type="simple">[21]</text:a><text:a xlink:href="https://www.welivesecurity.com/wp-content/uploads/2019/10/ESET_Operation_Ghost_Dukes.pdf" xlink:type="simple">[22]</text:a><text:a xlink:href="https://www.microsoft.com/security/blog/2021/05/27/new-sophisticated-email-based-attack-from-nobelium/" xlink:type="simple">[23]</text:a><text:a xlink:href="https://www.welivesecurity.com/wp-content/uploads/2022/02/eset_threat_report_t32021.pdf" xlink:type="simple">[24]</text:a><text:a xlink:href="http://www.secureworks.com/research/threat-profiles/iron-hemlock" xlink:type="simple">[25]</text:a></text:p>
          </table:table-cell>
          <table:table-cell table:number-columns-repeated="1021"/>
        </table:table-row>
        <table:table-row table:style-name="ro4">
          <table:table-cell office:value-type="string" calcext:value-type="string">
            <text:p><text:a xlink:href="https://attack.mitre.org/groups/G0013" xlink:type="simple">G0013 </text:a> </text:p>
          </table:table-cell>
          <table:table-cell office:value-type="string" calcext:value-type="string">
            <text:p><text:a xlink:href="https://attack.mitre.org/groups/G0013" xlink:type="simple">APT30 </text:a> </text:p>
          </table:table-cell>
          <table:table-cell office:value-type="string" calcext:value-type="string">
            <text:p><text:a xlink:href="https://attack.mitre.org/groups/G0013" xlink:type="simple">APT30</text:a> has used spearphishing emails with malicious DOC attachments.<text:a xlink:href="https://www2.fireeye.com/rs/fireye/images/rpt-apt30.pdf" xlink:type="simple">[26]</text:a></text:p>
          </table:table-cell>
          <table:table-cell table:number-columns-repeated="1021"/>
        </table:table-row>
        <table:table-row table:style-name="ro4">
          <table:table-cell office:value-type="string" calcext:value-type="string">
            <text:p><text:a xlink:href="https://attack.mitre.org/groups/G0050" xlink:type="simple">G0050 </text:a> </text:p>
          </table:table-cell>
          <table:table-cell office:value-type="string" calcext:value-type="string">
            <text:p><text:a xlink:href="https://attack.mitre.org/groups/G0050" xlink:type="simple">APT32 </text:a> </text:p>
          </table:table-cell>
          <table:table-cell office:value-type="string" calcext:value-type="string">
            <text:p><text:a xlink:href="https://attack.mitre.org/groups/G0050" xlink:type="simple">APT32</text:a> has sent spearphishing emails with a malicious executable disguised as a document or spreadsheet.<text:a xlink:href="https://www.welivesecurity.com/2018/03/13/oceanlotus-ships-new-backdoor/" xlink:type="simple">[27]</text:a><text:a xlink:href="https://www.cybereason.com/blog/operation-cobalt-kitty-apt" xlink:type="simple">[28]</text:a><text:a xlink:href="https://cdn2.hubspot.net/hubfs/3354902/Cybereason%20Labs%20Analysis%20Operation%20Cobalt%20Kitty.pdf" xlink:type="simple">[29]</text:a><text:a xlink:href="https://www.welivesecurity.com/2019/03/20/fake-or-fake-keeping-up-with-oceanlotus-decoys/" xlink:type="simple">[30]</text:a><text:a xlink:href="https://www.fireeye.com/blog/threat-research/2020/04/apt32-targeting-chinese-government-in-covid-19-related-espionage.html" xlink:type="simple">[31]</text:a><text:a xlink:href="https://www.amnestyusa.org/wp-content/uploads/2021/02/Click-and-Bait_Vietnamese-Human-Rights-Defenders-Targeted-with-Spyware-Attacks.pdf" xlink:type="simple">[32]</text:a></text:p>
          </table:table-cell>
          <table:table-cell table:number-columns-repeated="1021"/>
        </table:table-row>
        <table:table-row table:style-name="ro4">
          <table:table-cell office:value-type="string" calcext:value-type="string">
            <text:p><text:a xlink:href="https://attack.mitre.org/groups/G0064" xlink:type="simple">G0064 </text:a> </text:p>
          </table:table-cell>
          <table:table-cell office:value-type="string" calcext:value-type="string">
            <text:p><text:a xlink:href="https://attack.mitre.org/groups/G0064" xlink:type="simple">APT33 </text:a> </text:p>
          </table:table-cell>
          <table:table-cell office:value-type="string" calcext:value-type="string">
            <text:p><text:a xlink:href="https://attack.mitre.org/groups/G0064" xlink:type="simple">APT33</text:a> has sent spearphishing e-mails with archive attachments.<text:a xlink:href="https://www.microsoft.com/security/blog/2020/06/18/inside-microsoft-threat-protection-mapping-attack-chains-from-cloud-to-endpoint/" xlink:type="simple">[33]</text:a></text:p>
          </table:table-cell>
          <table:table-cell table:number-columns-repeated="1021"/>
        </table:table-row>
        <table:table-row table:style-name="ro4">
          <table:table-cell office:value-type="string" calcext:value-type="string">
            <text:p><text:a xlink:href="https://attack.mitre.org/groups/G0067" xlink:type="simple">G0067 </text:a> </text:p>
          </table:table-cell>
          <table:table-cell office:value-type="string" calcext:value-type="string">
            <text:p><text:a xlink:href="https://attack.mitre.org/groups/G0067" xlink:type="simple">APT37 </text:a> </text:p>
          </table:table-cell>
          <table:table-cell office:value-type="string" calcext:value-type="string">
            <text:p><text:a xlink:href="https://attack.mitre.org/groups/G0067" xlink:type="simple">APT37</text:a> delivers malware using spearphishing emails with malicious HWP attachments.<text:a xlink:href="https://www2.fireeye.com/rs/848-DID-242/images/rpt_APT37.pdf" xlink:type="simple">[34]</text:a><text:a xlink:href="https://blog.talosintelligence.com/2018/01/korea-in-crosshairs.html" xlink:type="simple">[35]</text:a><text:a xlink:href="https://securelist.com/scarcruft-continues-to-evolve-introduces-bluetooth-harvester/90729/" xlink:type="simple">[36]</text:a></text:p>
          </table:table-cell>
          <table:table-cell table:number-columns-repeated="1021"/>
        </table:table-row>
        <table:table-row table:style-name="ro4">
          <table:table-cell office:value-type="string" calcext:value-type="string">
            <text:p><text:a xlink:href="https://attack.mitre.org/groups/G0082" xlink:type="simple">G0082 </text:a> </text:p>
          </table:table-cell>
          <table:table-cell office:value-type="string" calcext:value-type="string">
            <text:p><text:a xlink:href="https://attack.mitre.org/groups/G0082" xlink:type="simple">APT38 </text:a> </text:p>
          </table:table-cell>
          <table:table-cell office:value-type="string" calcext:value-type="string">
            <text:p><text:a xlink:href="https://attack.mitre.org/groups/G0082" xlink:type="simple">APT38</text:a> has conducted spearphishing campaigns using malicious email attachments.<text:a xlink:href="https://us-cert.cisa.gov/ncas/alerts/aa20-239a" xlink:type="simple">[37]</text:a></text:p>
          </table:table-cell>
          <table:table-cell table:number-columns-repeated="1021"/>
        </table:table-row>
        <table:table-row table:style-name="ro4">
          <table:table-cell office:value-type="string" calcext:value-type="string">
            <text:p><text:a xlink:href="https://attack.mitre.org/groups/G0087" xlink:type="simple">G0087 </text:a> </text:p>
          </table:table-cell>
          <table:table-cell office:value-type="string" calcext:value-type="string">
            <text:p><text:a xlink:href="https://attack.mitre.org/groups/G0087" xlink:type="simple">APT39 </text:a> </text:p>
          </table:table-cell>
          <table:table-cell office:value-type="string" calcext:value-type="string">
            <text:p><text:a xlink:href="https://attack.mitre.org/groups/G0087" xlink:type="simple">APT39</text:a> leveraged spearphishing emails with malicious attachments to initially compromise victims.<text:a xlink:href="https://www.fireeye.com/blog/threat-research/2019/01/apt39-iranian-cyber-espionage-group-focused-on-personal-information.html" xlink:type="simple">[38]</text:a><text:a xlink:href="https://symantec-enterprise-blogs.security.com/blogs/threat-intelligence/chafer-latest-attacks-reveal-heightened-ambitions" xlink:type="simple">[39]</text:a><text:a xlink:href="https://www.iranwatch.org/sites/default/files/public-intelligence-alert.pdf" xlink:type="simple">[40]</text:a></text:p>
          </table:table-cell>
          <table:table-cell table:number-columns-repeated="1021"/>
        </table:table-row>
        <table:table-row table:style-name="ro4">
          <table:table-cell office:value-type="string" calcext:value-type="string">
            <text:p><text:a xlink:href="https://attack.mitre.org/groups/G0096" xlink:type="simple">G0096 </text:a> </text:p>
          </table:table-cell>
          <table:table-cell office:value-type="string" calcext:value-type="string">
            <text:p><text:a xlink:href="https://attack.mitre.org/groups/G0096" xlink:type="simple">APT41 </text:a> </text:p>
          </table:table-cell>
          <table:table-cell office:value-type="string" calcext:value-type="string">
            <text:p><text:a xlink:href="https://attack.mitre.org/groups/G0096" xlink:type="simple">APT41</text:a> sent spearphishing emails with attachments such as compiled HTML (.chm) files to initially compromise their victims.<text:a xlink:href="https://content.fireeye.com/apt-41/rpt-apt41" xlink:type="simple">[41]</text:a></text:p>
          </table:table-cell>
          <table:table-cell table:number-columns-repeated="1021"/>
        </table:table-row>
        <table:table-row table:style-name="ro4">
          <table:table-cell office:value-type="string" calcext:value-type="string">
            <text:p><text:a xlink:href="https://attack.mitre.org/software/S0642" xlink:type="simple">S0642 </text:a> </text:p>
          </table:table-cell>
          <table:table-cell office:value-type="string" calcext:value-type="string">
            <text:p><text:a xlink:href="https://attack.mitre.org/software/S0642" xlink:type="simple">BADFLICK </text:a> </text:p>
          </table:table-cell>
          <table:table-cell office:value-type="string" calcext:value-type="string">
            <text:p><text:a xlink:href="https://attack.mitre.org/software/S0642" xlink:type="simple">BADFLICK</text:a> has been distributed via spearphishing campaigns containing malicious Microsoft Word documents.<text:a xlink:href="https://www.accenture.com/us-en/blogs/cyber-defense/mudcarps-focus-on-submarine-technologies" xlink:type="simple">[42]</text:a></text:p>
          </table:table-cell>
          <table:table-cell table:number-columns-repeated="1021"/>
        </table:table-row>
        <table:table-row table:style-name="ro4">
          <table:table-cell office:value-type="string" calcext:value-type="string">
            <text:p><text:a xlink:href="https://attack.mitre.org/software/S0234" xlink:type="simple">S0234 </text:a> </text:p>
          </table:table-cell>
          <table:table-cell office:value-type="string" calcext:value-type="string">
            <text:p><text:a xlink:href="https://attack.mitre.org/software/S0234" xlink:type="simple">Bandook </text:a> </text:p>
          </table:table-cell>
          <table:table-cell office:value-type="string" calcext:value-type="string">
            <text:p><text:a xlink:href="https://attack.mitre.org/software/S0234" xlink:type="simple">Bandook</text:a> is delivered via a malicious Word document inside a zip file.<text:a xlink:href="https://research.checkpoint.com/2020/bandook-signed-delivered/" xlink:type="simple">[43]</text:a></text:p>
          </table:table-cell>
          <table:table-cell table:number-columns-repeated="1021"/>
        </table:table-row>
        <table:table-row table:style-name="ro4">
          <table:table-cell office:value-type="string" calcext:value-type="string">
            <text:p><text:a xlink:href="https://attack.mitre.org/software/S0268" xlink:type="simple">S0268 </text:a> </text:p>
          </table:table-cell>
          <table:table-cell office:value-type="string" calcext:value-type="string">
            <text:p><text:a xlink:href="https://attack.mitre.org/software/S0268" xlink:type="simple">Bisonal </text:a> </text:p>
          </table:table-cell>
          <table:table-cell office:value-type="string" calcext:value-type="string">
            <text:p><text:a xlink:href="https://attack.mitre.org/software/S0268" xlink:type="simple">Bisonal</text:a> has been delivered as malicious email attachments.<text:a xlink:href="https://blog.talosintelligence.com/2020/03/bisonal-10-years-of-play.html" xlink:type="simple">[44]</text:a> </text:p>
          </table:table-cell>
          <table:table-cell table:number-columns-repeated="1021"/>
        </table:table-row>
        <table:table-row table:style-name="ro4">
          <table:table-cell office:value-type="string" calcext:value-type="string">
            <text:p><text:a xlink:href="https://attack.mitre.org/groups/G0098" xlink:type="simple">G0098 </text:a> </text:p>
          </table:table-cell>
          <table:table-cell office:value-type="string" calcext:value-type="string">
            <text:p><text:a xlink:href="https://attack.mitre.org/groups/G0098" xlink:type="simple">BlackTech </text:a> </text:p>
          </table:table-cell>
          <table:table-cell office:value-type="string" calcext:value-type="string">
            <text:p><text:a xlink:href="https://attack.mitre.org/groups/G0098" xlink:type="simple">BlackTech</text:a> has used spearphishing e-mails with malicious password-protected archived files (ZIP or RAR) to deliver malware.<text:a xlink:href="https://blog.trendmicro.com/trendlabs-security-intelligence/following-trail-blacktech-cyber-espionage-campaigns/" xlink:type="simple">[45]</text:a><text:a xlink:href="https://insight-jp.nttsecurity.com/post/102hf3q/flagpro-the-new-malware-used-by-blacktech" xlink:type="simple">[46]</text:a></text:p>
          </table:table-cell>
          <table:table-cell table:number-columns-repeated="1021"/>
        </table:table-row>
        <table:table-row table:style-name="ro4">
          <table:table-cell office:value-type="string" calcext:value-type="string">
            <text:p><text:a xlink:href="https://attack.mitre.org/software/S0520" xlink:type="simple">S0520 </text:a> </text:p>
          </table:table-cell>
          <table:table-cell office:value-type="string" calcext:value-type="string">
            <text:p><text:a xlink:href="https://attack.mitre.org/software/S0520" xlink:type="simple">BLINDINGCAN </text:a> </text:p>
          </table:table-cell>
          <table:table-cell office:value-type="string" calcext:value-type="string">
            <text:p><text:a xlink:href="https://attack.mitre.org/software/S0520" xlink:type="simple">BLINDINGCAN</text:a> has been delivered by phishing emails containing malicious Microsoft Office documents.<text:a xlink:href="https://us-cert.cisa.gov/ncas/analysis-reports/ar20-232a" xlink:type="simple">[47]</text:a></text:p>
          </table:table-cell>
          <table:table-cell table:number-columns-repeated="1021"/>
        </table:table-row>
        <table:table-row table:style-name="ro4">
          <table:table-cell office:value-type="string" calcext:value-type="string">
            <text:p><text:a xlink:href="https://attack.mitre.org/groups/G0060" xlink:type="simple">G0060 </text:a> </text:p>
          </table:table-cell>
          <table:table-cell office:value-type="string" calcext:value-type="string">
            <text:p><text:a xlink:href="https://attack.mitre.org/groups/G0060" xlink:type="simple">BRONZE BUTLER </text:a> </text:p>
          </table:table-cell>
          <table:table-cell office:value-type="string" calcext:value-type="string">
            <text:p><text:a xlink:href="https://attack.mitre.org/groups/G0060" xlink:type="simple">BRONZE BUTLER</text:a> used spearphishing emails with malicious Microsoft Word attachments to infect victims.<text:a xlink:href="https://www.symantec.com/connect/blogs/tick-cyberespionage-group-zeros-japan" xlink:type="simple">[48]</text:a><text:a xlink:href="https://documents.trendmicro.com/assets/pdf/Operation-ENDTRADE-TICK-s-Multi-Stage-Backdoors-for-Attacking-Industries-and-Stealing-Classified-Data.pdf" xlink:type="simple">[49]</text:a></text:p>
          </table:table-cell>
          <table:table-cell table:number-columns-repeated="1021"/>
        </table:table-row>
        <table:table-row table:style-name="ro4">
          <table:table-cell office:value-type="string" calcext:value-type="string">
            <text:p><text:a xlink:href="https://attack.mitre.org/software/S0631" xlink:type="simple">S0631 </text:a> </text:p>
          </table:table-cell>
          <table:table-cell office:value-type="string" calcext:value-type="string">
            <text:p><text:a xlink:href="https://attack.mitre.org/software/S0631" xlink:type="simple">Chaes </text:a> </text:p>
          </table:table-cell>
          <table:table-cell office:value-type="string" calcext:value-type="string">
            <text:p><text:a xlink:href="https://attack.mitre.org/software/S0631" xlink:type="simple">Chaes</text:a> has been delivered by sending victims a phishing email containing a malicious .docx file.<text:a xlink:href="https://www.cybereason.com/hubfs/dam/collateral/reports/11-2020-Chaes-e-commerce-malware-research.pdf" xlink:type="simple">[50]</text:a></text:p>
          </table:table-cell>
          <table:table-cell table:number-columns-repeated="1021"/>
        </table:table-row>
        <table:table-row table:style-name="ro4">
          <table:table-cell office:value-type="string" calcext:value-type="string">
            <text:p><text:a xlink:href="https://attack.mitre.org/software/S0660" xlink:type="simple">S0660 </text:a> </text:p>
          </table:table-cell>
          <table:table-cell office:value-type="string" calcext:value-type="string">
            <text:p><text:a xlink:href="https://attack.mitre.org/software/S0660" xlink:type="simple">Clambling </text:a> </text:p>
          </table:table-cell>
          <table:table-cell office:value-type="string" calcext:value-type="string">
            <text:p><text:a xlink:href="https://attack.mitre.org/software/S0660" xlink:type="simple">Clambling</text:a> has been delivered to victim's machines through malicious e-mail attachments.<text:a xlink:href="https://documents.trendmicro.com/assets/white_papers/wp-uncovering-DRBcontrol.pdf" xlink:type="simple">[51]</text:a></text:p>
          </table:table-cell>
          <table:table-cell table:number-columns-repeated="1021"/>
        </table:table-row>
        <table:table-row table:style-name="ro10">
          <table:table-cell office:value-type="string" calcext:value-type="string">
            <text:p><text:a xlink:href="https://attack.mitre.org/groups/G0080" xlink:type="simple">G0080 </text:a> </text:p>
          </table:table-cell>
          <table:table-cell office:value-type="string" calcext:value-type="string">
            <text:p><text:a xlink:href="https://attack.mitre.org/groups/G0080" xlink:type="simple">Cobalt Group </text:a> </text:p>
          </table:table-cell>
          <table:table-cell office:value-type="string" calcext:value-type="string">
            <text:p><text:a xlink:href="https://attack.mitre.org/groups/G0080" xlink:type="simple">Cobalt Group</text:a> has sent spearphishing emails with various attachment types to corporate and personal email accounts of victim organizations. Attachment types have included .rtf, .doc, .xls, archives containing LNK files, and password protected archives containing .exe and .scr executables.<text:a xlink:href="https://blog.talosintelligence.com/2018/07/multiple-cobalt-personality-disorder.html" xlink:type="simple">[52]</text:a><text:a xlink:href="https://www.ptsecurity.com/upload/corporate/ww-en/analytics/Cobalt-2017-eng.pdf" xlink:type="simple">[53]</text:a><text:a xlink:href="https://www.ptsecurity.com/upload/corporate/ww-en/analytics/Cobalt-Snatch-eng.pdf" xlink:type="simple">[54]</text:a><text:a xlink:href="https://www.group-ib.com/blog/cobalt" xlink:type="simple">[55]</text:a><text:a xlink:href="https://www.proofpoint.com/us/threat-insight/post/microsoft-word-intruder-integrates-cve-2017-0199-utilized-cobalt-group-target" xlink:type="simple">[56]</text:a><text:a xlink:href="https://www.riskiq.com/blog/labs/cobalt-strike/" xlink:type="simple">[57]</text:a><text:a xlink:href="https://researchcenter.paloaltonetworks.com/2018/10/unit42-new-techniques-uncover-attribute-cobalt-gang-commodity-builders-infrastructure-revealed/" xlink:type="simple">[58]</text:a><text:a xlink:href="https://blog.trendmicro.com/trendlabs-security-intelligence/cobalt-spam-runs-use-macros-cve-2017-8759-exploit/" xlink:type="simple">[59]</text:a></text:p>
          </table:table-cell>
          <table:table-cell table:number-columns-repeated="1021"/>
        </table:table-row>
        <table:table-row table:style-name="ro12">
          <table:table-cell office:value-type="string" calcext:value-type="string">
            <text:p><text:a xlink:href="https://attack.mitre.org/groups/G0142" xlink:type="simple">G0142 </text:a> </text:p>
          </table:table-cell>
          <table:table-cell office:value-type="string" calcext:value-type="string">
            <text:p><text:a xlink:href="https://attack.mitre.org/groups/G0142" xlink:type="simple">Confucius </text:a> </text:p>
          </table:table-cell>
          <table:table-cell office:value-type="string" calcext:value-type="string">
            <text:p><text:a xlink:href="https://attack.mitre.org/groups/G0142" xlink:type="simple">Confucius</text:a> has crafted and sent victims malicious attachments to gain initial access.<text:a xlink:href="https://www.uptycs.com/blog/confucius-apt-deploys-warzone-rat" xlink:type="simple">[60]</text:a></text:p>
          </table:table-cell>
          <table:table-cell table:number-columns-repeated="1021"/>
        </table:table-row>
        <table:table-row table:style-name="ro12">
          <table:table-cell office:value-type="string" calcext:value-type="string">
            <text:p><text:a xlink:href="https://attack.mitre.org/groups/G0012" xlink:type="simple">G0012 </text:a> </text:p>
          </table:table-cell>
          <table:table-cell office:value-type="string" calcext:value-type="string">
            <text:p><text:a xlink:href="https://attack.mitre.org/groups/G0012" xlink:type="simple">Darkhotel </text:a> </text:p>
          </table:table-cell>
          <table:table-cell office:value-type="string" calcext:value-type="string">
            <text:p><text:a xlink:href="https://attack.mitre.org/groups/G0012" xlink:type="simple">Darkhotel</text:a> has sent spearphishing emails with malicious RAR and .LNK attachments.<text:a xlink:href="https://securelist.com/darkhotels-attacks-in-2015/71713/" xlink:type="simple">[61]</text:a><text:a xlink:href="https://www.microsoft.com/security/blog/2016/07/14/reverse-engineering-dubnium-stage-2-payload-analysis/" xlink:type="simple">[62]</text:a></text:p>
          </table:table-cell>
          <table:table-cell table:number-columns-repeated="1021"/>
        </table:table-row>
        <table:table-row table:style-name="ro10">
          <table:table-cell office:value-type="string" calcext:value-type="string">
            <text:p><text:a xlink:href="https://attack.mitre.org/groups/G0079" xlink:type="simple">G0079 </text:a> </text:p>
          </table:table-cell>
          <table:table-cell office:value-type="string" calcext:value-type="string">
            <text:p><text:a xlink:href="https://attack.mitre.org/groups/G0079" xlink:type="simple">DarkHydrus </text:a> </text:p>
          </table:table-cell>
          <table:table-cell office:value-type="string" calcext:value-type="string">
            <text:p><text:a xlink:href="https://attack.mitre.org/groups/G0079" xlink:type="simple">DarkHydrus</text:a> has sent spearphishing emails with password-protected RAR archives containing malicious Excel Web Query files (.iqy). The group has also sent spearphishing emails that contained malicious Microsoft Office documents that use the "attachedTemplate" technique to load a template from a remote server.<text:a xlink:href="https://researchcenter.paloaltonetworks.com/2018/07/unit42-new-threat-actor-group-darkhydrus-targets-middle-east-government/" xlink:type="simple">[63]</text:a><text:a xlink:href="https://researchcenter.paloaltonetworks.com/2018/08/unit42-darkhydrus-uses-phishery-harvest-credentials-middle-east/" xlink:type="simple">[64]</text:a><text:a xlink:href="https://pan-unit42.github.io/playbook_viewer/" xlink:type="simple">[65]</text:a></text:p>
          </table:table-cell>
          <table:table-cell table:number-columns-repeated="1021"/>
        </table:table-row>
        <table:table-row table:style-name="ro4">
          <table:table-cell office:value-type="string" calcext:value-type="string">
            <text:p><text:a xlink:href="https://attack.mitre.org/software/S0673" xlink:type="simple">S0673 </text:a> </text:p>
          </table:table-cell>
          <table:table-cell office:value-type="string" calcext:value-type="string">
            <text:p><text:a xlink:href="https://attack.mitre.org/software/S0673" xlink:type="simple">DarkWatchman </text:a> </text:p>
          </table:table-cell>
          <table:table-cell office:value-type="string" calcext:value-type="string">
            <text:p><text:a xlink:href="https://attack.mitre.org/software/S0673" xlink:type="simple">DarkWatchman</text:a> has been delivered via spearphishing emails that contain a malicious zip file.<text:a xlink:href="https://www.prevailion.com/darkwatchman-new-fileless-techniques/" xlink:type="simple">[66]</text:a></text:p>
          </table:table-cell>
          <table:table-cell table:number-columns-repeated="1021"/>
        </table:table-row>
        <table:table-row table:style-name="ro4">
          <table:table-cell office:value-type="string" calcext:value-type="string">
            <text:p><text:a xlink:href="https://attack.mitre.org/groups/G0035" xlink:type="simple">G0035 </text:a> </text:p>
          </table:table-cell>
          <table:table-cell office:value-type="string" calcext:value-type="string">
            <text:p><text:a xlink:href="https://attack.mitre.org/groups/G0035" xlink:type="simple">Dragonfly </text:a> </text:p>
          </table:table-cell>
          <table:table-cell office:value-type="string" calcext:value-type="string">
            <text:p><text:a xlink:href="https://attack.mitre.org/groups/G0035" xlink:type="simple">Dragonfly</text:a> has sent emails with malicious attachments to gain initial access.<text:a xlink:href="https://vblocalhost.com/uploads/VB2021-Slowik.pdf" xlink:type="simple">[67]</text:a></text:p>
          </table:table-cell>
          <table:table-cell table:number-columns-repeated="1021"/>
        </table:table-row>
        <table:table-row table:style-name="ro4">
          <table:table-cell office:value-type="string" calcext:value-type="string">
            <text:p><text:a xlink:href="https://attack.mitre.org/groups/G0066" xlink:type="simple">G0066 </text:a> </text:p>
          </table:table-cell>
          <table:table-cell office:value-type="string" calcext:value-type="string">
            <text:p><text:a xlink:href="https://attack.mitre.org/groups/G0066" xlink:type="simple">Elderwood </text:a> </text:p>
          </table:table-cell>
          <table:table-cell office:value-type="string" calcext:value-type="string">
            <text:p><text:a xlink:href="https://attack.mitre.org/groups/G0066" xlink:type="simple">Elderwood</text:a> has delivered zero-day exploits and malware to victims via targeted emails containing malicious attachments.<text:a xlink:href="https://web.archive.org/web/20190717233006/http://www.symantec.com/content/en/us/enterprise/media/security_response/whitepapers/the-elderwood-project.pdf" xlink:type="simple">[68]</text:a><text:a xlink:href="https://www.csmonitor.com/USA/2012/0914/Stealing-US-business-secrets-Experts-ID-two-huge-cyber-gangs-in-China" xlink:type="simple">[69]</text:a></text:p>
          </table:table-cell>
          <table:table-cell table:number-columns-repeated="1021"/>
        </table:table-row>
        <table:table-row table:style-name="ro4">
          <table:table-cell office:value-type="string" calcext:value-type="string">
            <text:p><text:a xlink:href="https://attack.mitre.org/software/S0367" xlink:type="simple">S0367 </text:a> </text:p>
          </table:table-cell>
          <table:table-cell office:value-type="string" calcext:value-type="string">
            <text:p><text:a xlink:href="https://attack.mitre.org/software/S0367" xlink:type="simple">Emotet </text:a> </text:p>
          </table:table-cell>
          <table:table-cell office:value-type="string" calcext:value-type="string">
            <text:p><text:a xlink:href="https://attack.mitre.org/software/S0367" xlink:type="simple">Emotet</text:a> has been delivered by phishing emails containing attachments. <text:a xlink:href="https://www.cisecurity.org/blog/emotet-changes-ttp-and-arrives-in-united-states/" xlink:type="simple">[70]</text:a><text:a xlink:href="https://support.malwarebytes.com/docs/DOC-2295" xlink:type="simple">[71]</text:a><text:a xlink:href="https://www.symantec.com/blogs/threat-intelligence/evolution-emotet-trojan-distributor" xlink:type="simple">[72]</text:a><text:a xlink:href="https://www.us-cert.gov/ncas/alerts/TA18-201A" xlink:type="simple">[73]</text:a><text:a xlink:href="https://blog.talosintelligence.com/2019/01/return-of-emotet.html" xlink:type="simple">[74]</text:a><text:a xlink:href="https://documents.trendmicro.com/assets/white_papers/ExploringEmotetsActivities_Final.pdf" xlink:type="simple">[75]</text:a><text:a xlink:href="https://www.picussecurity.com/blog/the-christmas-card-you-never-wanted-a-new-wave-of-emotet-is-back-to-wreak-havoc.html" xlink:type="simple">[76]</text:a><text:a xlink:href="https://www.carbonblack.com/2019/04/24/cb-tau-threat-intelligence-notification-emotet-utilizing-wmi-to-launch-powershell-encoded-code/" xlink:type="simple">[77]</text:a><text:a xlink:href="https://securityintelligence.com/new-banking-trojan-icedid-discovered-by-ibm-x-force-research/" xlink:type="simple">[78]</text:a></text:p>
          </table:table-cell>
          <table:table-cell table:number-columns-repeated="1021"/>
        </table:table-row>
        <table:table-row table:style-name="ro4">
          <table:table-cell office:value-type="string" calcext:value-type="string">
            <text:p><text:a xlink:href="https://attack.mitre.org/software/S0634" xlink:type="simple">S0634 </text:a> </text:p>
          </table:table-cell>
          <table:table-cell office:value-type="string" calcext:value-type="string">
            <text:p><text:a xlink:href="https://attack.mitre.org/software/S0634" xlink:type="simple">EnvyScout </text:a> </text:p>
          </table:table-cell>
          <table:table-cell office:value-type="string" calcext:value-type="string">
            <text:p><text:a xlink:href="https://attack.mitre.org/software/S0634" xlink:type="simple">EnvyScout</text:a> has been distributed via spearphishing as an email attachment.<text:a xlink:href="https://www.microsoft.com/security/blog/2021/05/28/breaking-down-nobeliums-latest-early-stage-toolset/" xlink:type="simple">[79]</text:a></text:p>
          </table:table-cell>
          <table:table-cell table:number-columns-repeated="1021"/>
        </table:table-row>
        <table:table-row table:style-name="ro4">
          <table:table-cell office:value-type="string" calcext:value-type="string">
            <text:p><text:a xlink:href="https://attack.mitre.org/groups/G0137" xlink:type="simple">G0137 </text:a> </text:p>
          </table:table-cell>
          <table:table-cell office:value-type="string" calcext:value-type="string">
            <text:p><text:a xlink:href="https://attack.mitre.org/groups/G0137" xlink:type="simple">Ferocious Kitten </text:a> </text:p>
          </table:table-cell>
          <table:table-cell office:value-type="string" calcext:value-type="string">
            <text:p><text:a xlink:href="https://attack.mitre.org/groups/G0137" xlink:type="simple">Ferocious Kitten</text:a> has conducted spearphishing campaigns containing malicious documents to lure victims to open the attachments.<text:a xlink:href="https://securelist.com/ferocious-kitten-6-years-of-covert-surveillance-in-iran/102806/" xlink:type="simple">[80]</text:a></text:p>
          </table:table-cell>
          <table:table-cell table:number-columns-repeated="1021"/>
        </table:table-row>
        <table:table-row table:style-name="ro8">
          <table:table-cell office:value-type="string" calcext:value-type="string">
            <text:p><text:a xlink:href="https://attack.mitre.org/groups/G0085" xlink:type="simple">G0085 </text:a> </text:p>
          </table:table-cell>
          <table:table-cell office:value-type="string" calcext:value-type="string">
            <text:p><text:a xlink:href="https://attack.mitre.org/groups/G0085" xlink:type="simple">FIN4 </text:a> </text:p>
          </table:table-cell>
          <table:table-cell office:value-type="string" calcext:value-type="string">
            <text:p><text:a xlink:href="https://attack.mitre.org/groups/G0085" xlink:type="simple">FIN4</text:a> has used spearphishing emails containing attachments (which are often stolen, legitimate documents sent from compromised accounts) with embedded malicious macros.<text:a xlink:href="https://www.fireeye.com/current-threats/threat-intelligence-reports/rpt-fin4.html" xlink:type="simple">[81]</text:a><text:a xlink:href="https://www2.fireeye.com/WBNR-14Q4NAMFIN4.html" xlink:type="simple">[82]</text:a></text:p>
          </table:table-cell>
          <table:table-cell table:number-columns-repeated="1021"/>
        </table:table-row>
        <table:table-row table:style-name="ro4">
          <table:table-cell office:value-type="string" calcext:value-type="string">
            <text:p><text:a xlink:href="https://attack.mitre.org/groups/G0037" xlink:type="simple">G0037 </text:a> </text:p>
          </table:table-cell>
          <table:table-cell office:value-type="string" calcext:value-type="string">
            <text:p><text:a xlink:href="https://attack.mitre.org/groups/G0037" xlink:type="simple">FIN6 </text:a> </text:p>
          </table:table-cell>
          <table:table-cell office:value-type="string" calcext:value-type="string">
            <text:p><text:a xlink:href="https://attack.mitre.org/groups/G0037" xlink:type="simple">FIN6</text:a> has targeted victims with e-mails containing malicious attachments.<text:a xlink:href="https://usa.visa.com/dam/VCOM/global/support-legal/documents/fin6-cybercrime-group-expands-threat-To-ecommerce-merchants.pdf" xlink:type="simple">[83]</text:a></text:p>
          </table:table-cell>
          <table:table-cell table:number-columns-repeated="1021"/>
        </table:table-row>
        <table:table-row table:style-name="ro4">
          <table:table-cell office:value-type="string" calcext:value-type="string">
            <text:p><text:a xlink:href="https://attack.mitre.org/groups/G0046" xlink:type="simple">G0046 </text:a> </text:p>
          </table:table-cell>
          <table:table-cell office:value-type="string" calcext:value-type="string">
            <text:p><text:a xlink:href="https://attack.mitre.org/groups/G0046" xlink:type="simple">FIN7 </text:a> </text:p>
          </table:table-cell>
          <table:table-cell office:value-type="string" calcext:value-type="string">
            <text:p><text:a xlink:href="https://attack.mitre.org/groups/G0046" xlink:type="simple">FIN7</text:a> sent spearphishing emails with either malicious Microsoft Documents or RTF files attached.<text:a xlink:href="https://www.fireeye.com/blog/threat-research/2017/04/fin7-phishing-lnk.html" xlink:type="simple">[84]</text:a><text:a xlink:href="https://www.justice.gov/opa/press-release/file/1084361/download" xlink:type="simple">[85]</text:a><text:a xlink:href="https://www.flashpoint-intel.com/blog/fin7-revisited-inside-astra-panel-and-sqlrat-malware/" xlink:type="simple">[86]</text:a><text:a xlink:href="https://www.esentire.com/security-advisories/notorious-cybercrime-gang-fin7-lands-malware-in-law-firm-using-fake-legal-complaint-against-jack-daniels-owner-brown-forman-inc" xlink:type="simple">[87]</text:a><text:a xlink:href="https://www.crowdstrike.com/blog/carbon-spider-embraces-big-game-hunting-part-1/" xlink:type="simple">[88]</text:a></text:p>
          </table:table-cell>
          <table:table-cell table:number-columns-repeated="1021"/>
        </table:table-row>
        <table:table-row table:style-name="ro4">
          <table:table-cell office:value-type="string" calcext:value-type="string">
            <text:p><text:a xlink:href="https://attack.mitre.org/groups/G0061" xlink:type="simple">G0061 </text:a> </text:p>
          </table:table-cell>
          <table:table-cell office:value-type="string" calcext:value-type="string">
            <text:p><text:a xlink:href="https://attack.mitre.org/groups/G0061" xlink:type="simple">FIN8 </text:a> </text:p>
          </table:table-cell>
          <table:table-cell office:value-type="string" calcext:value-type="string">
            <text:p><text:a xlink:href="https://attack.mitre.org/groups/G0061" xlink:type="simple">FIN8</text:a> has distributed targeted emails containing Word documents with embedded malicious macros.<text:a xlink:href="https://www.fireeye.com/blog/threat-research/2017/06/obfuscation-in-the-wild.html" xlink:type="simple">[89]</text:a><text:a xlink:href="https://www.fireeye.com/blog/threat-research/2016/05/windows-zero-day-payment-cards.html" xlink:type="simple">[90]</text:a><text:a xlink:href="https://www2.fireeye.com/WBNR-Know-Your-Enemy-UNC622-Spear-Phishing.html" xlink:type="simple">[91]</text:a></text:p>
          </table:table-cell>
          <table:table-cell table:number-columns-repeated="1021"/>
        </table:table-row>
        <table:table-row table:style-name="ro4">
          <table:table-cell office:value-type="string" calcext:value-type="string">
            <text:p><text:a xlink:href="https://attack.mitre.org/software/S0696" xlink:type="simple">S0696 </text:a> </text:p>
          </table:table-cell>
          <table:table-cell office:value-type="string" calcext:value-type="string">
            <text:p><text:a xlink:href="https://attack.mitre.org/software/S0696" xlink:type="simple">Flagpro </text:a> </text:p>
          </table:table-cell>
          <table:table-cell office:value-type="string" calcext:value-type="string">
            <text:p><text:a xlink:href="https://attack.mitre.org/software/S0696" xlink:type="simple">Flagpro</text:a> has been distributed via spearphishing as an email attachment.<text:a xlink:href="https://insight-jp.nttsecurity.com/post/102hf3q/flagpro-the-new-malware-used-by-blacktech" xlink:type="simple">[46]</text:a></text:p>
          </table:table-cell>
          <table:table-cell table:number-columns-repeated="1021"/>
        </table:table-row>
        <table:table-row table:style-name="ro4">
          <table:table-cell office:value-type="string" calcext:value-type="string">
            <text:p><text:a xlink:href="https://attack.mitre.org/groups/G0101" xlink:type="simple">G0101 </text:a> </text:p>
          </table:table-cell>
          <table:table-cell office:value-type="string" calcext:value-type="string">
            <text:p><text:a xlink:href="https://attack.mitre.org/groups/G0101" xlink:type="simple">Frankenstein </text:a> </text:p>
          </table:table-cell>
          <table:table-cell office:value-type="string" calcext:value-type="string">
            <text:p><text:a xlink:href="https://attack.mitre.org/groups/G0101" xlink:type="simple">Frankenstein</text:a> has used spearphishing emails to send trojanized Microsoft Word documents.<text:a xlink:href="https://blog.talosintelligence.com/2019/06/frankenstein-campaign.html" xlink:type="simple">[92]</text:a> </text:p>
          </table:table-cell>
          <table:table-cell table:number-columns-repeated="1021"/>
        </table:table-row>
        <table:table-row table:style-name="ro4">
          <table:table-cell office:value-type="string" calcext:value-type="string">
            <text:p><text:a xlink:href="https://attack.mitre.org/groups/G0084" xlink:type="simple">G0084 </text:a> </text:p>
          </table:table-cell>
          <table:table-cell office:value-type="string" calcext:value-type="string">
            <text:p><text:a xlink:href="https://attack.mitre.org/groups/G0084" xlink:type="simple">Gallmaker </text:a> </text:p>
          </table:table-cell>
          <table:table-cell office:value-type="string" calcext:value-type="string">
            <text:p><text:a xlink:href="https://attack.mitre.org/groups/G0084" xlink:type="simple">Gallmaker</text:a> sent emails with malicious Microsoft Office documents attached.<text:a xlink:href="https://www.symantec.com/blogs/threat-intelligence/gallmaker-attack-group" xlink:type="simple">[93]</text:a></text:p>
          </table:table-cell>
          <table:table-cell table:number-columns-repeated="1021"/>
        </table:table-row>
        <table:table-row table:style-name="ro4">
          <table:table-cell office:value-type="string" calcext:value-type="string">
            <text:p><text:a xlink:href="https://attack.mitre.org/groups/G0047" xlink:type="simple">G0047 </text:a> </text:p>
          </table:table-cell>
          <table:table-cell office:value-type="string" calcext:value-type="string">
            <text:p><text:a xlink:href="https://attack.mitre.org/groups/G0047" xlink:type="simple">Gamaredon Group </text:a> </text:p>
          </table:table-cell>
          <table:table-cell office:value-type="string" calcext:value-type="string">
            <text:p><text:a xlink:href="https://attack.mitre.org/groups/G0047" xlink:type="simple">Gamaredon Group</text:a> has delivered spearphishing emails with malicious attachments to targets.<text:a xlink:href="https://blog.trendmicro.com/trendlabs-security-intelligence/gamaredon-apt-group-use-covid-19-lure-in-campaigns/" xlink:type="simple">[94]</text:a><text:a xlink:href="https://www.welivesecurity.com/2020/06/11/gamaredon-group-grows-its-game/" xlink:type="simple">[95]</text:a><text:a xlink:href="https://www.ria.ee/sites/default/files/content-editors/kuberturve/tale_of_gamaredon_infection.pdf" xlink:type="simple">[96]</text:a><text:a xlink:href="https://www.microsoft.com/security/blog/2022/02/04/actinium-targets-ukrainian-organizations/" xlink:type="simple">[97]</text:a><text:a xlink:href="https://unit42.paloaltonetworks.com/gamaredon-primitive-bear-ukraine-update-2021/" xlink:type="simple">[98]</text:a><text:a xlink:href="https://www.secureworks.com/research/threat-profiles/iron-tilden" xlink:type="simple">[99]</text:a></text:p>
          </table:table-cell>
          <table:table-cell table:number-columns-repeated="1021"/>
        </table:table-row>
        <table:table-row table:style-name="ro4">
          <table:table-cell office:value-type="string" calcext:value-type="string">
            <text:p><text:a xlink:href="https://attack.mitre.org/groups/G0078" xlink:type="simple">G0078 </text:a> </text:p>
          </table:table-cell>
          <table:table-cell office:value-type="string" calcext:value-type="string">
            <text:p><text:a xlink:href="https://attack.mitre.org/groups/G0078" xlink:type="simple">Gorgon Group </text:a> </text:p>
          </table:table-cell>
          <table:table-cell office:value-type="string" calcext:value-type="string">
            <text:p><text:a xlink:href="https://attack.mitre.org/groups/G0078" xlink:type="simple">Gorgon Group</text:a> sent emails to victims with malicious Microsoft Office documents attached.<text:a xlink:href="https://researchcenter.paloaltonetworks.com/2018/08/unit42-gorgon-group-slithering-nation-state-cybercrime/" xlink:type="simple">[100]</text:a></text:p>
          </table:table-cell>
          <table:table-cell table:number-columns-repeated="1021"/>
        </table:table-row>
        <table:table-row table:style-name="ro4">
          <table:table-cell office:value-type="string" calcext:value-type="string">
            <text:p><text:a xlink:href="https://attack.mitre.org/software/S0499" xlink:type="simple">S0499 </text:a> </text:p>
          </table:table-cell>
          <table:table-cell office:value-type="string" calcext:value-type="string">
            <text:p><text:a xlink:href="https://attack.mitre.org/software/S0499" xlink:type="simple">Hancitor </text:a> </text:p>
          </table:table-cell>
          <table:table-cell office:value-type="string" calcext:value-type="string">
            <text:p><text:a xlink:href="https://attack.mitre.org/software/S0499" xlink:type="simple">Hancitor</text:a> has been delivered via phishing emails with malicious attachments.<text:a xlink:href="https://www.fireeye.com/blog/threat-research/2016/09/hancitor_aka_chanit.html" xlink:type="simple">[101]</text:a></text:p>
          </table:table-cell>
          <table:table-cell table:number-columns-repeated="1021"/>
        </table:table-row>
        <table:table-row table:style-name="ro4">
          <table:table-cell office:value-type="string" calcext:value-type="string">
            <text:p><text:a xlink:href="https://attack.mitre.org/groups/G0126" xlink:type="simple">G0126 </text:a> </text:p>
          </table:table-cell>
          <table:table-cell office:value-type="string" calcext:value-type="string">
            <text:p><text:a xlink:href="https://attack.mitre.org/groups/G0126" xlink:type="simple">Higaisa </text:a> </text:p>
          </table:table-cell>
          <table:table-cell office:value-type="string" calcext:value-type="string">
            <text:p><text:a xlink:href="https://attack.mitre.org/groups/G0126" xlink:type="simple">Higaisa</text:a> has sent spearphishing emails containing malicious attachments.<text:a xlink:href="https://blog.malwarebytes.com/threat-analysis/2020/06/higaisa/" xlink:type="simple">[102]</text:a><text:a xlink:href="https://www.zscaler.com/blogs/security-research/return-higaisa-apt" xlink:type="simple">[103]</text:a> </text:p>
          </table:table-cell>
          <table:table-cell table:number-columns-repeated="1021"/>
        </table:table-row>
        <table:table-row table:style-name="ro4">
          <table:table-cell office:value-type="string" calcext:value-type="string">
            <text:p><text:a xlink:href="https://attack.mitre.org/software/S0483" xlink:type="simple">S0483 </text:a> </text:p>
          </table:table-cell>
          <table:table-cell office:value-type="string" calcext:value-type="string">
            <text:p><text:a xlink:href="https://attack.mitre.org/software/S0483" xlink:type="simple">IcedID </text:a> </text:p>
          </table:table-cell>
          <table:table-cell office:value-type="string" calcext:value-type="string">
            <text:p><text:a xlink:href="https://attack.mitre.org/software/S0483" xlink:type="simple">IcedID</text:a> has been delivered via phishing e-mails with malicious attachments.<text:a xlink:href="https://blogs.juniper.net/en-us/threat-research/covid-19-and-fmla-campaigns-used-to-install-new-icedid-banking-malware" xlink:type="simple">[104]</text:a></text:p>
          </table:table-cell>
          <table:table-cell table:number-columns-repeated="1021"/>
        </table:table-row>
        <table:table-row table:style-name="ro8">
          <table:table-cell office:value-type="string" calcext:value-type="string">
            <text:p><text:a xlink:href="https://attack.mitre.org/groups/G0100" xlink:type="simple">G0100 </text:a> </text:p>
          </table:table-cell>
          <table:table-cell office:value-type="string" calcext:value-type="string">
            <text:p><text:a xlink:href="https://attack.mitre.org/groups/G0100" xlink:type="simple">Inception </text:a> </text:p>
          </table:table-cell>
          <table:table-cell office:value-type="string" calcext:value-type="string">
            <text:p><text:a xlink:href="https://attack.mitre.org/groups/G0100" xlink:type="simple">Inception</text:a> has used weaponized documents attached to spearphishing emails for reconnaissance and initial compromise.<text:a xlink:href="https://securelist.com/cloud-atlas-redoctober-apt-is-back-in-style/68083/" xlink:type="simple">[105]</text:a><text:a xlink:href="https://symantec-enterprise-blogs.security.com/blogs/threat-intelligence/inception-framework-hiding-behind-proxies" xlink:type="simple">[106]</text:a><text:a xlink:href="https://unit42.paloaltonetworks.com/unit42-inception-attackers-target-europe-year-old-office-vulnerability/" xlink:type="simple">[107]</text:a><text:a xlink:href="https://securelist.com/recent-cloud-atlas-activity/92016/" xlink:type="simple">[108]</text:a></text:p>
          </table:table-cell>
          <table:table-cell table:number-columns-repeated="1021"/>
        </table:table-row>
        <table:table-row table:style-name="ro4">
          <table:table-cell office:value-type="string" calcext:value-type="string">
            <text:p><text:a xlink:href="https://attack.mitre.org/groups/G0136" xlink:type="simple">G0136 </text:a> </text:p>
          </table:table-cell>
          <table:table-cell office:value-type="string" calcext:value-type="string">
            <text:p><text:a xlink:href="https://attack.mitre.org/groups/G0136" xlink:type="simple">IndigoZebra </text:a> </text:p>
          </table:table-cell>
          <table:table-cell office:value-type="string" calcext:value-type="string">
            <text:p><text:a xlink:href="https://attack.mitre.org/groups/G0136" xlink:type="simple">IndigoZebra</text:a> sent spearphishing emails containing malicious password-protected RAR attachments.<text:a xlink:href="https://thehackernews.com/2021/07/indigozebra-apt-hacking-campaign.html" xlink:type="simple">[109]</text:a><text:a xlink:href="https://research.checkpoint.com/2021/indigozebra-apt-continues-to-attack-central-asia-with-evolving-tools/" xlink:type="simple">[110]</text:a></text:p>
          </table:table-cell>
          <table:table-cell table:number-columns-repeated="1021"/>
        </table:table-row>
        <table:table-row table:style-name="ro4">
          <table:table-cell office:value-type="string" calcext:value-type="string">
            <text:p><text:a xlink:href="https://attack.mitre.org/software/S0528" xlink:type="simple">S0528 </text:a> </text:p>
          </table:table-cell>
          <table:table-cell office:value-type="string" calcext:value-type="string">
            <text:p><text:a xlink:href="https://attack.mitre.org/software/S0528" xlink:type="simple">Javali </text:a> </text:p>
          </table:table-cell>
          <table:table-cell office:value-type="string" calcext:value-type="string">
            <text:p><text:a xlink:href="https://attack.mitre.org/software/S0528" xlink:type="simple">Javali</text:a> has been delivered as malicious e-mail attachments.<text:a xlink:href="https://securelist.com/the-tetrade-brazilian-banking-malware/97779/" xlink:type="simple">[111]</text:a></text:p>
          </table:table-cell>
          <table:table-cell table:number-columns-repeated="1021"/>
        </table:table-row>
        <table:table-row table:style-name="ro4">
          <table:table-cell office:value-type="string" calcext:value-type="string">
            <text:p><text:a xlink:href="https://attack.mitre.org/software/S0648" xlink:type="simple">S0648 </text:a> </text:p>
          </table:table-cell>
          <table:table-cell office:value-type="string" calcext:value-type="string">
            <text:p><text:a xlink:href="https://attack.mitre.org/software/S0648" xlink:type="simple">JSS Loader </text:a> </text:p>
          </table:table-cell>
          <table:table-cell office:value-type="string" calcext:value-type="string">
            <text:p><text:a xlink:href="https://attack.mitre.org/software/S0648" xlink:type="simple">JSS Loader</text:a> has been delivered by phishing emails containing malicious Microsoft Excel attachments.<text:a xlink:href="https://www.esentire.com/security-advisories/notorious-cybercrime-gang-fin7-lands-malware-in-law-firm-using-fake-legal-complaint-against-jack-daniels-owner-brown-forman-inc" xlink:type="simple">[87]</text:a></text:p>
          </table:table-cell>
          <table:table-cell table:number-columns-repeated="1021"/>
        </table:table-row>
        <table:table-row table:style-name="ro4">
          <table:table-cell office:value-type="string" calcext:value-type="string">
            <text:p><text:a xlink:href="https://attack.mitre.org/software/S0585" xlink:type="simple">S0585 </text:a> </text:p>
          </table:table-cell>
          <table:table-cell office:value-type="string" calcext:value-type="string">
            <text:p><text:a xlink:href="https://attack.mitre.org/software/S0585" xlink:type="simple">Kerrdown </text:a> </text:p>
          </table:table-cell>
          <table:table-cell office:value-type="string" calcext:value-type="string">
            <text:p><text:a xlink:href="https://attack.mitre.org/software/S0585" xlink:type="simple">Kerrdown</text:a> has been distributed through malicious e-mail attachments.<text:a xlink:href="https://www.amnestyusa.org/wp-content/uploads/2021/02/Click-and-Bait_Vietnamese-Human-Rights-Defenders-Targeted-with-Spyware-Attacks.pdf" xlink:type="simple">[32]</text:a></text:p>
          </table:table-cell>
          <table:table-cell table:number-columns-repeated="1021"/>
        </table:table-row>
        <table:table-row table:style-name="ro8">
          <table:table-cell office:value-type="string" calcext:value-type="string">
            <text:p><text:a xlink:href="https://attack.mitre.org/groups/G0094" xlink:type="simple">G0094 </text:a> </text:p>
          </table:table-cell>
          <table:table-cell office:value-type="string" calcext:value-type="string">
            <text:p><text:a xlink:href="https://attack.mitre.org/groups/G0094" xlink:type="simple">Kimsuky </text:a> </text:p>
          </table:table-cell>
          <table:table-cell office:value-type="string" calcext:value-type="string">
            <text:p><text:a xlink:href="https://attack.mitre.org/groups/G0094" xlink:type="simple">Kimsuky</text:a> has used emails containing Word, Excel and/or HWP (Hangul Word Processor) documents in their spearphishing campaigns.<text:a xlink:href="https://www.zdnet.com/article/cyber-espionage-group-uses-chrome-extension-to-infect-victims/" xlink:type="simple">[112]</text:a><text:a xlink:href="https://securelist.com/the-kimsuky-operation-a-north-korean-apt/57915/" xlink:type="simple">[113]</text:a><text:a xlink:href="https://threatconnect.com/blog/kimsuky-phishing-operations-putting-in-work/" xlink:type="simple">[114]</text:a><text:a xlink:href="https://www.virusbulletin.com/virusbulletin/2020/03/vb2019-paper-kimsuky-group-tracking-king-spearphishing/" xlink:type="simple">[115]</text:a><text:a xlink:href="https://www.cybereason.com/blog/back-to-the-future-inside-the-kimsuky-kgh-spyware-suite" xlink:type="simple">[116]</text:a><text:a xlink:href="https://blog.malwarebytes.com/threat-analysis/2021/06/kimsuky-apt-continues-to-target-south-korean-government-using-appleseed-backdoor/" xlink:type="simple">[6]</text:a><text:a xlink:href="https://blog.talosintelligence.com/2021/11/kimsuky-abuses-blogs-delivers-malware.html" xlink:type="simple">[117]</text:a><text:a xlink:href="https://www.boho.or.kr/krcert/publicationView.do?bulletin_writing_sequence=35936" xlink:type="simple">[118]</text:a></text:p>
          </table:table-cell>
          <table:table-cell table:number-columns-repeated="1021"/>
        </table:table-row>
        <table:table-row table:style-name="ro4">
          <table:table-cell office:value-type="string" calcext:value-type="string">
            <text:p><text:a xlink:href="https://attack.mitre.org/software/S0669" xlink:type="simple">S0669 </text:a> </text:p>
          </table:table-cell>
          <table:table-cell office:value-type="string" calcext:value-type="string">
            <text:p><text:a xlink:href="https://attack.mitre.org/software/S0669" xlink:type="simple">KOCTOPUS </text:a> </text:p>
          </table:table-cell>
          <table:table-cell office:value-type="string" calcext:value-type="string">
            <text:p><text:a xlink:href="https://attack.mitre.org/software/S0669" xlink:type="simple">KOCTOPUS</text:a> has been distributed via spearphishing emails with malicious attachments.<text:a xlink:href="https://www.malwarebytes.com/resources/files/2021/02/lazyscripter.pdf" xlink:type="simple">[119]</text:a></text:p>
          </table:table-cell>
          <table:table-cell table:number-columns-repeated="1021"/>
        </table:table-row>
        <table:table-row table:style-name="ro4">
          <table:table-cell office:value-type="string" calcext:value-type="string">
            <text:p><text:a xlink:href="https://attack.mitre.org/software/S0356" xlink:type="simple">S0356 </text:a> </text:p>
          </table:table-cell>
          <table:table-cell office:value-type="string" calcext:value-type="string">
            <text:p><text:a xlink:href="https://attack.mitre.org/software/S0356" xlink:type="simple">KONNI </text:a> </text:p>
          </table:table-cell>
          <table:table-cell office:value-type="string" calcext:value-type="string">
            <text:p><text:a xlink:href="https://attack.mitre.org/software/S0356" xlink:type="simple">KONNI</text:a> has been delivered via spearphishing campaigns through a malicious Word document.<text:a xlink:href="https://blog.malwarebytes.com/threat-intelligence/2021/08/new-variant-of-konni-malware-used-in-campaign-targetting-russia/" xlink:type="simple">[120]</text:a></text:p>
          </table:table-cell>
          <table:table-cell table:number-columns-repeated="1021"/>
        </table:table-row>
        <table:table-row table:style-name="ro8">
          <table:table-cell office:value-type="string" calcext:value-type="string">
            <text:p><text:a xlink:href="https://attack.mitre.org/groups/G0032" xlink:type="simple">G0032 </text:a> </text:p>
          </table:table-cell>
          <table:table-cell office:value-type="string" calcext:value-type="string">
            <text:p><text:a xlink:href="https://attack.mitre.org/groups/G0032" xlink:type="simple">Lazarus Group </text:a> </text:p>
          </table:table-cell>
          <table:table-cell office:value-type="string" calcext:value-type="string">
            <text:p><text:a xlink:href="https://attack.mitre.org/groups/G0032" xlink:type="simple">Lazarus Group</text:a> has targeted victims with spearphishing emails containing malicious Microsoft Word documents.<text:a xlink:href="https://securingtomorrow.mcafee.com/mcafee-labs/hidden-cobra-targets-turkish-financial-sector-new-bankshot-implant/" xlink:type="simple">[121]</text:a><text:a xlink:href="https://securelist.com/lazarus-threatneedle/100803/" xlink:type="simple">[122]</text:a><text:a xlink:href="https://www.mcafee.com/blogs/other-blogs/mcafee-labs/operation-north-star-a-job-offer-thats-too-good-to-be-true/?hilite=%27Operation%27%2C%27North%27%2C%27Star%27" xlink:type="simple">[123]</text:a><text:a xlink:href="https://blog.malwarebytes.com/threat-intelligence/2022/01/north-koreas-lazarus-apt-leverages-windows-update-client-github-in-latest-campaign/" xlink:type="simple">[124]</text:a><text:a xlink:href="https://blog.qualys.com/vulnerabilities-threat-research/2022/02/08/lolzarus-lazarus-group-incorporating-lolbins-into-campaigns" xlink:type="simple">[125]</text:a></text:p>
          </table:table-cell>
          <table:table-cell table:number-columns-repeated="1021"/>
        </table:table-row>
        <table:table-row table:style-name="ro4">
          <table:table-cell office:value-type="string" calcext:value-type="string">
            <text:p><text:a xlink:href="https://attack.mitre.org/groups/G0140" xlink:type="simple">G0140 </text:a> </text:p>
          </table:table-cell>
          <table:table-cell office:value-type="string" calcext:value-type="string">
            <text:p><text:a xlink:href="https://attack.mitre.org/groups/G0140" xlink:type="simple">LazyScripter </text:a> </text:p>
          </table:table-cell>
          <table:table-cell office:value-type="string" calcext:value-type="string">
            <text:p><text:a xlink:href="https://attack.mitre.org/groups/G0140" xlink:type="simple">LazyScripter</text:a> has used spam emails weaponized with archive or document files as its initial infection vector.<text:a xlink:href="https://www.malwarebytes.com/resources/files/2021/02/lazyscripter.pdf" xlink:type="simple">[119]</text:a></text:p>
          </table:table-cell>
          <table:table-cell table:number-columns-repeated="1021"/>
        </table:table-row>
        <table:table-row table:style-name="ro4">
          <table:table-cell office:value-type="string" calcext:value-type="string">
            <text:p><text:a xlink:href="https://attack.mitre.org/groups/G0065" xlink:type="simple">G0065 </text:a> </text:p>
          </table:table-cell>
          <table:table-cell office:value-type="string" calcext:value-type="string">
            <text:p><text:a xlink:href="https://attack.mitre.org/groups/G0065" xlink:type="simple">Leviathan </text:a> </text:p>
          </table:table-cell>
          <table:table-cell office:value-type="string" calcext:value-type="string">
            <text:p><text:a xlink:href="https://attack.mitre.org/groups/G0065" xlink:type="simple">Leviathan</text:a> has sent spearphishing emails with malicious attachments, including .rtf, .doc, and .xls files.<text:a xlink:href="https://www.proofpoint.com/us/threat-insight/post/leviathan-espionage-actor-spearphishes-maritime-and-defense-targets" xlink:type="simple">[126]</text:a><text:a xlink:href="https://us-cert.cisa.gov/ncas/alerts/aa21-200a" xlink:type="simple">[127]</text:a></text:p>
          </table:table-cell>
          <table:table-cell table:number-columns-repeated="1021"/>
        </table:table-row>
        <table:table-row table:style-name="ro4">
          <table:table-cell office:value-type="string" calcext:value-type="string">
            <text:p><text:a xlink:href="https://attack.mitre.org/software/S0447" xlink:type="simple">S0447 </text:a> </text:p>
          </table:table-cell>
          <table:table-cell office:value-type="string" calcext:value-type="string">
            <text:p><text:a xlink:href="https://attack.mitre.org/software/S0447" xlink:type="simple">Lokibot </text:a> </text:p>
          </table:table-cell>
          <table:table-cell office:value-type="string" calcext:value-type="string">
            <text:p><text:a xlink:href="https://attack.mitre.org/software/S0447" xlink:type="simple">Lokibot</text:a> is delivered via a malicious XLS attachment contained within a spearhpishing email.<text:a xlink:href="https://blog.talosintelligence.com/2021/01/a-deep-dive-into-lokibot-infection-chain.html" xlink:type="simple">[128]</text:a> </text:p>
          </table:table-cell>
          <table:table-cell table:number-columns-repeated="1021"/>
        </table:table-row>
        <table:table-row table:style-name="ro4">
          <table:table-cell office:value-type="string" calcext:value-type="string">
            <text:p><text:a xlink:href="https://attack.mitre.org/groups/G0095" xlink:type="simple">G0095 </text:a> </text:p>
          </table:table-cell>
          <table:table-cell office:value-type="string" calcext:value-type="string">
            <text:p><text:a xlink:href="https://attack.mitre.org/groups/G0095" xlink:type="simple">Machete </text:a> </text:p>
          </table:table-cell>
          <table:table-cell office:value-type="string" calcext:value-type="string">
            <text:p><text:a xlink:href="https://attack.mitre.org/groups/G0095" xlink:type="simple">Machete</text:a> has delivered spearphishing emails that contain a zipped file with malicious contents.<text:a xlink:href="https://securelist.com/el-machete/66108/" xlink:type="simple">[129]</text:a><text:a xlink:href="https://www.welivesecurity.com/wp-content/uploads/2019/08/ESET_Machete.pdf" xlink:type="simple">[130]</text:a><text:a xlink:href="https://blog.360totalsecurity.com/en/apt-c-43-steals-venezuelan-military-secrets-to-provide-intelligence-support-for-the-reactionaries-hpreact-campaign/" xlink:type="simple">[131]</text:a></text:p>
          </table:table-cell>
          <table:table-cell table:number-columns-repeated="1021"/>
        </table:table-row>
        <table:table-row table:style-name="ro8">
          <table:table-cell office:value-type="string" calcext:value-type="string">
            <text:p><text:a xlink:href="https://attack.mitre.org/groups/G0045" xlink:type="simple">G0045 </text:a> </text:p>
          </table:table-cell>
          <table:table-cell office:value-type="string" calcext:value-type="string">
            <text:p><text:a xlink:href="https://attack.mitre.org/groups/G0045" xlink:type="simple">menuPass </text:a> </text:p>
          </table:table-cell>
          <table:table-cell office:value-type="string" calcext:value-type="string">
            <text:p><text:a xlink:href="https://attack.mitre.org/groups/G0045" xlink:type="simple">menuPass</text:a> has sent malicious Office documents via email as part of spearphishing campaigns as well as executables disguised as documents.<text:a xlink:href="https://www.pwc.co.uk/cyber-security/pdf/cloud-hopper-annex-b-final.pdf" xlink:type="simple">[132]</text:a><text:a xlink:href="https://www.fireeye.com/blog/threat-research/2017/04/apt10_menupass_grou.html" xlink:type="simple">[133]</text:a><text:a xlink:href="https://www.fireeye.com/blog/threat-research/2018/09/apt10-targeting-japanese-corporations-using-updated-ttps.html" xlink:type="simple">[134]</text:a><text:a xlink:href="https://www.justice.gov/opa/page/file/1122671/download" xlink:type="simple">[135]</text:a></text:p>
          </table:table-cell>
          <table:table-cell table:number-columns-repeated="1021"/>
        </table:table-row>
        <table:table-row table:style-name="ro12">
          <table:table-cell office:value-type="string" calcext:value-type="string">
            <text:p><text:a xlink:href="https://attack.mitre.org/software/S0455" xlink:type="simple">S0455 </text:a> </text:p>
          </table:table-cell>
          <table:table-cell office:value-type="string" calcext:value-type="string">
            <text:p><text:a xlink:href="https://attack.mitre.org/software/S0455" xlink:type="simple">Metamorfo </text:a> </text:p>
          </table:table-cell>
          <table:table-cell office:value-type="string" calcext:value-type="string">
            <text:p><text:a xlink:href="https://attack.mitre.org/software/S0455" xlink:type="simple">Metamorfo</text:a> has been delivered to victims via emails with malicious HTML attachments.<text:a xlink:href="https://www.fireeye.com/blog/threat-research/2018/04/metamorfo-campaign-targeting-brazilian-users.html" xlink:type="simple">[136]</text:a><text:a xlink:href="https://www.welivesecurity.com/2019/10/03/casbaneiro-trojan-dangerous-cooking/" xlink:type="simple">[137]</text:a> </text:p>
          </table:table-cell>
          <table:table-cell table:number-columns-repeated="1021"/>
        </table:table-row>
        <table:table-row table:style-name="ro12">
          <table:table-cell office:value-type="string" calcext:value-type="string">
            <text:p><text:a xlink:href="https://attack.mitre.org/groups/G0103" xlink:type="simple">G0103 </text:a> </text:p>
          </table:table-cell>
          <table:table-cell office:value-type="string" calcext:value-type="string">
            <text:p><text:a xlink:href="https://attack.mitre.org/groups/G0103" xlink:type="simple">Mofang </text:a> </text:p>
          </table:table-cell>
          <table:table-cell office:value-type="string" calcext:value-type="string">
            <text:p><text:a xlink:href="https://attack.mitre.org/groups/G0103" xlink:type="simple">Mofang</text:a> delivered spearphishing emails with malicious documents, PDFs, or Excel files attached.<text:a xlink:href="https://foxitsecurity.files.wordpress.com/2016/06/fox-it_mofang_threatreport_tlp-white.pdf" xlink:type="simple">[138]</text:a></text:p>
          </table:table-cell>
          <table:table-cell table:number-columns-repeated="1021"/>
        </table:table-row>
        <table:table-row table:style-name="ro12">
          <table:table-cell office:value-type="string" calcext:value-type="string">
            <text:p><text:a xlink:href="https://attack.mitre.org/groups/G0021" xlink:type="simple">G0021 </text:a> </text:p>
          </table:table-cell>
          <table:table-cell office:value-type="string" calcext:value-type="string">
            <text:p><text:a xlink:href="https://attack.mitre.org/groups/G0021" xlink:type="simple">Molerats </text:a> </text:p>
          </table:table-cell>
          <table:table-cell office:value-type="string" calcext:value-type="string">
            <text:p><text:a xlink:href="https://attack.mitre.org/groups/G0021" xlink:type="simple">Molerats</text:a> has sent phishing emails with malicious Microsoft Word and PDF attachments.<text:a xlink:href="https://securelist.com/gaza-cybergang-group1-operation-sneakypastes/90068/" xlink:type="simple">[139]</text:a><text:a xlink:href="https://unit42.paloaltonetworks.com/molerats-delivers-spark-backdoor/" xlink:type="simple">[140]</text:a><text:a xlink:href="https://www.cybereason.com/hubfs/dam/collateral/reports/Molerats-in-the-Cloud-New-Malware-Arsenal-Abuses-Cloud-Platforms-in-Middle-East-Espionage-Campaign.pdf" xlink:type="simple">[141]</text:a></text:p>
          </table:table-cell>
          <table:table-cell table:number-columns-repeated="1021"/>
        </table:table-row>
        <table:table-row table:style-name="ro8">
          <table:table-cell office:value-type="string" calcext:value-type="string">
            <text:p><text:a xlink:href="https://attack.mitre.org/groups/G0069" xlink:type="simple">G0069 </text:a> </text:p>
          </table:table-cell>
          <table:table-cell office:value-type="string" calcext:value-type="string">
            <text:p><text:a xlink:href="https://attack.mitre.org/groups/G0069" xlink:type="simple">MuddyWater </text:a> </text:p>
          </table:table-cell>
          <table:table-cell office:value-type="string" calcext:value-type="string">
            <text:p><text:a xlink:href="https://attack.mitre.org/groups/G0069" xlink:type="simple">MuddyWater</text:a> has compromised third parties and used compromised accounts to send spearphishing emails with targeted attachments to recipients.<text:a xlink:href="https://researchcenter.paloaltonetworks.com/2017/11/unit42-muddying-the-water-targeted-attacks-in-the-middle-east/" xlink:type="simple">[142]</text:a><text:a xlink:href="https://www.fireeye.com/blog/threat-research/2018/03/iranian-threat-group-updates-ttps-in-spear-phishing-campaign.html" xlink:type="simple">[143]</text:a><text:a xlink:href="https://securelist.com/muddywater/88059/" xlink:type="simple">[144]</text:a><text:a xlink:href="https://www.clearskysec.com/wp-content/uploads/2019/06/Clearsky-Iranian-APT-group-‘MuddyWater’-Adds-Exploits-to-Their-Arsenal.pdf" xlink:type="simple">[145]</text:a><text:a xlink:href="https://www.anomali.com/blog/probable-iranian-cyber-actors-static-kitten-conducting-cyberespionage-campaign-targeting-uae-and-kuwait-government-agencies" xlink:type="simple">[146]</text:a><text:a xlink:href="https://www.trendmicro.com/en_us/research/21/c/earth-vetala---muddywater-continues-to-target-organizations-in-t.html" xlink:type="simple">[147]</text:a> </text:p>
          </table:table-cell>
          <table:table-cell table:number-columns-repeated="1021"/>
        </table:table-row>
        <table:table-row table:style-name="ro12">
          <table:table-cell office:value-type="string" calcext:value-type="string">
            <text:p><text:a xlink:href="https://attack.mitre.org/groups/G0129" xlink:type="simple">G0129 </text:a> </text:p>
          </table:table-cell>
          <table:table-cell office:value-type="string" calcext:value-type="string">
            <text:p><text:a xlink:href="https://attack.mitre.org/groups/G0129" xlink:type="simple">Mustang Panda </text:a> </text:p>
          </table:table-cell>
          <table:table-cell office:value-type="string" calcext:value-type="string">
            <text:p><text:a xlink:href="https://attack.mitre.org/groups/G0129" xlink:type="simple">Mustang Panda</text:a> has used spearphishing attachments to deliver initial access payloads.<text:a xlink:href="https://go.recordedfuture.com/hubfs/reports/cta-2020-0728.pdf" xlink:type="simple">[148]</text:a><text:a xlink:href="https://www.proofpoint.com/us/blog/threat-insight/ta416-goes-ground-and-returns-golang-plugx-malware-loader" xlink:type="simple">[149]</text:a><text:a xlink:href="https://blog.google/threat-analysis-group/update-threat-landscape-ukraine" xlink:type="simple">[150]</text:a></text:p>
          </table:table-cell>
          <table:table-cell table:number-columns-repeated="1021"/>
        </table:table-row>
        <table:table-row table:style-name="ro12">
          <table:table-cell office:value-type="string" calcext:value-type="string">
            <text:p><text:a xlink:href="https://attack.mitre.org/groups/G0019" xlink:type="simple">G0019 </text:a> </text:p>
          </table:table-cell>
          <table:table-cell office:value-type="string" calcext:value-type="string">
            <text:p><text:a xlink:href="https://attack.mitre.org/groups/G0019" xlink:type="simple">Naikon </text:a> </text:p>
          </table:table-cell>
          <table:table-cell office:value-type="string" calcext:value-type="string">
            <text:p><text:a xlink:href="https://attack.mitre.org/groups/G0019" xlink:type="simple">Naikon</text:a> has used malicious e-mail attachments to deliver malware.<text:a xlink:href="https://research.checkpoint.com/2020/naikon-apt-cyber-espionage-reloaded/" xlink:type="simple">[151]</text:a></text:p>
          </table:table-cell>
          <table:table-cell table:number-columns-repeated="1021"/>
        </table:table-row>
        <table:table-row table:style-name="ro12">
          <table:table-cell office:value-type="string" calcext:value-type="string">
            <text:p><text:a xlink:href="https://attack.mitre.org/software/S0198" xlink:type="simple">S0198 </text:a> </text:p>
          </table:table-cell>
          <table:table-cell office:value-type="string" calcext:value-type="string">
            <text:p><text:a xlink:href="https://attack.mitre.org/software/S0198" xlink:type="simple">NETWIRE </text:a> </text:p>
          </table:table-cell>
          <table:table-cell office:value-type="string" calcext:value-type="string">
            <text:p><text:a xlink:href="https://attack.mitre.org/software/S0198" xlink:type="simple">NETWIRE</text:a> has been spread via e-mail campaigns utilizing malicious attachments.<text:a xlink:href="https://unit42.paloaltonetworks.com/guloader-installing-netwire-rat/" xlink:type="simple">[152]</text:a><text:a xlink:href="https://www.proofpoint.com/us/blog/threat-insight/geofenced-netwire-campaigns" xlink:type="simple">[153]</text:a></text:p>
          </table:table-cell>
          <table:table-cell table:number-columns-repeated="1021"/>
        </table:table-row>
        <table:table-row table:style-name="ro12">
          <table:table-cell office:value-type="string" calcext:value-type="string">
            <text:p><text:a xlink:href="https://attack.mitre.org/groups/G0133" xlink:type="simple">G0133 </text:a> </text:p>
          </table:table-cell>
          <table:table-cell office:value-type="string" calcext:value-type="string">
            <text:p><text:a xlink:href="https://attack.mitre.org/groups/G0133" xlink:type="simple">Nomadic Octopus </text:a> </text:p>
          </table:table-cell>
          <table:table-cell office:value-type="string" calcext:value-type="string">
            <text:p><text:a xlink:href="https://attack.mitre.org/groups/G0133" xlink:type="simple">Nomadic Octopus</text:a> has targeted victims with spearphishing emails containing malicious attachments.<text:a xlink:href="https://securityaffairs.co/wordpress/77165/apt/russia-linked-apt-dustsquad.html" xlink:type="simple">[154]</text:a><text:a xlink:href="https://www.virusbulletin.com/uploads/pdf/conference_slides/2018/Cherepanov-VB2018-Octopus.pdf" xlink:type="simple">[155]</text:a></text:p>
          </table:table-cell>
          <table:table-cell table:number-columns-repeated="1021"/>
        </table:table-row>
        <table:table-row table:style-name="ro12">
          <table:table-cell office:value-type="string" calcext:value-type="string">
            <text:p><text:a xlink:href="https://attack.mitre.org/software/S0346" xlink:type="simple">S0346 </text:a> </text:p>
          </table:table-cell>
          <table:table-cell office:value-type="string" calcext:value-type="string">
            <text:p><text:a xlink:href="https://attack.mitre.org/software/S0346" xlink:type="simple">OceanSalt </text:a> </text:p>
          </table:table-cell>
          <table:table-cell office:value-type="string" calcext:value-type="string">
            <text:p><text:a xlink:href="https://attack.mitre.org/software/S0346" xlink:type="simple">OceanSalt</text:a> has been delivered via spearphishing emails with Microsoft Office attachments.<text:a xlink:href="https://www.mcafee.com/enterprise/en-us/assets/reports/rp-operation-oceansalt.pdf" xlink:type="simple">[156]</text:a></text:p>
          </table:table-cell>
          <table:table-cell table:number-columns-repeated="1021"/>
        </table:table-row>
        <table:table-row table:style-name="ro12">
          <table:table-cell office:value-type="string" calcext:value-type="string">
            <text:p><text:a xlink:href="https://attack.mitre.org/software/S0340" xlink:type="simple">S0340 </text:a> </text:p>
          </table:table-cell>
          <table:table-cell office:value-type="string" calcext:value-type="string">
            <text:p><text:a xlink:href="https://attack.mitre.org/software/S0340" xlink:type="simple">Octopus </text:a> </text:p>
          </table:table-cell>
          <table:table-cell office:value-type="string" calcext:value-type="string">
            <text:p><text:a xlink:href="https://attack.mitre.org/software/S0340" xlink:type="simple">Octopus</text:a> has been delivered via spearsphishing emails.<text:a xlink:href="https://www.virusbulletin.com/uploads/pdf/conference_slides/2018/Cherepanov-VB2018-Octopus.pdf" xlink:type="simple">[155]</text:a></text:p>
          </table:table-cell>
          <table:table-cell table:number-columns-repeated="1021"/>
        </table:table-row>
        <table:table-row table:style-name="ro8">
          <table:table-cell office:value-type="string" calcext:value-type="string">
            <text:p><text:a xlink:href="https://attack.mitre.org/groups/G0049" xlink:type="simple">G0049 </text:a> </text:p>
          </table:table-cell>
          <table:table-cell office:value-type="string" calcext:value-type="string">
            <text:p><text:a xlink:href="https://attack.mitre.org/groups/G0049" xlink:type="simple">OilRig </text:a> </text:p>
          </table:table-cell>
          <table:table-cell office:value-type="string" calcext:value-type="string">
            <text:p><text:a xlink:href="https://attack.mitre.org/groups/G0049" xlink:type="simple">OilRig</text:a> has sent spearphising emails with malicious attachments to potential victims using compromised and/or spoofed email accounts.<text:a xlink:href="https://researchcenter.paloaltonetworks.com/2018/02/unit42-oopsie-oilrig-uses-threedollars-deliver-new-trojan/" xlink:type="simple">[157]</text:a><text:a xlink:href="https://researchcenter.paloaltonetworks.com/2018/07/unit42-oilrig-targets-technology-service-provider-government-agency-quadagent/" xlink:type="simple">[158]</text:a><text:a xlink:href="https://www.crowdstrike.com/blog/meet-crowdstrikes-adversary-of-the-month-for-november-helix-kitten/" xlink:type="simple">[159]</text:a></text:p>
          </table:table-cell>
          <table:table-cell table:number-columns-repeated="1021"/>
        </table:table-row>
        <table:table-row table:style-name="ro12">
          <table:table-cell office:value-type="string" calcext:value-type="string">
            <text:p><text:a xlink:href="https://attack.mitre.org/groups/G0040" xlink:type="simple">G0040 </text:a> </text:p>
          </table:table-cell>
          <table:table-cell office:value-type="string" calcext:value-type="string">
            <text:p><text:a xlink:href="https://attack.mitre.org/groups/G0040" xlink:type="simple">Patchwork </text:a> </text:p>
          </table:table-cell>
          <table:table-cell office:value-type="string" calcext:value-type="string">
            <text:p><text:a xlink:href="https://attack.mitre.org/groups/G0040" xlink:type="simple">Patchwork</text:a> has used spearphishing with an attachment to deliver files with exploits to initial victims.<text:a xlink:href="https://web.archive.org/web/20180825085952/https://s3-us-west-2.amazonaws.com/cymmetria-blog/public/Unveiling_Patchwork.pdf" xlink:type="simple">[160]</text:a><text:a xlink:href="https://securelist.com/the-dropping-elephant-actor/75328/" xlink:type="simple">[161]</text:a><text:a xlink:href="https://documents.trendmicro.com/assets/tech-brief-untangling-the-patchwork-cyberespionage-group.pdf" xlink:type="simple">[162]</text:a><text:a xlink:href="https://www.volexity.com/blog/2018/06/07/patchwork-apt-group-targets-us-think-tanks/" xlink:type="simple">[163]</text:a></text:p>
          </table:table-cell>
          <table:table-cell table:number-columns-repeated="1021"/>
        </table:table-row>
        <table:table-row table:style-name="ro12">
          <table:table-cell office:value-type="string" calcext:value-type="string">
            <text:p><text:a xlink:href="https://attack.mitre.org/groups/G0068" xlink:type="simple">G0068 </text:a> </text:p>
          </table:table-cell>
          <table:table-cell office:value-type="string" calcext:value-type="string">
            <text:p><text:a xlink:href="https://attack.mitre.org/groups/G0068" xlink:type="simple">PLATINUM </text:a> </text:p>
          </table:table-cell>
          <table:table-cell office:value-type="string" calcext:value-type="string">
            <text:p><text:a xlink:href="https://attack.mitre.org/groups/G0068" xlink:type="simple">PLATINUM</text:a> has sent spearphishing emails with attachments to victims as its primary initial access vector.<text:a xlink:href="https://download.microsoft.com/download/2/2/5/225BFE3E-E1DE-4F5B-A77B-71200928D209/Platinum%20feature%20article%20-%20Targeted%20attacks%20in%20South%20and%20Southeast%20Asia%20April%202016.pdf" xlink:type="simple">[164]</text:a></text:p>
          </table:table-cell>
          <table:table-cell table:number-columns-repeated="1021"/>
        </table:table-row>
        <table:table-row table:style-name="ro12">
          <table:table-cell office:value-type="string" calcext:value-type="string">
            <text:p><text:a xlink:href="https://attack.mitre.org/software/S0428" xlink:type="simple">S0428 </text:a> </text:p>
          </table:table-cell>
          <table:table-cell office:value-type="string" calcext:value-type="string">
            <text:p><text:a xlink:href="https://attack.mitre.org/software/S0428" xlink:type="simple">PoetRAT </text:a> </text:p>
          </table:table-cell>
          <table:table-cell office:value-type="string" calcext:value-type="string">
            <text:p><text:a xlink:href="https://attack.mitre.org/software/S0428" xlink:type="simple">PoetRAT</text:a> was distributed via malicious Word documents.<text:a xlink:href="https://blog.talosintelligence.com/2020/04/poetrat-covid-19-lures.html" xlink:type="simple">[165]</text:a></text:p>
          </table:table-cell>
          <table:table-cell table:number-columns-repeated="1021"/>
        </table:table-row>
        <table:table-row table:style-name="ro12">
          <table:table-cell office:value-type="string" calcext:value-type="string">
            <text:p><text:a xlink:href="https://attack.mitre.org/software/S0453" xlink:type="simple">S0453 </text:a> </text:p>
          </table:table-cell>
          <table:table-cell office:value-type="string" calcext:value-type="string">
            <text:p><text:a xlink:href="https://attack.mitre.org/software/S0453" xlink:type="simple">Pony </text:a> </text:p>
          </table:table-cell>
          <table:table-cell office:value-type="string" calcext:value-type="string">
            <text:p><text:a xlink:href="https://attack.mitre.org/software/S0453" xlink:type="simple">Pony</text:a> has been delivered via spearphishing attachments.<text:a xlink:href="https://blog.malwarebytes.com/threat-analysis/2015/11/no-money-but-pony-from-a-mail-to-a-trojan-horse/" xlink:type="simple">[166]</text:a></text:p>
          </table:table-cell>
          <table:table-cell table:number-columns-repeated="1021"/>
        </table:table-row>
        <table:table-row table:style-name="ro12">
          <table:table-cell office:value-type="string" calcext:value-type="string">
            <text:p><text:a xlink:href="https://attack.mitre.org/software/S0650" xlink:type="simple">S0650 </text:a> </text:p>
          </table:table-cell>
          <table:table-cell office:value-type="string" calcext:value-type="string">
            <text:p><text:a xlink:href="https://attack.mitre.org/software/S0650" xlink:type="simple">QakBot </text:a> </text:p>
          </table:table-cell>
          <table:table-cell office:value-type="string" calcext:value-type="string">
            <text:p><text:a xlink:href="https://attack.mitre.org/software/S0650" xlink:type="simple">QakBot</text:a> has spread through emails with malicious attachments.<text:a xlink:href="https://www.trendmicro.com/vinfo/ph/security/news/cybercrime-and-digital-threats/qakbot-resurges-spreads-through-vbs-files" xlink:type="simple">[167]</text:a><text:a xlink:href="https://www.kroll.com/en/insights/publications/cyber/qakbot-malware-exfiltrating-emails-thread-hijacking-attacks" xlink:type="simple">[168]</text:a><text:a xlink:href="https://success.trendmicro.com/solution/000283381" xlink:type="simple">[169]</text:a><text:a xlink:href="https://blog.cyberint.com/qakbot-banking-trojan" xlink:type="simple">[170]</text:a><text:a xlink:href="https://cybersecurity.att.com/blogs/labs-research/the-rise-of-qakbot" xlink:type="simple">[171]</text:a><text:a xlink:href="https://securelist.com/qakbot-technical-analysis/103931/" xlink:type="simple">[172]</text:a><text:a xlink:href="https://groupib.pathfactory.com/ransomware-reports/prolock_wp" xlink:type="simple">[173]</text:a></text:p>
          </table:table-cell>
          <table:table-cell table:number-columns-repeated="1021"/>
        </table:table-row>
        <table:table-row table:style-name="ro12">
          <table:table-cell office:value-type="string" calcext:value-type="string">
            <text:p><text:a xlink:href="https://attack.mitre.org/software/S0458" xlink:type="simple">S0458 </text:a> </text:p>
          </table:table-cell>
          <table:table-cell office:value-type="string" calcext:value-type="string">
            <text:p><text:a xlink:href="https://attack.mitre.org/software/S0458" xlink:type="simple">Ramsay </text:a> </text:p>
          </table:table-cell>
          <table:table-cell office:value-type="string" calcext:value-type="string">
            <text:p><text:a xlink:href="https://attack.mitre.org/software/S0458" xlink:type="simple">Ramsay</text:a> has been distributed through spearphishing emails with malicious attachments.<text:a xlink:href="https://www.programmersought.com/article/62493896999/" xlink:type="simple">[174]</text:a></text:p>
          </table:table-cell>
          <table:table-cell table:number-columns-repeated="1021"/>
        </table:table-row>
        <table:table-row table:style-name="ro12">
          <table:table-cell office:value-type="string" calcext:value-type="string">
            <text:p><text:a xlink:href="https://attack.mitre.org/groups/G0075" xlink:type="simple">G0075 </text:a> </text:p>
          </table:table-cell>
          <table:table-cell office:value-type="string" calcext:value-type="string">
            <text:p><text:a xlink:href="https://attack.mitre.org/groups/G0075" xlink:type="simple">Rancor </text:a> </text:p>
          </table:table-cell>
          <table:table-cell office:value-type="string" calcext:value-type="string">
            <text:p><text:a xlink:href="https://attack.mitre.org/groups/G0075" xlink:type="simple">Rancor</text:a> has attached a malicious document to an email to gain initial access.<text:a xlink:href="https://researchcenter.paloaltonetworks.com/2018/06/unit42-rancor-targeted-attacks-south-east-asia-using-plaintee-ddkong-malware-families/" xlink:type="simple">[175]</text:a></text:p>
          </table:table-cell>
          <table:table-cell table:number-columns-repeated="1021"/>
        </table:table-row>
        <table:table-row table:style-name="ro12">
          <table:table-cell office:value-type="string" calcext:value-type="string">
            <text:p><text:a xlink:href="https://attack.mitre.org/software/S0496" xlink:type="simple">S0496 </text:a> </text:p>
          </table:table-cell>
          <table:table-cell office:value-type="string" calcext:value-type="string">
            <text:p><text:a xlink:href="https://attack.mitre.org/software/S0496" xlink:type="simple">REvil </text:a> </text:p>
          </table:table-cell>
          <table:table-cell office:value-type="string" calcext:value-type="string">
            <text:p><text:a xlink:href="https://attack.mitre.org/software/S0496" xlink:type="simple">REvil</text:a> has been distributed via malicious e-mail attachments including MS Word Documents.<text:a xlink:href="https://www.gdatasoftware.com/blog/2019/06/31724-strange-bits-sodinokibi-spam-cinarat-and-fake-g-data" xlink:type="simple">[176]</text:a><text:a xlink:href="https://threatvector.cylance.com/en_us/home/threat-spotlight-sodinokibi-ransomware.html" xlink:type="simple">[177]</text:a><text:a xlink:href="https://www.secureworks.com/research/revil-sodinokibi-ransomware" xlink:type="simple">[178]</text:a><text:a xlink:href="https://www.mcafee.com/blogs/other-blogs/mcafee-labs/mcafee-atr-analyzes-sodinokibi-aka-revil-ransomware-as-a-service-what-the-code-tells-us/" xlink:type="simple">[179]</text:a><text:a xlink:href="https://www.picussecurity.com/blog/a-brief-history-and-further-technical-analysis-of-sodinokibi-ransomware" xlink:type="simple">[180]</text:a></text:p>
          </table:table-cell>
          <table:table-cell table:number-columns-repeated="1021"/>
        </table:table-row>
        <table:table-row table:style-name="ro12">
          <table:table-cell office:value-type="string" calcext:value-type="string">
            <text:p><text:a xlink:href="https://attack.mitre.org/software/S0433" xlink:type="simple">S0433 </text:a> </text:p>
          </table:table-cell>
          <table:table-cell office:value-type="string" calcext:value-type="string">
            <text:p><text:a xlink:href="https://attack.mitre.org/software/S0433" xlink:type="simple">Rifdoor </text:a> </text:p>
          </table:table-cell>
          <table:table-cell office:value-type="string" calcext:value-type="string">
            <text:p><text:a xlink:href="https://attack.mitre.org/software/S0433" xlink:type="simple">Rifdoor</text:a> has been distributed in e-mails with malicious Excel or Word documents.<text:a xlink:href="https://www.carbonblack.com/2020/04/16/vmware-carbon-black-tau-threat-analysis-the-evolution-of-lazarus/" xlink:type="simple">[181]</text:a></text:p>
          </table:table-cell>
          <table:table-cell table:number-columns-repeated="1021"/>
        </table:table-row>
        <table:table-row table:style-name="ro12">
          <table:table-cell office:value-type="string" calcext:value-type="string">
            <text:p><text:a xlink:href="https://attack.mitre.org/software/S0240" xlink:type="simple">S0240 </text:a> </text:p>
          </table:table-cell>
          <table:table-cell office:value-type="string" calcext:value-type="string">
            <text:p><text:a xlink:href="https://attack.mitre.org/software/S0240" xlink:type="simple">ROKRAT </text:a> </text:p>
          </table:table-cell>
          <table:table-cell office:value-type="string" calcext:value-type="string">
            <text:p><text:a xlink:href="https://attack.mitre.org/software/S0240" xlink:type="simple">ROKRAT</text:a> has been delivered via spearphishing emails that contain a malicious Hangul Office or Microsoft Word document.<text:a xlink:href="https://blog.malwarebytes.com/threat-analysis/2021/01/retrohunting-apt37-north-korean-apt-used-vba-self-decode-technique-to-inject-rokrat/" xlink:type="simple">[182]</text:a></text:p>
          </table:table-cell>
          <table:table-cell table:number-columns-repeated="1021"/>
        </table:table-row>
        <table:table-row table:style-name="ro12">
          <table:table-cell office:value-type="string" calcext:value-type="string">
            <text:p><text:a xlink:href="https://attack.mitre.org/software/S0148" xlink:type="simple">S0148 </text:a> </text:p>
          </table:table-cell>
          <table:table-cell office:value-type="string" calcext:value-type="string">
            <text:p><text:a xlink:href="https://attack.mitre.org/software/S0148" xlink:type="simple">RTM </text:a> </text:p>
          </table:table-cell>
          <table:table-cell office:value-type="string" calcext:value-type="string">
            <text:p><text:a xlink:href="https://attack.mitre.org/software/S0148" xlink:type="simple">RTM</text:a> has been delivered via spearphishing attachments disguised as PDF documents.<text:a xlink:href="https://unit42.paloaltonetworks.com/russian-language-malspam-pushing-redaman-banking-malware/" xlink:type="simple">[183]</text:a></text:p>
          </table:table-cell>
          <table:table-cell table:number-columns-repeated="1021"/>
        </table:table-row>
        <table:table-row table:style-name="ro12">
          <table:table-cell office:value-type="string" calcext:value-type="string">
            <text:p><text:a xlink:href="https://attack.mitre.org/groups/G0048" xlink:type="simple">G0048 </text:a> </text:p>
          </table:table-cell>
          <table:table-cell office:value-type="string" calcext:value-type="string">
            <text:p><text:a xlink:href="https://attack.mitre.org/groups/G0048" xlink:type="simple">RTM </text:a> </text:p>
          </table:table-cell>
          <table:table-cell office:value-type="string" calcext:value-type="string">
            <text:p><text:a xlink:href="https://attack.mitre.org/groups/G0048" xlink:type="simple">RTM</text:a> has used spearphishing attachments to distribute its malware.<text:a xlink:href="https://www.group-ib.com/blog/rtm" xlink:type="simple">[184]</text:a></text:p>
          </table:table-cell>
          <table:table-cell table:number-columns-repeated="1021"/>
        </table:table-row>
        <table:table-row table:style-name="ro12">
          <table:table-cell office:value-type="string" calcext:value-type="string">
            <text:p><text:a xlink:href="https://attack.mitre.org/groups/G0034" xlink:type="simple">G0034 </text:a> </text:p>
          </table:table-cell>
          <table:table-cell office:value-type="string" calcext:value-type="string">
            <text:p><text:a xlink:href="https://attack.mitre.org/groups/G0034" xlink:type="simple">Sandworm Team </text:a> </text:p>
          </table:table-cell>
          <table:table-cell office:value-type="string" calcext:value-type="string">
            <text:p><text:a xlink:href="https://attack.mitre.org/groups/G0034" xlink:type="simple">Sandworm Team</text:a> has delivered malicious Microsoft Office attachments via spearphishing emails.<text:a xlink:href="https://web.archive.org/web/20160503234007/https://www.isightpartners.com/2014/10/cve-2014-4114/" xlink:type="simple">[185]</text:a><text:a xlink:href="https://www.us-cert.gov/ics/alerts/IR-ALERT-H-16-056-01" xlink:type="simple">[186]</text:a><text:a xlink:href="https://www.welivesecurity.com/2016/12/13/rise-telebots-analyzing-disruptive-killdisk-attacks/" xlink:type="simple">[187]</text:a><text:a xlink:href="https://www.justice.gov/opa/press-release/file/1328521/download" xlink:type="simple">[188]</text:a></text:p>
          </table:table-cell>
          <table:table-cell table:number-columns-repeated="1021"/>
        </table:table-row>
        <table:table-row table:style-name="ro12">
          <table:table-cell office:value-type="string" calcext:value-type="string">
            <text:p><text:a xlink:href="https://attack.mitre.org/groups/G0104" xlink:type="simple">G0104 </text:a> </text:p>
          </table:table-cell>
          <table:table-cell office:value-type="string" calcext:value-type="string">
            <text:p><text:a xlink:href="https://attack.mitre.org/groups/G0104" xlink:type="simple">Sharpshooter </text:a> </text:p>
          </table:table-cell>
          <table:table-cell office:value-type="string" calcext:value-type="string">
            <text:p><text:a xlink:href="https://attack.mitre.org/groups/G0104" xlink:type="simple">Sharpshooter</text:a> has sent malicious attachments via emails to targets.<text:a xlink:href="https://www.mcafee.com/enterprise/en-us/assets/reports/rp-operation-sharpshooter.pdf" xlink:type="simple">[189]</text:a></text:p>
          </table:table-cell>
          <table:table-cell table:number-columns-repeated="1021"/>
        </table:table-row>
        <table:table-row table:style-name="ro12">
          <table:table-cell office:value-type="string" calcext:value-type="string">
            <text:p><text:a xlink:href="https://attack.mitre.org/groups/G0121" xlink:type="simple">G0121 </text:a> </text:p>
          </table:table-cell>
          <table:table-cell office:value-type="string" calcext:value-type="string">
            <text:p><text:a xlink:href="https://attack.mitre.org/groups/G0121" xlink:type="simple">Sidewinder </text:a> </text:p>
          </table:table-cell>
          <table:table-cell office:value-type="string" calcext:value-type="string">
            <text:p><text:a xlink:href="https://attack.mitre.org/groups/G0121" xlink:type="simple">Sidewinder</text:a> has sent e-mails with malicious attachments often crafted for specific targets.<text:a xlink:href="https://cdn-cybersecurity.att.com/docs/global-perspective-of-the-sidewinder-apt.pdf" xlink:type="simple">[190]</text:a></text:p>
          </table:table-cell>
          <table:table-cell table:number-columns-repeated="1021"/>
        </table:table-row>
        <table:table-row table:style-name="ro12">
          <table:table-cell office:value-type="string" calcext:value-type="string">
            <text:p><text:a xlink:href="https://attack.mitre.org/groups/G0091" xlink:type="simple">G0091 </text:a> </text:p>
          </table:table-cell>
          <table:table-cell office:value-type="string" calcext:value-type="string">
            <text:p><text:a xlink:href="https://attack.mitre.org/groups/G0091" xlink:type="simple">Silence </text:a> </text:p>
          </table:table-cell>
          <table:table-cell office:value-type="string" calcext:value-type="string">
            <text:p><text:a xlink:href="https://attack.mitre.org/groups/G0091" xlink:type="simple">Silence</text:a> has sent emails with malicious DOCX, CHM, LNK and ZIP attachments. <text:a xlink:href="https://cyberforensicator.com/2019/01/20/silence-dissecting-malicious-chm-files-and-performing-forensic-analysis/" xlink:type="simple">[191]</text:a><text:a xlink:href="https://securelist.com/the-silence/83009/" xlink:type="simple">[192]</text:a><text:a xlink:href="https://www.group-ib.com/resources/threat-research/silence_moving-into-the-darkside.pdf" xlink:type="simple">[193]</text:a></text:p>
          </table:table-cell>
          <table:table-cell table:number-columns-repeated="1021"/>
        </table:table-row>
        <table:table-row table:style-name="ro12">
          <table:table-cell office:value-type="string" calcext:value-type="string">
            <text:p><text:a xlink:href="https://attack.mitre.org/groups/G0062" xlink:type="simple">G0062 </text:a> </text:p>
          </table:table-cell>
          <table:table-cell office:value-type="string" calcext:value-type="string">
            <text:p><text:a xlink:href="https://attack.mitre.org/groups/G0062" xlink:type="simple">TA459 </text:a> </text:p>
          </table:table-cell>
          <table:table-cell office:value-type="string" calcext:value-type="string">
            <text:p><text:a xlink:href="https://attack.mitre.org/groups/G0062" xlink:type="simple">TA459</text:a> has targeted victims using spearphishing emails with malicious Microsoft Word attachments.<text:a xlink:href="https://www.proofpoint.com/us/threat-insight/post/apt-targets-financial-analysts" xlink:type="simple">[194]</text:a></text:p>
          </table:table-cell>
          <table:table-cell table:number-columns-repeated="1021"/>
        </table:table-row>
        <table:table-row table:style-name="ro8">
          <table:table-cell office:value-type="string" calcext:value-type="string">
            <text:p><text:a xlink:href="https://attack.mitre.org/groups/G0092" xlink:type="simple">G0092 </text:a> </text:p>
          </table:table-cell>
          <table:table-cell office:value-type="string" calcext:value-type="string">
            <text:p><text:a xlink:href="https://attack.mitre.org/groups/G0092" xlink:type="simple">TA505 </text:a> </text:p>
          </table:table-cell>
          <table:table-cell office:value-type="string" calcext:value-type="string">
            <text:p><text:a xlink:href="https://attack.mitre.org/groups/G0092" xlink:type="simple">TA505</text:a> has used spearphishing emails with malicious attachments to initially compromise victims.<text:a xlink:href="https://www.proofpoint.com/us/threat-insight/post/threat-actor-profile-ta505-dridex-globeimposter" xlink:type="simple">[195]</text:a><text:a xlink:href="https://www.proofpoint.com/us/threat-insight/post/ta505-shifts-times" xlink:type="simple">[196]</text:a><text:a xlink:href="https://www.proofpoint.com/us/threat-insight/post/servhelper-and-flawedgrace-new-malware-introduced-ta505" xlink:type="simple">[197]</text:a><text:a xlink:href="https://www.cybereason.com/blog/threat-actor-ta505-targets-financial-enterprises-using-lolbins-and-a-new-backdoor-malware" xlink:type="simple">[198]</text:a><text:a xlink:href="https://www.proofpoint.com/us/threat-insight/post/ta505-abusing-settingcontent-ms-within-pdf-files-distribute-flawedammyy-rat" xlink:type="simple">[199]</text:a><text:a xlink:href="https://www.proofpoint.com/us/threat-insight/post/leaked-ammyy-admin-source-code-turned-malware" xlink:type="simple">[200]</text:a><text:a xlink:href="https://blog.trendmicro.com/trendlabs-security-intelligence/shifting-tactics-breaking-down-ta505-groups-use-of-html-rats-and-other-techniques-in-latest-campaigns/" xlink:type="simple">[201]</text:a><text:a xlink:href="https://www.proofpoint.com/us/threat-insight/post/ta505-distributes-new-sdbbot-remote-access-trojan-get2-downloader" xlink:type="simple">[202]</text:a><text:a xlink:href="https://securityintelligence.com/posts/ta505-continues-to-infect-networks-with-sdbbot-rat/" xlink:type="simple">[203]</text:a></text:p>
          </table:table-cell>
          <table:table-cell table:number-columns-repeated="1021"/>
        </table:table-row>
        <table:table-row table:style-name="ro12">
          <table:table-cell office:value-type="string" calcext:value-type="string">
            <text:p><text:a xlink:href="https://attack.mitre.org/groups/G0127" xlink:type="simple">G0127 </text:a> </text:p>
          </table:table-cell>
          <table:table-cell office:value-type="string" calcext:value-type="string">
            <text:p><text:a xlink:href="https://attack.mitre.org/groups/G0127" xlink:type="simple">TA551 </text:a> </text:p>
          </table:table-cell>
          <table:table-cell office:value-type="string" calcext:value-type="string">
            <text:p><text:a xlink:href="https://attack.mitre.org/groups/G0127" xlink:type="simple">TA551</text:a> has sent spearphishing attachments with password protected ZIP files.<text:a xlink:href="https://unit42.paloaltonetworks.com/valak-evolution/" xlink:type="simple">[204]</text:a><text:a xlink:href="https://unit42.paloaltonetworks.com/ta551-shathak-icedid/" xlink:type="simple">[205]</text:a><text:a xlink:href="https://www.secureworks.com/research/threat-profiles/gold-cabin" xlink:type="simple">[206]</text:a></text:p>
          </table:table-cell>
          <table:table-cell table:number-columns-repeated="1021"/>
        </table:table-row>
        <table:table-row table:style-name="ro12">
          <table:table-cell office:value-type="string" calcext:value-type="string">
            <text:p><text:a xlink:href="https://attack.mitre.org/software/S0011" xlink:type="simple">S0011 </text:a> </text:p>
          </table:table-cell>
          <table:table-cell office:value-type="string" calcext:value-type="string">
            <text:p><text:a xlink:href="https://attack.mitre.org/software/S0011" xlink:type="simple">Taidoor </text:a> </text:p>
          </table:table-cell>
          <table:table-cell office:value-type="string" calcext:value-type="string">
            <text:p><text:a xlink:href="https://attack.mitre.org/software/S0011" xlink:type="simple">Taidoor</text:a> has been delivered through spearphishing emails.<text:a xlink:href="http://www.trendmicro.com/cloud-content/us/pdfs/security-intelligence/white-papers/wp_the_taidoor_campaign.pdf" xlink:type="simple">[207]</text:a></text:p>
          </table:table-cell>
          <table:table-cell table:number-columns-repeated="1021"/>
        </table:table-row>
        <table:table-row table:style-name="ro12">
          <table:table-cell office:value-type="string" calcext:value-type="string">
            <text:p><text:a xlink:href="https://attack.mitre.org/groups/G0089" xlink:type="simple">G0089 </text:a> </text:p>
          </table:table-cell>
          <table:table-cell office:value-type="string" calcext:value-type="string">
            <text:p><text:a xlink:href="https://attack.mitre.org/groups/G0089" xlink:type="simple">The White Company </text:a> </text:p>
          </table:table-cell>
          <table:table-cell office:value-type="string" calcext:value-type="string">
            <text:p><text:a xlink:href="https://attack.mitre.org/groups/G0089" xlink:type="simple">The White Company</text:a> has sent phishing emails with malicious Microsoft Word attachments to victims.<text:a xlink:href="https://www.cylance.com/content/dam/cylance-web/en-us/resources/knowledge-center/resource-library/reports/WhiteCompanyOperationShaheenReport.pdf?_ga=2.161661948.1943296560.1555683782-1066572390.1555511517" xlink:type="simple">[208]</text:a></text:p>
          </table:table-cell>
          <table:table-cell table:number-columns-repeated="1021"/>
        </table:table-row>
        <table:table-row table:style-name="ro12">
          <table:table-cell office:value-type="string" calcext:value-type="string">
            <text:p><text:a xlink:href="https://attack.mitre.org/groups/G0027" xlink:type="simple">G0027 </text:a> </text:p>
          </table:table-cell>
          <table:table-cell office:value-type="string" calcext:value-type="string">
            <text:p><text:a xlink:href="https://attack.mitre.org/groups/G0027" xlink:type="simple">Threat Group-3390 </text:a> </text:p>
          </table:table-cell>
          <table:table-cell office:value-type="string" calcext:value-type="string">
            <text:p><text:a xlink:href="https://attack.mitre.org/groups/G0027" xlink:type="simple">Threat Group-3390</text:a> has used e-mail to deliver malicious attachments to victims.<text:a xlink:href="https://documents.trendmicro.com/assets/white_papers/wp-uncovering-DRBcontrol.pdf" xlink:type="simple">[51]</text:a></text:p>
          </table:table-cell>
          <table:table-cell table:number-columns-repeated="1021"/>
        </table:table-row>
        <table:table-row table:style-name="ro12">
          <table:table-cell office:value-type="string" calcext:value-type="string">
            <text:p><text:a xlink:href="https://attack.mitre.org/software/S0665" xlink:type="simple">S0665 </text:a> </text:p>
          </table:table-cell>
          <table:table-cell office:value-type="string" calcext:value-type="string">
            <text:p><text:a xlink:href="https://attack.mitre.org/software/S0665" xlink:type="simple">ThreatNeedle </text:a> </text:p>
          </table:table-cell>
          <table:table-cell office:value-type="string" calcext:value-type="string">
            <text:p><text:a xlink:href="https://attack.mitre.org/software/S0665" xlink:type="simple">ThreatNeedle</text:a> has been distributed via a malicious Word document within a spearphishing email.<text:a xlink:href="https://securelist.com/lazarus-threatneedle/100803/" xlink:type="simple">[122]</text:a> </text:p>
          </table:table-cell>
          <table:table-cell table:number-columns-repeated="1021"/>
        </table:table-row>
        <table:table-row table:style-name="ro12">
          <table:table-cell office:value-type="string" calcext:value-type="string">
            <text:p><text:a xlink:href="https://attack.mitre.org/groups/G0131" xlink:type="simple">G0131 </text:a> </text:p>
          </table:table-cell>
          <table:table-cell office:value-type="string" calcext:value-type="string">
            <text:p><text:a xlink:href="https://attack.mitre.org/groups/G0131" xlink:type="simple">Tonto Team </text:a> </text:p>
          </table:table-cell>
          <table:table-cell office:value-type="string" calcext:value-type="string">
            <text:p><text:a xlink:href="https://attack.mitre.org/groups/G0131" xlink:type="simple">Tonto Team</text:a> has delivered payloads via spearphishing attachments.<text:a xlink:href="https://vb2020.vblocalhost.com/uploads/VB2020-06.pdf" xlink:type="simple">[209]</text:a></text:p>
          </table:table-cell>
          <table:table-cell table:number-columns-repeated="1021"/>
        </table:table-row>
        <table:table-row table:style-name="ro12">
          <table:table-cell office:value-type="string" calcext:value-type="string">
            <text:p><text:a xlink:href="https://attack.mitre.org/groups/G0134" xlink:type="simple">G0134 </text:a> </text:p>
          </table:table-cell>
          <table:table-cell office:value-type="string" calcext:value-type="string">
            <text:p><text:a xlink:href="https://attack.mitre.org/groups/G0134" xlink:type="simple">Transparent Tribe </text:a> </text:p>
          </table:table-cell>
          <table:table-cell office:value-type="string" calcext:value-type="string">
            <text:p><text:a xlink:href="https://attack.mitre.org/groups/G0134" xlink:type="simple">Transparent Tribe</text:a> has sent spearphishing e-mails with attachments to deliver malicious payloads.<text:a xlink:href="https://www.proofpoint.com/sites/default/files/proofpoint-operation-transparent-tribe-threat-insight-en.pdf" xlink:type="simple">[210]</text:a><text:a xlink:href="https://securelist.com/transparent-tribe-part-1/98127/" xlink:type="simple">[211]</text:a><text:a xlink:href="https://blog.talosintelligence.com/2021/02/obliquerat-new-campaign.html" xlink:type="simple">[212]</text:a><text:a xlink:href="https://blog.talosintelligence.com/2021/05/transparent-tribe-infra-and-targeting.html" xlink:type="simple">[213]</text:a><text:a xlink:href="https://unit42.paloaltonetworks.com/unit42-projectm-link-found-between-pakistani-actor-and-operation-transparent-tribe/" xlink:type="simple">[214]</text:a> </text:p>
          </table:table-cell>
          <table:table-cell table:number-columns-repeated="1021"/>
        </table:table-row>
        <table:table-row table:style-name="ro12">
          <table:table-cell office:value-type="string" calcext:value-type="string">
            <text:p><text:a xlink:href="https://attack.mitre.org/software/S0266" xlink:type="simple">S0266 </text:a> </text:p>
          </table:table-cell>
          <table:table-cell office:value-type="string" calcext:value-type="string">
            <text:p><text:a xlink:href="https://attack.mitre.org/software/S0266" xlink:type="simple">TrickBot </text:a> </text:p>
          </table:table-cell>
          <table:table-cell office:value-type="string" calcext:value-type="string">
            <text:p><text:a xlink:href="https://attack.mitre.org/software/S0266" xlink:type="simple">TrickBot</text:a> has used an email with an Excel sheet containing a malicious macro to deploy the malware<text:a xlink:href="https://blog.trendmicro.com/trendlabs-security-intelligence/trickbot-adds-remote-application-credential-grabbing-capabilities-to-its-repertoire/" xlink:type="simple">[215]</text:a></text:p>
          </table:table-cell>
          <table:table-cell table:number-columns-repeated="1021"/>
        </table:table-row>
        <table:table-row table:style-name="ro8">
          <table:table-cell office:value-type="string" calcext:value-type="string">
            <text:p><text:a xlink:href="https://attack.mitre.org/groups/G0081" xlink:type="simple">G0081 </text:a> </text:p>
          </table:table-cell>
          <table:table-cell office:value-type="string" calcext:value-type="string">
            <text:p><text:a xlink:href="https://attack.mitre.org/groups/G0081" xlink:type="simple">Tropic Trooper </text:a> </text:p>
          </table:table-cell>
          <table:table-cell office:value-type="string" calcext:value-type="string">
            <text:p><text:a xlink:href="https://attack.mitre.org/groups/G0081" xlink:type="simple">Tropic Trooper</text:a> sent spearphishing emails that contained malicious Microsoft Office and fake installer file attachments.<text:a xlink:href="https://researchcenter.paloaltonetworks.com/2016/11/unit42-tropic-trooper-targets-taiwanese-government-and-fossil-fuel-provider-with-poison-ivy/" xlink:type="simple">[216]</text:a><text:a xlink:href="https://www.trendmicro.de/cloud-content/us/pdfs/security-intelligence/white-papers/wp-operation-tropic-trooper.pdf" xlink:type="simple">[217]</text:a><text:a xlink:href="https://citizenlab.ca/2018/08/familiar-feeling-a-malware-campaign-targeting-the-tibetan-diaspora-resurfaces/" xlink:type="simple">[218]</text:a><text:a xlink:href="https://www.anomali.com/blog/anomali-suspects-that-china-backed-apt-pirate-panda-may-be-seeking-access-to-vietnam-government-data-center#When:15:00:00Z" xlink:type="simple">[219]</text:a><text:a xlink:href="https://documents.trendmicro.com/assets/Tech-Brief-Tropic-Trooper-s-Back-USBferry-Attack-Targets-Air-gapped-Environments.pdf" xlink:type="simple">[220]</text:a></text:p>
          </table:table-cell>
          <table:table-cell table:number-columns-repeated="1021"/>
        </table:table-row>
        <table:table-row table:style-name="ro12">
          <table:table-cell office:value-type="string" calcext:value-type="string">
            <text:p><text:a xlink:href="https://attack.mitre.org/software/S0476" xlink:type="simple">S0476 </text:a> </text:p>
          </table:table-cell>
          <table:table-cell office:value-type="string" calcext:value-type="string">
            <text:p><text:a xlink:href="https://attack.mitre.org/software/S0476" xlink:type="simple">Valak </text:a> </text:p>
          </table:table-cell>
          <table:table-cell office:value-type="string" calcext:value-type="string">
            <text:p><text:a xlink:href="https://attack.mitre.org/software/S0476" xlink:type="simple">Valak</text:a> has been delivered via spearphishing e-mails with password protected ZIP files.<text:a xlink:href="https://unit42.paloaltonetworks.com/valak-evolution/" xlink:type="simple">[204]</text:a></text:p>
          </table:table-cell>
          <table:table-cell table:number-columns-repeated="1021"/>
        </table:table-row>
        <table:table-row table:style-name="ro12">
          <table:table-cell office:value-type="string" calcext:value-type="string">
            <text:p><text:a xlink:href="https://attack.mitre.org/software/S0670" xlink:type="simple">S0670 </text:a> </text:p>
          </table:table-cell>
          <table:table-cell office:value-type="string" calcext:value-type="string">
            <text:p><text:a xlink:href="https://attack.mitre.org/software/S0670" xlink:type="simple">WarzoneRAT </text:a> </text:p>
          </table:table-cell>
          <table:table-cell office:value-type="string" calcext:value-type="string">
            <text:p><text:a xlink:href="https://attack.mitre.org/software/S0670" xlink:type="simple">WarzoneRAT</text:a> has been distributed as a malicious attachment within an email.<text:a xlink:href="https://research.checkpoint.com/2020/warzone-behind-the-enemy-lines/" xlink:type="simple">[221]</text:a><text:a xlink:href="https://www.uptycs.com/blog/confucius-apt-deploys-warzone-rat" xlink:type="simple">[60]</text:a></text:p>
          </table:table-cell>
          <table:table-cell table:number-columns-repeated="1021"/>
        </table:table-row>
        <table:table-row table:style-name="ro12">
          <table:table-cell office:value-type="string" calcext:value-type="string">
            <text:p><text:a xlink:href="https://attack.mitre.org/groups/G0112" xlink:type="simple">G0112 </text:a> </text:p>
          </table:table-cell>
          <table:table-cell office:value-type="string" calcext:value-type="string">
            <text:p><text:a xlink:href="https://attack.mitre.org/groups/G0112" xlink:type="simple">Windshift </text:a> </text:p>
          </table:table-cell>
          <table:table-cell office:value-type="string" calcext:value-type="string">
            <text:p><text:a xlink:href="https://attack.mitre.org/groups/G0112" xlink:type="simple">Windshift</text:a> has sent spearphishing emails with attachment to harvest credentials and deliver malware.<text:a xlink:href="https://www.sans.org/cyber-security-summit/archives/file/summit-archive-1554718868.pdf" xlink:type="simple">[222]</text:a></text:p>
          </table:table-cell>
          <table:table-cell table:number-columns-repeated="1021"/>
        </table:table-row>
        <table:table-row table:style-name="ro12">
          <table:table-cell office:value-type="string" calcext:value-type="string">
            <text:p><text:a xlink:href="https://attack.mitre.org/groups/G0090" xlink:type="simple">G0090 </text:a> </text:p>
          </table:table-cell>
          <table:table-cell office:value-type="string" calcext:value-type="string">
            <text:p><text:a xlink:href="https://attack.mitre.org/groups/G0090" xlink:type="simple">WIRTE </text:a> </text:p>
          </table:table-cell>
          <table:table-cell office:value-type="string" calcext:value-type="string">
            <text:p><text:a xlink:href="https://attack.mitre.org/groups/G0090" xlink:type="simple">WIRTE</text:a> has sent emails to intended victims with malicious MS Word and Excel attachments.<text:a xlink:href="https://securelist.com/wirtes-campaign-in-the-middle-east-living-off-the-land-since-at-least-2019/105044" xlink:type="simple">[223]</text:a></text:p>
          </table:table-cell>
          <table:table-cell table:number-columns-repeated="1021"/>
        </table:table-row>
        <table:table-row table:style-name="ro8">
          <table:table-cell office:value-type="string" calcext:value-type="string">
            <text:p><text:a xlink:href="https://attack.mitre.org/groups/G0102" xlink:type="simple">G0102 </text:a> </text:p>
          </table:table-cell>
          <table:table-cell office:value-type="string" calcext:value-type="string">
            <text:p><text:a xlink:href="https://attack.mitre.org/groups/G0102" xlink:type="simple">Wizard Spider </text:a> </text:p>
          </table:table-cell>
          <table:table-cell office:value-type="string" calcext:value-type="string">
            <text:p><text:a xlink:href="https://attack.mitre.org/groups/G0102" xlink:type="simple">Wizard Spider</text:a> has used spearphishing attachments to deliver Microsoft documents containing macros or PDFs containing malicious links to download either <text:a xlink:href="https://attack.mitre.org/software/S0367" xlink:type="simple">Emotet</text:a>, Bokbot, <text:a xlink:href="https://attack.mitre.org/software/S0266" xlink:type="simple">TrickBot</text:a>, or <text:a xlink:href="https://attack.mitre.org/software/S0534" xlink:type="simple">Bazar</text:a>.<text:a xlink:href="https://www.crowdstrike.com/blog/timelining-grim-spiders-big-game-hunting-tactics/" xlink:type="simple">[224]</text:a><text:a xlink:href="https://redcanary.com/blog/how-one-hospital-thwarted-a-ryuk-ransomware-outbreak/" xlink:type="simple">[225]</text:a></text:p>
          </table:table-cell>
          <table:table-cell table:number-columns-repeated="1021"/>
        </table:table-row>
        <table:table-row table:style-name="ro4">
          <table:table-cell office:value-type="string" calcext:value-type="string">
            <text:p><text:a xlink:href="https://attack.mitre.org/software/S0677" xlink:type="simple">S0677 </text:a> </text:p>
          </table:table-cell>
          <table:table-cell office:value-type="string" calcext:value-type="string">
            <text:p><text:a xlink:href="https://attack.mitre.org/software/S0677" xlink:type="simple">AADInternals </text:a> </text:p>
          </table:table-cell>
          <table:table-cell office:value-type="string" calcext:value-type="string">
            <text:p><text:a xlink:href="https://attack.mitre.org/software/S0677" xlink:type="simple">AADInternals</text:a> can send "consent phishing" emails containing malicious links designed to steal users’ access tokens.<text:a xlink:href="https://o365blog.com/aadinternals" xlink:type="simple">[3]</text:a></text:p>
          </table:table-cell>
          <table:table-cell table:number-columns-repeated="1021"/>
        </table:table-row>
        <table:table-row table:style-name="ro4">
          <table:table-cell office:value-type="string" calcext:value-type="string">
            <text:p><text:a xlink:href="https://attack.mitre.org/software/S0584" xlink:type="simple">S0584 </text:a> </text:p>
          </table:table-cell>
          <table:table-cell office:value-type="string" calcext:value-type="string">
            <text:p><text:a xlink:href="https://attack.mitre.org/software/S0584" xlink:type="simple">AppleJeus </text:a> </text:p>
          </table:table-cell>
          <table:table-cell office:value-type="string" calcext:value-type="string">
            <text:p><text:a xlink:href="https://attack.mitre.org/software/S0584" xlink:type="simple">AppleJeus</text:a> has been distributed via spearphishing link.<text:a xlink:href="https://us-cert.cisa.gov/ncas/alerts/aa21-048a" xlink:type="simple">[4]</text:a></text:p>
          </table:table-cell>
          <table:table-cell table:number-columns-repeated="1021"/>
        </table:table-row>
        <table:table-row table:style-name="ro4">
          <table:table-cell office:value-type="string" calcext:value-type="string">
            <text:p><text:a xlink:href="https://attack.mitre.org/groups/G0006" xlink:type="simple">G0006 </text:a> </text:p>
          </table:table-cell>
          <table:table-cell office:value-type="string" calcext:value-type="string">
            <text:p><text:a xlink:href="https://attack.mitre.org/groups/G0006" xlink:type="simple">APT1 </text:a> </text:p>
          </table:table-cell>
          <table:table-cell office:value-type="string" calcext:value-type="string">
            <text:p><text:a xlink:href="https://attack.mitre.org/groups/G0006" xlink:type="simple">APT1</text:a> has sent spearphishing emails containing hyperlinks to malicious files.<text:a xlink:href="https://www.fireeye.com/content/dam/fireeye-www/services/pdfs/mandiant-apt1-report.pdf" xlink:type="simple">[5]</text:a></text:p>
          </table:table-cell>
          <table:table-cell table:number-columns-repeated="1021"/>
        </table:table-row>
        <table:table-row table:style-name="ro8">
          <table:table-cell office:value-type="string" calcext:value-type="string">
            <text:p><text:a xlink:href="https://attack.mitre.org/groups/G0007" xlink:type="simple">G0007 </text:a> </text:p>
          </table:table-cell>
          <table:table-cell office:value-type="string" calcext:value-type="string">
            <text:p><text:a xlink:href="https://attack.mitre.org/groups/G0007" xlink:type="simple">APT28 </text:a> </text:p>
          </table:table-cell>
          <table:table-cell office:value-type="string" calcext:value-type="string">
            <text:p><text:a xlink:href="https://attack.mitre.org/groups/G0007" xlink:type="simple">APT28</text:a> sent spearphishing emails which used a URL-shortener service to masquerade as a legitimate service and to redirect targets to credential harvesting sites.<text:a xlink:href="https://www.justice.gov/file/1080281/download" xlink:type="simple">[6]</text:a><text:a xlink:href="https://www.welivesecurity.com/2019/05/22/journey-zebrocy-land/" xlink:type="simple">[7]</text:a><text:a xlink:href="https://www.justice.gov/opa/page/file/1098481/download" xlink:type="simple">[8]</text:a><text:a xlink:href="https://www.secureworks.com/research/iron-twilight-supports-active-measures" xlink:type="simple">[9]</text:a></text:p>
          </table:table-cell>
          <table:table-cell table:number-columns-repeated="1021"/>
        </table:table-row>
        <table:table-row table:style-name="ro4">
          <table:table-cell office:value-type="string" calcext:value-type="string">
            <text:p><text:a xlink:href="https://attack.mitre.org/groups/G0016" xlink:type="simple">G0016 </text:a> </text:p>
          </table:table-cell>
          <table:table-cell office:value-type="string" calcext:value-type="string">
            <text:p><text:a xlink:href="https://attack.mitre.org/groups/G0016" xlink:type="simple">APT29 </text:a> </text:p>
          </table:table-cell>
          <table:table-cell office:value-type="string" calcext:value-type="string">
            <text:p><text:a xlink:href="https://attack.mitre.org/groups/G0016" xlink:type="simple">APT29</text:a> has used spearphishing with a link to trick victims into clicking on a link to a zip file containing malicious files.<text:a xlink:href="http://www.slideshare.net/MatthewDunwoody1/no-easy-breach-derby-con-2016" xlink:type="simple">[10]</text:a><text:a xlink:href="https://www.microsoft.com/security/blog/2021/05/27/new-sophisticated-email-based-attack-from-nobelium/" xlink:type="simple">[11]</text:a><text:a xlink:href="https://www.secureworks.com/blog/usaid-themed-phishing-campaign-leverages-us-elections-lure" xlink:type="simple">[12]</text:a></text:p>
          </table:table-cell>
          <table:table-cell table:number-columns-repeated="1021"/>
        </table:table-row>
        <table:table-row table:style-name="ro4">
          <table:table-cell office:value-type="string" calcext:value-type="string">
            <text:p><text:a xlink:href="https://attack.mitre.org/groups/G0022" xlink:type="simple">G0022 </text:a> </text:p>
          </table:table-cell>
          <table:table-cell office:value-type="string" calcext:value-type="string">
            <text:p><text:a xlink:href="https://attack.mitre.org/groups/G0022" xlink:type="simple">APT3 </text:a> </text:p>
          </table:table-cell>
          <table:table-cell office:value-type="string" calcext:value-type="string">
            <text:p><text:a xlink:href="https://attack.mitre.org/groups/G0022" xlink:type="simple">APT3</text:a> has sent spearphishing emails containing malicious links.<text:a xlink:href="https://www.fireeye.com/blog/threat-research/2015/06/operation-clandestine-wolf-adobe-flash-zero-day.html" xlink:type="simple">[13]</text:a></text:p>
          </table:table-cell>
          <table:table-cell table:number-columns-repeated="1021"/>
        </table:table-row>
        <table:table-row table:style-name="ro4">
          <table:table-cell office:value-type="string" calcext:value-type="string">
            <text:p><text:a xlink:href="https://attack.mitre.org/groups/G0050" xlink:type="simple">G0050 </text:a> </text:p>
          </table:table-cell>
          <table:table-cell office:value-type="string" calcext:value-type="string">
            <text:p><text:a xlink:href="https://attack.mitre.org/groups/G0050" xlink:type="simple">APT32 </text:a> </text:p>
          </table:table-cell>
          <table:table-cell office:value-type="string" calcext:value-type="string">
            <text:p><text:a xlink:href="https://attack.mitre.org/groups/G0050" xlink:type="simple">APT32</text:a> has sent spearphishing emails containing malicious links.<text:a xlink:href="https://www.welivesecurity.com/2018/03/13/oceanlotus-ships-new-backdoor/" xlink:type="simple">[14]</text:a><text:a xlink:href="https://www.cybereason.com/blog/operation-cobalt-kitty-apt" xlink:type="simple">[15]</text:a><text:a xlink:href="https://www.fireeye.com/blog/threat-research/2020/04/apt32-targeting-chinese-government-in-covid-19-related-espionage.html" xlink:type="simple">[16]</text:a><text:a xlink:href="https://www.volexity.com/blog/2020/11/06/oceanlotus-extending-cyber-espionage-operations-through-fake-websites/" xlink:type="simple">[17]</text:a><text:a xlink:href="https://www.amnestyusa.org/wp-content/uploads/2021/02/Click-and-Bait_Vietnamese-Human-Rights-Defenders-Targeted-with-Spyware-Attacks.pdf" xlink:type="simple">[18]</text:a></text:p>
          </table:table-cell>
          <table:table-cell table:number-columns-repeated="1021"/>
        </table:table-row>
        <table:table-row table:style-name="ro4">
          <table:table-cell office:value-type="string" calcext:value-type="string">
            <text:p><text:a xlink:href="https://attack.mitre.org/groups/G0064" xlink:type="simple">G0064 </text:a> </text:p>
          </table:table-cell>
          <table:table-cell office:value-type="string" calcext:value-type="string">
            <text:p><text:a xlink:href="https://attack.mitre.org/groups/G0064" xlink:type="simple">APT33 </text:a> </text:p>
          </table:table-cell>
          <table:table-cell office:value-type="string" calcext:value-type="string">
            <text:p><text:a xlink:href="https://attack.mitre.org/groups/G0064" xlink:type="simple">APT33</text:a> has sent spearphishing emails containing links to .hta files.<text:a xlink:href="https://www.fireeye.com/blog/threat-research/2017/09/apt33-insights-into-iranian-cyber-espionage.html" xlink:type="simple">[19]</text:a><text:a xlink:href="https://www.symantec.com/blogs/threat-intelligence/elfin-apt33-espionage" xlink:type="simple">[20]</text:a></text:p>
          </table:table-cell>
          <table:table-cell table:number-columns-repeated="1021"/>
        </table:table-row>
        <table:table-row table:style-name="ro4">
          <table:table-cell office:value-type="string" calcext:value-type="string">
            <text:p><text:a xlink:href="https://attack.mitre.org/groups/G0087" xlink:type="simple">G0087 </text:a> </text:p>
          </table:table-cell>
          <table:table-cell office:value-type="string" calcext:value-type="string">
            <text:p><text:a xlink:href="https://attack.mitre.org/groups/G0087" xlink:type="simple">APT39 </text:a> </text:p>
          </table:table-cell>
          <table:table-cell office:value-type="string" calcext:value-type="string">
            <text:p><text:a xlink:href="https://attack.mitre.org/groups/G0087" xlink:type="simple">APT39</text:a> leveraged spearphishing emails with malicious links to initially compromise victims.<text:a xlink:href="https://www.fireeye.com/blog/threat-research/2019/01/apt39-iranian-cyber-espionage-group-focused-on-personal-information.html" xlink:type="simple">[21]</text:a><text:a xlink:href="https://www.iranwatch.org/sites/default/files/public-intelligence-alert.pdf" xlink:type="simple">[22]</text:a></text:p>
          </table:table-cell>
          <table:table-cell table:number-columns-repeated="1021"/>
        </table:table-row>
        <table:table-row table:style-name="ro4">
          <table:table-cell office:value-type="string" calcext:value-type="string">
            <text:p><text:a xlink:href="https://attack.mitre.org/software/S0534" xlink:type="simple">S0534 </text:a> </text:p>
          </table:table-cell>
          <table:table-cell office:value-type="string" calcext:value-type="string">
            <text:p><text:a xlink:href="https://attack.mitre.org/software/S0534" xlink:type="simple">Bazar </text:a> </text:p>
          </table:table-cell>
          <table:table-cell office:value-type="string" calcext:value-type="string">
            <text:p><text:a xlink:href="https://attack.mitre.org/software/S0534" xlink:type="simple">Bazar</text:a> has been spread via emails with embedded malicious links.<text:a xlink:href="https://www.cybereason.com/blog/a-bazar-of-tricks-following-team9s-development-cycles" xlink:type="simple">[23]</text:a><text:a xlink:href="https://www.zscaler.com/blogs/research/spear-phishing-campaign-delivers-buer-and-bazar-malware" xlink:type="simple">[24]</text:a><text:a xlink:href="https://www.crowdstrike.com/blog/wizard-spider-adversary-update/" xlink:type="simple">[25]</text:a></text:p>
          </table:table-cell>
          <table:table-cell table:number-columns-repeated="1021"/>
        </table:table-row>
        <table:table-row table:style-name="ro4">
          <table:table-cell office:value-type="string" calcext:value-type="string">
            <text:p><text:a xlink:href="https://attack.mitre.org/groups/G0098" xlink:type="simple">G0098 </text:a> </text:p>
          </table:table-cell>
          <table:table-cell office:value-type="string" calcext:value-type="string">
            <text:p><text:a xlink:href="https://attack.mitre.org/groups/G0098" xlink:type="simple">BlackTech </text:a> </text:p>
          </table:table-cell>
          <table:table-cell office:value-type="string" calcext:value-type="string">
            <text:p><text:a xlink:href="https://attack.mitre.org/groups/G0098" xlink:type="simple">BlackTech</text:a> has used spearphishing e-mails with links to cloud services to deliver malware.<text:a xlink:href="https://blog.trendmicro.com/trendlabs-security-intelligence/following-trail-blacktech-cyber-espionage-campaigns/" xlink:type="simple">[26]</text:a></text:p>
          </table:table-cell>
          <table:table-cell table:number-columns-repeated="1021"/>
        </table:table-row>
        <table:table-row table:style-name="ro4">
          <table:table-cell office:value-type="string" calcext:value-type="string">
            <text:p><text:a xlink:href="https://attack.mitre.org/groups/G0080" xlink:type="simple">G0080 </text:a> </text:p>
          </table:table-cell>
          <table:table-cell office:value-type="string" calcext:value-type="string">
            <text:p><text:a xlink:href="https://attack.mitre.org/groups/G0080" xlink:type="simple">Cobalt Group </text:a> </text:p>
          </table:table-cell>
          <table:table-cell office:value-type="string" calcext:value-type="string">
            <text:p><text:a xlink:href="https://attack.mitre.org/groups/G0080" xlink:type="simple">Cobalt Group</text:a> has sent emails with URLs pointing to malicious documents.<text:a xlink:href="https://blog.talosintelligence.com/2018/07/multiple-cobalt-personality-disorder.html" xlink:type="simple">[27]</text:a><text:a xlink:href="https://www.secureworks.com/blog/cybercriminals-increasingly-trying-to-ensnare-the-big-financial-fish" xlink:type="simple">[28]</text:a></text:p>
          </table:table-cell>
          <table:table-cell table:number-columns-repeated="1021"/>
        </table:table-row>
        <table:table-row table:style-name="ro4">
          <table:table-cell office:value-type="string" calcext:value-type="string">
            <text:p><text:a xlink:href="https://attack.mitre.org/groups/G0142" xlink:type="simple">G0142 </text:a> </text:p>
          </table:table-cell>
          <table:table-cell office:value-type="string" calcext:value-type="string">
            <text:p><text:a xlink:href="https://attack.mitre.org/groups/G0142" xlink:type="simple">Confucius </text:a> </text:p>
          </table:table-cell>
          <table:table-cell office:value-type="string" calcext:value-type="string">
            <text:p><text:a xlink:href="https://attack.mitre.org/groups/G0142" xlink:type="simple">Confucius</text:a> has sent malicious links to victims through email campaigns.<text:a xlink:href="https://www.trendmicro.com/en_us/research/21/h/confucius-uses-pegasus-spyware-related-lures-to-target-pakistani.html" xlink:type="simple">[29]</text:a></text:p>
          </table:table-cell>
          <table:table-cell table:number-columns-repeated="1021"/>
        </table:table-row>
        <table:table-row table:style-name="ro8">
          <table:table-cell office:value-type="string" calcext:value-type="string">
            <text:p><text:a xlink:href="https://attack.mitre.org/groups/G0066" xlink:type="simple">G0066 </text:a> </text:p>
          </table:table-cell>
          <table:table-cell office:value-type="string" calcext:value-type="string">
            <text:p><text:a xlink:href="https://attack.mitre.org/groups/G0066" xlink:type="simple">Elderwood </text:a> </text:p>
          </table:table-cell>
          <table:table-cell office:value-type="string" calcext:value-type="string">
            <text:p><text:a xlink:href="https://attack.mitre.org/groups/G0066" xlink:type="simple">Elderwood</text:a> has delivered zero-day exploits and malware to victims via targeted emails containing a link to malicious content hosted on an uncommon Web server.<text:a xlink:href="https://web.archive.org/web/20190717233006/http://www.symantec.com/content/en/us/enterprise/media/security_response/whitepapers/the-elderwood-project.pdf" xlink:type="simple">[30]</text:a><text:a xlink:href="https://www.csmonitor.com/USA/2012/0914/Stealing-US-business-secrets-Experts-ID-two-huge-cyber-gangs-in-China" xlink:type="simple">[31]</text:a></text:p>
          </table:table-cell>
          <table:table-cell table:number-columns-repeated="1021"/>
        </table:table-row>
        <table:table-row table:style-name="ro4">
          <table:table-cell office:value-type="string" calcext:value-type="string">
            <text:p><text:a xlink:href="https://attack.mitre.org/software/S0367" xlink:type="simple">S0367 </text:a> </text:p>
          </table:table-cell>
          <table:table-cell office:value-type="string" calcext:value-type="string">
            <text:p><text:a xlink:href="https://attack.mitre.org/software/S0367" xlink:type="simple">Emotet </text:a> </text:p>
          </table:table-cell>
          <table:table-cell office:value-type="string" calcext:value-type="string">
            <text:p><text:a xlink:href="https://attack.mitre.org/software/S0367" xlink:type="simple">Emotet</text:a> has been delivered by phishing emails containing links. <text:a xlink:href="https://blog.trendmicro.com/trendlabs-security-intelligence/new-banking-malware-uses-network-sniffing-for-data-theft/" xlink:type="simple">[32]</text:a><text:a xlink:href="https://securelist.com/the-banking-trojan-emotet-detailed-analysis/69560/" xlink:type="simple">[33]</text:a><text:a xlink:href="https://www.cisecurity.org/blog/emotet-changes-ttp-and-arrives-in-united-states/" xlink:type="simple">[34]</text:a><text:a xlink:href="https://support.malwarebytes.com/docs/DOC-2295" xlink:type="simple">[35]</text:a><text:a xlink:href="https://www.symantec.com/blogs/threat-intelligence/evolution-emotet-trojan-distributor" xlink:type="simple">[36]</text:a><text:a xlink:href="https://www.us-cert.gov/ncas/alerts/TA18-201A" xlink:type="simple">[37]</text:a><text:a xlink:href="https://blog.talosintelligence.com/2019/01/return-of-emotet.html" xlink:type="simple">[38]</text:a><text:a xlink:href="https://blog.talosintelligence.com/2019/01/return-of-emotet.html" xlink:type="simple">[38]</text:a><text:a xlink:href="https://www.picussecurity.com/blog/the-christmas-card-you-never-wanted-a-new-wave-of-emotet-is-back-to-wreak-havoc.html" xlink:type="simple">[39]</text:a></text:p>
          </table:table-cell>
          <table:table-cell table:number-columns-repeated="1021"/>
        </table:table-row>
        <table:table-row table:style-name="ro4">
          <table:table-cell office:value-type="string" calcext:value-type="string">
            <text:p><text:a xlink:href="https://attack.mitre.org/groups/G0120" xlink:type="simple">G0120 </text:a> </text:p>
          </table:table-cell>
          <table:table-cell office:value-type="string" calcext:value-type="string">
            <text:p><text:a xlink:href="https://attack.mitre.org/groups/G0120" xlink:type="simple">Evilnum </text:a> </text:p>
          </table:table-cell>
          <table:table-cell office:value-type="string" calcext:value-type="string">
            <text:p><text:a xlink:href="https://attack.mitre.org/groups/G0120" xlink:type="simple">Evilnum</text:a> has sent spearphishing emails containing a link to a zip file hosted on Google Drive.<text:a xlink:href="https://www.welivesecurity.com/2020/07/09/more-evil-deep-look-evilnum-toolset/" xlink:type="simple">[40]</text:a></text:p>
          </table:table-cell>
          <table:table-cell table:number-columns-repeated="1021"/>
        </table:table-row>
        <table:table-row table:style-name="ro4">
          <table:table-cell office:value-type="string" calcext:value-type="string">
            <text:p><text:a xlink:href="https://attack.mitre.org/groups/G0085" xlink:type="simple">G0085 </text:a> </text:p>
          </table:table-cell>
          <table:table-cell office:value-type="string" calcext:value-type="string">
            <text:p><text:a xlink:href="https://attack.mitre.org/groups/G0085" xlink:type="simple">FIN4 </text:a> </text:p>
          </table:table-cell>
          <table:table-cell office:value-type="string" calcext:value-type="string">
            <text:p><text:a xlink:href="https://attack.mitre.org/groups/G0085" xlink:type="simple">FIN4</text:a> has used spearphishing emails (often sent from compromised accounts) containing malicious links.<text:a xlink:href="https://www.fireeye.com/current-threats/threat-intelligence-reports/rpt-fin4.html" xlink:type="simple">[41]</text:a><text:a xlink:href="https://www2.fireeye.com/WBNR-14Q4NAMFIN4.html" xlink:type="simple">[42]</text:a></text:p>
          </table:table-cell>
          <table:table-cell table:number-columns-repeated="1021"/>
        </table:table-row>
        <table:table-row table:style-name="ro4">
          <table:table-cell office:value-type="string" calcext:value-type="string">
            <text:p><text:a xlink:href="https://attack.mitre.org/groups/G0046" xlink:type="simple">G0046 </text:a> </text:p>
          </table:table-cell>
          <table:table-cell office:value-type="string" calcext:value-type="string">
            <text:p><text:a xlink:href="https://attack.mitre.org/groups/G0046" xlink:type="simple">FIN7 </text:a> </text:p>
          </table:table-cell>
          <table:table-cell office:value-type="string" calcext:value-type="string">
            <text:p><text:a xlink:href="https://attack.mitre.org/groups/G0046" xlink:type="simple">FIN7</text:a> has conducted broad phishing campaigns using malicious links.<text:a xlink:href="https://www.crowdstrike.com/blog/carbon-spider-embraces-big-game-hunting-part-1/" xlink:type="simple">[43]</text:a></text:p>
          </table:table-cell>
          <table:table-cell table:number-columns-repeated="1021"/>
        </table:table-row>
        <table:table-row table:style-name="ro4">
          <table:table-cell office:value-type="string" calcext:value-type="string">
            <text:p><text:a xlink:href="https://attack.mitre.org/groups/G0061" xlink:type="simple">G0061 </text:a> </text:p>
          </table:table-cell>
          <table:table-cell office:value-type="string" calcext:value-type="string">
            <text:p><text:a xlink:href="https://attack.mitre.org/groups/G0061" xlink:type="simple">FIN8 </text:a> </text:p>
          </table:table-cell>
          <table:table-cell office:value-type="string" calcext:value-type="string">
            <text:p><text:a xlink:href="https://attack.mitre.org/groups/G0061" xlink:type="simple">FIN8</text:a> has distributed targeted emails containing links to malicious documents with embedded macros.<text:a xlink:href="https://www2.fireeye.com/WBNR-Know-Your-Enemy-UNC622-Spear-Phishing.html" xlink:type="simple">[44]</text:a></text:p>
          </table:table-cell>
          <table:table-cell table:number-columns-repeated="1021"/>
        </table:table-row>
        <table:table-row table:style-name="ro4">
          <table:table-cell office:value-type="string" calcext:value-type="string">
            <text:p><text:a xlink:href="https://attack.mitre.org/software/S0531" xlink:type="simple">S0531 </text:a> </text:p>
          </table:table-cell>
          <table:table-cell office:value-type="string" calcext:value-type="string">
            <text:p><text:a xlink:href="https://attack.mitre.org/software/S0531" xlink:type="simple">Grandoreiro </text:a> </text:p>
          </table:table-cell>
          <table:table-cell office:value-type="string" calcext:value-type="string">
            <text:p><text:a xlink:href="https://attack.mitre.org/software/S0531" xlink:type="simple">Grandoreiro</text:a> has been spread via malicious links embedded in e-mails.<text:a xlink:href="https://securityintelligence.com/posts/grandoreiro-malware-now-targeting-banks-in-spain/" xlink:type="simple">[45]</text:a><text:a xlink:href="https://www.welivesecurity.com/2020/04/28/grandoreiro-how-engorged-can-exe-get/" xlink:type="simple">[46]</text:a></text:p>
          </table:table-cell>
          <table:table-cell table:number-columns-repeated="1021"/>
        </table:table-row>
        <table:table-row table:style-name="ro4">
          <table:table-cell office:value-type="string" calcext:value-type="string">
            <text:p><text:a xlink:href="https://attack.mitre.org/software/S0561" xlink:type="simple">S0561 </text:a> </text:p>
          </table:table-cell>
          <table:table-cell office:value-type="string" calcext:value-type="string">
            <text:p><text:a xlink:href="https://attack.mitre.org/software/S0561" xlink:type="simple">GuLoader </text:a> </text:p>
          </table:table-cell>
          <table:table-cell office:value-type="string" calcext:value-type="string">
            <text:p><text:a xlink:href="https://attack.mitre.org/software/S0561" xlink:type="simple">GuLoader</text:a> has been spread in phishing campaigns using malicious web links.<text:a xlink:href="https://unit42.paloaltonetworks.com/guloader-installing-netwire-rat/" xlink:type="simple">[47]</text:a></text:p>
          </table:table-cell>
          <table:table-cell table:number-columns-repeated="1021"/>
        </table:table-row>
        <table:table-row table:style-name="ro4">
          <table:table-cell office:value-type="string" calcext:value-type="string">
            <text:p><text:a xlink:href="https://attack.mitre.org/software/S0499" xlink:type="simple">S0499 </text:a> </text:p>
          </table:table-cell>
          <table:table-cell office:value-type="string" calcext:value-type="string">
            <text:p><text:a xlink:href="https://attack.mitre.org/software/S0499" xlink:type="simple">Hancitor </text:a> </text:p>
          </table:table-cell>
          <table:table-cell office:value-type="string" calcext:value-type="string">
            <text:p><text:a xlink:href="https://attack.mitre.org/software/S0499" xlink:type="simple">Hancitor</text:a> has been delivered via phishing emails which contained malicious links.<text:a xlink:href="https://threatpost.com/spammers-revive-hancitor-downloader-campaigns/123011/" xlink:type="simple">[48]</text:a></text:p>
          </table:table-cell>
          <table:table-cell table:number-columns-repeated="1021"/>
        </table:table-row>
        <table:table-row table:style-name="ro4">
          <table:table-cell office:value-type="string" calcext:value-type="string">
            <text:p><text:a xlink:href="https://attack.mitre.org/software/S0528" xlink:type="simple">S0528 </text:a> </text:p>
          </table:table-cell>
          <table:table-cell office:value-type="string" calcext:value-type="string">
            <text:p><text:a xlink:href="https://attack.mitre.org/software/S0528" xlink:type="simple">Javali </text:a> </text:p>
          </table:table-cell>
          <table:table-cell office:value-type="string" calcext:value-type="string">
            <text:p><text:a xlink:href="https://attack.mitre.org/software/S0528" xlink:type="simple">Javali</text:a> has been delivered via malicious links embedded in e-mails.<text:a xlink:href="https://securelist.com/the-tetrade-brazilian-banking-malware/97779/" xlink:type="simple">[49]</text:a></text:p>
          </table:table-cell>
          <table:table-cell table:number-columns-repeated="1021"/>
        </table:table-row>
        <table:table-row table:style-name="ro4">
          <table:table-cell office:value-type="string" calcext:value-type="string">
            <text:p><text:a xlink:href="https://attack.mitre.org/software/S0585" xlink:type="simple">S0585 </text:a> </text:p>
          </table:table-cell>
          <table:table-cell office:value-type="string" calcext:value-type="string">
            <text:p><text:a xlink:href="https://attack.mitre.org/software/S0585" xlink:type="simple">Kerrdown </text:a> </text:p>
          </table:table-cell>
          <table:table-cell office:value-type="string" calcext:value-type="string">
            <text:p><text:a xlink:href="https://attack.mitre.org/software/S0585" xlink:type="simple">Kerrdown</text:a> has been distributed via e-mails containing a malicious link.<text:a xlink:href="https://www.amnestyusa.org/wp-content/uploads/2021/02/Click-and-Bait_Vietnamese-Human-Rights-Defenders-Targeted-with-Spyware-Attacks.pdf" xlink:type="simple">[18]</text:a></text:p>
          </table:table-cell>
          <table:table-cell table:number-columns-repeated="1021"/>
        </table:table-row>
        <table:table-row table:style-name="ro8">
          <table:table-cell office:value-type="string" calcext:value-type="string">
            <text:p><text:a xlink:href="https://attack.mitre.org/groups/G0094" xlink:type="simple">G0094 </text:a> </text:p>
          </table:table-cell>
          <table:table-cell office:value-type="string" calcext:value-type="string">
            <text:p><text:a xlink:href="https://attack.mitre.org/groups/G0094" xlink:type="simple">Kimsuky </text:a> </text:p>
          </table:table-cell>
          <table:table-cell office:value-type="string" calcext:value-type="string">
            <text:p><text:a xlink:href="https://attack.mitre.org/groups/G0094" xlink:type="simple">Kimsuky</text:a> has sent spearphishing emails containing a link to a document that contained malicious macros or took the victim to an actor-controlled domain.<text:a xlink:href="https://blog.alyac.co.kr/2234" xlink:type="simple">[50]</text:a><text:a xlink:href="https://asert.arbornetworks.com/stolen-pencil-campaign-targets-academia/" xlink:type="simple">[51]</text:a><text:a xlink:href="https://www.boho.or.kr/krcert/publicationView.do?bulletin_writing_sequence=35936" xlink:type="simple">[52]</text:a></text:p>
          </table:table-cell>
          <table:table-cell table:number-columns-repeated="1021"/>
        </table:table-row>
        <table:table-row table:style-name="ro4">
          <table:table-cell office:value-type="string" calcext:value-type="string">
            <text:p><text:a xlink:href="https://attack.mitre.org/software/S0669" xlink:type="simple">S0669 </text:a> </text:p>
          </table:table-cell>
          <table:table-cell office:value-type="string" calcext:value-type="string">
            <text:p><text:a xlink:href="https://attack.mitre.org/software/S0669" xlink:type="simple">KOCTOPUS </text:a> </text:p>
          </table:table-cell>
          <table:table-cell office:value-type="string" calcext:value-type="string">
            <text:p><text:a xlink:href="https://attack.mitre.org/software/S0669" xlink:type="simple">KOCTOPUS</text:a> has been distributed as a malicious link within an email.<text:a xlink:href="https://www.malwarebytes.com/resources/files/2021/02/lazyscripter.pdf" xlink:type="simple">[53]</text:a></text:p>
          </table:table-cell>
          <table:table-cell table:number-columns-repeated="1021"/>
        </table:table-row>
        <table:table-row table:style-name="ro4">
          <table:table-cell office:value-type="string" calcext:value-type="string">
            <text:p><text:a xlink:href="https://attack.mitre.org/groups/G0032" xlink:type="simple">G0032 </text:a> </text:p>
          </table:table-cell>
          <table:table-cell office:value-type="string" calcext:value-type="string">
            <text:p><text:a xlink:href="https://attack.mitre.org/groups/G0032" xlink:type="simple">Lazarus Group </text:a> </text:p>
          </table:table-cell>
          <table:table-cell office:value-type="string" calcext:value-type="string">
            <text:p><text:a xlink:href="https://attack.mitre.org/groups/G0032" xlink:type="simple">Lazarus Group</text:a> has sent malicious links to victims via email.<text:a xlink:href="https://securelist.com/lazarus-threatneedle/100803/" xlink:type="simple">[54]</text:a><text:a xlink:href="https://www.clearskysec.com/wp-content/uploads/2020/08/Dream-Job-Campaign.pdf" xlink:type="simple">[55]</text:a><text:a xlink:href="https://www.welivesecurity.com/wp-content/uploads/2020/06/ESET_Operation_Interception.pdf" xlink:type="simple">[56]</text:a></text:p>
          </table:table-cell>
          <table:table-cell table:number-columns-repeated="1021"/>
        </table:table-row>
        <table:table-row table:style-name="ro4">
          <table:table-cell office:value-type="string" calcext:value-type="string">
            <text:p><text:a xlink:href="https://attack.mitre.org/groups/G0140" xlink:type="simple">G0140 </text:a> </text:p>
          </table:table-cell>
          <table:table-cell office:value-type="string" calcext:value-type="string">
            <text:p><text:a xlink:href="https://attack.mitre.org/groups/G0140" xlink:type="simple">LazyScripter </text:a> </text:p>
          </table:table-cell>
          <table:table-cell office:value-type="string" calcext:value-type="string">
            <text:p><text:a xlink:href="https://attack.mitre.org/groups/G0140" xlink:type="simple">LazyScripter</text:a> has used spam emails that contain a link that redirects the victim to download a malicious document.<text:a xlink:href="https://www.malwarebytes.com/resources/files/2021/02/lazyscripter.pdf" xlink:type="simple">[53]</text:a></text:p>
          </table:table-cell>
          <table:table-cell table:number-columns-repeated="1021"/>
        </table:table-row>
        <table:table-row table:style-name="ro4">
          <table:table-cell office:value-type="string" calcext:value-type="string">
            <text:p><text:a xlink:href="https://attack.mitre.org/groups/G0065" xlink:type="simple">G0065 </text:a> </text:p>
          </table:table-cell>
          <table:table-cell office:value-type="string" calcext:value-type="string">
            <text:p><text:a xlink:href="https://attack.mitre.org/groups/G0065" xlink:type="simple">Leviathan </text:a> </text:p>
          </table:table-cell>
          <table:table-cell office:value-type="string" calcext:value-type="string">
            <text:p><text:a xlink:href="https://attack.mitre.org/groups/G0065" xlink:type="simple">Leviathan</text:a> has sent spearphishing emails with links, often using a fraudulent lookalike domain and stolen branding.<text:a xlink:href="https://www.proofpoint.com/us/threat-insight/post/leviathan-espionage-actor-spearphishes-maritime-and-defense-targets" xlink:type="simple">[57]</text:a><text:a xlink:href="https://us-cert.cisa.gov/ncas/alerts/aa21-200a" xlink:type="simple">[58]</text:a></text:p>
          </table:table-cell>
          <table:table-cell table:number-columns-repeated="1021"/>
        </table:table-row>
        <table:table-row table:style-name="ro4">
          <table:table-cell office:value-type="string" calcext:value-type="string">
            <text:p><text:a xlink:href="https://attack.mitre.org/groups/G0095" xlink:type="simple">G0095 </text:a> </text:p>
          </table:table-cell>
          <table:table-cell office:value-type="string" calcext:value-type="string">
            <text:p><text:a xlink:href="https://attack.mitre.org/groups/G0095" xlink:type="simple">Machete </text:a> </text:p>
          </table:table-cell>
          <table:table-cell office:value-type="string" calcext:value-type="string">
            <text:p><text:a xlink:href="https://attack.mitre.org/groups/G0095" xlink:type="simple">Machete</text:a> has sent phishing emails that contain a link to an external server with ZIP and RAR archives.<text:a xlink:href="https://threatvector.cylance.com/en_us/home/el-machete-malware-attacks-cut-through-latam.html" xlink:type="simple">[59]</text:a><text:a xlink:href="https://www.welivesecurity.com/wp-content/uploads/2019/08/ESET_Machete.pdf" xlink:type="simple">[60]</text:a></text:p>
          </table:table-cell>
          <table:table-cell table:number-columns-repeated="1021"/>
        </table:table-row>
        <table:table-row table:style-name="ro8">
          <table:table-cell office:value-type="string" calcext:value-type="string">
            <text:p><text:a xlink:href="https://attack.mitre.org/groups/G0059" xlink:type="simple">G0059 </text:a> </text:p>
          </table:table-cell>
          <table:table-cell office:value-type="string" calcext:value-type="string">
            <text:p><text:a xlink:href="https://attack.mitre.org/groups/G0059" xlink:type="simple">Magic Hound </text:a> </text:p>
          </table:table-cell>
          <table:table-cell office:value-type="string" calcext:value-type="string">
            <text:p><text:a xlink:href="https://attack.mitre.org/groups/G0059" xlink:type="simple">Magic Hound</text:a> has sent malicious URL links through email to victims. In some cases the URLs were shortened or linked to Word documents with malicious macros that executed PowerShells scripts to download <text:a xlink:href="https://attack.mitre.org/software/S0192" xlink:type="simple">Pupy</text:a>.<text:a xlink:href="https://www.secureworks.com/blog/iranian-pupyrat-bites-middle-eastern-organizations" xlink:type="simple">[61]</text:a><text:a xlink:href="https://www.clearskysec.com/wp-content/uploads/2020/08/The-Kittens-are-Back-in-Town-3.pdf" xlink:type="simple">[62]</text:a><text:a xlink:href="https://blog.certfa.com/posts/charming-kitten-christmas-gift/" xlink:type="simple">[63]</text:a></text:p>
          </table:table-cell>
          <table:table-cell table:number-columns-repeated="1021"/>
        </table:table-row>
        <table:table-row table:style-name="ro4">
          <table:table-cell office:value-type="string" calcext:value-type="string">
            <text:p><text:a xlink:href="https://attack.mitre.org/software/S0530" xlink:type="simple">S0530 </text:a> </text:p>
          </table:table-cell>
          <table:table-cell office:value-type="string" calcext:value-type="string">
            <text:p><text:a xlink:href="https://attack.mitre.org/software/S0530" xlink:type="simple">Melcoz </text:a> </text:p>
          </table:table-cell>
          <table:table-cell office:value-type="string" calcext:value-type="string">
            <text:p><text:a xlink:href="https://attack.mitre.org/software/S0530" xlink:type="simple">Melcoz</text:a> has been spread through malicious links embedded in e-mails.<text:a xlink:href="https://securelist.com/the-tetrade-brazilian-banking-malware/97779/" xlink:type="simple">[49]</text:a></text:p>
          </table:table-cell>
          <table:table-cell table:number-columns-repeated="1021"/>
        </table:table-row>
        <table:table-row table:style-name="ro4">
          <table:table-cell office:value-type="string" calcext:value-type="string">
            <text:p><text:a xlink:href="https://attack.mitre.org/groups/G0103" xlink:type="simple">G0103 </text:a> </text:p>
          </table:table-cell>
          <table:table-cell office:value-type="string" calcext:value-type="string">
            <text:p><text:a xlink:href="https://attack.mitre.org/groups/G0103" xlink:type="simple">Mofang </text:a> </text:p>
          </table:table-cell>
          <table:table-cell office:value-type="string" calcext:value-type="string">
            <text:p><text:a xlink:href="https://attack.mitre.org/groups/G0103" xlink:type="simple">Mofang</text:a> delivered spearphishing emails with malicious links included.<text:a xlink:href="https://foxitsecurity.files.wordpress.com/2016/06/fox-it_mofang_threatreport_tlp-white.pdf" xlink:type="simple">[64]</text:a></text:p>
          </table:table-cell>
          <table:table-cell table:number-columns-repeated="1021"/>
        </table:table-row>
        <table:table-row table:style-name="ro4">
          <table:table-cell office:value-type="string" calcext:value-type="string">
            <text:p><text:a xlink:href="https://attack.mitre.org/groups/G0021" xlink:type="simple">G0021 </text:a> </text:p>
          </table:table-cell>
          <table:table-cell office:value-type="string" calcext:value-type="string">
            <text:p><text:a xlink:href="https://attack.mitre.org/groups/G0021" xlink:type="simple">Molerats </text:a> </text:p>
          </table:table-cell>
          <table:table-cell office:value-type="string" calcext:value-type="string">
            <text:p><text:a xlink:href="https://attack.mitre.org/groups/G0021" xlink:type="simple">Molerats</text:a> has sent phishing emails with malicious links included.<text:a xlink:href="https://securelist.com/gaza-cybergang-group1-operation-sneakypastes/90068/" xlink:type="simple">[65]</text:a></text:p>
          </table:table-cell>
          <table:table-cell table:number-columns-repeated="1021"/>
        </table:table-row>
        <table:table-row table:style-name="ro4">
          <table:table-cell office:value-type="string" calcext:value-type="string">
            <text:p><text:a xlink:href="https://attack.mitre.org/groups/G0069" xlink:type="simple">G0069 </text:a> </text:p>
          </table:table-cell>
          <table:table-cell office:value-type="string" calcext:value-type="string">
            <text:p><text:a xlink:href="https://attack.mitre.org/groups/G0069" xlink:type="simple">MuddyWater </text:a> </text:p>
          </table:table-cell>
          <table:table-cell office:value-type="string" calcext:value-type="string">
            <text:p><text:a xlink:href="https://attack.mitre.org/groups/G0069" xlink:type="simple">MuddyWater</text:a> has sent targeted spearphishing e-mails with malicious links.<text:a xlink:href="https://www.anomali.com/blog/probable-iranian-cyber-actors-static-kitten-conducting-cyberespionage-campaign-targeting-uae-and-kuwait-government-agencies" xlink:type="simple">[66]</text:a><text:a xlink:href="https://www.trendmicro.com/en_us/research/21/c/earth-vetala---muddywater-continues-to-target-organizations-in-t.html" xlink:type="simple">[67]</text:a></text:p>
          </table:table-cell>
          <table:table-cell table:number-columns-repeated="1021"/>
        </table:table-row>
        <table:table-row table:style-name="ro4">
          <table:table-cell office:value-type="string" calcext:value-type="string">
            <text:p><text:a xlink:href="https://attack.mitre.org/groups/G0129" xlink:type="simple">G0129 </text:a> </text:p>
          </table:table-cell>
          <table:table-cell office:value-type="string" calcext:value-type="string">
            <text:p><text:a xlink:href="https://attack.mitre.org/groups/G0129" xlink:type="simple">Mustang Panda </text:a> </text:p>
          </table:table-cell>
          <table:table-cell office:value-type="string" calcext:value-type="string">
            <text:p><text:a xlink:href="https://attack.mitre.org/groups/G0129" xlink:type="simple">Mustang Panda</text:a> has delivered web bugs and malicious links to their intended targets.<text:a xlink:href="https://www.mcafee.com/enterprise/en-us/assets/reports/rp-operation-dianxun.pdf" xlink:type="simple">[68]</text:a><text:a xlink:href="https://www.proofpoint.com/us/blog/threat-insight/good-bad-and-web-bug-ta416-increases-operational-tempo-against-european" xlink:type="simple">[69]</text:a></text:p>
          </table:table-cell>
          <table:table-cell table:number-columns-repeated="1021"/>
        </table:table-row>
        <table:table-row table:style-name="ro4">
          <table:table-cell office:value-type="string" calcext:value-type="string">
            <text:p><text:a xlink:href="https://attack.mitre.org/software/S0198" xlink:type="simple">S0198 </text:a> </text:p>
          </table:table-cell>
          <table:table-cell office:value-type="string" calcext:value-type="string">
            <text:p><text:a xlink:href="https://attack.mitre.org/software/S0198" xlink:type="simple">NETWIRE </text:a> </text:p>
          </table:table-cell>
          <table:table-cell office:value-type="string" calcext:value-type="string">
            <text:p><text:a xlink:href="https://attack.mitre.org/software/S0198" xlink:type="simple">NETWIRE</text:a> has been spread via e-mail campaigns utilizing malicious links.<text:a xlink:href="https://unit42.paloaltonetworks.com/guloader-installing-netwire-rat/" xlink:type="simple">[47]</text:a></text:p>
          </table:table-cell>
          <table:table-cell table:number-columns-repeated="1021"/>
        </table:table-row>
        <table:table-row table:style-name="ro4">
          <table:table-cell office:value-type="string" calcext:value-type="string">
            <text:p><text:a xlink:href="https://attack.mitre.org/groups/G0014" xlink:type="simple">G0014 </text:a> </text:p>
          </table:table-cell>
          <table:table-cell office:value-type="string" calcext:value-type="string">
            <text:p><text:a xlink:href="https://attack.mitre.org/groups/G0014" xlink:type="simple">Night Dragon </text:a> </text:p>
          </table:table-cell>
          <table:table-cell office:value-type="string" calcext:value-type="string">
            <text:p><text:a xlink:href="https://attack.mitre.org/groups/G0014" xlink:type="simple">Night Dragon</text:a> sent spearphishing emails containing links to compromised websites where malware was downloaded.<text:a xlink:href="https://scadahacker.com/library/Documents/Cyber_Events/McAfee%20-%20Night%20Dragon%20-%20Global%20Energy%20Cyberattacks.pdf" xlink:type="simple">[70]</text:a></text:p>
          </table:table-cell>
          <table:table-cell table:number-columns-repeated="1021"/>
        </table:table-row>
        <table:table-row table:style-name="ro4">
          <table:table-cell office:value-type="string" calcext:value-type="string">
            <text:p><text:a xlink:href="https://attack.mitre.org/groups/G0049" xlink:type="simple">G0049 </text:a> </text:p>
          </table:table-cell>
          <table:table-cell office:value-type="string" calcext:value-type="string">
            <text:p><text:a xlink:href="https://attack.mitre.org/groups/G0049" xlink:type="simple">OilRig </text:a> </text:p>
          </table:table-cell>
          <table:table-cell office:value-type="string" calcext:value-type="string">
            <text:p><text:a xlink:href="https://attack.mitre.org/groups/G0049" xlink:type="simple">OilRig</text:a> has sent spearphising emails with malicious links to potential victims.<text:a xlink:href="https://researchcenter.paloaltonetworks.com/2018/02/unit42-oopsie-oilrig-uses-threedollars-deliver-new-trojan/" xlink:type="simple">[71]</text:a></text:p>
          </table:table-cell>
          <table:table-cell table:number-columns-repeated="1021"/>
        </table:table-row>
        <table:table-row table:style-name="ro10">
          <table:table-cell office:value-type="string" calcext:value-type="string">
            <text:p><text:a xlink:href="https://attack.mitre.org/groups/G0040" xlink:type="simple">G0040 </text:a> </text:p>
          </table:table-cell>
          <table:table-cell office:value-type="string" calcext:value-type="string">
            <text:p><text:a xlink:href="https://attack.mitre.org/groups/G0040" xlink:type="simple">Patchwork </text:a> </text:p>
          </table:table-cell>
          <table:table-cell office:value-type="string" calcext:value-type="string">
            <text:p><text:a xlink:href="https://attack.mitre.org/groups/G0040" xlink:type="simple">Patchwork</text:a> has used spearphishing with links to deliver files with exploits to initial victims. The group has also used embedded image tags (known as web bugs) with unique, per-recipient tracking links in their emails for the purpose of identifying which recipients opened messages.<text:a xlink:href="http://www.symantec.com/connect/blogs/patchwork-cyberespionage-group-expands-targets-governments-wide-range-industries" xlink:type="simple">[72]</text:a><text:a xlink:href="https://documents.trendmicro.com/assets/tech-brief-untangling-the-patchwork-cyberespionage-group.pdf" xlink:type="simple">[73]</text:a><text:a xlink:href="https://www.volexity.com/blog/2018/06/07/patchwork-apt-group-targets-us-think-tanks/" xlink:type="simple">[74]</text:a><text:a xlink:href="https://unit42.paloaltonetworks.com/updated-backconfig-malware-targeting-government-and-military-organizations/" xlink:type="simple">[75]</text:a></text:p>
          </table:table-cell>
          <table:table-cell table:number-columns-repeated="1021"/>
        </table:table-row>
        <table:table-row table:style-name="ro4">
          <table:table-cell office:value-type="string" calcext:value-type="string">
            <text:p><text:a xlink:href="https://attack.mitre.org/software/S0453" xlink:type="simple">S0453 </text:a> </text:p>
          </table:table-cell>
          <table:table-cell office:value-type="string" calcext:value-type="string">
            <text:p><text:a xlink:href="https://attack.mitre.org/software/S0453" xlink:type="simple">Pony </text:a> </text:p>
          </table:table-cell>
          <table:table-cell office:value-type="string" calcext:value-type="string">
            <text:p><text:a xlink:href="https://attack.mitre.org/software/S0453" xlink:type="simple">Pony</text:a> has been delivered via spearphishing emails which contained malicious links.<text:a xlink:href="https://blog.malwarebytes.com/threat-analysis/2015/11/no-money-but-pony-from-a-mail-to-a-trojan-horse/" xlink:type="simple">[76]</text:a> </text:p>
          </table:table-cell>
          <table:table-cell table:number-columns-repeated="1021"/>
        </table:table-row>
        <table:table-row table:style-name="ro4">
          <table:table-cell office:value-type="string" calcext:value-type="string">
            <text:p><text:a xlink:href="https://attack.mitre.org/software/S0650" xlink:type="simple">S0650 </text:a> </text:p>
          </table:table-cell>
          <table:table-cell office:value-type="string" calcext:value-type="string">
            <text:p><text:a xlink:href="https://attack.mitre.org/software/S0650" xlink:type="simple">QakBot </text:a> </text:p>
          </table:table-cell>
          <table:table-cell office:value-type="string" calcext:value-type="string">
            <text:p><text:a xlink:href="https://attack.mitre.org/software/S0650" xlink:type="simple">QakBot</text:a> has spread through emails with malicious links.<text:a xlink:href="https://www.trendmicro.com/vinfo/ph/security/news/cybercrime-and-digital-threats/qakbot-resurges-spreads-through-vbs-files" xlink:type="simple">[77]</text:a><text:a xlink:href="https://www.kroll.com/en/insights/publications/cyber/qakbot-malware-exfiltrating-emails-thread-hijacking-attacks" xlink:type="simple">[78]</text:a><text:a xlink:href="https://success.trendmicro.com/solution/000283381" xlink:type="simple">[79]</text:a><text:a xlink:href="https://cybersecurity.att.com/blogs/labs-research/the-rise-of-qakbot" xlink:type="simple">[80]</text:a><text:a xlink:href="https://securelist.com/qakbot-technical-analysis/103931/" xlink:type="simple">[81]</text:a><text:a xlink:href="https://groupib.pathfactory.com/ransomware-reports/prolock_wp" xlink:type="simple">[82]</text:a></text:p>
          </table:table-cell>
          <table:table-cell table:number-columns-repeated="1021"/>
        </table:table-row>
        <table:table-row table:style-name="ro4">
          <table:table-cell office:value-type="string" calcext:value-type="string">
            <text:p><text:a xlink:href="https://attack.mitre.org/groups/G0034" xlink:type="simple">G0034 </text:a> </text:p>
          </table:table-cell>
          <table:table-cell office:value-type="string" calcext:value-type="string">
            <text:p><text:a xlink:href="https://attack.mitre.org/groups/G0034" xlink:type="simple">Sandworm Team </text:a> </text:p>
          </table:table-cell>
          <table:table-cell office:value-type="string" calcext:value-type="string">
            <text:p><text:a xlink:href="https://attack.mitre.org/groups/G0034" xlink:type="simple">Sandworm Team</text:a> has crafted phishing emails containing malicious hyperlinks.<text:a xlink:href="https://www.justice.gov/opa/press-release/file/1328521/download" xlink:type="simple">[83]</text:a></text:p>
          </table:table-cell>
          <table:table-cell table:number-columns-repeated="1021"/>
        </table:table-row>
        <table:table-row table:style-name="ro4">
          <table:table-cell office:value-type="string" calcext:value-type="string">
            <text:p><text:a xlink:href="https://attack.mitre.org/groups/G0121" xlink:type="simple">G0121 </text:a> </text:p>
          </table:table-cell>
          <table:table-cell office:value-type="string" calcext:value-type="string">
            <text:p><text:a xlink:href="https://attack.mitre.org/groups/G0121" xlink:type="simple">Sidewinder </text:a> </text:p>
          </table:table-cell>
          <table:table-cell office:value-type="string" calcext:value-type="string">
            <text:p><text:a xlink:href="https://attack.mitre.org/groups/G0121" xlink:type="simple">Sidewinder</text:a> has sent e-mails with malicious links often crafted for specific targets.<text:a xlink:href="https://cdn-cybersecurity.att.com/docs/global-perspective-of-the-sidewinder-apt.pdf" xlink:type="simple">[84]</text:a><text:a xlink:href="https://cybleinc.com/2020/09/26/sidewinder-apt-targets-with-futuristic-tactics-and-techniques/" xlink:type="simple">[85]</text:a></text:p>
          </table:table-cell>
          <table:table-cell table:number-columns-repeated="1021"/>
        </table:table-row>
        <table:table-row table:style-name="ro4">
          <table:table-cell office:value-type="string" calcext:value-type="string">
            <text:p><text:a xlink:href="https://attack.mitre.org/software/S0646" xlink:type="simple">S0646 </text:a> </text:p>
          </table:table-cell>
          <table:table-cell office:value-type="string" calcext:value-type="string">
            <text:p><text:a xlink:href="https://attack.mitre.org/software/S0646" xlink:type="simple">SpicyOmelette </text:a> </text:p>
          </table:table-cell>
          <table:table-cell office:value-type="string" calcext:value-type="string">
            <text:p><text:a xlink:href="https://attack.mitre.org/software/S0646" xlink:type="simple">SpicyOmelette</text:a> has been distributed via emails containing a malicious link that appears to be a PDF document.<text:a xlink:href="https://www.secureworks.com/blog/cybercriminals-increasingly-trying-to-ensnare-the-big-financial-fish" xlink:type="simple">[28]</text:a></text:p>
          </table:table-cell>
          <table:table-cell table:number-columns-repeated="1021"/>
        </table:table-row>
        <table:table-row table:style-name="ro4">
          <table:table-cell office:value-type="string" calcext:value-type="string">
            <text:p><text:a xlink:href="https://attack.mitre.org/groups/G0092" xlink:type="simple">G0092 </text:a> </text:p>
          </table:table-cell>
          <table:table-cell office:value-type="string" calcext:value-type="string">
            <text:p><text:a xlink:href="https://attack.mitre.org/groups/G0092" xlink:type="simple">TA505 </text:a> </text:p>
          </table:table-cell>
          <table:table-cell office:value-type="string" calcext:value-type="string">
            <text:p><text:a xlink:href="https://attack.mitre.org/groups/G0092" xlink:type="simple">TA505</text:a> has sent spearphishing emails containing malicious links.<text:a xlink:href="https://www.proofpoint.com/us/threat-insight/post/threat-actor-profile-ta505-dridex-globeimposter" xlink:type="simple">[86]</text:a><text:a xlink:href="https://www.proofpoint.com/us/threat-insight/post/servhelper-and-flawedgrace-new-malware-introduced-ta505" xlink:type="simple">[87]</text:a><text:a xlink:href="https://blog.trendmicro.com/trendlabs-security-intelligence/shifting-tactics-breaking-down-ta505-groups-use-of-html-rats-and-other-techniques-in-latest-campaigns/" xlink:type="simple">[88]</text:a><text:a xlink:href="https://www.proofpoint.com/us/threat-insight/post/ta505-distributes-new-sdbbot-remote-access-trojan-get2-downloader" xlink:type="simple">[89]</text:a></text:p>
          </table:table-cell>
          <table:table-cell table:number-columns-repeated="1021"/>
        </table:table-row>
        <table:table-row table:style-name="ro4">
          <table:table-cell office:value-type="string" calcext:value-type="string">
            <text:p><text:a xlink:href="https://attack.mitre.org/groups/G0134" xlink:type="simple">G0134 </text:a> </text:p>
          </table:table-cell>
          <table:table-cell office:value-type="string" calcext:value-type="string">
            <text:p><text:a xlink:href="https://attack.mitre.org/groups/G0134" xlink:type="simple">Transparent Tribe </text:a> </text:p>
          </table:table-cell>
          <table:table-cell office:value-type="string" calcext:value-type="string">
            <text:p><text:a xlink:href="https://attack.mitre.org/groups/G0134" xlink:type="simple">Transparent Tribe</text:a> has embedded links to malicious downloads in e-mails.<text:a xlink:href="https://blog.talosintelligence.com/2021/02/obliquerat-new-campaign.html" xlink:type="simple">[90]</text:a><text:a xlink:href="https://blog.talosintelligence.com/2021/05/transparent-tribe-infra-and-targeting.html" xlink:type="simple">[91]</text:a></text:p>
          </table:table-cell>
          <table:table-cell table:number-columns-repeated="1021"/>
        </table:table-row>
        <table:table-row table:style-name="ro4">
          <table:table-cell office:value-type="string" calcext:value-type="string">
            <text:p><text:a xlink:href="https://attack.mitre.org/software/S0266" xlink:type="simple">S0266 </text:a> </text:p>
          </table:table-cell>
          <table:table-cell office:value-type="string" calcext:value-type="string">
            <text:p><text:a xlink:href="https://attack.mitre.org/software/S0266" xlink:type="simple">TrickBot </text:a> </text:p>
          </table:table-cell>
          <table:table-cell office:value-type="string" calcext:value-type="string">
            <text:p><text:a xlink:href="https://attack.mitre.org/software/S0266" xlink:type="simple">TrickBot</text:a> has been delivered via malicious links in phishing e-mails.<text:a xlink:href="https://www.cybereason.com/blog/dropping-anchor-from-a-trickbot-infection-to-the-discovery-of-the-anchor-malware" xlink:type="simple">[92]</text:a></text:p>
          </table:table-cell>
          <table:table-cell table:number-columns-repeated="1021"/>
        </table:table-row>
        <table:table-row table:style-name="ro8">
          <table:table-cell office:value-type="string" calcext:value-type="string">
            <text:p><text:a xlink:href="https://attack.mitre.org/groups/G0010" xlink:type="simple">G0010 </text:a> </text:p>
          </table:table-cell>
          <table:table-cell office:value-type="string" calcext:value-type="string">
            <text:p><text:a xlink:href="https://attack.mitre.org/groups/G0010" xlink:type="simple">Turla </text:a> </text:p>
          </table:table-cell>
          <table:table-cell office:value-type="string" calcext:value-type="string">
            <text:p><text:a xlink:href="https://attack.mitre.org/groups/G0010" xlink:type="simple">Turla</text:a> attempted to trick targets into clicking on a link featuring a seemingly legitimate domain from Adobe.com to download their malware and gain initial access.<text:a xlink:href="https://www.welivesecurity.com/wp-content/uploads/2018/01/ESET_Turla_Mosquito.pdf" xlink:type="simple">[93]</text:a></text:p>
          </table:table-cell>
          <table:table-cell table:number-columns-repeated="1021"/>
        </table:table-row>
        <table:table-row table:style-name="ro4">
          <table:table-cell office:value-type="string" calcext:value-type="string">
            <text:p><text:a xlink:href="https://attack.mitre.org/software/S0476" xlink:type="simple">S0476 </text:a> </text:p>
          </table:table-cell>
          <table:table-cell office:value-type="string" calcext:value-type="string">
            <text:p><text:a xlink:href="https://attack.mitre.org/software/S0476" xlink:type="simple">Valak </text:a> </text:p>
          </table:table-cell>
          <table:table-cell office:value-type="string" calcext:value-type="string">
            <text:p><text:a xlink:href="https://attack.mitre.org/software/S0476" xlink:type="simple">Valak</text:a> has been delivered via malicious links in e-mail.<text:a xlink:href="https://assets.sentinelone.com/labs/sentinel-one-valak-i" xlink:type="simple">[94]</text:a></text:p>
          </table:table-cell>
          <table:table-cell table:number-columns-repeated="1021"/>
        </table:table-row>
        <table:table-row table:style-name="ro4">
          <table:table-cell office:value-type="string" calcext:value-type="string">
            <text:p><text:a xlink:href="https://attack.mitre.org/groups/G0112" xlink:type="simple">G0112 </text:a> </text:p>
          </table:table-cell>
          <table:table-cell office:value-type="string" calcext:value-type="string">
            <text:p><text:a xlink:href="https://attack.mitre.org/groups/G0112" xlink:type="simple">Windshift </text:a> </text:p>
          </table:table-cell>
          <table:table-cell office:value-type="string" calcext:value-type="string">
            <text:p><text:a xlink:href="https://attack.mitre.org/groups/G0112" xlink:type="simple">Windshift</text:a> has sent spearphishing emails with links to harvest credentials and deliver malware.<text:a xlink:href="https://www.sans.org/cyber-security-summit/archives/file/summit-archive-1554718868.pdf" xlink:type="simple">[95]</text:a></text:p>
          </table:table-cell>
          <table:table-cell table:number-columns-repeated="1021"/>
        </table:table-row>
        <table:table-row table:style-name="ro8">
          <table:table-cell office:value-type="string" calcext:value-type="string">
            <text:p><text:a xlink:href="https://attack.mitre.org/groups/G0102" xlink:type="simple">G0102 </text:a> </text:p>
          </table:table-cell>
          <table:table-cell office:value-type="string" calcext:value-type="string">
            <text:p><text:a xlink:href="https://attack.mitre.org/groups/G0102" xlink:type="simple">Wizard Spider </text:a> </text:p>
          </table:table-cell>
          <table:table-cell office:value-type="string" calcext:value-type="string">
            <text:p><text:a xlink:href="https://attack.mitre.org/groups/G0102" xlink:type="simple">Wizard Spider</text:a> has sent phishing emails containing a link to an actor-controlled Google Drive document or other free online file hosting services.<text:a xlink:href="https://us-cert.cisa.gov/ncas/alerts/aa20-302a" xlink:type="simple">[96]</text:a><text:a xlink:href="https://thedfirreport.com/2020/11/05/ryuk-speed-run-2-hours-to-ransom/" xlink:type="simple">[97]</text:a></text:p>
          </table:table-cell>
          <table:table-cell table:number-columns-repeated="1021"/>
        </table:table-row>
        <table:table-row table:style-name="ro8">
          <table:table-cell office:value-type="string" calcext:value-type="string">
            <text:p><text:a xlink:href="https://attack.mitre.org/groups/G0128" xlink:type="simple">G0128 </text:a> </text:p>
          </table:table-cell>
          <table:table-cell office:value-type="string" calcext:value-type="string">
            <text:p><text:a xlink:href="https://attack.mitre.org/groups/G0128" xlink:type="simple">ZIRCONIUM </text:a> </text:p>
          </table:table-cell>
          <table:table-cell office:value-type="string" calcext:value-type="string">
            <text:p><text:a xlink:href="https://attack.mitre.org/groups/G0128" xlink:type="simple">ZIRCONIUM</text:a> has used malicious links and web beacons in e-mails for malware download and to track hits to attacker-controlled URL's.<text:a xlink:href="https://blogs.microsoft.com/on-the-issues/2020/09/10/cyberattacks-us-elections-trump-biden/" xlink:type="simple">[98]</text:a><text:a xlink:href="https://blog.google/threat-analysis-group/how-were-tackling-evolving-online-threats/" xlink:type="simple">[99]</text:a><text:a xlink:href="https://www.zscaler.com/blogs/security-research/apt-31-leverages-covid-19-vaccine-theme-and-abuses-legitimate-online" xlink:type="simple">[100]</text:a></text:p>
          </table:table-cell>
          <table:table-cell table:number-columns-repeated="1021"/>
        </table:table-row>
        <table:table-row table:style-name="ro4">
          <table:table-cell office:value-type="string" calcext:value-type="string">
            <text:p><text:a xlink:href="https://attack.mitre.org/groups/G0130" xlink:type="simple">G0130 </text:a> </text:p>
          </table:table-cell>
          <table:table-cell office:value-type="string" calcext:value-type="string">
            <text:p><text:a xlink:href="https://attack.mitre.org/groups/G0130" xlink:type="simple">Ajax Security Team </text:a> </text:p>
          </table:table-cell>
          <table:table-cell office:value-type="string" calcext:value-type="string">
            <text:p><text:a xlink:href="https://attack.mitre.org/groups/G0130" xlink:type="simple">Ajax Security Team</text:a> has used various social media channels to spearphish victims.<text:a xlink:href="https://www.fireeye.com/content/dam/fireeye-www/global/en/current-threats/pdfs/rpt-operation-saffron-rose.pdf" xlink:type="simple">[1]</text:a></text:p>
          </table:table-cell>
          <table:table-cell table:number-columns-repeated="1021"/>
        </table:table-row>
        <table:table-row table:style-name="ro4">
          <table:table-cell office:value-type="string" calcext:value-type="string">
            <text:p><text:a xlink:href="https://attack.mitre.org/groups/G0016" xlink:type="simple">G0016 </text:a> </text:p>
          </table:table-cell>
          <table:table-cell office:value-type="string" calcext:value-type="string">
            <text:p><text:a xlink:href="https://attack.mitre.org/groups/G0016" xlink:type="simple">APT29 </text:a> </text:p>
          </table:table-cell>
          <table:table-cell office:value-type="string" calcext:value-type="string">
            <text:p><text:a xlink:href="https://attack.mitre.org/groups/G0016" xlink:type="simple">APT29</text:a> has used the legitimate mailing service Constant Contact to send phishing e-mails.<text:a xlink:href="https://www.ncsc.gov.uk/files/Advisory-further-TTPs-associated-with-SVR-cyber-actors.pdf" xlink:type="simple">[2]</text:a></text:p>
          </table:table-cell>
          <table:table-cell table:number-columns-repeated="1021"/>
        </table:table-row>
        <table:table-row table:style-name="ro4">
          <table:table-cell office:value-type="string" calcext:value-type="string">
            <text:p><text:a xlink:href="https://attack.mitre.org/groups/G0070" xlink:type="simple">G0070 </text:a> </text:p>
          </table:table-cell>
          <table:table-cell office:value-type="string" calcext:value-type="string">
            <text:p><text:a xlink:href="https://attack.mitre.org/groups/G0070" xlink:type="simple">Dark Caracal </text:a> </text:p>
          </table:table-cell>
          <table:table-cell office:value-type="string" calcext:value-type="string">
            <text:p><text:a xlink:href="https://attack.mitre.org/groups/G0070" xlink:type="simple">Dark Caracal</text:a> spearphished victims via Facebook and Whatsapp.<text:a xlink:href="https://info.lookout.com/rs/051-ESQ-475/images/Lookout_Dark-Caracal_srr_20180118_us_v.1.0.pdf" xlink:type="simple">[3]</text:a></text:p>
          </table:table-cell>
          <table:table-cell table:number-columns-repeated="1021"/>
        </table:table-row>
        <table:table-row table:style-name="ro4">
          <table:table-cell office:value-type="string" calcext:value-type="string">
            <text:p><text:a xlink:href="https://attack.mitre.org/groups/G0037" xlink:type="simple">G0037 </text:a> </text:p>
          </table:table-cell>
          <table:table-cell office:value-type="string" calcext:value-type="string">
            <text:p><text:a xlink:href="https://attack.mitre.org/groups/G0037" xlink:type="simple">FIN6 </text:a> </text:p>
          </table:table-cell>
          <table:table-cell office:value-type="string" calcext:value-type="string">
            <text:p><text:a xlink:href="https://attack.mitre.org/groups/G0037" xlink:type="simple">FIN6</text:a> has used fake job advertisements sent via LinkedIn to spearphish targets.<text:a xlink:href="https://securityintelligence.com/posts/more_eggs-anyone-threat-actor-itg08-strikes-again/" xlink:type="simple">[4]</text:a></text:p>
          </table:table-cell>
          <table:table-cell table:number-columns-repeated="1021"/>
        </table:table-row>
        <table:table-row table:style-name="ro4">
          <table:table-cell office:value-type="string" calcext:value-type="string">
            <text:p><text:a xlink:href="https://attack.mitre.org/groups/G0032" xlink:type="simple">G0032 </text:a> </text:p>
          </table:table-cell>
          <table:table-cell office:value-type="string" calcext:value-type="string">
            <text:p><text:a xlink:href="https://attack.mitre.org/groups/G0032" xlink:type="simple">Lazarus Group </text:a> </text:p>
          </table:table-cell>
          <table:table-cell office:value-type="string" calcext:value-type="string">
            <text:p><text:a xlink:href="https://attack.mitre.org/groups/G0032" xlink:type="simple">Lazarus Group</text:a> has used social media platforms, including LinkedIn and Twitter, to send spearphishing messages.<text:a xlink:href="https://blog.google/threat-analysis-group/new-campaign-targeting-security-researchers/" xlink:type="simple">[5]</text:a><text:a xlink:href="https://www.clearskysec.com/wp-content/uploads/2020/08/Dream-Job-Campaign.pdf" xlink:type="simple">[6]</text:a><text:a xlink:href="https://www.welivesecurity.com/wp-content/uploads/2020/06/ESET_Operation_Interception.pdf" xlink:type="simple">[7]</text:a></text:p>
          </table:table-cell>
          <table:table-cell table:number-columns-repeated="1021"/>
        </table:table-row>
        <table:table-row table:style-name="ro8">
          <table:table-cell office:value-type="string" calcext:value-type="string">
            <text:p><text:a xlink:href="https://attack.mitre.org/groups/G0059" xlink:type="simple">G0059 </text:a> </text:p>
          </table:table-cell>
          <table:table-cell office:value-type="string" calcext:value-type="string">
            <text:p><text:a xlink:href="https://attack.mitre.org/groups/G0059" xlink:type="simple">Magic Hound </text:a> </text:p>
          </table:table-cell>
          <table:table-cell office:value-type="string" calcext:value-type="string">
            <text:p><text:a xlink:href="https://attack.mitre.org/groups/G0059" xlink:type="simple">Magic Hound</text:a> used various social media channels (such as LinkedIn) as well as messaging services (such as WhatsApp) to spearphish victims.<text:a xlink:href="https://www.secureworks.com/research/the-curious-case-of-mia-ash" xlink:type="simple">[8]</text:a><text:a xlink:href="https://blogs.microsoft.com/on-the-issues/2019/03/27/new-steps-to-protect-customers-from-hacking/" xlink:type="simple">[9]</text:a><text:a xlink:href="https://www.clearskysec.com/wp-content/uploads/2020/08/The-Kittens-are-Back-in-Town-3.pdf" xlink:type="simple">[10]</text:a></text:p>
          </table:table-cell>
          <table:table-cell table:number-columns-repeated="1021"/>
        </table:table-row>
        <table:table-row table:style-name="ro4">
          <table:table-cell office:value-type="string" calcext:value-type="string">
            <text:p><text:a xlink:href="https://attack.mitre.org/groups/G0049" xlink:type="simple">G0049 </text:a> </text:p>
          </table:table-cell>
          <table:table-cell office:value-type="string" calcext:value-type="string">
            <text:p><text:a xlink:href="https://attack.mitre.org/groups/G0049" xlink:type="simple">OilRig </text:a> </text:p>
          </table:table-cell>
          <table:table-cell office:value-type="string" calcext:value-type="string">
            <text:p><text:a xlink:href="https://attack.mitre.org/groups/G0049" xlink:type="simple">OilRig</text:a> has used LinkedIn to send spearphishing links.<text:a xlink:href="https://www.fireeye.com/blog/threat-research/2019/07/hard-pass-declining-apt34-invite-to-join-their-professional-network.html" xlink:type="simple">[11]</text:a></text:p>
          </table:table-cell>
          <table:table-cell table:number-columns-repeated="1021"/>
        </table:table-row>
        <table:table-row table:style-name="ro4">
          <table:table-cell office:value-type="string" calcext:value-type="string">
            <text:p><text:a xlink:href="https://attack.mitre.org/groups/G0112" xlink:type="simple">G0112 </text:a> </text:p>
          </table:table-cell>
          <table:table-cell office:value-type="string" calcext:value-type="string">
            <text:p><text:a xlink:href="https://attack.mitre.org/groups/G0112" xlink:type="simple">Windshift </text:a> </text:p>
          </table:table-cell>
          <table:table-cell office:value-type="string" calcext:value-type="string">
            <text:p><text:a xlink:href="https://attack.mitre.org/groups/G0112" xlink:type="simple">Windshift</text:a> has used fake personas on social media to engage and target victims.<text:a xlink:href="https://www.sans.org/cyber-security-summit/archives/file/summit-archive-1554718868.pdf" xlink:type="simple">[12]</text:a> </text:p>
          </table:table-cell>
          <table:table-cell table:number-columns-repeated="1021"/>
        </table:table-row>
        <table:table-row table:style-name="ro4">
          <table:table-cell office:value-type="string" calcext:value-type="string">
            <text:p><text:a xlink:href="https://attack.mitre.org/groups/G0007" xlink:type="simple">G0007 </text:a> </text:p>
          </table:table-cell>
          <table:table-cell office:value-type="string" calcext:value-type="string">
            <text:p><text:a xlink:href="https://attack.mitre.org/groups/G0007" xlink:type="simple">APT28 </text:a> </text:p>
          </table:table-cell>
          <table:table-cell office:value-type="string" calcext:value-type="string">
            <text:p><text:a xlink:href="https://attack.mitre.org/groups/G0007" xlink:type="simple">APT28</text:a> has used spearphishing to compromise credentials.<text:a xlink:href="https://blogs.microsoft.com/on-the-issues/2020/09/10/cyberattacks-us-elections-trump-biden/" xlink:type="simple">[6]</text:a><text:a xlink:href="https://www.secureworks.com/research/iron-twilight-supports-active-measures" xlink:type="simple">[7]</text:a></text:p>
          </table:table-cell>
          <table:table-cell table:number-columns-repeated="1021"/>
        </table:table-row>
        <table:table-row table:style-name="ro4">
          <table:table-cell office:value-type="string" calcext:value-type="string">
            <text:p><text:a xlink:href="https://attack.mitre.org/groups/G0128" xlink:type="simple">G0128 </text:a> </text:p>
          </table:table-cell>
          <table:table-cell office:value-type="string" calcext:value-type="string">
            <text:p><text:a xlink:href="https://attack.mitre.org/groups/G0128" xlink:type="simple">ZIRCONIUM </text:a> </text:p>
          </table:table-cell>
          <table:table-cell office:value-type="string" calcext:value-type="string">
            <text:p><text:a xlink:href="https://attack.mitre.org/groups/G0128" xlink:type="simple">ZIRCONIUM</text:a> targeted presidential campaign staffers with credential phishing e-mails.<text:a xlink:href="https://blog.google/threat-analysis-group/how-were-tackling-evolving-online-threats/" xlink:type="simple">[8]</text:a></text:p>
          </table:table-cell>
          <table:table-cell table:number-columns-repeated="1021"/>
        </table:table-row>
        <table:table-row table:style-name="ro4">
          <table:table-cell office:value-type="string" calcext:value-type="string">
            <text:p><text:a xlink:href="https://attack.mitre.org/software/S0373" xlink:type="simple">S0373 </text:a> </text:p>
          </table:table-cell>
          <table:table-cell office:value-type="string" calcext:value-type="string">
            <text:p><text:a xlink:href="https://attack.mitre.org/software/S0373" xlink:type="simple">Astaroth </text:a> </text:p>
          </table:table-cell>
          <table:table-cell office:value-type="string" calcext:value-type="string">
            <text:p><text:a xlink:href="https://attack.mitre.org/software/S0373" xlink:type="simple">Astaroth</text:a> has been delivered via malicious e-mail attachments.<text:a xlink:href="https://securelist.com/the-tetrade-brazilian-banking-malware/97779/" xlink:type="simple">[3]</text:a></text:p>
          </table:table-cell>
          <table:table-cell table:number-columns-repeated="1021"/>
        </table:table-row>
        <table:table-row table:style-name="ro4">
          <table:table-cell office:value-type="string" calcext:value-type="string">
            <text:p><text:a xlink:href="https://attack.mitre.org/groups/G0035" xlink:type="simple">G0035 </text:a> </text:p>
          </table:table-cell>
          <table:table-cell office:value-type="string" calcext:value-type="string">
            <text:p><text:a xlink:href="https://attack.mitre.org/groups/G0035" xlink:type="simple">Dragonfly </text:a> </text:p>
          </table:table-cell>
          <table:table-cell office:value-type="string" calcext:value-type="string">
            <text:p><text:a xlink:href="https://attack.mitre.org/groups/G0035" xlink:type="simple">Dragonfly</text:a> has used spearphishing with Microsoft Office attachments to enable harvesting of user credentials.<text:a xlink:href="https://www.us-cert.gov/ncas/alerts/TA18-074A" xlink:type="simple">[4]</text:a></text:p>
          </table:table-cell>
          <table:table-cell table:number-columns-repeated="1021"/>
        </table:table-row>
        <table:table-row table:style-name="ro4">
          <table:table-cell office:value-type="string" calcext:value-type="string">
            <text:p><text:a xlink:href="https://attack.mitre.org/groups/G0121" xlink:type="simple">G0121 </text:a> </text:p>
          </table:table-cell>
          <table:table-cell office:value-type="string" calcext:value-type="string">
            <text:p><text:a xlink:href="https://attack.mitre.org/groups/G0121" xlink:type="simple">Sidewinder </text:a> </text:p>
          </table:table-cell>
          <table:table-cell office:value-type="string" calcext:value-type="string">
            <text:p><text:a xlink:href="https://attack.mitre.org/groups/G0121" xlink:type="simple">Sidewinder</text:a> has sent e-mails with malicious attachments that lead victims to credential harvesting websites.<text:a xlink:href="https://cdn-cybersecurity.att.com/docs/global-perspective-of-the-sidewinder-apt.pdf" xlink:type="simple">[5]</text:a><text:a xlink:href="https://www.rewterz.com/threats/sidewinder-apt-group-campaign-analysis" xlink:type="simple">[6]</text:a><text:a xlink:href="https://cybleinc.com/2020/09/26/sidewinder-apt-targets-with-futuristic-tactics-and-techniques/" xlink:type="simple">[7]</text:a></text:p>
          </table:table-cell>
          <table:table-cell table:number-columns-repeated="1021"/>
        </table:table-row>
        <table:table-row table:style-name="ro4">
          <table:table-cell office:value-type="string" calcext:value-type="string">
            <text:p><text:a xlink:href="https://attack.mitre.org/software/S0677" xlink:type="simple">S0677 </text:a> </text:p>
          </table:table-cell>
          <table:table-cell office:value-type="string" calcext:value-type="string">
            <text:p><text:a xlink:href="https://attack.mitre.org/software/S0677" xlink:type="simple">AADInternals </text:a> </text:p>
          </table:table-cell>
          <table:table-cell office:value-type="string" calcext:value-type="string">
            <text:p><text:a xlink:href="https://attack.mitre.org/software/S0677" xlink:type="simple">AADInternals</text:a> can send phishing emails containing malicious links designed to collect users’ credentials.<text:a xlink:href="https://o365blog.com/aadinternals" xlink:type="simple">[3]</text:a></text:p>
          </table:table-cell>
          <table:table-cell table:number-columns-repeated="1021"/>
        </table:table-row>
        <table:table-row table:style-name="ro4">
          <table:table-cell office:value-type="string" calcext:value-type="string">
            <text:p><text:a xlink:href="https://attack.mitre.org/groups/G0007" xlink:type="simple">G0007 </text:a> </text:p>
          </table:table-cell>
          <table:table-cell office:value-type="string" calcext:value-type="string">
            <text:p><text:a xlink:href="https://attack.mitre.org/groups/G0007" xlink:type="simple">APT28 </text:a> </text:p>
          </table:table-cell>
          <table:table-cell office:value-type="string" calcext:value-type="string">
            <text:p><text:a xlink:href="https://attack.mitre.org/groups/G0007" xlink:type="simple">APT28</text:a> has conducted credential phishing campaigns with embedded links to attacker-controlled domains.<text:a xlink:href="https://blog.google/threat-analysis-group/update-threat-landscape-ukraine" xlink:type="simple">[4]</text:a></text:p>
          </table:table-cell>
          <table:table-cell table:number-columns-repeated="1021"/>
        </table:table-row>
        <table:table-row table:style-name="ro4">
          <table:table-cell office:value-type="string" calcext:value-type="string">
            <text:p><text:a xlink:href="https://attack.mitre.org/groups/G0050" xlink:type="simple">G0050 </text:a> </text:p>
          </table:table-cell>
          <table:table-cell office:value-type="string" calcext:value-type="string">
            <text:p><text:a xlink:href="https://attack.mitre.org/groups/G0050" xlink:type="simple">APT32 </text:a> </text:p>
          </table:table-cell>
          <table:table-cell office:value-type="string" calcext:value-type="string">
            <text:p><text:a xlink:href="https://attack.mitre.org/groups/G0050" xlink:type="simple">APT32</text:a> has used malicious links to direct users to web pages designed to harvest credentials.<text:a xlink:href="https://www.volexity.com/blog/2020/11/06/oceanlotus-extending-cyber-espionage-operations-through-fake-websites/" xlink:type="simple">[5]</text:a></text:p>
          </table:table-cell>
          <table:table-cell table:number-columns-repeated="1021"/>
        </table:table-row>
        <table:table-row table:style-name="ro4">
          <table:table-cell office:value-type="string" calcext:value-type="string">
            <text:p><text:a xlink:href="https://attack.mitre.org/groups/G0035" xlink:type="simple">G0035 </text:a> </text:p>
          </table:table-cell>
          <table:table-cell office:value-type="string" calcext:value-type="string">
            <text:p><text:a xlink:href="https://attack.mitre.org/groups/G0035" xlink:type="simple">Dragonfly </text:a> </text:p>
          </table:table-cell>
          <table:table-cell office:value-type="string" calcext:value-type="string">
            <text:p><text:a xlink:href="https://attack.mitre.org/groups/G0035" xlink:type="simple">Dragonfly</text:a> has used spearphishing with PDF attachments containing malicious links that redirected to credential harvesting websites.<text:a xlink:href="https://www.us-cert.gov/ncas/alerts/TA18-074A" xlink:type="simple">[6]</text:a></text:p>
          </table:table-cell>
          <table:table-cell table:number-columns-repeated="1021"/>
        </table:table-row>
        <table:table-row table:style-name="ro4">
          <table:table-cell office:value-type="string" calcext:value-type="string">
            <text:p><text:a xlink:href="https://attack.mitre.org/groups/G0094" xlink:type="simple">G0094 </text:a> </text:p>
          </table:table-cell>
          <table:table-cell office:value-type="string" calcext:value-type="string">
            <text:p><text:a xlink:href="https://attack.mitre.org/groups/G0094" xlink:type="simple">Kimsuky </text:a> </text:p>
          </table:table-cell>
          <table:table-cell office:value-type="string" calcext:value-type="string">
            <text:p><text:a xlink:href="https://attack.mitre.org/groups/G0094" xlink:type="simple">Kimsuky</text:a> has used links in e-mail to steal account information.<text:a xlink:href="https://www.virusbulletin.com/virusbulletin/2020/03/vb2019-paper-kimsuky-group-tracking-king-spearphishing/" xlink:type="simple">[7]</text:a><text:a xlink:href="https://blog.malwarebytes.com/threat-analysis/2021/06/kimsuky-apt-continues-to-target-south-korean-government-using-appleseed-backdoor/" xlink:type="simple">[8]</text:a><text:a xlink:href="https://www.boho.or.kr/krcert/publicationView.do?bulletin_writing_sequence=35936" xlink:type="simple">[9]</text:a></text:p>
          </table:table-cell>
          <table:table-cell table:number-columns-repeated="1021"/>
        </table:table-row>
        <table:table-row table:style-name="ro4">
          <table:table-cell office:value-type="string" calcext:value-type="string">
            <text:p><text:a xlink:href="https://attack.mitre.org/groups/G0059" xlink:type="simple">G0059 </text:a> </text:p>
          </table:table-cell>
          <table:table-cell office:value-type="string" calcext:value-type="string">
            <text:p><text:a xlink:href="https://attack.mitre.org/groups/G0059" xlink:type="simple">Magic Hound </text:a> </text:p>
          </table:table-cell>
          <table:table-cell office:value-type="string" calcext:value-type="string">
            <text:p><text:a xlink:href="https://attack.mitre.org/groups/G0059" xlink:type="simple">Magic Hound</text:a> has used SMS and email messages with links designed to steal credentials.<text:a xlink:href="https://blog.certfa.com/posts/charming-kitten-christmas-gift/" xlink:type="simple">[10]</text:a><text:a xlink:href="https://www.clearskysec.com/wp-content/uploads/2020/08/The-Kittens-are-Back-in-Town-3.pdf" xlink:type="simple">[11]</text:a><text:a xlink:href="https://www.proofpoint.com/us/blog/threat-insight/badblood-ta453-targets-us-and-israeli-medical-research-personnel-credential" xlink:type="simple">[12]</text:a><text:a xlink:href="https://www.proofpoint.com/us/blog/threat-insight/operation-spoofedscholars-conversation-ta453" xlink:type="simple">[13]</text:a></text:p>
          </table:table-cell>
          <table:table-cell table:number-columns-repeated="1021"/>
        </table:table-row>
        <table:table-row table:style-name="ro8">
          <table:table-cell office:value-type="string" calcext:value-type="string">
            <text:p><text:a xlink:href="https://attack.mitre.org/groups/G0034" xlink:type="simple">G0034 </text:a> </text:p>
          </table:table-cell>
          <table:table-cell office:value-type="string" calcext:value-type="string">
            <text:p><text:a xlink:href="https://attack.mitre.org/groups/G0034" xlink:type="simple">Sandworm Team </text:a> </text:p>
          </table:table-cell>
          <table:table-cell office:value-type="string" calcext:value-type="string">
            <text:p><text:a xlink:href="https://attack.mitre.org/groups/G0034" xlink:type="simple">Sandworm Team</text:a> has crafted spearphishing emails with hyperlinks designed to trick unwitting recipients into revealing their account credentials.<text:a xlink:href="https://www.justice.gov/opa/press-release/file/1328521/download" xlink:type="simple">[14]</text:a></text:p>
          </table:table-cell>
          <table:table-cell table:number-columns-repeated="1021"/>
        </table:table-row>
        <table:table-row table:style-name="ro4">
          <table:table-cell office:value-type="string" calcext:value-type="string">
            <text:p><text:a xlink:href="https://attack.mitre.org/groups/G0121" xlink:type="simple">G0121 </text:a> </text:p>
          </table:table-cell>
          <table:table-cell office:value-type="string" calcext:value-type="string">
            <text:p><text:a xlink:href="https://attack.mitre.org/groups/G0121" xlink:type="simple">Sidewinder </text:a> </text:p>
          </table:table-cell>
          <table:table-cell office:value-type="string" calcext:value-type="string">
            <text:p><text:a xlink:href="https://attack.mitre.org/groups/G0121" xlink:type="simple">Sidewinder</text:a> has sent e-mails with malicious links to credential harvesting websites.<text:a xlink:href="https://cdn-cybersecurity.att.com/docs/global-perspective-of-the-sidewinder-apt.pdf" xlink:type="simple">[15]</text:a></text:p>
          </table:table-cell>
          <table:table-cell table:number-columns-repeated="1021"/>
        </table:table-row>
        <table:table-row table:style-name="ro8">
          <table:table-cell office:value-type="string" calcext:value-type="string">
            <text:p><text:a xlink:href="https://attack.mitre.org/groups/G0122" xlink:type="simple">G0122 </text:a> </text:p>
          </table:table-cell>
          <table:table-cell office:value-type="string" calcext:value-type="string">
            <text:p><text:a xlink:href="https://attack.mitre.org/groups/G0122" xlink:type="simple">Silent Librarian </text:a> </text:p>
          </table:table-cell>
          <table:table-cell office:value-type="string" calcext:value-type="string">
            <text:p><text:a xlink:href="https://attack.mitre.org/groups/G0122" xlink:type="simple">Silent Librarian</text:a> has used links in e-mails to direct victims to credential harvesting websites designed to appear like the targeted organization's login page.<text:a xlink:href="https://www.justice.gov/usao-sdny/press-release/file/1045781/download" xlink:type="simple">[16]</text:a><text:a xlink:href="https://info.phishlabs.com/blog/silent-librarian-more-to-the-story-of-the-iranian-mabna-institute-indictment" xlink:type="simple">[17]</text:a><text:a xlink:href="https://www.secureworks.com/blog/back-to-school-cobalt-dickens-targets-universities" xlink:type="simple">[18]</text:a><text:a xlink:href="https://www.proofpoint.com/us/threat-insight/post/threat-actor-profile-ta407-silent-librarian" xlink:type="simple">[19]</text:a><text:a xlink:href="https://www.secureworks.com/blog/cobalt-dickens-goes-back-to-school-again" xlink:type="simple">[20]</text:a><text:a xlink:href="https://blog.malwarebytes.com/malwarebytes-news/2020/10/silent-librarian-apt-phishing-attack/" xlink:type="simple">[21]</text:a></text:p>
          </table:table-cell>
          <table:table-cell table:number-columns-repeated="1021"/>
        </table:table-row>
        <table:table-row table:style-name="ro4">
          <table:table-cell office:value-type="string" calcext:value-type="string">
            <text:p><text:a xlink:href="https://attack.mitre.org/software/S0649" xlink:type="simple">S0649 </text:a> </text:p>
          </table:table-cell>
          <table:table-cell office:value-type="string" calcext:value-type="string">
            <text:p><text:a xlink:href="https://attack.mitre.org/software/S0649" xlink:type="simple">SMOKEDHAM </text:a> </text:p>
          </table:table-cell>
          <table:table-cell office:value-type="string" calcext:value-type="string">
            <text:p><text:a xlink:href="https://attack.mitre.org/software/S0649" xlink:type="simple">SMOKEDHAM</text:a> has been delivered via malicious links in phishing emails.<text:a xlink:href="https://www.fireeye.com/blog/threat-research/2021/05/shining-a-light-on-darkside-ransomware-operations.html" xlink:type="simple">[22]</text:a></text:p>
          </table:table-cell>
          <table:table-cell table:number-columns-repeated="1021"/>
        </table:table-row>
        <table:table-row table:style-name="ro4" table:visibility="filter">
          <table:table-cell office:value-type="string" calcext:value-type="string">
            <text:p><text:a xlink:href="https://attack.mitre.org/groups/G0007" xlink:type="simple">G0007 </text:a> </text:p>
          </table:table-cell>
          <table:table-cell office:value-type="string" calcext:value-type="string">
            <text:p><text:a xlink:href="https://attack.mitre.org/groups/G0007" xlink:type="simple">APT28 </text:a> </text:p>
          </table:table-cell>
          <table:table-cell office:value-type="string" calcext:value-type="string">
            <text:p><text:a xlink:href="https://attack.mitre.org/groups/G0007" xlink:type="simple">APT28</text:a> has used spearphishing to compromise credentials.<text:a xlink:href="https://blogs.microsoft.com/on-the-issues/2020/09/10/cyberattacks-us-elections-trump-biden/" xlink:type="simple">[6]</text:a><text:a xlink:href="https://www.secureworks.com/research/iron-twilight-supports-active-measures" xlink:type="simple">[7]</text:a></text:p>
          </table:table-cell>
          <table:table-cell table:number-columns-repeated="1021"/>
        </table:table-row>
        <table:table-row table:style-name="ro4" table:visibility="filter">
          <table:table-cell office:value-type="string" calcext:value-type="string">
            <text:p><text:a xlink:href="https://attack.mitre.org/groups/G0128" xlink:type="simple">G0128 </text:a> </text:p>
          </table:table-cell>
          <table:table-cell office:value-type="string" calcext:value-type="string">
            <text:p><text:a xlink:href="https://attack.mitre.org/groups/G0128" xlink:type="simple">ZIRCONIUM </text:a> </text:p>
          </table:table-cell>
          <table:table-cell office:value-type="string" calcext:value-type="string">
            <text:p><text:a xlink:href="https://attack.mitre.org/groups/G0128" xlink:type="simple">ZIRCONIUM</text:a> targeted presidential campaign staffers with credential phishing e-mails.<text:a xlink:href="https://blog.google/threat-analysis-group/how-were-tackling-evolving-online-threats/" xlink:type="simple">[8]</text:a></text:p>
          </table:table-cell>
          <table:table-cell table:number-columns-repeated="1021"/>
        </table:table-row>
        <table:table-row table:style-name="ro4" table:visibility="filter">
          <table:table-cell office:value-type="string" calcext:value-type="string">
            <text:p><text:a xlink:href="https://attack.mitre.org/software/S0373" xlink:type="simple">S0373 </text:a> </text:p>
          </table:table-cell>
          <table:table-cell office:value-type="string" calcext:value-type="string">
            <text:p><text:a xlink:href="https://attack.mitre.org/software/S0373" xlink:type="simple">Astaroth </text:a> </text:p>
          </table:table-cell>
          <table:table-cell office:value-type="string" calcext:value-type="string">
            <text:p><text:a xlink:href="https://attack.mitre.org/software/S0373" xlink:type="simple">Astaroth</text:a> has been delivered via malicious e-mail attachments.<text:a xlink:href="https://securelist.com/the-tetrade-brazilian-banking-malware/97779/" xlink:type="simple">[3]</text:a></text:p>
          </table:table-cell>
          <table:table-cell table:number-columns-repeated="1021"/>
        </table:table-row>
        <table:table-row table:style-name="ro4" table:visibility="filter">
          <table:table-cell office:value-type="string" calcext:value-type="string">
            <text:p><text:a xlink:href="https://attack.mitre.org/groups/G0035" xlink:type="simple">G0035 </text:a> </text:p>
          </table:table-cell>
          <table:table-cell office:value-type="string" calcext:value-type="string">
            <text:p><text:a xlink:href="https://attack.mitre.org/groups/G0035" xlink:type="simple">Dragonfly </text:a> </text:p>
          </table:table-cell>
          <table:table-cell office:value-type="string" calcext:value-type="string">
            <text:p><text:a xlink:href="https://attack.mitre.org/groups/G0035" xlink:type="simple">Dragonfly</text:a> has used spearphishing with Microsoft Office attachments to enable harvesting of user credentials.<text:a xlink:href="https://www.us-cert.gov/ncas/alerts/TA18-074A" xlink:type="simple">[4]</text:a></text:p>
          </table:table-cell>
          <table:table-cell table:number-columns-repeated="1021"/>
        </table:table-row>
        <table:table-row table:style-name="ro4" table:visibility="filter">
          <table:table-cell office:value-type="string" calcext:value-type="string">
            <text:p><text:a xlink:href="https://attack.mitre.org/groups/G0121" xlink:type="simple">G0121 </text:a> </text:p>
          </table:table-cell>
          <table:table-cell office:value-type="string" calcext:value-type="string">
            <text:p><text:a xlink:href="https://attack.mitre.org/groups/G0121" xlink:type="simple">Sidewinder </text:a> </text:p>
          </table:table-cell>
          <table:table-cell office:value-type="string" calcext:value-type="string">
            <text:p><text:a xlink:href="https://attack.mitre.org/groups/G0121" xlink:type="simple">Sidewinder</text:a> has sent e-mails with malicious attachments that lead victims to credential harvesting websites.<text:a xlink:href="https://cdn-cybersecurity.att.com/docs/global-perspective-of-the-sidewinder-apt.pdf" xlink:type="simple">[5]</text:a><text:a xlink:href="https://www.rewterz.com/threats/sidewinder-apt-group-campaign-analysis" xlink:type="simple">[6]</text:a><text:a xlink:href="https://cybleinc.com/2020/09/26/sidewinder-apt-targets-with-futuristic-tactics-and-techniques/" xlink:type="simple">[7]</text:a></text:p>
          </table:table-cell>
          <table:table-cell table:number-columns-repeated="1021"/>
        </table:table-row>
        <table:table-row table:style-name="ro4" table:visibility="filter">
          <table:table-cell office:value-type="string" calcext:value-type="string">
            <text:p><text:a xlink:href="https://attack.mitre.org/software/S0677" xlink:type="simple">S0677 </text:a> </text:p>
          </table:table-cell>
          <table:table-cell office:value-type="string" calcext:value-type="string">
            <text:p><text:a xlink:href="https://attack.mitre.org/software/S0677" xlink:type="simple">AADInternals </text:a> </text:p>
          </table:table-cell>
          <table:table-cell office:value-type="string" calcext:value-type="string">
            <text:p><text:a xlink:href="https://attack.mitre.org/software/S0677" xlink:type="simple">AADInternals</text:a> can send phishing emails containing malicious links designed to collect users’ credentials.<text:a xlink:href="https://o365blog.com/aadinternals" xlink:type="simple">[3]</text:a></text:p>
          </table:table-cell>
          <table:table-cell table:number-columns-repeated="1021"/>
        </table:table-row>
        <table:table-row table:style-name="ro4" table:visibility="filter">
          <table:table-cell office:value-type="string" calcext:value-type="string">
            <text:p><text:a xlink:href="https://attack.mitre.org/groups/G0007" xlink:type="simple">G0007 </text:a> </text:p>
          </table:table-cell>
          <table:table-cell office:value-type="string" calcext:value-type="string">
            <text:p><text:a xlink:href="https://attack.mitre.org/groups/G0007" xlink:type="simple">APT28 </text:a> </text:p>
          </table:table-cell>
          <table:table-cell office:value-type="string" calcext:value-type="string">
            <text:p><text:a xlink:href="https://attack.mitre.org/groups/G0007" xlink:type="simple">APT28</text:a> has conducted credential phishing campaigns with embedded links to attacker-controlled domains.<text:a xlink:href="https://blog.google/threat-analysis-group/update-threat-landscape-ukraine" xlink:type="simple">[4]</text:a></text:p>
          </table:table-cell>
          <table:table-cell table:number-columns-repeated="1021"/>
        </table:table-row>
        <table:table-row table:style-name="ro4" table:visibility="filter">
          <table:table-cell office:value-type="string" calcext:value-type="string">
            <text:p><text:a xlink:href="https://attack.mitre.org/groups/G0050" xlink:type="simple">G0050 </text:a> </text:p>
          </table:table-cell>
          <table:table-cell office:value-type="string" calcext:value-type="string">
            <text:p><text:a xlink:href="https://attack.mitre.org/groups/G0050" xlink:type="simple">APT32 </text:a> </text:p>
          </table:table-cell>
          <table:table-cell office:value-type="string" calcext:value-type="string">
            <text:p><text:a xlink:href="https://attack.mitre.org/groups/G0050" xlink:type="simple">APT32</text:a> has used malicious links to direct users to web pages designed to harvest credentials.<text:a xlink:href="https://www.volexity.com/blog/2020/11/06/oceanlotus-extending-cyber-espionage-operations-through-fake-websites/" xlink:type="simple">[5]</text:a></text:p>
          </table:table-cell>
          <table:table-cell table:number-columns-repeated="1021"/>
        </table:table-row>
        <table:table-row table:style-name="ro4" table:visibility="filter">
          <table:table-cell office:value-type="string" calcext:value-type="string">
            <text:p><text:a xlink:href="https://attack.mitre.org/groups/G0035" xlink:type="simple">G0035 </text:a> </text:p>
          </table:table-cell>
          <table:table-cell office:value-type="string" calcext:value-type="string">
            <text:p><text:a xlink:href="https://attack.mitre.org/groups/G0035" xlink:type="simple">Dragonfly </text:a> </text:p>
          </table:table-cell>
          <table:table-cell office:value-type="string" calcext:value-type="string">
            <text:p><text:a xlink:href="https://attack.mitre.org/groups/G0035" xlink:type="simple">Dragonfly</text:a> has used spearphishing with PDF attachments containing malicious links that redirected to credential harvesting websites.<text:a xlink:href="https://www.us-cert.gov/ncas/alerts/TA18-074A" xlink:type="simple">[6]</text:a></text:p>
          </table:table-cell>
          <table:table-cell table:number-columns-repeated="1021"/>
        </table:table-row>
        <table:table-row table:style-name="ro4" table:visibility="filter">
          <table:table-cell office:value-type="string" calcext:value-type="string">
            <text:p><text:a xlink:href="https://attack.mitre.org/groups/G0094" xlink:type="simple">G0094 </text:a> </text:p>
          </table:table-cell>
          <table:table-cell office:value-type="string" calcext:value-type="string">
            <text:p><text:a xlink:href="https://attack.mitre.org/groups/G0094" xlink:type="simple">Kimsuky </text:a> </text:p>
          </table:table-cell>
          <table:table-cell office:value-type="string" calcext:value-type="string">
            <text:p><text:a xlink:href="https://attack.mitre.org/groups/G0094" xlink:type="simple">Kimsuky</text:a> has used links in e-mail to steal account information.<text:a xlink:href="https://www.virusbulletin.com/virusbulletin/2020/03/vb2019-paper-kimsuky-group-tracking-king-spearphishing/" xlink:type="simple">[7]</text:a><text:a xlink:href="https://blog.malwarebytes.com/threat-analysis/2021/06/kimsuky-apt-continues-to-target-south-korean-government-using-appleseed-backdoor/" xlink:type="simple">[8]</text:a><text:a xlink:href="https://www.boho.or.kr/krcert/publicationView.do?bulletin_writing_sequence=35936" xlink:type="simple">[9]</text:a></text:p>
          </table:table-cell>
          <table:table-cell table:number-columns-repeated="1021"/>
        </table:table-row>
        <table:table-row table:style-name="ro4" table:visibility="filter">
          <table:table-cell office:value-type="string" calcext:value-type="string">
            <text:p><text:a xlink:href="https://attack.mitre.org/groups/G0059" xlink:type="simple">G0059 </text:a> </text:p>
          </table:table-cell>
          <table:table-cell office:value-type="string" calcext:value-type="string">
            <text:p><text:a xlink:href="https://attack.mitre.org/groups/G0059" xlink:type="simple">Magic Hound </text:a> </text:p>
          </table:table-cell>
          <table:table-cell office:value-type="string" calcext:value-type="string">
            <text:p><text:a xlink:href="https://attack.mitre.org/groups/G0059" xlink:type="simple">Magic Hound</text:a> has used SMS and email messages with links designed to steal credentials.<text:a xlink:href="https://blog.certfa.com/posts/charming-kitten-christmas-gift/" xlink:type="simple">[10]</text:a><text:a xlink:href="https://www.clearskysec.com/wp-content/uploads/2020/08/The-Kittens-are-Back-in-Town-3.pdf" xlink:type="simple">[11]</text:a><text:a xlink:href="https://www.proofpoint.com/us/blog/threat-insight/badblood-ta453-targets-us-and-israeli-medical-research-personnel-credential" xlink:type="simple">[12]</text:a><text:a xlink:href="https://www.proofpoint.com/us/blog/threat-insight/operation-spoofedscholars-conversation-ta453" xlink:type="simple">[13]</text:a></text:p>
          </table:table-cell>
          <table:table-cell table:number-columns-repeated="1021"/>
        </table:table-row>
        <table:table-row table:style-name="ro8" table:visibility="filter">
          <table:table-cell office:value-type="string" calcext:value-type="string">
            <text:p><text:a xlink:href="https://attack.mitre.org/groups/G0034" xlink:type="simple">G0034 </text:a> </text:p>
          </table:table-cell>
          <table:table-cell office:value-type="string" calcext:value-type="string">
            <text:p><text:a xlink:href="https://attack.mitre.org/groups/G0034" xlink:type="simple">Sandworm Team </text:a> </text:p>
          </table:table-cell>
          <table:table-cell office:value-type="string" calcext:value-type="string">
            <text:p><text:a xlink:href="https://attack.mitre.org/groups/G0034" xlink:type="simple">Sandworm Team</text:a> has crafted spearphishing emails with hyperlinks designed to trick unwitting recipients into revealing their account credentials.<text:a xlink:href="https://www.justice.gov/opa/press-release/file/1328521/download" xlink:type="simple">[14]</text:a></text:p>
          </table:table-cell>
          <table:table-cell table:number-columns-repeated="1021"/>
        </table:table-row>
        <table:table-row table:style-name="ro4" table:visibility="filter">
          <table:table-cell office:value-type="string" calcext:value-type="string">
            <text:p><text:a xlink:href="https://attack.mitre.org/groups/G0121" xlink:type="simple">G0121 </text:a> </text:p>
          </table:table-cell>
          <table:table-cell office:value-type="string" calcext:value-type="string">
            <text:p><text:a xlink:href="https://attack.mitre.org/groups/G0121" xlink:type="simple">Sidewinder </text:a> </text:p>
          </table:table-cell>
          <table:table-cell office:value-type="string" calcext:value-type="string">
            <text:p><text:a xlink:href="https://attack.mitre.org/groups/G0121" xlink:type="simple">Sidewinder</text:a> has sent e-mails with malicious links to credential harvesting websites.<text:a xlink:href="https://cdn-cybersecurity.att.com/docs/global-perspective-of-the-sidewinder-apt.pdf" xlink:type="simple">[15]</text:a></text:p>
          </table:table-cell>
          <table:table-cell table:number-columns-repeated="1021"/>
        </table:table-row>
        <table:table-row table:style-name="ro8" table:visibility="filter">
          <table:table-cell office:value-type="string" calcext:value-type="string">
            <text:p><text:a xlink:href="https://attack.mitre.org/groups/G0122" xlink:type="simple">G0122 </text:a> </text:p>
          </table:table-cell>
          <table:table-cell office:value-type="string" calcext:value-type="string">
            <text:p><text:a xlink:href="https://attack.mitre.org/groups/G0122" xlink:type="simple">Silent Librarian </text:a> </text:p>
          </table:table-cell>
          <table:table-cell office:value-type="string" calcext:value-type="string">
            <text:p><text:a xlink:href="https://attack.mitre.org/groups/G0122" xlink:type="simple">Silent Librarian</text:a> has used links in e-mails to direct victims to credential harvesting websites designed to appear like the targeted organization's login page.<text:a xlink:href="https://www.justice.gov/usao-sdny/press-release/file/1045781/download" xlink:type="simple">[16]</text:a><text:a xlink:href="https://info.phishlabs.com/blog/silent-librarian-more-to-the-story-of-the-iranian-mabna-institute-indictment" xlink:type="simple">[17]</text:a><text:a xlink:href="https://www.secureworks.com/blog/back-to-school-cobalt-dickens-targets-universities" xlink:type="simple">[18]</text:a><text:a xlink:href="https://www.proofpoint.com/us/threat-insight/post/threat-actor-profile-ta407-silent-librarian" xlink:type="simple">[19]</text:a><text:a xlink:href="https://www.secureworks.com/blog/cobalt-dickens-goes-back-to-school-again" xlink:type="simple">[20]</text:a><text:a xlink:href="https://blog.malwarebytes.com/malwarebytes-news/2020/10/silent-librarian-apt-phishing-attack/" xlink:type="simple">[21]</text:a></text:p>
          </table:table-cell>
          <table:table-cell table:number-columns-repeated="1021"/>
        </table:table-row>
        <table:table-row table:style-name="ro4" table:visibility="filter">
          <table:table-cell office:value-type="string" calcext:value-type="string">
            <text:p><text:a xlink:href="https://attack.mitre.org/software/S0649" xlink:type="simple">S0649 </text:a> </text:p>
          </table:table-cell>
          <table:table-cell office:value-type="string" calcext:value-type="string">
            <text:p><text:a xlink:href="https://attack.mitre.org/software/S0649" xlink:type="simple">SMOKEDHAM </text:a> </text:p>
          </table:table-cell>
          <table:table-cell office:value-type="string" calcext:value-type="string">
            <text:p><text:a xlink:href="https://attack.mitre.org/software/S0649" xlink:type="simple">SMOKEDHAM</text:a> has been delivered via malicious links in phishing emails.<text:a xlink:href="https://www.fireeye.com/blog/threat-research/2021/05/shining-a-light-on-darkside-ransomware-operations.html" xlink:type="simple">[22]</text:a></text:p>
          </table:table-cell>
          <table:table-cell table:number-columns-repeated="1021"/>
        </table:table-row>
        <table:table-row table:style-name="ro4" table:number-rows-repeated="2">
          <table:table-cell table:style-name="Default" table:number-columns-repeated="3"/>
          <table:table-cell table:number-columns-repeated="1021"/>
        </table:table-row>
        <table:table-row table:style-name="ro4">
          <table:table-cell table:style-name="Default" office:value-type="string" calcext:value-type="string">
            <text:p>Groups</text:p>
          </table:table-cell>
          <table:table-cell table:style-name="Default" office:value-type="string" calcext:value-type="string">
            <text:p>Software</text:p>
          </table:table-cell>
          <table:table-cell table:style-name="Default"/>
          <table:table-cell table:number-columns-repeated="1021"/>
        </table:table-row>
        <table:table-row table:style-name="ro4">
          <table:table-cell table:style-name="Default" table:formula="of:=COUNTIF([.A2:.A184];&quot;G*&quot;)" office:value-type="float" office:value="126" calcext:value-type="float">
            <text:p>126</text:p>
          </table:table-cell>
          <table:table-cell table:style-name="Default" table:formula="of:=COUNTIF([.A2:.A184];&quot;S*&quot;)" office:value-type="float" office:value="57" calcext:value-type="float">
            <text:p>57</text:p>
          </table:table-cell>
          <table:table-cell table:style-name="Default"/>
          <table:table-cell table:number-columns-repeated="1021"/>
        </table:table-row>
      </table:table>
      <table:table table:name="DNS-SortedUnique" table:style-name="ta1">
        <table:table-column table:style-name="co2" table:default-cell-style-name="ce37"/>
        <table:table-row table:style-name="ro4">
          <table:table-cell table:style-name="ce45" office:value-type="string" calcext:value-type="string">
            <text:p>ID</text:p>
          </table:table-cell>
        </table:table-row>
        <table:table-row table:style-name="ro4">
          <table:table-cell office:value-type="string" calcext:value-type="string">
            <text:p><text:a xlink:href="https://attack.mitre.org/groups/G0004" xlink:type="simple">G0004 </text:a> </text:p>
          </table:table-cell>
        </table:table-row>
        <table:table-row table:style-name="ro4">
          <table:table-cell office:value-type="string" calcext:value-type="string">
            <text:p><text:a xlink:href="https://attack.mitre.org/groups/G0026" xlink:type="simple">G0026 </text:a> </text:p>
          </table:table-cell>
        </table:table-row>
        <table:table-row table:style-name="ro4">
          <table:table-cell office:value-type="string" calcext:value-type="string">
            <text:p><text:a xlink:href="https://attack.mitre.org/groups/G0046" xlink:type="simple">G0046 </text:a> </text:p>
          </table:table-cell>
        </table:table-row>
        <table:table-row table:style-name="ro4">
          <table:table-cell office:value-type="string" calcext:value-type="string">
            <text:p><text:a xlink:href="https://attack.mitre.org/groups/G0049" xlink:type="simple">G0049 </text:a> </text:p>
          </table:table-cell>
        </table:table-row>
        <table:table-row table:style-name="ro4">
          <table:table-cell office:value-type="string" calcext:value-type="string">
            <text:p><text:a xlink:href="https://attack.mitre.org/groups/G0080" xlink:type="simple">G0080 </text:a> </text:p>
          </table:table-cell>
        </table:table-row>
        <table:table-row table:style-name="ro4">
          <table:table-cell office:value-type="string" calcext:value-type="string">
            <text:p><text:a xlink:href="https://attack.mitre.org/groups/G0081" xlink:type="simple">G0081 </text:a> </text:p>
          </table:table-cell>
        </table:table-row>
        <table:table-row table:style-name="ro4">
          <table:table-cell office:value-type="string" calcext:value-type="string">
            <text:p><text:a xlink:href="https://attack.mitre.org/groups/G0087" xlink:type="simple">G0087 </text:a> </text:p>
          </table:table-cell>
        </table:table-row>
        <table:table-row table:style-name="ro4">
          <table:table-cell office:value-type="string" calcext:value-type="string">
            <text:p><text:a xlink:href="https://attack.mitre.org/groups/G0096" xlink:type="simple">G0096 </text:a> </text:p>
          </table:table-cell>
        </table:table-row>
        <table:table-row table:style-name="ro4">
          <table:table-cell office:value-type="string" calcext:value-type="string">
            <text:p><text:a xlink:href="https://attack.mitre.org/groups/G0114" xlink:type="simple">G0114 </text:a> </text:p>
          </table:table-cell>
        </table:table-row>
        <table:table-row table:style-name="ro4">
          <table:table-cell office:value-type="string" calcext:value-type="string">
            <text:p><text:a xlink:href="https://attack.mitre.org/groups/G0140" xlink:type="simple">G0140 </text:a> </text:p>
          </table:table-cell>
        </table:table-row>
        <table:table-row table:style-name="ro4" table:number-rows-repeated="28">
          <table:table-cell/>
        </table:table-row>
        <table:table-row table:style-name="ro4">
          <table:table-cell/>
        </table:table-row>
      </table:table>
      <table:table table:name="DNS" table:style-name="ta1">
        <table:table-column table:style-name="co2" table:number-columns-repeated="2" table:default-cell-style-name="Default"/>
        <table:table-column table:style-name="co19" table:default-cell-style-name="Default"/>
        <table:table-column table:style-name="co2" table:number-columns-repeated="2" table:default-cell-style-name="Default"/>
        <table:table-row table:style-name="ro4">
          <table:table-cell table:style-name="ce45" office:value-type="string" calcext:value-type="string">
            <text:p>ID</text:p>
          </table:table-cell>
          <table:table-cell table:style-name="ce45" office:value-type="string" calcext:value-type="string">
            <text:p>Name</text:p>
          </table:table-cell>
          <table:table-cell table:style-name="ce45" office:value-type="string" calcext:value-type="string">
            <text:p>Description</text:p>
          </table:table-cell>
          <table:table-cell/>
          <table:table-cell table:style-name="ce45" office:value-type="string" calcext:value-type="string">
            <text:p>ID</text:p>
          </table:table-cell>
        </table:table-row>
        <table:table-row table:style-name="ro4">
          <table:table-cell table:style-name="ce37" office:value-type="string" calcext:value-type="string">
            <text:p><text:a xlink:href="https://attack.mitre.org/software/S0504" xlink:type="simple">S0504 </text:a> </text:p>
          </table:table-cell>
          <table:table-cell table:style-name="ce37" office:value-type="string" calcext:value-type="string">
            <text:p><text:a xlink:href="https://attack.mitre.org/software/S0504" xlink:type="simple">Anchor </text:a> </text:p>
          </table:table-cell>
          <table:table-cell table:style-name="ce37" office:value-type="string" calcext:value-type="string">
            <text:p>Variants of <text:a xlink:href="https://attack.mitre.org/software/S0504" xlink:type="simple">Anchor</text:a> can use DNS tunneling to communicate with C2.<text:a xlink:href="https://www.cybereason.com/blog/dropping-anchor-from-a-trickbot-infection-to-the-discovery-of-the-anchor-malware" xlink:type="simple">[3]</text:a><text:a xlink:href="https://medium.com/stage-2-security/anchor-dns-malware-family-goes-cross-platform-d807ba13ca30" xlink:type="simple">[4]</text:a></text:p>
          </table:table-cell>
          <table:table-cell table:number-columns-repeated="2"/>
        </table:table-row>
        <table:table-row table:style-name="ro4">
          <table:table-cell table:style-name="ce37" office:value-type="string" calcext:value-type="string">
            <text:p><text:a xlink:href="https://attack.mitre.org/groups/G0026" xlink:type="simple">G0026 </text:a> </text:p>
          </table:table-cell>
          <table:table-cell table:style-name="ce37" office:value-type="string" calcext:value-type="string">
            <text:p><text:a xlink:href="https://attack.mitre.org/groups/G0026" xlink:type="simple">APT18 </text:a> </text:p>
          </table:table-cell>
          <table:table-cell table:style-name="ce37" office:value-type="string" calcext:value-type="string">
            <text:p><text:a xlink:href="https://attack.mitre.org/groups/G0026" xlink:type="simple">APT18</text:a> uses DNS for C2 communications.<text:a xlink:href="https://researchcenter.paloaltonetworks.com/2016/05/unit42-new-wekby-attacks-use-dns-requests-as-command-and-control-mechanism/" xlink:type="simple">[5]</text:a></text:p>
          </table:table-cell>
          <table:table-cell table:number-columns-repeated="2"/>
        </table:table-row>
        <table:table-row table:style-name="ro4">
          <table:table-cell table:style-name="ce37" office:value-type="string" calcext:value-type="string">
            <text:p><text:a xlink:href="https://attack.mitre.org/groups/G0087" xlink:type="simple">G0087 </text:a> </text:p>
          </table:table-cell>
          <table:table-cell table:style-name="ce37" office:value-type="string" calcext:value-type="string">
            <text:p><text:a xlink:href="https://attack.mitre.org/groups/G0087" xlink:type="simple">APT39 </text:a> </text:p>
          </table:table-cell>
          <table:table-cell table:style-name="ce37" office:value-type="string" calcext:value-type="string">
            <text:p><text:a xlink:href="https://attack.mitre.org/groups/G0087" xlink:type="simple">APT39</text:a> has used remote access tools that leverage DNS in communications with C2.<text:a xlink:href="https://labs.bitdefender.com/2020/05/iranian-chafer-apt-targeted-air-transportation-and-government-in-kuwait-and-saudi-arabia/" xlink:type="simple">[6]</text:a></text:p>
          </table:table-cell>
          <table:table-cell table:number-columns-repeated="2"/>
        </table:table-row>
        <table:table-row table:style-name="ro4">
          <table:table-cell table:style-name="ce37" office:value-type="string" calcext:value-type="string">
            <text:p><text:a xlink:href="https://attack.mitre.org/groups/G0096" xlink:type="simple">G0096 </text:a> </text:p>
          </table:table-cell>
          <table:table-cell table:style-name="ce37" office:value-type="string" calcext:value-type="string">
            <text:p><text:a xlink:href="https://attack.mitre.org/groups/G0096" xlink:type="simple">APT41 </text:a> </text:p>
          </table:table-cell>
          <table:table-cell table:style-name="ce37" office:value-type="string" calcext:value-type="string">
            <text:p><text:a xlink:href="https://attack.mitre.org/groups/G0096" xlink:type="simple">APT41</text:a> used DNS for C2 communications.<text:a xlink:href="https://content.fireeye.com/apt-41/rpt-apt41" xlink:type="simple">[7]</text:a><text:a xlink:href="https://blog.group-ib.com/colunmtk_apt41" xlink:type="simple">[8]</text:a> </text:p>
          </table:table-cell>
          <table:table-cell table:number-columns-repeated="2"/>
        </table:table-row>
        <table:table-row table:style-name="ro8">
          <table:table-cell table:style-name="ce37" office:value-type="string" calcext:value-type="string">
            <text:p><text:a xlink:href="https://attack.mitre.org/software/S0360" xlink:type="simple">S0360 </text:a> </text:p>
          </table:table-cell>
          <table:table-cell table:style-name="ce37" office:value-type="string" calcext:value-type="string">
            <text:p><text:a xlink:href="https://attack.mitre.org/software/S0360" xlink:type="simple">BONDUPDATER </text:a> </text:p>
          </table:table-cell>
          <table:table-cell table:style-name="ce37" office:value-type="string" calcext:value-type="string">
            <text:p><text:a xlink:href="https://attack.mitre.org/software/S0360" xlink:type="simple">BONDUPDATER</text:a> can use DNS and TXT records within its DNS tunneling protocol for command and control.<text:a xlink:href="https://unit42.paloaltonetworks.com/unit42-oilrig-uses-updated-bondupdater-target-middle-eastern-government/" xlink:type="simple">[9]</text:a></text:p>
          </table:table-cell>
          <table:table-cell table:number-columns-repeated="2"/>
        </table:table-row>
        <table:table-row table:style-name="ro4">
          <table:table-cell table:style-name="ce37" office:value-type="string" calcext:value-type="string">
            <text:p><text:a xlink:href="https://attack.mitre.org/groups/G0114" xlink:type="simple">G0114 </text:a> </text:p>
          </table:table-cell>
          <table:table-cell table:style-name="ce37" office:value-type="string" calcext:value-type="string">
            <text:p><text:a xlink:href="https://attack.mitre.org/groups/G0114" xlink:type="simple">Chimera </text:a> </text:p>
          </table:table-cell>
          <table:table-cell table:style-name="ce37" office:value-type="string" calcext:value-type="string">
            <text:p><text:a xlink:href="https://attack.mitre.org/groups/G0114" xlink:type="simple">Chimera</text:a> has used <text:a xlink:href="https://attack.mitre.org/software/S0154" xlink:type="simple">Cobalt Strike</text:a> to encapsulate C2 in DNS traffic.<text:a xlink:href="https://research.nccgroup.com/2021/01/12/abusing-cloud-services-to-fly-under-the-radar/" xlink:type="simple">[10]</text:a></text:p>
          </table:table-cell>
          <table:table-cell table:number-columns-repeated="2"/>
        </table:table-row>
        <table:table-row table:style-name="ro4">
          <table:table-cell table:style-name="ce37" office:value-type="string" calcext:value-type="string">
            <text:p><text:a xlink:href="https://attack.mitre.org/groups/G0080" xlink:type="simple">G0080 </text:a> </text:p>
          </table:table-cell>
          <table:table-cell table:style-name="ce37" office:value-type="string" calcext:value-type="string">
            <text:p><text:a xlink:href="https://attack.mitre.org/groups/G0080" xlink:type="simple">Cobalt Group </text:a> </text:p>
          </table:table-cell>
          <table:table-cell table:style-name="ce37" office:value-type="string" calcext:value-type="string">
            <text:p><text:a xlink:href="https://attack.mitre.org/groups/G0080" xlink:type="simple">Cobalt Group</text:a> has used DNS tunneling for C2.<text:a xlink:href="https://blog.talosintelligence.com/2018/07/multiple-cobalt-personality-disorder.html" xlink:type="simple">[11]</text:a><text:a xlink:href="https://www.ptsecurity.com/upload/corporate/ww-en/analytics/Cobalt-Snatch-eng.pdf" xlink:type="simple">[12]</text:a><text:a xlink:href="https://www.group-ib.com/blog/cobalt" xlink:type="simple">[13]</text:a></text:p>
          </table:table-cell>
          <table:table-cell table:number-columns-repeated="2"/>
        </table:table-row>
        <table:table-row table:style-name="ro8">
          <table:table-cell table:style-name="ce37" office:value-type="string" calcext:value-type="string">
            <text:p><text:a xlink:href="https://attack.mitre.org/software/S0154" xlink:type="simple">S0154 </text:a> </text:p>
          </table:table-cell>
          <table:table-cell table:style-name="ce37" office:value-type="string" calcext:value-type="string">
            <text:p><text:a xlink:href="https://attack.mitre.org/software/S0154" xlink:type="simple">Cobalt Strike </text:a> </text:p>
          </table:table-cell>
          <table:table-cell table:style-name="ce37" office:value-type="string" calcext:value-type="string">
            <text:p><text:a xlink:href="https://attack.mitre.org/software/S0154" xlink:type="simple">Cobalt Strike</text:a> can use a custom command and control protocol that can be encapsulated in DNS. All protocols use their standard assigned ports.<text:a xlink:href="https://web.archive.org/web/20210825130434/https://cobaltstrike.com/downloads/csmanual38.pdf" xlink:type="simple">[14]</text:a><text:a xlink:href="https://talos-intelligence-site.s3.amazonaws.com/production/document_files/files/000/095/031/original/Talos_Cobalt_Strike.pdf" xlink:type="simple">[15]</text:a><text:a xlink:href="https://web.archive.org/web/20210708035426/https://www.cobaltstrike.com/downloads/csmanual43.pdf" xlink:type="simple">[16]</text:a> </text:p>
          </table:table-cell>
          <table:table-cell table:number-columns-repeated="2"/>
        </table:table-row>
        <table:table-row table:style-name="ro4">
          <table:table-cell table:style-name="ce37" office:value-type="string" calcext:value-type="string">
            <text:p><text:a xlink:href="https://attack.mitre.org/software/S0338" xlink:type="simple">S0338 </text:a> </text:p>
          </table:table-cell>
          <table:table-cell table:style-name="ce37" office:value-type="string" calcext:value-type="string">
            <text:p><text:a xlink:href="https://attack.mitre.org/software/S0338" xlink:type="simple">Cobian RAT </text:a> </text:p>
          </table:table-cell>
          <table:table-cell table:style-name="ce37" office:value-type="string" calcext:value-type="string">
            <text:p><text:a xlink:href="https://attack.mitre.org/software/S0338" xlink:type="simple">Cobian RAT</text:a> uses DNS for C2.<text:a xlink:href="https://www.zscaler.com/blogs/research/cobian-rat-backdoored-rat" xlink:type="simple">[17]</text:a></text:p>
          </table:table-cell>
          <table:table-cell table:number-columns-repeated="2"/>
        </table:table-row>
        <table:table-row table:style-name="ro4">
          <table:table-cell table:style-name="ce37" office:value-type="string" calcext:value-type="string">
            <text:p><text:a xlink:href="https://attack.mitre.org/software/S0354" xlink:type="simple">S0354 </text:a> </text:p>
          </table:table-cell>
          <table:table-cell table:style-name="ce37" office:value-type="string" calcext:value-type="string">
            <text:p><text:a xlink:href="https://attack.mitre.org/software/S0354" xlink:type="simple">Denis </text:a> </text:p>
          </table:table-cell>
          <table:table-cell table:style-name="ce37" office:value-type="string" calcext:value-type="string">
            <text:p><text:a xlink:href="https://attack.mitre.org/software/S0354" xlink:type="simple">Denis</text:a> has used DNS tunneling for C2 communications.<text:a xlink:href="https://www.cybereason.com/blog/operation-cobalt-kitty-apt" xlink:type="simple">[18]</text:a><text:a xlink:href="https://securelist.com/use-of-dns-tunneling-for-cc-communications/78203/" xlink:type="simple">[19]</text:a><text:a xlink:href="https://cdn2.hubspot.net/hubfs/3354902/Cybereason%20Labs%20Analysis%20Operation%20Cobalt%20Kitty.pdf" xlink:type="simple">[20]</text:a></text:p>
          </table:table-cell>
          <table:table-cell table:number-columns-repeated="2"/>
        </table:table-row>
        <table:table-row table:style-name="ro4">
          <table:table-cell table:style-name="ce37" office:value-type="string" calcext:value-type="string">
            <text:p><text:a xlink:href="https://attack.mitre.org/software/S0377" xlink:type="simple">S0377 </text:a> </text:p>
          </table:table-cell>
          <table:table-cell table:style-name="ce37" office:value-type="string" calcext:value-type="string">
            <text:p><text:a xlink:href="https://attack.mitre.org/software/S0377" xlink:type="simple">Ebury </text:a> </text:p>
          </table:table-cell>
          <table:table-cell table:style-name="ce37" office:value-type="string" calcext:value-type="string">
            <text:p><text:a xlink:href="https://attack.mitre.org/software/S0377" xlink:type="simple">Ebury</text:a> has used DNS requests over UDP port 53 for C2.<text:a xlink:href="https://www.welivesecurity.com/2014/02/21/an-in-depth-analysis-of-linuxebury/" xlink:type="simple">[21]</text:a> </text:p>
          </table:table-cell>
          <table:table-cell table:number-columns-repeated="2"/>
        </table:table-row>
        <table:table-row table:style-name="ro4">
          <table:table-cell table:style-name="ce37" office:value-type="string" calcext:value-type="string">
            <text:p><text:a xlink:href="https://attack.mitre.org/groups/G0046" xlink:type="simple">G0046 </text:a> </text:p>
          </table:table-cell>
          <table:table-cell table:style-name="ce37" office:value-type="string" calcext:value-type="string">
            <text:p><text:a xlink:href="https://attack.mitre.org/groups/G0046" xlink:type="simple">FIN7 </text:a> </text:p>
          </table:table-cell>
          <table:table-cell table:style-name="ce37" office:value-type="string" calcext:value-type="string">
            <text:p><text:a xlink:href="https://attack.mitre.org/groups/G0046" xlink:type="simple">FIN7</text:a> has performed C2 using DNS via A, OPT, and TXT records.<text:a xlink:href="https://www.fireeye.com/blog/threat-research/2018/08/fin7-pursuing-an-enigmatic-and-evasive-global-criminal-operation.html" xlink:type="simple">[22]</text:a></text:p>
          </table:table-cell>
          <table:table-cell table:number-columns-repeated="2"/>
        </table:table-row>
        <table:table-row table:style-name="ro4">
          <table:table-cell table:style-name="ce37" office:value-type="string" calcext:value-type="string">
            <text:p><text:a xlink:href="https://attack.mitre.org/software/S0666" xlink:type="simple">S0666 </text:a> </text:p>
          </table:table-cell>
          <table:table-cell table:style-name="ce37" office:value-type="string" calcext:value-type="string">
            <text:p><text:a xlink:href="https://attack.mitre.org/software/S0666" xlink:type="simple">Gelsemium </text:a> </text:p>
          </table:table-cell>
          <table:table-cell table:style-name="ce37" office:value-type="string" calcext:value-type="string">
            <text:p><text:a xlink:href="https://attack.mitre.org/software/S0666" xlink:type="simple">Gelsemium</text:a> has the ability to use DNS in communication with C2.<text:a xlink:href="https://www.welivesecurity.com/wp-content/uploads/2021/06/eset_gelsemium.pdf" xlink:type="simple">[23]</text:a></text:p>
          </table:table-cell>
          <table:table-cell table:number-columns-repeated="2"/>
        </table:table-row>
        <table:table-row table:style-name="ro4">
          <table:table-cell table:style-name="ce37" office:value-type="string" calcext:value-type="string">
            <text:p><text:a xlink:href="https://attack.mitre.org/software/S0477" xlink:type="simple">S0477 </text:a> </text:p>
          </table:table-cell>
          <table:table-cell table:style-name="ce37" office:value-type="string" calcext:value-type="string">
            <text:p><text:a xlink:href="https://attack.mitre.org/software/S0477" xlink:type="simple">Goopy </text:a> </text:p>
          </table:table-cell>
          <table:table-cell table:style-name="ce37" office:value-type="string" calcext:value-type="string">
            <text:p><text:a xlink:href="https://attack.mitre.org/software/S0477" xlink:type="simple">Goopy</text:a> has the ability to communicate with its C2 over DNS.<text:a xlink:href="https://cdn2.hubspot.net/hubfs/3354902/Cybereason%20Labs%20Analysis%20Operation%20Cobalt%20Kitty.pdf" xlink:type="simple">[20]</text:a> </text:p>
          </table:table-cell>
          <table:table-cell table:number-columns-repeated="2"/>
        </table:table-row>
        <table:table-row table:style-name="ro8">
          <table:table-cell table:style-name="ce37" office:value-type="string" calcext:value-type="string">
            <text:p><text:a xlink:href="https://attack.mitre.org/software/S0690" xlink:type="simple">S0690 </text:a> </text:p>
          </table:table-cell>
          <table:table-cell table:style-name="ce37" office:value-type="string" calcext:value-type="string">
            <text:p><text:a xlink:href="https://attack.mitre.org/software/S0690" xlink:type="simple">Green Lambert </text:a> </text:p>
          </table:table-cell>
          <table:table-cell table:style-name="ce37" office:value-type="string" calcext:value-type="string">
            <text:p><text:a xlink:href="https://attack.mitre.org/software/S0690" xlink:type="simple">Green Lambert</text:a> can use DNS for C2 communications.<text:a xlink:href="https://objective-see.com/blog/blog_0x68.html" xlink:type="simple">[24]</text:a><text:a xlink:href="https://www.glitch-cat.com/blog/green-lambert-and-attack" xlink:type="simple">[25]</text:a></text:p>
          </table:table-cell>
          <table:table-cell table:number-columns-repeated="2"/>
        </table:table-row>
        <table:table-row table:style-name="ro4">
          <table:table-cell table:style-name="ce37" office:value-type="string" calcext:value-type="string">
            <text:p><text:a xlink:href="https://attack.mitre.org/software/S0170" xlink:type="simple">S0170 </text:a> </text:p>
          </table:table-cell>
          <table:table-cell table:style-name="ce37" office:value-type="string" calcext:value-type="string">
            <text:p><text:a xlink:href="https://attack.mitre.org/software/S0170" xlink:type="simple">Helminth </text:a> </text:p>
          </table:table-cell>
          <table:table-cell table:style-name="ce37" office:value-type="string" calcext:value-type="string">
            <text:p><text:a xlink:href="https://attack.mitre.org/software/S0170" xlink:type="simple">Helminth</text:a> can use DNS for C2.<text:a xlink:href="http://researchcenter.paloaltonetworks.com/2016/05/the-oilrig-campaign-attacks-on-saudi-arabian-organizations-deliver-helminth-backdoor/" xlink:type="simple">[26]</text:a></text:p>
          </table:table-cell>
          <table:table-cell table:number-columns-repeated="2"/>
        </table:table-row>
        <table:table-row table:style-name="ro8">
          <table:table-cell table:style-name="ce37" office:value-type="string" calcext:value-type="string">
            <text:p><text:a xlink:href="https://attack.mitre.org/software/S0070" xlink:type="simple">S0070 </text:a> </text:p>
          </table:table-cell>
          <table:table-cell table:style-name="ce37" office:value-type="string" calcext:value-type="string">
            <text:p><text:a xlink:href="https://attack.mitre.org/software/S0070" xlink:type="simple">HTTPBrowser </text:a> </text:p>
          </table:table-cell>
          <table:table-cell table:style-name="ce37" office:value-type="string" calcext:value-type="string">
            <text:p><text:a xlink:href="https://attack.mitre.org/software/S0070" xlink:type="simple">HTTPBrowser</text:a> has used DNS for command and control.<text:a xlink:href="https://www.secureworks.com/research/threat-group-3390-targets-organizations-for-cyberespionage" xlink:type="simple">[27]</text:a><text:a xlink:href="https://www.threatstream.com/blog/evasive-maneuvers-the-wekby-group-attempts-to-evade-analysis-via-custom-rop" xlink:type="simple">[28]</text:a></text:p>
          </table:table-cell>
          <table:table-cell table:number-columns-repeated="2"/>
        </table:table-row>
        <table:table-row table:style-name="ro8">
          <table:table-cell table:style-name="ce37" office:value-type="string" calcext:value-type="string">
            <text:p><text:a xlink:href="https://attack.mitre.org/software/S0260" xlink:type="simple">S0260 </text:a> </text:p>
          </table:table-cell>
          <table:table-cell table:style-name="ce37" office:value-type="string" calcext:value-type="string">
            <text:p><text:a xlink:href="https://attack.mitre.org/software/S0260" xlink:type="simple">InvisiMole </text:a> </text:p>
          </table:table-cell>
          <table:table-cell table:style-name="ce37" office:value-type="string" calcext:value-type="string">
            <text:p><text:a xlink:href="https://attack.mitre.org/software/S0260" xlink:type="simple">InvisiMole</text:a> has used a custom implementation of DNS tunneling to embed C2 communications in DNS requests and replies.<text:a xlink:href="https://www.welivesecurity.com/wp-content/uploads/2020/06/ESET_InvisiMole.pdf" xlink:type="simple">[29]</text:a></text:p>
          </table:table-cell>
          <table:table-cell table:number-columns-repeated="2"/>
        </table:table-row>
        <table:table-row table:style-name="ro4">
          <table:table-cell table:style-name="ce37" office:value-type="string" calcext:value-type="string">
            <text:p><text:a xlink:href="https://attack.mitre.org/groups/G0004" xlink:type="simple">G0004 </text:a> </text:p>
          </table:table-cell>
          <table:table-cell table:style-name="ce37" office:value-type="string" calcext:value-type="string">
            <text:p><text:a xlink:href="https://attack.mitre.org/groups/G0004" xlink:type="simple">Ke3chang </text:a> </text:p>
          </table:table-cell>
          <table:table-cell table:style-name="ce37" office:value-type="string" calcext:value-type="string">
            <text:p><text:a xlink:href="https://attack.mitre.org/groups/G0004" xlink:type="simple">Ke3chang</text:a> malware RoyalDNS has used DNS for C2.<text:a xlink:href="https://research.nccgroup.com/2018/03/10/apt15-is-alive-and-strong-an-analysis-of-royalcli-and-royaldns/" xlink:type="simple">[30]</text:a></text:p>
          </table:table-cell>
          <table:table-cell table:number-columns-repeated="2"/>
        </table:table-row>
        <table:table-row table:style-name="ro4">
          <table:table-cell table:style-name="ce37" office:value-type="string" calcext:value-type="string">
            <text:p><text:a xlink:href="https://attack.mitre.org/groups/G0140" xlink:type="simple">G0140 </text:a> </text:p>
          </table:table-cell>
          <table:table-cell table:style-name="ce37" office:value-type="string" calcext:value-type="string">
            <text:p><text:a xlink:href="https://attack.mitre.org/groups/G0140" xlink:type="simple">LazyScripter </text:a> </text:p>
          </table:table-cell>
          <table:table-cell table:style-name="ce37" office:value-type="string" calcext:value-type="string">
            <text:p><text:a xlink:href="https://attack.mitre.org/groups/G0140" xlink:type="simple">LazyScripter</text:a> has leveraged dynamic DNS providers for C2 communications.<text:a xlink:href="https://www.malwarebytes.com/resources/files/2021/02/lazyscripter.pdf" xlink:type="simple">[31]</text:a> </text:p>
          </table:table-cell>
          <table:table-cell table:number-columns-repeated="2"/>
        </table:table-row>
        <table:table-row table:style-name="ro4">
          <table:table-cell table:style-name="ce37" office:value-type="string" calcext:value-type="string">
            <text:p><text:a xlink:href="https://attack.mitre.org/software/S0167" xlink:type="simple">S0167 </text:a> </text:p>
          </table:table-cell>
          <table:table-cell table:style-name="ce37" office:value-type="string" calcext:value-type="string">
            <text:p><text:a xlink:href="https://attack.mitre.org/software/S0167" xlink:type="simple">Matryoshka </text:a> </text:p>
          </table:table-cell>
          <table:table-cell table:style-name="ce37" office:value-type="string" calcext:value-type="string">
            <text:p><text:a xlink:href="https://attack.mitre.org/software/S0167" xlink:type="simple">Matryoshka</text:a> uses DNS for C2.<text:a xlink:href="http://www.clearskysec.com/wp-content/uploads/2017/07/Operation_Wilted_Tulip.pdf" xlink:type="simple">[32]</text:a><text:a xlink:href="https://s3-eu-west-1.amazonaws.com/minervaresearchpublic/CopyKittens/CopyKittens.pdf" xlink:type="simple">[33]</text:a></text:p>
          </table:table-cell>
          <table:table-cell table:number-columns-repeated="2"/>
        </table:table-row>
        <table:table-row table:style-name="ro4">
          <table:table-cell table:style-name="ce37" office:value-type="string" calcext:value-type="string">
            <text:p><text:a xlink:href="https://attack.mitre.org/software/S0699" xlink:type="simple">S0699 </text:a> </text:p>
          </table:table-cell>
          <table:table-cell table:style-name="ce37" office:value-type="string" calcext:value-type="string">
            <text:p><text:a xlink:href="https://attack.mitre.org/software/S0699" xlink:type="simple">Mythic </text:a> </text:p>
          </table:table-cell>
          <table:table-cell table:style-name="ce37" office:value-type="string" calcext:value-type="string">
            <text:p><text:a xlink:href="https://attack.mitre.org/software/S0699" xlink:type="simple">Mythic</text:a> supports DNS-based C2 profiles.<text:a xlink:href="https://docs.mythic-c2.net/" xlink:type="simple">[34]</text:a> </text:p>
          </table:table-cell>
          <table:table-cell table:number-columns-repeated="2"/>
        </table:table-row>
        <table:table-row table:style-name="ro4">
          <table:table-cell table:style-name="ce37" office:value-type="string" calcext:value-type="string">
            <text:p><text:a xlink:href="https://attack.mitre.org/software/S0228" xlink:type="simple">S0228 </text:a> </text:p>
          </table:table-cell>
          <table:table-cell table:style-name="ce37" office:value-type="string" calcext:value-type="string">
            <text:p><text:a xlink:href="https://attack.mitre.org/software/S0228" xlink:type="simple">NanHaiShu </text:a> </text:p>
          </table:table-cell>
          <table:table-cell table:style-name="ce37" office:value-type="string" calcext:value-type="string">
            <text:p><text:a xlink:href="https://attack.mitre.org/software/S0228" xlink:type="simple">NanHaiShu</text:a> uses DNS for the C2 communications.<text:a xlink:href="https://www.f-secure.com/documents/996508/1030745/nanhaishu_whitepaper.pdf" xlink:type="simple">[35]</text:a></text:p>
          </table:table-cell>
          <table:table-cell table:number-columns-repeated="2"/>
        </table:table-row>
        <table:table-row table:style-name="ro8">
          <table:table-cell table:style-name="ce37" office:value-type="string" calcext:value-type="string">
            <text:p><text:a xlink:href="https://attack.mitre.org/groups/G0049" xlink:type="simple">G0049 </text:a> </text:p>
          </table:table-cell>
          <table:table-cell table:style-name="ce37" office:value-type="string" calcext:value-type="string">
            <text:p><text:a xlink:href="https://attack.mitre.org/groups/G0049" xlink:type="simple">OilRig </text:a> </text:p>
          </table:table-cell>
          <table:table-cell table:style-name="ce37" office:value-type="string" calcext:value-type="string">
            <text:p><text:a xlink:href="https://attack.mitre.org/groups/G0049" xlink:type="simple">OilRig</text:a> has used DNS for C2 including the publicly available requestbin.net tunneling service.<text:a xlink:href="https://pan-unit42.github.io/playbook_viewer/" xlink:type="simple">[36]</text:a><text:a xlink:href="https://www.brighttalk.com/webcast/10703/296317/apt34-new-targeted-attack-in-the-middle-east" xlink:type="simple">[37]</text:a><text:a xlink:href="https://www.fireeye.com/blog/threat-research/2019/07/hard-pass-declining-apt34-invite-to-join-their-professional-network.html" xlink:type="simple">[38]</text:a><text:a xlink:href="https://research.checkpoint.com/2021/irans-apt34-returns-with-an-updated-arsenal/" xlink:type="simple">[39]</text:a></text:p>
          </table:table-cell>
          <table:table-cell table:number-columns-repeated="2"/>
        </table:table-row>
        <table:table-row table:style-name="ro4">
          <table:table-cell table:style-name="ce37" office:value-type="string" calcext:value-type="string">
            <text:p><text:a xlink:href="https://attack.mitre.org/software/S0124" xlink:type="simple">S0124 </text:a> </text:p>
          </table:table-cell>
          <table:table-cell table:style-name="ce37" office:value-type="string" calcext:value-type="string">
            <text:p><text:a xlink:href="https://attack.mitre.org/software/S0124" xlink:type="simple">Pisloader </text:a> </text:p>
          </table:table-cell>
          <table:table-cell table:style-name="ce37" office:value-type="string" calcext:value-type="string">
            <text:p><text:a xlink:href="https://attack.mitre.org/software/S0124" xlink:type="simple">Pisloader</text:a> uses DNS as its C2 protocol.<text:a xlink:href="http://researchcenter.paloaltonetworks.com/2016/05/unit42-new-wekby-attacks-use-dns-requests-as-command-and-control-mechanism/" xlink:type="simple">[40]</text:a></text:p>
          </table:table-cell>
          <table:table-cell table:number-columns-repeated="2"/>
        </table:table-row>
        <table:table-row table:style-name="ro4">
          <table:table-cell table:style-name="ce37" office:value-type="string" calcext:value-type="string">
            <text:p><text:a xlink:href="https://attack.mitre.org/software/S0013" xlink:type="simple">S0013 </text:a> </text:p>
          </table:table-cell>
          <table:table-cell table:style-name="ce37" office:value-type="string" calcext:value-type="string">
            <text:p><text:a xlink:href="https://attack.mitre.org/software/S0013" xlink:type="simple">PlugX </text:a> </text:p>
          </table:table-cell>
          <table:table-cell table:style-name="ce37" office:value-type="string" calcext:value-type="string">
            <text:p><text:a xlink:href="https://attack.mitre.org/software/S0013" xlink:type="simple">PlugX</text:a> can be configured to use DNS for command and control.<text:a xlink:href="https://www.secureworks.com/research/threat-group-3390-targets-organizations-for-cyberespionage" xlink:type="simple">[27]</text:a></text:p>
          </table:table-cell>
          <table:table-cell table:number-columns-repeated="2"/>
        </table:table-row>
        <table:table-row table:style-name="ro8">
          <table:table-cell table:style-name="ce37" office:value-type="string" calcext:value-type="string">
            <text:p><text:a xlink:href="https://attack.mitre.org/software/S0145" xlink:type="simple">S0145 </text:a> </text:p>
          </table:table-cell>
          <table:table-cell table:style-name="ce37" office:value-type="string" calcext:value-type="string">
            <text:p><text:a xlink:href="https://attack.mitre.org/software/S0145" xlink:type="simple">POWERSOURCE </text:a> </text:p>
          </table:table-cell>
          <table:table-cell table:style-name="ce37" office:value-type="string" calcext:value-type="string">
            <text:p><text:a xlink:href="https://attack.mitre.org/software/S0145" xlink:type="simple">POWERSOURCE</text:a> uses DNS TXT records for C2.<text:a xlink:href="https://www.fireeye.com/blog/threat-research/2017/03/fin7_spear_phishing.html" xlink:type="simple">[41]</text:a><text:a xlink:href="http://blog.talosintelligence.com/2017/03/dnsmessenger.html" xlink:type="simple">[42]</text:a></text:p>
          </table:table-cell>
          <table:table-cell table:number-columns-repeated="2"/>
        </table:table-row>
        <table:table-row table:style-name="ro4">
          <table:table-cell table:style-name="ce37" office:value-type="string" calcext:value-type="string">
            <text:p><text:a xlink:href="https://attack.mitre.org/software/S0184" xlink:type="simple">S0184 </text:a> </text:p>
          </table:table-cell>
          <table:table-cell table:style-name="ce37" office:value-type="string" calcext:value-type="string">
            <text:p><text:a xlink:href="https://attack.mitre.org/software/S0184" xlink:type="simple">POWRUNER </text:a> </text:p>
          </table:table-cell>
          <table:table-cell table:style-name="ce37" office:value-type="string" calcext:value-type="string">
            <text:p><text:a xlink:href="https://attack.mitre.org/software/S0184" xlink:type="simple">POWRUNER</text:a> can use DNS for C2 communications.<text:a xlink:href="https://www.fireeye.com/blog/threat-research/2017/12/targeted-attack-in-middle-east-by-apt34.html" xlink:type="simple">[43]</text:a><text:a xlink:href="https://www.brighttalk.com/webcast/10703/296317/apt34-new-targeted-attack-in-the-middle-east" xlink:type="simple">[37]</text:a></text:p>
          </table:table-cell>
          <table:table-cell table:number-columns-repeated="2"/>
        </table:table-row>
        <table:table-row table:style-name="ro8">
          <table:table-cell table:style-name="ce37" office:value-type="string" calcext:value-type="string">
            <text:p><text:a xlink:href="https://attack.mitre.org/software/S0269" xlink:type="simple">S0269 </text:a> </text:p>
          </table:table-cell>
          <table:table-cell table:style-name="ce37" office:value-type="string" calcext:value-type="string">
            <text:p><text:a xlink:href="https://attack.mitre.org/software/S0269" xlink:type="simple">QUADAGENT </text:a> </text:p>
          </table:table-cell>
          <table:table-cell table:style-name="ce37" office:value-type="string" calcext:value-type="string">
            <text:p><text:a xlink:href="https://attack.mitre.org/software/S0269" xlink:type="simple">QUADAGENT</text:a> uses DNS for C2 communications.<text:a xlink:href="https://researchcenter.paloaltonetworks.com/2018/07/unit42-oilrig-targets-technology-service-provider-government-agency-quadagent/" xlink:type="simple">[44]</text:a></text:p>
          </table:table-cell>
          <table:table-cell table:number-columns-repeated="2"/>
        </table:table-row>
        <table:table-row table:style-name="ro4">
          <table:table-cell table:style-name="ce37" office:value-type="string" calcext:value-type="string">
            <text:p><text:a xlink:href="https://attack.mitre.org/software/S0495" xlink:type="simple">S0495 </text:a> </text:p>
          </table:table-cell>
          <table:table-cell table:style-name="ce37" office:value-type="string" calcext:value-type="string">
            <text:p><text:a xlink:href="https://attack.mitre.org/software/S0495" xlink:type="simple">RDAT </text:a> </text:p>
          </table:table-cell>
          <table:table-cell table:style-name="ce37" office:value-type="string" calcext:value-type="string">
            <text:p><text:a xlink:href="https://attack.mitre.org/software/S0495" xlink:type="simple">RDAT</text:a> has used DNS to communicate with the C2.<text:a xlink:href="https://unit42.paloaltonetworks.com/oilrig-novel-c2-channel-steganography/" xlink:type="simple">[45]</text:a> </text:p>
          </table:table-cell>
          <table:table-cell table:number-columns-repeated="2"/>
        </table:table-row>
        <table:table-row table:style-name="ro4">
          <table:table-cell table:style-name="ce37" office:value-type="string" calcext:value-type="string">
            <text:p><text:a xlink:href="https://attack.mitre.org/software/S0125" xlink:type="simple">S0125 </text:a> </text:p>
          </table:table-cell>
          <table:table-cell table:style-name="ce37" office:value-type="string" calcext:value-type="string">
            <text:p><text:a xlink:href="https://attack.mitre.org/software/S0125" xlink:type="simple">Remsec </text:a> </text:p>
          </table:table-cell>
          <table:table-cell table:style-name="ce37" office:value-type="string" calcext:value-type="string">
            <text:p><text:a xlink:href="https://attack.mitre.org/software/S0125" xlink:type="simple">Remsec</text:a> is capable of using DNS for C2.<text:a xlink:href="http://www.symantec.com/content/en/us/enterprise/media/security_response/whitepapers/Symantec_Remsec_IOCs.pdf" xlink:type="simple">[46]</text:a><text:a xlink:href="https://securelist.com/files/2016/07/The-ProjectSauron-APT_research_KL.pdf" xlink:type="simple">[47]</text:a><text:a xlink:href="https://securelist.com/files/2016/07/The-ProjectSauron-APT_Technical_Analysis_KL.pdf" xlink:type="simple">[48]</text:a></text:p>
          </table:table-cell>
          <table:table-cell table:number-columns-repeated="2"/>
        </table:table-row>
        <table:table-row table:style-name="ro4">
          <table:table-cell table:style-name="ce37" office:value-type="string" calcext:value-type="string">
            <text:p><text:a xlink:href="https://attack.mitre.org/software/S0596" xlink:type="simple">S0596 </text:a> </text:p>
          </table:table-cell>
          <table:table-cell table:style-name="ce37" office:value-type="string" calcext:value-type="string">
            <text:p><text:a xlink:href="https://attack.mitre.org/software/S0596" xlink:type="simple">ShadowPad </text:a> </text:p>
          </table:table-cell>
          <table:table-cell table:style-name="ce37" office:value-type="string" calcext:value-type="string">
            <text:p><text:a xlink:href="https://attack.mitre.org/software/S0596" xlink:type="simple">ShadowPad</text:a> has used DNS tunneling for C2 communications.<text:a xlink:href="https://media.kasperskycontenthub.com/wp-content/uploads/sites/43/2017/08/07172148/ShadowPad_technical_description_PDF.pdf" xlink:type="simple">[49]</text:a></text:p>
          </table:table-cell>
          <table:table-cell table:number-columns-repeated="2"/>
        </table:table-row>
        <table:table-row table:style-name="ro4">
          <table:table-cell table:style-name="ce37" office:value-type="string" calcext:value-type="string">
            <text:p><text:a xlink:href="https://attack.mitre.org/software/S0633" xlink:type="simple">S0633 </text:a> </text:p>
          </table:table-cell>
          <table:table-cell table:style-name="ce37" office:value-type="string" calcext:value-type="string">
            <text:p><text:a xlink:href="https://attack.mitre.org/software/S0633" xlink:type="simple">Sliver </text:a> </text:p>
          </table:table-cell>
          <table:table-cell table:style-name="ce37" office:value-type="string" calcext:value-type="string">
            <text:p><text:a xlink:href="https://attack.mitre.org/software/S0633" xlink:type="simple">Sliver</text:a> can support C2 communications over DNS.<text:a xlink:href="https://www.ncsc.gov.uk/files/Advisory-further-TTPs-associated-with-SVR-cyber-actors.pdf" xlink:type="simple">[50]</text:a><text:a xlink:href="https://labs.bishopfox.com/tech-blog/sliver" xlink:type="simple">[51]</text:a><text:a xlink:href="https://github.com/BishopFox/sliver/wiki/DNS-C2" xlink:type="simple">[52]</text:a></text:p>
          </table:table-cell>
          <table:table-cell table:number-columns-repeated="2"/>
        </table:table-row>
        <table:table-row table:style-name="ro4">
          <table:table-cell table:style-name="ce37" office:value-type="string" calcext:value-type="string">
            <text:p><text:a xlink:href="https://attack.mitre.org/software/S0615" xlink:type="simple">S0615 </text:a> </text:p>
          </table:table-cell>
          <table:table-cell table:style-name="ce37" office:value-type="string" calcext:value-type="string">
            <text:p><text:a xlink:href="https://attack.mitre.org/software/S0615" xlink:type="simple">SombRAT </text:a> </text:p>
          </table:table-cell>
          <table:table-cell table:style-name="ce37" office:value-type="string" calcext:value-type="string">
            <text:p><text:a xlink:href="https://attack.mitre.org/software/S0615" xlink:type="simple">SombRAT</text:a> can communicate over DNS with the C2 server.<text:a xlink:href="https://blogs.blackberry.com/en/2020/11/the-costaricto-campaign-cyber-espionage-outsourced" xlink:type="simple">[53]</text:a><text:a xlink:href="https://www.fireeye.com/blog/threat-research/2021/04/unc2447-sombrat-and-fivehands-ransomware-sophisticated-financial-threat.html" xlink:type="simple">[54]</text:a></text:p>
          </table:table-cell>
          <table:table-cell table:number-columns-repeated="2"/>
        </table:table-row>
        <table:table-row table:style-name="ro4">
          <table:table-cell table:style-name="ce37" office:value-type="string" calcext:value-type="string">
            <text:p><text:a xlink:href="https://attack.mitre.org/software/S0157" xlink:type="simple">S0157 </text:a> </text:p>
          </table:table-cell>
          <table:table-cell table:style-name="ce37" office:value-type="string" calcext:value-type="string">
            <text:p><text:a xlink:href="https://attack.mitre.org/software/S0157" xlink:type="simple">SOUNDBITE </text:a> </text:p>
          </table:table-cell>
          <table:table-cell table:style-name="ce37" office:value-type="string" calcext:value-type="string">
            <text:p><text:a xlink:href="https://attack.mitre.org/software/S0157" xlink:type="simple">SOUNDBITE</text:a> communicates via DNS for C2.<text:a xlink:href="https://www.fireeye.com/blog/threat-research/2017/05/cyber-espionage-apt32.html" xlink:type="simple">[55]</text:a></text:p>
          </table:table-cell>
          <table:table-cell table:number-columns-repeated="2"/>
        </table:table-row>
        <table:table-row table:style-name="ro8">
          <table:table-cell table:style-name="ce37" office:value-type="string" calcext:value-type="string">
            <text:p><text:a xlink:href="https://attack.mitre.org/software/S0559" xlink:type="simple">S0559 </text:a> </text:p>
          </table:table-cell>
          <table:table-cell table:style-name="ce37" office:value-type="string" calcext:value-type="string">
            <text:p><text:a xlink:href="https://attack.mitre.org/software/S0559" xlink:type="simple">SUNBURST </text:a> </text:p>
          </table:table-cell>
          <table:table-cell table:style-name="ce37" office:value-type="string" calcext:value-type="string">
            <text:p><text:a xlink:href="https://attack.mitre.org/software/S0559" xlink:type="simple">SUNBURST</text:a> used DNS for C2 traffic designed to mimic normal SolarWinds API communications.<text:a xlink:href="https://www.fireeye.com/blog/threat-research/2020/12/evasive-attacker-leverages-solarwinds-supply-chain-compromises-with-sunburst-backdoor.html" xlink:type="simple">[56]</text:a></text:p>
          </table:table-cell>
          <table:table-cell table:number-columns-repeated="2"/>
        </table:table-row>
        <table:table-row table:style-name="ro4">
          <table:table-cell table:style-name="ce37" office:value-type="string" calcext:value-type="string">
            <text:p><text:a xlink:href="https://attack.mitre.org/software/S0146" xlink:type="simple">S0146 </text:a> </text:p>
          </table:table-cell>
          <table:table-cell table:style-name="ce37" office:value-type="string" calcext:value-type="string">
            <text:p><text:a xlink:href="https://attack.mitre.org/software/S0146" xlink:type="simple">TEXTMATE </text:a> </text:p>
          </table:table-cell>
          <table:table-cell table:style-name="ce37" office:value-type="string" calcext:value-type="string">
            <text:p><text:a xlink:href="https://attack.mitre.org/software/S0146" xlink:type="simple">TEXTMATE</text:a> uses DNS TXT records for C2.<text:a xlink:href="https://www.fireeye.com/blog/threat-research/2017/03/fin7_spear_phishing.html" xlink:type="simple">[41]</text:a></text:p>
          </table:table-cell>
          <table:table-cell table:number-columns-repeated="2"/>
        </table:table-row>
        <table:table-row table:style-name="ro8">
          <table:table-cell table:style-name="ce37" office:value-type="string" calcext:value-type="string">
            <text:p><text:a xlink:href="https://attack.mitre.org/groups/G0081" xlink:type="simple">G0081 </text:a> </text:p>
          </table:table-cell>
          <table:table-cell table:style-name="ce37" office:value-type="string" calcext:value-type="string">
            <text:p><text:a xlink:href="https://attack.mitre.org/groups/G0081" xlink:type="simple">Tropic Trooper </text:a> </text:p>
          </table:table-cell>
          <table:table-cell table:style-name="ce37" office:value-type="string" calcext:value-type="string">
            <text:p><text:a xlink:href="https://attack.mitre.org/groups/G0081" xlink:type="simple">Tropic Trooper</text:a>'s backdoor has communicated to the C2 over the DNS protocol.<text:a xlink:href="https://documents.trendmicro.com/assets/Tech-Brief-Tropic-Trooper-s-Back-USBferry-Attack-Targets-Air-gapped-Environments.pdf" xlink:type="simple">[57]</text:a> </text:p>
          </table:table-cell>
          <table:table-cell table:number-columns-repeated="2"/>
        </table:table-row>
        <table:table-row table:style-name="ro4">
          <table:table-cell table:style-name="ce37" office:value-type="string" calcext:value-type="string">
            <text:p><text:a xlink:href="https://attack.mitre.org/software/S0514" xlink:type="simple">S0514 </text:a> </text:p>
          </table:table-cell>
          <table:table-cell table:style-name="ce37" office:value-type="string" calcext:value-type="string">
            <text:p><text:a xlink:href="https://attack.mitre.org/software/S0514" xlink:type="simple">WellMess </text:a> </text:p>
          </table:table-cell>
          <table:table-cell table:style-name="ce37" office:value-type="string" calcext:value-type="string">
            <text:p><text:a xlink:href="https://attack.mitre.org/software/S0514" xlink:type="simple"> </text:a></text:p>
          </table:table-cell>
          <table:table-cell table:number-columns-repeated="2"/>
        </table:table-row>
        <table:table-row table:style-name="ro4" table:number-rows-repeated="6">
          <table:table-cell table:number-columns-repeated="5"/>
        </table:table-row>
        <table:table-row table:style-name="ro4">
          <table:table-cell office:value-type="string" calcext:value-type="string">
            <text:p>Groups</text:p>
          </table:table-cell>
          <table:table-cell office:value-type="string" calcext:value-type="string">
            <text:p>Software</text:p>
          </table:table-cell>
          <table:table-cell/>
          <table:table-cell table:style-name="ce37"/>
          <table:table-cell/>
        </table:table-row>
        <table:table-row table:style-name="ro4">
          <table:table-cell table:formula="of:=COUNTIF([.A2:.A40];&quot;G*&quot;)" office:value-type="float" office:value="10" calcext:value-type="float">
            <text:p>10</text:p>
          </table:table-cell>
          <table:table-cell table:formula="of:=COUNTIF([.A2:.A40];&quot;S*&quot;)" office:value-type="float" office:value="29" calcext:value-type="float">
            <text:p>29</text:p>
          </table:table-cell>
          <table:table-cell/>
          <table:table-cell office:value-type="string" calcext:value-type="string">
            <text:p>G0004 <text:s/></text:p>
          </table:table-cell>
          <table:table-cell/>
        </table:table-row>
        <table:table-row table:style-name="ro4">
          <table:table-cell table:number-columns-repeated="3"/>
          <table:table-cell office:value-type="string" calcext:value-type="string">
            <text:p>G0026 <text:s/></text:p>
          </table:table-cell>
          <table:table-cell/>
        </table:table-row>
        <table:table-row table:style-name="ro4">
          <table:table-cell table:number-columns-repeated="3"/>
          <table:table-cell office:value-type="string" calcext:value-type="string">
            <text:p>G0046 <text:s/></text:p>
          </table:table-cell>
          <table:table-cell/>
        </table:table-row>
        <table:table-row table:style-name="ro4">
          <table:table-cell table:number-columns-repeated="3"/>
          <table:table-cell office:value-type="string" calcext:value-type="string">
            <text:p>G0049 <text:s/></text:p>
          </table:table-cell>
          <table:table-cell/>
        </table:table-row>
        <table:table-row table:style-name="ro4">
          <table:table-cell table:number-columns-repeated="3"/>
          <table:table-cell office:value-type="string" calcext:value-type="string">
            <text:p>G0080 <text:s/></text:p>
          </table:table-cell>
          <table:table-cell/>
        </table:table-row>
        <table:table-row table:style-name="ro4">
          <table:table-cell table:number-columns-repeated="3"/>
          <table:table-cell office:value-type="string" calcext:value-type="string">
            <text:p>G0081 <text:s/></text:p>
          </table:table-cell>
          <table:table-cell/>
        </table:table-row>
        <table:table-row table:style-name="ro4">
          <table:table-cell table:number-columns-repeated="3"/>
          <table:table-cell office:value-type="string" calcext:value-type="string">
            <text:p>G0087 <text:s/></text:p>
          </table:table-cell>
          <table:table-cell/>
        </table:table-row>
        <table:table-row table:style-name="ro4">
          <table:table-cell table:number-columns-repeated="3"/>
          <table:table-cell office:value-type="string" calcext:value-type="string">
            <text:p>G0096 <text:s/></text:p>
          </table:table-cell>
          <table:table-cell/>
        </table:table-row>
        <table:table-row table:style-name="ro4">
          <table:table-cell table:number-columns-repeated="3"/>
          <table:table-cell office:value-type="string" calcext:value-type="string">
            <text:p>G0114 <text:s/></text:p>
          </table:table-cell>
          <table:table-cell/>
        </table:table-row>
        <table:table-row table:style-name="ro4">
          <table:table-cell table:number-columns-repeated="3"/>
          <table:table-cell office:value-type="string" calcext:value-type="string">
            <text:p>G0140 <text:s/></text:p>
          </table:table-cell>
          <table:table-cell/>
        </table:table-row>
        <table:table-row table:style-name="ro4">
          <table:table-cell table:number-columns-repeated="5"/>
        </table:table-row>
        <table:table-row table:style-name="ro4" table:number-rows-repeated="6">
          <table:table-cell table:number-columns-repeated="3"/>
          <table:table-cell table:style-name="ce37"/>
          <table:table-cell/>
        </table:table-row>
        <table:table-row table:style-name="ro4" table:number-rows-repeated="2">
          <table:table-cell table:number-columns-repeated="5"/>
        </table:table-row>
        <table:table-row table:style-name="ro4" table:number-rows-repeated="3">
          <table:table-cell table:number-columns-repeated="3"/>
          <table:table-cell table:style-name="ce37"/>
          <table:table-cell/>
        </table:table-row>
        <table:table-row table:style-name="ro4">
          <table:table-cell table:number-columns-repeated="5"/>
        </table:table-row>
        <table:table-row table:style-name="ro4" table:number-rows-repeated="13">
          <table:table-cell table:number-columns-repeated="3"/>
          <table:table-cell table:style-name="ce37"/>
          <table:table-cell/>
        </table:table-row>
        <table:table-row table:style-name="ro4">
          <table:table-cell table:number-columns-repeated="5"/>
        </table:table-row>
        <table:table-row table:style-name="ro4">
          <table:table-cell table:number-columns-repeated="3"/>
          <table:table-cell table:style-name="ce37"/>
          <table:table-cell/>
        </table:table-row>
      </table:table>
      <table:table table:name="DoS_DDoS" table:style-name="ta1">
        <table:table-column table:style-name="co2" table:number-columns-repeated="2" table:default-cell-style-name="ce37"/>
        <table:table-column table:style-name="co20" table:default-cell-style-name="ce37"/>
        <table:table-row table:style-name="ro12">
          <table:table-cell table:style-name="ce45" office:value-type="string" calcext:value-type="string">
            <text:p>ID</text:p>
          </table:table-cell>
          <table:table-cell table:style-name="ce45" office:value-type="string" calcext:value-type="string">
            <text:p>Name</text:p>
          </table:table-cell>
          <table:table-cell table:style-name="ce45" office:value-type="string" calcext:value-type="string">
            <text:p>Description</text:p>
          </table:table-cell>
        </table:table-row>
        <table:table-row table:style-name="ro12">
          <table:table-cell office:value-type="string" calcext:value-type="string">
            <text:p><text:a xlink:href="https://attack.mitre.org/software/S0052" xlink:type="simple">S0052 </text:a> </text:p>
          </table:table-cell>
          <table:table-cell office:value-type="string" calcext:value-type="string">
            <text:p><text:a xlink:href="https://attack.mitre.org/software/S0052" xlink:type="simple">OnionDuke </text:a> </text:p>
          </table:table-cell>
          <table:table-cell office:value-type="string" calcext:value-type="string">
            <text:p><text:a xlink:href="https://attack.mitre.org/software/S0052" xlink:type="simple">OnionDuke</text:a> has the capability to use a Denial of Service module.<text:a xlink:href="https://www.welivesecurity.com/wp-content/uploads/2019/10/ESET_Operation_Ghost_Dukes.pdf" xlink:type="simple">[6]</text:a></text:p>
          </table:table-cell>
        </table:table-row>
        <table:table-row table:style-name="ro8">
          <table:table-cell office:value-type="string" calcext:value-type="string">
            <text:p><text:a xlink:href="https://attack.mitre.org/groups/G0034" xlink:type="simple">G0034 </text:a> </text:p>
          </table:table-cell>
          <table:table-cell office:value-type="string" calcext:value-type="string">
            <text:p><text:a xlink:href="https://attack.mitre.org/groups/G0034" xlink:type="simple">Sandworm Team </text:a> </text:p>
          </table:table-cell>
          <table:table-cell office:value-type="string" calcext:value-type="string">
            <text:p><text:a xlink:href="https://attack.mitre.org/groups/G0034" xlink:type="simple">Sandworm Team</text:a> temporarily disrupted service to Georgian government, non-government, and private sector websites after compromising a Georgian web hosting provider in 2019.<text:a xlink:href="https://www.justice.gov/opa/press-release/file/1328521/download" xlink:type="simple">[7]</text:a></text:p>
          </table:table-cell>
        </table:table-row>
        <table:table-row table:style-name="ro12">
          <table:table-cell office:value-type="string" calcext:value-type="string">
            <text:p><text:a xlink:href="https://attack.mitre.org/software/S0412" xlink:type="simple">S0412 </text:a> </text:p>
          </table:table-cell>
          <table:table-cell office:value-type="string" calcext:value-type="string">
            <text:p><text:a xlink:href="https://attack.mitre.org/software/S0412" xlink:type="simple">ZxShell </text:a> </text:p>
          </table:table-cell>
          <table:table-cell office:value-type="string" calcext:value-type="string">
            <text:p><text:a xlink:href="https://attack.mitre.org/software/S0412" xlink:type="simple">ZxShell</text:a> has a feature to perform SYN flood attack on a host.<text:a xlink:href="https://content.fireeye.com/apt-41/rpt-apt41" xlink:type="simple">[8]</text:a><text:a xlink:href="https://blogs.cisco.com/security/talos/opening-zxshell" xlink:type="simple">[9]</text:a> </text:p>
          </table:table-cell>
        </table:table-row>
        <table:table-row table:style-name="ro8">
          <table:table-cell office:value-type="string" calcext:value-type="string">
            <text:p><text:a xlink:href="https://attack.mitre.org/software/S0604" xlink:type="simple">S0604 </text:a> </text:p>
          </table:table-cell>
          <table:table-cell office:value-type="string" calcext:value-type="string">
            <text:p><text:a xlink:href="https://attack.mitre.org/software/S0604" xlink:type="simple">Industroyer </text:a> </text:p>
          </table:table-cell>
          <table:table-cell office:value-type="string" calcext:value-type="string">
            <text:p><text:a xlink:href="https://attack.mitre.org/software/S0604" xlink:type="simple">Industroyer</text:a> uses a custom DoS tool that leverages CVE-2015-5374 and targets hardcoded IP addresses of Siemens SIPROTEC devices.<text:a xlink:href="https://www.welivesecurity.com/wp-content/uploads/2017/06/Win32_Industroyer.pdf" xlink:type="simple">[2]</text:a></text:p>
          </table:table-cell>
        </table:table-row>
      </table:table>
      <table:table table:name="Malware" table:style-name="ta1">
        <table:table-column table:style-name="co2" table:number-columns-repeated="2" table:default-cell-style-name="ce37"/>
        <table:table-column table:style-name="co21" table:default-cell-style-name="ce37"/>
        <table:table-row table:style-name="ro4">
          <table:table-cell table:style-name="ce45" office:value-type="string" calcext:value-type="string">
            <text:p>ID</text:p>
          </table:table-cell>
          <table:table-cell table:style-name="ce45" office:value-type="string" calcext:value-type="string">
            <text:p>Name</text:p>
          </table:table-cell>
          <table:table-cell table:style-name="ce45" office:value-type="string" calcext:value-type="string">
            <text:p>Description</text:p>
          </table:table-cell>
        </table:table-row>
        <table:table-row table:style-name="ro8">
          <table:table-cell office:value-type="string" calcext:value-type="string">
            <text:p><text:a xlink:href="https://attack.mitre.org/groups/G0016" xlink:type="simple">G0016 </text:a> </text:p>
          </table:table-cell>
          <table:table-cell office:value-type="string" calcext:value-type="string">
            <text:p><text:a xlink:href="https://attack.mitre.org/groups/G0016" xlink:type="simple">APT29 </text:a> </text:p>
          </table:table-cell>
          <table:table-cell office:value-type="string" calcext:value-type="string">
            <text:p><text:a xlink:href="https://attack.mitre.org/groups/G0016" xlink:type="simple">APT29</text:a> has leveraged numerous pieces of malware that appear to be unique to <text:a xlink:href="https://attack.mitre.org/groups/G0016" xlink:type="simple">APT29</text:a> and were likely developed for or by the group.<text:a xlink:href="https://www.fireeye.com/blog/threat-research/2020/12/evasive-attacker-leverages-solarwinds-supply-chain-compromises-with-sunburst-backdoor.html" xlink:type="simple">[6]</text:a><text:a xlink:href="https://www.crowdstrike.com/blog/sunspot-malware-technical-analysis/" xlink:type="simple">[7]</text:a><text:a xlink:href="https://www.microsoft.com/security/blog/2021/01/20/deep-dive-into-the-solorigate-second-stage-activation-from-sunburst-to-teardrop-and-raindrop/" xlink:type="simple">[8]</text:a></text:p>
          </table:table-cell>
        </table:table-row>
        <table:table-row table:style-name="ro10">
          <table:table-cell office:value-type="string" calcext:value-type="string">
            <text:p><text:a xlink:href="https://attack.mitre.org/groups/G0003" xlink:type="simple">G0003 </text:a> </text:p>
          </table:table-cell>
          <table:table-cell office:value-type="string" calcext:value-type="string">
            <text:p><text:a xlink:href="https://attack.mitre.org/groups/G0003" xlink:type="simple">Cleaver </text:a> </text:p>
          </table:table-cell>
          <table:table-cell office:value-type="string" calcext:value-type="string">
            <text:p><text:a xlink:href="https://attack.mitre.org/groups/G0003" xlink:type="simple">Cleaver</text:a> has created customized tools and payloads for functions including ARP poisoning, encryption, credential dumping, ASP.NET shells, web backdoors, process enumeration, WMI querying, HTTP and SMB communications, network interface sniffing, and keystroke logging.<text:a xlink:href="https://www.cylance.com/content/dam/cylance/pages/operation-cleaver/Cylance_Operation_Cleaver_Report.pdf" xlink:type="simple">[9]</text:a></text:p>
          </table:table-cell>
        </table:table-row>
        <table:table-row table:style-name="ro8">
          <table:table-cell office:value-type="string" calcext:value-type="string">
            <text:p><text:a xlink:href="https://attack.mitre.org/groups/G0046" xlink:type="simple">G0046 </text:a> </text:p>
          </table:table-cell>
          <table:table-cell office:value-type="string" calcext:value-type="string">
            <text:p><text:a xlink:href="https://attack.mitre.org/groups/G0046" xlink:type="simple">FIN7 </text:a> </text:p>
          </table:table-cell>
          <table:table-cell office:value-type="string" calcext:value-type="string">
            <text:p><text:a xlink:href="https://attack.mitre.org/groups/G0046" xlink:type="simple">FIN7</text:a> has developed malware for use in operations, including the creation of infected removable media.<text:a xlink:href="https://therecord.media/fbi-fin7-hackers-target-us-companies-with-badusb-devices-to-install-ransomware/" xlink:type="simple">[4]</text:a><text:a xlink:href="https://www.fireeye.com/blog/threat-research/2019/10/mahalo-fin7-responding-to-new-tools-and-techniques.html" xlink:type="simple">[10]</text:a></text:p>
          </table:table-cell>
        </table:table-row>
        <table:table-row table:style-name="ro8">
          <table:table-cell office:value-type="string" calcext:value-type="string">
            <text:p><text:a xlink:href="https://attack.mitre.org/groups/G0004" xlink:type="simple">G0004 </text:a> </text:p>
          </table:table-cell>
          <table:table-cell office:value-type="string" calcext:value-type="string">
            <text:p><text:a xlink:href="https://attack.mitre.org/groups/G0004" xlink:type="simple">Ke3chang </text:a> </text:p>
          </table:table-cell>
          <table:table-cell office:value-type="string" calcext:value-type="string">
            <text:p><text:a xlink:href="https://attack.mitre.org/groups/G0004" xlink:type="simple">Ke3chang</text:a> has developed custom malware that allowed them to maintain persistence on victim networks.<text:a xlink:href="https://www.microsoft.com/security/blog/2021/12/06/nickel-targeting-government-organizations-across-latin-america-and-europe" xlink:type="simple">[11]</text:a></text:p>
          </table:table-cell>
        </table:table-row>
        <table:table-row table:style-name="ro4">
          <table:table-cell office:value-type="string" calcext:value-type="string">
            <text:p><text:a xlink:href="https://attack.mitre.org/groups/G0094" xlink:type="simple">G0094 </text:a> </text:p>
          </table:table-cell>
          <table:table-cell office:value-type="string" calcext:value-type="string">
            <text:p><text:a xlink:href="https://attack.mitre.org/groups/G0094" xlink:type="simple">Kimsuky </text:a> </text:p>
          </table:table-cell>
          <table:table-cell office:value-type="string" calcext:value-type="string">
            <text:p><text:a xlink:href="https://attack.mitre.org/groups/G0094" xlink:type="simple">Kimsuky</text:a> has developed its own unique malware such as MailFetch.py for use in operations.<text:a xlink:href="https://www.boho.or.kr/krcert/publicationView.do?bulletin_writing_sequence=35936" xlink:type="simple">[12]</text:a><text:a xlink:href="https://blog.talosintelligence.com/2021/11/kimsuky-abuses-blogs-delivers-malware.html" xlink:type="simple">[13]</text:a></text:p>
          </table:table-cell>
        </table:table-row>
        <table:table-row table:style-name="ro8">
          <table:table-cell office:value-type="string" calcext:value-type="string">
            <text:p><text:a xlink:href="https://attack.mitre.org/groups/G0032" xlink:type="simple">G0032 </text:a> </text:p>
          </table:table-cell>
          <table:table-cell office:value-type="string" calcext:value-type="string">
            <text:p><text:a xlink:href="https://attack.mitre.org/groups/G0032" xlink:type="simple">Lazarus Group </text:a> </text:p>
          </table:table-cell>
          <table:table-cell office:value-type="string" calcext:value-type="string">
            <text:p><text:a xlink:href="https://attack.mitre.org/groups/G0032" xlink:type="simple">Lazarus Group</text:a> has developed custom malware for use in their operations.<text:a xlink:href="https://us-cert.cisa.gov/ncas/alerts/aa21-048a" xlink:type="simple">[14]</text:a><text:a xlink:href="https://www.welivesecurity.com/wp-content/uploads/2020/06/ESET_Operation_Interception.pdf" xlink:type="simple">[15]</text:a><text:a xlink:href="https://blog.google/threat-analysis-group/new-campaign-targeting-security-researchers/" xlink:type="simple">[16]</text:a><text:a xlink:href="https://www.clearskysec.com/wp-content/uploads/2020/08/Dream-Job-Campaign.pdf" xlink:type="simple">[17]</text:a></text:p>
          </table:table-cell>
        </table:table-row>
        <table:table-row table:style-name="ro4">
          <table:table-cell office:value-type="string" calcext:value-type="string">
            <text:p><text:a xlink:href="https://attack.mitre.org/groups/G0014" xlink:type="simple">G0014 </text:a> </text:p>
          </table:table-cell>
          <table:table-cell office:value-type="string" calcext:value-type="string">
            <text:p><text:a xlink:href="https://attack.mitre.org/groups/G0014" xlink:type="simple">Night Dragon </text:a> </text:p>
          </table:table-cell>
          <table:table-cell office:value-type="string" calcext:value-type="string">
            <text:p><text:a xlink:href="https://attack.mitre.org/groups/G0014" xlink:type="simple">Night Dragon</text:a> used privately developed and customized remote access tools.<text:a xlink:href="https://scadahacker.com/library/Documents/Cyber_Events/McAfee%20-%20Night%20Dragon%20-%20Global%20Energy%20Cyberattacks.pdf" xlink:type="simple">[18]</text:a></text:p>
          </table:table-cell>
        </table:table-row>
        <table:table-row table:style-name="ro8">
          <table:table-cell office:value-type="string" calcext:value-type="string">
            <text:p><text:a xlink:href="https://attack.mitre.org/groups/G0034" xlink:type="simple">G0034 </text:a> </text:p>
          </table:table-cell>
          <table:table-cell office:value-type="string" calcext:value-type="string">
            <text:p><text:a xlink:href="https://attack.mitre.org/groups/G0034" xlink:type="simple">Sandworm Team </text:a> </text:p>
          </table:table-cell>
          <table:table-cell office:value-type="string" calcext:value-type="string">
            <text:p><text:a xlink:href="https://attack.mitre.org/groups/G0034" xlink:type="simple">Sandworm Team</text:a> has developed malware for its operations, including malicious mobile applications and destructive malware such as <text:a xlink:href="https://attack.mitre.org/software/S0368" xlink:type="simple">NotPetya</text:a> and <text:a xlink:href="https://attack.mitre.org/software/S0365" xlink:type="simple">Olympic Destroyer</text:a>.<text:a xlink:href="https://www.justice.gov/opa/press-release/file/1328521/download" xlink:type="simple">[19]</text:a></text:p>
          </table:table-cell>
        </table:table-row>
        <table:table-row table:style-name="ro12">
          <table:table-cell office:value-type="string" calcext:value-type="string">
            <text:p><text:a xlink:href="https://attack.mitre.org/groups/G0139" xlink:type="simple">G0139 </text:a> </text:p>
          </table:table-cell>
          <table:table-cell office:value-type="string" calcext:value-type="string">
            <text:p><text:a xlink:href="https://attack.mitre.org/groups/G0139" xlink:type="simple">TeamTNT </text:a> </text:p>
          </table:table-cell>
          <table:table-cell office:value-type="string" calcext:value-type="string">
            <text:p><text:a xlink:href="https://attack.mitre.org/groups/G0139" xlink:type="simple">TeamTNT</text:a> has developed custom malware such as <text:a xlink:href="https://attack.mitre.org/software/S0601" xlink:type="simple">Hildegard</text:a>.<text:a xlink:href="https://unit42.paloaltonetworks.com/hildegard-malware-teamtnt/" xlink:type="simple">[20]</text:a></text:p>
          </table:table-cell>
        </table:table-row>
        <table:table-row table:style-name="ro12">
          <table:table-cell office:value-type="string" calcext:value-type="string">
            <text:p><text:a xlink:href="https://attack.mitre.org/groups/G0010" xlink:type="simple">G0010 </text:a> </text:p>
          </table:table-cell>
          <table:table-cell office:value-type="string" calcext:value-type="string">
            <text:p><text:a xlink:href="https://attack.mitre.org/groups/G0010" xlink:type="simple">Turla </text:a> </text:p>
          </table:table-cell>
          <table:table-cell office:value-type="string" calcext:value-type="string">
            <text:p><text:a xlink:href="https://attack.mitre.org/groups/G0010" xlink:type="simple">Turla</text:a> has developed its own unique malware for use in operations.<text:a xlink:href="https://www.recordedfuture.com/turla-apt-infrastructure/" xlink:type="simple">[21]</text:a></text:p>
          </table:table-cell>
        </table:table-row>
        <table:table-row table:style-name="ro4" table:number-rows-repeated="5">
          <table:table-cell table:style-name="Default" table:number-columns-repeated="3"/>
        </table:table-row>
        <table:table-row table:style-name="ro4">
          <table:table-cell table:style-name="Default" office:value-type="string" calcext:value-type="string">
            <text:p>Groups</text:p>
          </table:table-cell>
          <table:table-cell table:style-name="Default" office:value-type="string" calcext:value-type="string">
            <text:p>Software</text:p>
          </table:table-cell>
          <table:table-cell table:style-name="Default"/>
        </table:table-row>
      </table:table>
      <table:table table:name="Injection - SortedUnique" table:style-name="ta1">
        <table:table-column table:style-name="co2" table:default-cell-style-name="ce37"/>
        <table:table-row table:style-name="ro4">
          <table:table-cell table:style-name="ce45" office:value-type="string" calcext:value-type="string">
            <text:p>ID</text:p>
          </table:table-cell>
        </table:table-row>
        <table:table-row table:style-name="ro4">
          <table:table-cell office:value-type="string" calcext:value-type="string">
            <text:p><text:a xlink:href="https://attack.mitre.org/groups/G0001" xlink:type="simple">G0001 </text:a> </text:p>
          </table:table-cell>
        </table:table-row>
        <table:table-row table:style-name="ro4">
          <table:table-cell office:value-type="string" calcext:value-type="string">
            <text:p><text:a xlink:href="https://attack.mitre.org/groups/G0004" xlink:type="simple">G0004 </text:a> </text:p>
          </table:table-cell>
        </table:table-row>
        <table:table-row table:style-name="ro4">
          <table:table-cell office:value-type="string" calcext:value-type="string">
            <text:p><text:a xlink:href="https://attack.mitre.org/groups/G0007" xlink:type="simple">G0007 </text:a> </text:p>
          </table:table-cell>
        </table:table-row>
        <table:table-row table:style-name="ro4">
          <table:table-cell office:value-type="string" calcext:value-type="string">
            <text:p><text:a xlink:href="https://attack.mitre.org/groups/G0010" xlink:type="simple">G0010 </text:a> </text:p>
          </table:table-cell>
        </table:table-row>
        <table:table-row table:style-name="ro4">
          <table:table-cell office:value-type="string" calcext:value-type="string">
            <text:p><text:a xlink:href="https://attack.mitre.org/groups/G0012" xlink:type="simple">G0012 </text:a> </text:p>
          </table:table-cell>
        </table:table-row>
        <table:table-row table:style-name="ro4">
          <table:table-cell office:value-type="string" calcext:value-type="string">
            <text:p><text:a xlink:href="https://attack.mitre.org/groups/G0014" xlink:type="simple">G0014 </text:a> </text:p>
          </table:table-cell>
        </table:table-row>
        <table:table-row table:style-name="ro4">
          <table:table-cell office:value-type="string" calcext:value-type="string">
            <text:p><text:a xlink:href="https://attack.mitre.org/groups/G0016" xlink:type="simple">G0016 </text:a> </text:p>
          </table:table-cell>
        </table:table-row>
        <table:table-row table:style-name="ro4">
          <table:table-cell office:value-type="string" calcext:value-type="string">
            <text:p><text:a xlink:href="https://attack.mitre.org/groups/G0026" xlink:type="simple">G0026 </text:a> </text:p>
          </table:table-cell>
        </table:table-row>
        <table:table-row table:style-name="ro4">
          <table:table-cell office:value-type="string" calcext:value-type="string">
            <text:p><text:a xlink:href="https://attack.mitre.org/groups/G0027" xlink:type="simple">G0027 </text:a> </text:p>
          </table:table-cell>
        </table:table-row>
        <table:table-row table:style-name="ro4">
          <table:table-cell office:value-type="string" calcext:value-type="string">
            <text:p><text:a xlink:href="https://attack.mitre.org/groups/G0032" xlink:type="simple">G0032 </text:a> </text:p>
          </table:table-cell>
        </table:table-row>
        <table:table-row table:style-name="ro4">
          <table:table-cell office:value-type="string" calcext:value-type="string">
            <text:p><text:a xlink:href="https://attack.mitre.org/groups/G0034" xlink:type="simple">G0034 </text:a> </text:p>
          </table:table-cell>
        </table:table-row>
        <table:table-row table:style-name="ro4">
          <table:table-cell office:value-type="string" calcext:value-type="string">
            <text:p><text:a xlink:href="https://attack.mitre.org/groups/G0035" xlink:type="simple">G0035 </text:a> </text:p>
          </table:table-cell>
        </table:table-row>
        <table:table-row table:style-name="ro4">
          <table:table-cell office:value-type="string" calcext:value-type="string">
            <text:p><text:a xlink:href="https://attack.mitre.org/groups/G0040" xlink:type="simple">G0040 </text:a> </text:p>
          </table:table-cell>
        </table:table-row>
        <table:table-row table:style-name="ro4">
          <table:table-cell office:value-type="string" calcext:value-type="string">
            <text:p><text:a xlink:href="https://attack.mitre.org/groups/G0045" xlink:type="simple">G0045 </text:a> </text:p>
          </table:table-cell>
        </table:table-row>
        <table:table-row table:style-name="ro4">
          <table:table-cell office:value-type="string" calcext:value-type="string">
            <text:p><text:a xlink:href="https://attack.mitre.org/groups/G0048" xlink:type="simple">G0048 </text:a> </text:p>
          </table:table-cell>
        </table:table-row>
        <table:table-row table:style-name="ro4">
          <table:table-cell office:value-type="string" calcext:value-type="string">
            <text:p><text:a xlink:href="https://attack.mitre.org/groups/G0049" xlink:type="simple">G0049 </text:a> </text:p>
          </table:table-cell>
        </table:table-row>
        <table:table-row table:style-name="ro4">
          <table:table-cell office:value-type="string" calcext:value-type="string">
            <text:p><text:a xlink:href="https://attack.mitre.org/groups/G0050" xlink:type="simple">G0050 </text:a> </text:p>
          </table:table-cell>
        </table:table-row>
        <table:table-row table:style-name="ro4">
          <table:table-cell office:value-type="string" calcext:value-type="string">
            <text:p><text:a xlink:href="https://attack.mitre.org/groups/G0053" xlink:type="simple">G0053 </text:a> </text:p>
          </table:table-cell>
        </table:table-row>
        <table:table-row table:style-name="ro4">
          <table:table-cell office:value-type="string" calcext:value-type="string">
            <text:p><text:a xlink:href="https://attack.mitre.org/groups/G0056" xlink:type="simple">G0056 </text:a> </text:p>
          </table:table-cell>
        </table:table-row>
        <table:table-row table:style-name="ro4">
          <table:table-cell office:value-type="string" calcext:value-type="string">
            <text:p><text:a xlink:href="https://attack.mitre.org/groups/G0059" xlink:type="simple">G0059 </text:a> </text:p>
          </table:table-cell>
        </table:table-row>
        <table:table-row table:style-name="ro4">
          <table:table-cell office:value-type="string" calcext:value-type="string">
            <text:p><text:a xlink:href="https://attack.mitre.org/groups/G0060" xlink:type="simple">G0060 </text:a> </text:p>
          </table:table-cell>
        </table:table-row>
        <table:table-row table:style-name="ro4">
          <table:table-cell office:value-type="string" calcext:value-type="string">
            <text:p><text:a xlink:href="https://attack.mitre.org/groups/G0065" xlink:type="simple">G0065 </text:a> </text:p>
          </table:table-cell>
        </table:table-row>
        <table:table-row table:style-name="ro4">
          <table:table-cell office:value-type="string" calcext:value-type="string">
            <text:p><text:a xlink:href="https://attack.mitre.org/groups/G0066" xlink:type="simple">G0066 </text:a> </text:p>
          </table:table-cell>
        </table:table-row>
        <table:table-row table:style-name="ro4">
          <table:table-cell office:value-type="string" calcext:value-type="string">
            <text:p><text:a xlink:href="https://attack.mitre.org/groups/G0067" xlink:type="simple">G0067 </text:a> </text:p>
          </table:table-cell>
        </table:table-row>
        <table:table-row table:style-name="ro4">
          <table:table-cell office:value-type="string" calcext:value-type="string">
            <text:p><text:a xlink:href="https://attack.mitre.org/groups/G0068" xlink:type="simple">G0068 </text:a> </text:p>
          </table:table-cell>
        </table:table-row>
        <table:table-row table:style-name="ro4">
          <table:table-cell office:value-type="string" calcext:value-type="string">
            <text:p><text:a xlink:href="https://attack.mitre.org/groups/G0070" xlink:type="simple">G0070 </text:a> </text:p>
          </table:table-cell>
        </table:table-row>
        <table:table-row table:style-name="ro4">
          <table:table-cell office:value-type="string" calcext:value-type="string">
            <text:p><text:a xlink:href="https://attack.mitre.org/groups/G0073" xlink:type="simple">G0073 </text:a> </text:p>
          </table:table-cell>
        </table:table-row>
        <table:table-row table:style-name="ro4">
          <table:table-cell office:value-type="string" calcext:value-type="string">
            <text:p><text:a xlink:href="https://attack.mitre.org/groups/G0077" xlink:type="simple">G0077 </text:a> </text:p>
          </table:table-cell>
        </table:table-row>
        <table:table-row table:style-name="ro4">
          <table:table-cell office:value-type="string" calcext:value-type="string">
            <text:p><text:a xlink:href="https://attack.mitre.org/groups/G0082" xlink:type="simple">G0082 </text:a> </text:p>
          </table:table-cell>
        </table:table-row>
        <table:table-row table:style-name="ro4">
          <table:table-cell office:value-type="string" calcext:value-type="string">
            <text:p><text:a xlink:href="https://attack.mitre.org/groups/G0087" xlink:type="simple">G0087 </text:a> </text:p>
          </table:table-cell>
        </table:table-row>
        <table:table-row table:style-name="ro4">
          <table:table-cell office:value-type="string" calcext:value-type="string">
            <text:p><text:a xlink:href="https://attack.mitre.org/groups/G0088" xlink:type="simple">G0088 </text:a> </text:p>
          </table:table-cell>
        </table:table-row>
        <table:table-row table:style-name="ro4">
          <table:table-cell office:value-type="string" calcext:value-type="string">
            <text:p><text:a xlink:href="https://attack.mitre.org/groups/G0093" xlink:type="simple">G0093 </text:a> </text:p>
          </table:table-cell>
        </table:table-row>
        <table:table-row table:style-name="ro4">
          <table:table-cell office:value-type="string" calcext:value-type="string">
            <text:p><text:a xlink:href="https://attack.mitre.org/groups/G0094" xlink:type="simple">G0094 </text:a> </text:p>
          </table:table-cell>
        </table:table-row>
        <table:table-row table:style-name="ro4">
          <table:table-cell office:value-type="string" calcext:value-type="string">
            <text:p><text:a xlink:href="https://attack.mitre.org/groups/G0095" xlink:type="simple">G0095 </text:a> </text:p>
          </table:table-cell>
        </table:table-row>
        <table:table-row table:style-name="ro4">
          <table:table-cell office:value-type="string" calcext:value-type="string">
            <text:p><text:a xlink:href="https://attack.mitre.org/groups/G0096" xlink:type="simple">G0096 </text:a> </text:p>
          </table:table-cell>
        </table:table-row>
        <table:table-row table:style-name="ro4">
          <table:table-cell office:value-type="string" calcext:value-type="string">
            <text:p><text:a xlink:href="https://attack.mitre.org/groups/G0098" xlink:type="simple">G0098 </text:a> </text:p>
          </table:table-cell>
        </table:table-row>
        <table:table-row table:style-name="ro4">
          <table:table-cell office:value-type="string" calcext:value-type="string">
            <text:p><text:a xlink:href="https://attack.mitre.org/groups/G0102" xlink:type="simple">G0102 </text:a> </text:p>
          </table:table-cell>
        </table:table-row>
        <table:table-row table:style-name="ro4">
          <table:table-cell office:value-type="string" calcext:value-type="string">
            <text:p><text:a xlink:href="https://attack.mitre.org/groups/G0106" xlink:type="simple">G0106 </text:a> </text:p>
          </table:table-cell>
        </table:table-row>
        <table:table-row table:style-name="ro4">
          <table:table-cell office:value-type="string" calcext:value-type="string">
            <text:p><text:a xlink:href="https://attack.mitre.org/groups/G0108" xlink:type="simple">G0108 </text:a> </text:p>
          </table:table-cell>
        </table:table-row>
        <table:table-row table:style-name="ro4">
          <table:table-cell office:value-type="string" calcext:value-type="string">
            <text:p><text:a xlink:href="https://attack.mitre.org/groups/G0112" xlink:type="simple">G0112 </text:a> </text:p>
          </table:table-cell>
        </table:table-row>
        <table:table-row table:style-name="ro4">
          <table:table-cell office:value-type="string" calcext:value-type="string">
            <text:p><text:a xlink:href="https://attack.mitre.org/groups/G0114" xlink:type="simple">G0114 </text:a> </text:p>
          </table:table-cell>
        </table:table-row>
        <table:table-row table:style-name="ro4">
          <table:table-cell office:value-type="string" calcext:value-type="string">
            <text:p><text:a xlink:href="https://attack.mitre.org/groups/G0115" xlink:type="simple">G0115 </text:a> </text:p>
          </table:table-cell>
        </table:table-row>
        <table:table-row table:style-name="ro4">
          <table:table-cell office:value-type="string" calcext:value-type="string">
            <text:p><text:a xlink:href="https://attack.mitre.org/groups/G0116" xlink:type="simple">G0116 </text:a> </text:p>
          </table:table-cell>
        </table:table-row>
        <table:table-row table:style-name="ro4">
          <table:table-cell office:value-type="string" calcext:value-type="string">
            <text:p><text:a xlink:href="https://attack.mitre.org/groups/G0117" xlink:type="simple">G0117 </text:a> </text:p>
          </table:table-cell>
        </table:table-row>
        <table:table-row table:style-name="ro4">
          <table:table-cell office:value-type="string" calcext:value-type="string">
            <text:p><text:a xlink:href="https://attack.mitre.org/groups/G0123" xlink:type="simple">G0123 </text:a> </text:p>
          </table:table-cell>
        </table:table-row>
        <table:table-row table:style-name="ro4">
          <table:table-cell office:value-type="string" calcext:value-type="string">
            <text:p><text:a xlink:href="https://attack.mitre.org/groups/G0124" xlink:type="simple">G0124 </text:a> </text:p>
          </table:table-cell>
        </table:table-row>
        <table:table-row table:style-name="ro4">
          <table:table-cell office:value-type="string" calcext:value-type="string">
            <text:p><text:a xlink:href="https://attack.mitre.org/groups/G0125" xlink:type="simple">G0125 </text:a> </text:p>
          </table:table-cell>
        </table:table-row>
        <table:table-row table:style-name="ro4">
          <table:table-cell office:value-type="string" calcext:value-type="string">
            <text:p><text:a xlink:href="https://attack.mitre.org/groups/G0134" xlink:type="simple">G0134 </text:a> </text:p>
          </table:table-cell>
        </table:table-row>
        <table:table-row table:style-name="ro4">
          <table:table-cell office:value-type="string" calcext:value-type="string">
            <text:p><text:a xlink:href="https://attack.mitre.org/groups/G0135" xlink:type="simple">G0135 </text:a> </text:p>
          </table:table-cell>
        </table:table-row>
        <table:table-row table:style-name="ro4">
          <table:table-cell office:value-type="string" calcext:value-type="string">
            <text:p><text:a xlink:href="https://attack.mitre.org/groups/G0138" xlink:type="simple">G0138 </text:a> </text:p>
          </table:table-cell>
        </table:table-row>
        <table:table-row table:style-name="ro4">
          <table:table-cell office:value-type="string" calcext:value-type="string">
            <text:p><text:a xlink:href="https://attack.mitre.org/groups/G0139" xlink:type="simple">G0139 </text:a> </text:p>
          </table:table-cell>
        </table:table-row>
        <table:table-row table:style-name="ro4">
          <table:table-cell table:style-name="Default" office:value-type="string" calcext:value-type="string">
            <text:p>Groups</text:p>
          </table:table-cell>
        </table:table-row>
        <table:table-row table:style-name="ro4">
          <table:table-cell table:style-name="Default" table:formula="of:=COUNTIF(#REF!;&quot;G*&quot;)" office:value-type="string" office:string-value="" calcext:value-type="error">
            <text:p>#REF!</text:p>
          </table:table-cell>
        </table:table-row>
        <table:table-row table:style-name="ro4">
          <table:table-cell office:value-type="string" calcext:value-type="string">
            <text:p><text:a xlink:href="https://attack.mitre.org/software/S0531" xlink:type="simple">S0531 </text:a> </text:p>
          </table:table-cell>
        </table:table-row>
        <table:table-row table:style-name="ro4">
          <table:table-cell office:value-type="string" calcext:value-type="string">
            <text:p><text:a xlink:href="https://attack.mitre.org/software/S0215" xlink:type="simple">S0215 </text:a> </text:p>
          </table:table-cell>
        </table:table-row>
        <table:table-row table:style-name="ro4">
          <table:table-cell office:value-type="string" calcext:value-type="string">
            <text:p><text:a xlink:href="https://attack.mitre.org/software/S0451" xlink:type="simple">S0451 </text:a> </text:p>
          </table:table-cell>
        </table:table-row>
        <table:table-row table:style-name="ro4">
          <table:table-cell office:value-type="string" calcext:value-type="string">
            <text:p><text:a xlink:href="https://attack.mitre.org/software/S0216" xlink:type="simple">S0216 </text:a> </text:p>
          </table:table-cell>
        </table:table-row>
        <table:table-row table:style-name="ro4">
          <table:table-cell office:value-type="string" calcext:value-type="string">
            <text:p><text:a xlink:href="https://attack.mitre.org/software/S0496" xlink:type="simple">S0496 </text:a> </text:p>
          </table:table-cell>
        </table:table-row>
        <table:table-row table:style-name="ro4">
          <table:table-cell office:value-type="string" calcext:value-type="string">
            <text:p><text:a xlink:href="https://attack.mitre.org/software/S0224" xlink:type="simple">S0224 </text:a> </text:p>
          </table:table-cell>
        </table:table-row>
        <table:table-row table:style-name="ro4">
          <table:table-cell office:value-type="string" calcext:value-type="string">
            <text:p><text:a xlink:href="https://attack.mitre.org/software/S0623" xlink:type="simple">S0623 </text:a> </text:p>
          </table:table-cell>
        </table:table-row>
        <table:table-row table:style-name="ro4">
          <table:table-cell office:value-type="string" calcext:value-type="string">
            <text:p><text:a xlink:href="https://attack.mitre.org/software/S0516" xlink:type="simple">S0516 </text:a> </text:p>
          </table:table-cell>
        </table:table-row>
        <table:table-row table:style-name="ro4">
          <table:table-cell office:value-type="string" calcext:value-type="string">
            <text:p><text:a xlink:href="https://attack.mitre.org/software/S0225" xlink:type="simple">S0225 </text:a> </text:p>
          </table:table-cell>
        </table:table-row>
        <table:table-row table:style-name="ro4">
          <table:table-cell office:value-type="string" calcext:value-type="string">
            <text:p><text:a xlink:href="https://attack.mitre.org/software/S0412" xlink:type="simple">S0412 </text:a> </text:p>
          </table:table-cell>
        </table:table-row>
        <table:table-row table:style-name="ro4">
          <table:table-cell office:value-type="string" calcext:value-type="string">
            <text:p><text:a xlink:href="https://attack.mitre.org/software/S0606" xlink:type="simple">S0606 </text:a> </text:p>
          </table:table-cell>
        </table:table-row>
      </table:table>
      <table:table table:name="Injection" table:style-name="ta1">
        <table:table-column table:style-name="co2" table:number-columns-repeated="2" table:default-cell-style-name="ce37"/>
        <table:table-column table:style-name="co22" table:default-cell-style-name="ce37"/>
        <table:table-column table:style-name="co2" table:default-cell-style-name="Default"/>
        <table:table-row table:style-name="ro12">
          <table:table-cell table:style-name="ce45" office:value-type="string" calcext:value-type="string">
            <text:p>ID</text:p>
          </table:table-cell>
          <table:table-cell table:style-name="ce45" office:value-type="string" calcext:value-type="string">
            <text:p>Name</text:p>
          </table:table-cell>
          <table:table-cell table:style-name="ce45" office:value-type="string" calcext:value-type="string">
            <text:p>Description</text:p>
          </table:table-cell>
          <table:table-cell/>
        </table:table-row>
        <table:table-row table:style-name="ro12">
          <table:table-cell office:value-type="string" calcext:value-type="string">
            <text:p><text:a xlink:href="https://attack.mitre.org/groups/G0001" xlink:type="simple">G0001 </text:a> </text:p>
          </table:table-cell>
          <table:table-cell office:value-type="string" calcext:value-type="string">
            <text:p><text:a xlink:href="https://attack.mitre.org/groups/G0001" xlink:type="simple">Axiom </text:a> </text:p>
          </table:table-cell>
          <table:table-cell office:value-type="string" calcext:value-type="string">
            <text:p><text:a xlink:href="https://attack.mitre.org/groups/G0001" xlink:type="simple">Axiom</text:a> has used watering hole attacks to gain access.<text:a xlink:href="http://blogs.cisco.com/security/talos/threat-spotlight-group-72" xlink:type="simple">[14]</text:a></text:p>
          </table:table-cell>
          <table:table-cell/>
        </table:table-row>
        <table:table-row table:style-name="ro12">
          <table:table-cell office:value-type="string" calcext:value-type="string">
            <text:p><text:a xlink:href="https://attack.mitre.org/groups/G0001" xlink:type="simple">G0001 </text:a> </text:p>
          </table:table-cell>
          <table:table-cell office:value-type="string" calcext:value-type="string">
            <text:p><text:a xlink:href="https://attack.mitre.org/groups/G0001" xlink:type="simple">Axiom </text:a> </text:p>
          </table:table-cell>
          <table:table-cell office:value-type="string" calcext:value-type="string">
            <text:p><text:a xlink:href="https://attack.mitre.org/groups/G0001" xlink:type="simple">Axiom</text:a> has been observed using SQL injection to gain access to systems.<text:a xlink:href="http://www.novetta.com/wp-content/uploads/2014/11/Executive_Summary-Final_1.pdf" xlink:type="simple">[15]</text:a><text:a xlink:href="http://blogs.cisco.com/security/talos/threat-spotlight-group-72" xlink:type="simple">[16]</text:a></text:p>
          </table:table-cell>
          <table:table-cell/>
        </table:table-row>
        <table:table-row table:style-name="ro12">
          <table:table-cell office:value-type="string" calcext:value-type="string">
            <text:p><text:a xlink:href="https://attack.mitre.org/groups/G0004" xlink:type="simple">G0004 </text:a> </text:p>
          </table:table-cell>
          <table:table-cell office:value-type="string" calcext:value-type="string">
            <text:p><text:a xlink:href="https://attack.mitre.org/groups/G0004" xlink:type="simple">Ke3chang </text:a> </text:p>
          </table:table-cell>
          <table:table-cell office:value-type="string" calcext:value-type="string">
            <text:p><text:a xlink:href="https://attack.mitre.org/groups/G0004" xlink:type="simple">Ke3chang</text:a> has gained access through VPNs including with compromised accounts and stolen VPN certificates.<text:a xlink:href="https://research.nccgroup.com/2018/03/10/apt15-is-alive-and-strong-an-analysis-of-royalcli-and-royaldns/" xlink:type="simple">[22]</text:a><text:a xlink:href="https://www.microsoft.com/security/blog/2021/12/06/nickel-targeting-government-organizations-across-latin-america-and-europe" xlink:type="simple">[23]</text:a></text:p>
          </table:table-cell>
          <table:table-cell/>
        </table:table-row>
        <table:table-row table:style-name="ro8">
          <table:table-cell office:value-type="string" calcext:value-type="string">
            <text:p><text:a xlink:href="https://attack.mitre.org/groups/G0004" xlink:type="simple">G0004 </text:a> </text:p>
          </table:table-cell>
          <table:table-cell office:value-type="string" calcext:value-type="string">
            <text:p><text:a xlink:href="https://attack.mitre.org/groups/G0004" xlink:type="simple">Ke3chang </text:a> </text:p>
          </table:table-cell>
          <table:table-cell office:value-type="string" calcext:value-type="string">
            <text:p><text:a xlink:href="https://attack.mitre.org/groups/G0004" xlink:type="simple">Ke3chang</text:a> has compromised networks by exploiting Internet-facing applications, including vulnerable Microsoft Exchange and SharePoint servers.<text:a xlink:href="https://www.microsoft.com/security/blog/2021/12/06/nickel-targeting-government-organizations-across-latin-america-and-europe" xlink:type="simple">[33]</text:a></text:p>
          </table:table-cell>
          <table:table-cell/>
        </table:table-row>
        <table:table-row table:style-name="ro12">
          <table:table-cell office:value-type="string" calcext:value-type="string">
            <text:p><text:a xlink:href="https://attack.mitre.org/groups/G0007" xlink:type="simple">G0007 </text:a> </text:p>
          </table:table-cell>
          <table:table-cell office:value-type="string" calcext:value-type="string">
            <text:p><text:a xlink:href="https://attack.mitre.org/groups/G0007" xlink:type="simple">APT28 </text:a> </text:p>
          </table:table-cell>
          <table:table-cell office:value-type="string" calcext:value-type="string">
            <text:p><text:a xlink:href="https://attack.mitre.org/groups/G0007" xlink:type="simple">APT28</text:a> has used <text:a xlink:href="https://attack.mitre.org/software/S0183" xlink:type="simple">Tor</text:a> and a variety of commercial VPN services to route brute force authentication attempts.<text:a xlink:href="https://media.defense.gov/2021/Jul/01/2002753896/-1/-1/1/CSA_GRU_GLOBAL_BRUTE_FORCE_CAMPAIGN_UOO158036-21.PDF" xlink:type="simple">[6]</text:a></text:p>
          </table:table-cell>
          <table:table-cell/>
        </table:table-row>
        <table:table-row table:style-name="ro12">
          <table:table-cell office:value-type="string" calcext:value-type="string">
            <text:p><text:a xlink:href="https://attack.mitre.org/groups/G0007" xlink:type="simple">G0007 </text:a> </text:p>
          </table:table-cell>
          <table:table-cell office:value-type="string" calcext:value-type="string">
            <text:p><text:a xlink:href="https://attack.mitre.org/groups/G0007" xlink:type="simple">APT28 </text:a> </text:p>
          </table:table-cell>
          <table:table-cell office:value-type="string" calcext:value-type="string">
            <text:p>Once <text:a xlink:href="https://attack.mitre.org/groups/G0007" xlink:type="simple">APT28</text:a> gained access to the DCCC network, the group then proceeded to use that access to compromise the DNC network.<text:a xlink:href="https://www.justice.gov/file/1080281/download" xlink:type="simple">[2]</text:a></text:p>
          </table:table-cell>
          <table:table-cell/>
        </table:table-row>
        <table:table-row table:style-name="ro12">
          <table:table-cell office:value-type="string" calcext:value-type="string">
            <text:p><text:a xlink:href="https://attack.mitre.org/groups/G0007" xlink:type="simple">G0007 </text:a> </text:p>
          </table:table-cell>
          <table:table-cell office:value-type="string" calcext:value-type="string">
            <text:p><text:a xlink:href="https://attack.mitre.org/groups/G0007" xlink:type="simple">APT28 </text:a> </text:p>
          </table:table-cell>
          <table:table-cell office:value-type="string" calcext:value-type="string">
            <text:p><text:a xlink:href="https://attack.mitre.org/groups/G0007" xlink:type="simple">APT28</text:a> has compromised targets via strategic web compromise utilizing custom exploit kits.<text:a xlink:href="https://www.secureworks.com/research/iron-twilight-supports-active-measures" xlink:type="simple">[6]</text:a></text:p>
          </table:table-cell>
          <table:table-cell/>
        </table:table-row>
        <table:table-row table:style-name="ro8">
          <table:table-cell office:value-type="string" calcext:value-type="string">
            <text:p><text:a xlink:href="https://attack.mitre.org/groups/G0007" xlink:type="simple">G0007 </text:a> </text:p>
          </table:table-cell>
          <table:table-cell office:value-type="string" calcext:value-type="string">
            <text:p><text:a xlink:href="https://attack.mitre.org/groups/G0007" xlink:type="simple">APT28 </text:a> </text:p>
          </table:table-cell>
          <table:table-cell office:value-type="string" calcext:value-type="string">
            <text:p><text:a xlink:href="https://attack.mitre.org/groups/G0007" xlink:type="simple">APT28</text:a> has used a variety of public exploits, including CVE 2020-0688 and CVE 2020-17144, to gain execution on vulnerable Microsoft Exchange; they have also conducted SQL injection attacks against external websites.<text:a xlink:href="https://www.justice.gov/opa/page/file/1098481/download" xlink:type="simple">[8]</text:a><text:a xlink:href="https://media.defense.gov/2021/Jul/01/2002753896/-1/-1/1/CSA_GRU_GLOBAL_BRUTE_FORCE_CAMPAIGN_UOO158036-21.PDF" xlink:type="simple">[9]</text:a></text:p>
          </table:table-cell>
          <table:table-cell/>
        </table:table-row>
        <table:table-row table:style-name="ro4">
          <table:table-cell office:value-type="string" calcext:value-type="string">
            <text:p><text:a xlink:href="https://attack.mitre.org/groups/G0010" xlink:type="simple">G0010 </text:a> </text:p>
          </table:table-cell>
          <table:table-cell office:value-type="string" calcext:value-type="string">
            <text:p><text:a xlink:href="https://attack.mitre.org/groups/G0010" xlink:type="simple">Turla </text:a> </text:p>
          </table:table-cell>
          <table:table-cell office:value-type="string" calcext:value-type="string">
            <text:p><text:a xlink:href="https://attack.mitre.org/groups/G0010" xlink:type="simple">Turla</text:a> has infected victims using watering holes.<text:a xlink:href="https://www.welivesecurity.com/wp-content/uploads/2020/05/ESET_Turla_ComRAT.pdf" xlink:type="simple">[51]</text:a><text:a xlink:href="http://www.secureworks.com/research/threat-profiles/iron-hunter" xlink:type="simple">[52]</text:a></text:p>
          </table:table-cell>
          <table:table-cell/>
        </table:table-row>
        <table:table-row table:style-name="ro4">
          <table:table-cell office:value-type="string" calcext:value-type="string">
            <text:p><text:a xlink:href="https://attack.mitre.org/groups/G0012" xlink:type="simple">G0012 </text:a> </text:p>
          </table:table-cell>
          <table:table-cell office:value-type="string" calcext:value-type="string">
            <text:p><text:a xlink:href="https://attack.mitre.org/groups/G0012" xlink:type="simple">Darkhotel </text:a> </text:p>
          </table:table-cell>
          <table:table-cell office:value-type="string" calcext:value-type="string">
            <text:p><text:a xlink:href="https://attack.mitre.org/groups/G0012" xlink:type="simple">Darkhotel</text:a> used embedded iframes on hotel login portals to redirect selected victims to download malware.<text:a xlink:href="https://media.kasperskycontenthub.com/wp-content/uploads/sites/43/2018/03/08070903/darkhotel_kl_07.11.pdf" xlink:type="simple">[20]</text:a></text:p>
          </table:table-cell>
          <table:table-cell/>
        </table:table-row>
        <table:table-row table:style-name="ro4">
          <table:table-cell office:value-type="string" calcext:value-type="string">
            <text:p><text:a xlink:href="https://attack.mitre.org/groups/G0014" xlink:type="simple">G0014 </text:a> </text:p>
          </table:table-cell>
          <table:table-cell office:value-type="string" calcext:value-type="string">
            <text:p><text:a xlink:href="https://attack.mitre.org/groups/G0014" xlink:type="simple">Night Dragon </text:a> </text:p>
          </table:table-cell>
          <table:table-cell office:value-type="string" calcext:value-type="string">
            <text:p><text:a xlink:href="https://attack.mitre.org/groups/G0014" xlink:type="simple">Night Dragon</text:a> has used compromised VPN accounts to gain access to victim systems.<text:a xlink:href="https://scadahacker.com/library/Documents/Cyber_Events/McAfee%20-%20Night%20Dragon%20-%20Global%20Energy%20Cyberattacks.pdf" xlink:type="simple">[28]</text:a></text:p>
          </table:table-cell>
          <table:table-cell/>
        </table:table-row>
        <table:table-row table:style-name="ro4">
          <table:table-cell office:value-type="string" calcext:value-type="string">
            <text:p><text:a xlink:href="https://attack.mitre.org/groups/G0014" xlink:type="simple">G0014 </text:a> </text:p>
          </table:table-cell>
          <table:table-cell office:value-type="string" calcext:value-type="string">
            <text:p><text:a xlink:href="https://attack.mitre.org/groups/G0014" xlink:type="simple">Night Dragon </text:a> </text:p>
          </table:table-cell>
          <table:table-cell office:value-type="string" calcext:value-type="string">
            <text:p><text:a xlink:href="https://attack.mitre.org/groups/G0014" xlink:type="simple">Night Dragon</text:a> has performed SQL injection attacks of extranet web servers to gain access.<text:a xlink:href="https://scadahacker.com/library/Documents/Cyber_Events/McAfee%20-%20Night%20Dragon%20-%20Global%20Energy%20Cyberattacks.pdf" xlink:type="simple">[37]</text:a></text:p>
          </table:table-cell>
          <table:table-cell/>
        </table:table-row>
        <table:table-row table:style-name="ro4">
          <table:table-cell office:value-type="string" calcext:value-type="string">
            <text:p><text:a xlink:href="https://attack.mitre.org/groups/G0016" xlink:type="simple">G0016 </text:a> </text:p>
          </table:table-cell>
          <table:table-cell office:value-type="string" calcext:value-type="string">
            <text:p><text:a xlink:href="https://attack.mitre.org/groups/G0016" xlink:type="simple">APT29 </text:a> </text:p>
          </table:table-cell>
          <table:table-cell office:value-type="string" calcext:value-type="string">
            <text:p><text:a xlink:href="https://attack.mitre.org/groups/G0016" xlink:type="simple">APT29</text:a> has used compromised identities to access networks via SSH, VPNs, and other remote access tools.<text:a xlink:href="https://www.microsoft.com/security/blog/2021/03/04/goldmax-goldfinder-sibot-analyzing-nobelium-malware/" xlink:type="simple">[7]</text:a><text:a xlink:href="https://www.ncsc.gov.uk/files/Advisory-APT29-targets-COVID-19-vaccine-development-V1-1.pdf" xlink:type="simple">[8]</text:a><text:a xlink:href="https://www.crowdstrike.com/blog/observations-from-the-stellarparticle-campaign/" xlink:type="simple">[9]</text:a></text:p>
          </table:table-cell>
          <table:table-cell/>
        </table:table-row>
        <table:table-row table:style-name="ro8">
          <table:table-cell office:value-type="string" calcext:value-type="string">
            <text:p><text:a xlink:href="https://attack.mitre.org/groups/G0016" xlink:type="simple">G0016 </text:a> </text:p>
          </table:table-cell>
          <table:table-cell office:value-type="string" calcext:value-type="string">
            <text:p><text:a xlink:href="https://attack.mitre.org/groups/G0016" xlink:type="simple">APT29 </text:a> </text:p>
          </table:table-cell>
          <table:table-cell office:value-type="string" calcext:value-type="string">
            <text:p><text:a xlink:href="https://attack.mitre.org/groups/G0016" xlink:type="simple">APT29</text:a> has gained access through compromised accounts at cloud solution partners, and used compromised certificates issued by Mimecast to authenticate to Mimecast customer systems.<text:a xlink:href="https://www.ncsc.gov.uk/files/Advisory-further-TTPs-associated-with-SVR-cyber-actors.pdf" xlink:type="simple">[3]</text:a><text:a xlink:href="https://www.crowdstrike.com/blog/observations-from-the-stellarparticle-campaign/" xlink:type="simple">[4]</text:a><text:a xlink:href="https://www.microsoft.com/security/blog/2021/10/25/nobelium-targeting-delegated-administrative-privileges-to-facilitate-broader-attacks/" xlink:type="simple">[5]</text:a></text:p>
          </table:table-cell>
          <table:table-cell/>
        </table:table-row>
        <table:table-row table:style-name="ro10">
          <table:table-cell office:value-type="string" calcext:value-type="string">
            <text:p><text:a xlink:href="https://attack.mitre.org/groups/G0016" xlink:type="simple">G0016 </text:a> </text:p>
          </table:table-cell>
          <table:table-cell office:value-type="string" calcext:value-type="string">
            <text:p><text:a xlink:href="https://attack.mitre.org/groups/G0016" xlink:type="simple">APT29 </text:a> </text:p>
          </table:table-cell>
          <table:table-cell office:value-type="string" calcext:value-type="string">
            <text:p><text:a xlink:href="https://attack.mitre.org/groups/G0016" xlink:type="simple">APT29</text:a> has exploited CVE-2019-19781 for Citrix, CVE-2019-11510 for Pulse Secure VPNs, CVE-2018-13379 for FortiGate VPNs, and CVE-2019-9670 in Zimbra software to gain access. They have also exploited CVE-2020-0688 against the Microsoft Exchange Control Panel to regain access to a network.<text:a xlink:href="https://www.ncsc.gov.uk/files/Advisory-APT29-targets-COVID-19-vaccine-development-V1-1.pdf" xlink:type="simple">[10]</text:a><text:a xlink:href="https://www.volexity.com/blog/2020/12/14/dark-halo-leverages-solarwinds-compromise-to-breach-organizations/" xlink:type="simple">[11]</text:a><text:a xlink:href="https://www.ncsc.gov.uk/files/Advisory-further-TTPs-associated-with-SVR-cyber-actors.pdf" xlink:type="simple">[12]</text:a></text:p>
          </table:table-cell>
          <table:table-cell/>
        </table:table-row>
        <table:table-row table:style-name="ro4">
          <table:table-cell office:value-type="string" calcext:value-type="string">
            <text:p><text:a xlink:href="https://attack.mitre.org/groups/G0026" xlink:type="simple">G0026 </text:a> </text:p>
          </table:table-cell>
          <table:table-cell office:value-type="string" calcext:value-type="string">
            <text:p><text:a xlink:href="https://attack.mitre.org/groups/G0026" xlink:type="simple">APT18 </text:a> </text:p>
          </table:table-cell>
          <table:table-cell office:value-type="string" calcext:value-type="string">
            <text:p><text:a xlink:href="https://attack.mitre.org/groups/G0026" xlink:type="simple">APT18</text:a> actors leverage legitimate credentials to log into external remote services.<text:a xlink:href="https://published-prd.lanyonevents.com/published/rsaus17/sessionsFiles/5009/HTA-F02-Detecting-and-Responding-to-Advanced-Threats-within-Exchange-Environments.pdf" xlink:type="simple">[5]</text:a></text:p>
          </table:table-cell>
          <table:table-cell/>
        </table:table-row>
        <table:table-row table:style-name="ro10">
          <table:table-cell office:value-type="string" calcext:value-type="string">
            <text:p><text:a xlink:href="https://attack.mitre.org/groups/G0027" xlink:type="simple">G0027 </text:a> </text:p>
          </table:table-cell>
          <table:table-cell office:value-type="string" calcext:value-type="string">
            <text:p><text:a xlink:href="https://attack.mitre.org/groups/G0027" xlink:type="simple">Threat Group-3390 </text:a> </text:p>
          </table:table-cell>
          <table:table-cell office:value-type="string" calcext:value-type="string">
            <text:p><text:a xlink:href="https://attack.mitre.org/groups/G0027" xlink:type="simple">Threat Group-3390</text:a> actors look for and use VPN profiles during an operation to access the network using external VPN services.<text:a xlink:href="https://www.secureworks.com/research/threat-group-3390-targets-organizations-for-cyberespionage" xlink:type="simple">[36]</text:a> <text:a xlink:href="https://attack.mitre.org/groups/G0027" xlink:type="simple">Threat Group-3390</text:a> has also obtained OWA account credentials during intrusions that it subsequently used to attempt to regain access when evicted from a victim network.<text:a xlink:href="https://www.secureworks.com/research/bronze-union" xlink:type="simple">[37]</text:a></text:p>
          </table:table-cell>
          <table:table-cell/>
        </table:table-row>
        <table:table-row table:style-name="ro8">
          <table:table-cell office:value-type="string" calcext:value-type="string">
            <text:p><text:a xlink:href="https://attack.mitre.org/groups/G0027" xlink:type="simple">G0027 </text:a> </text:p>
          </table:table-cell>
          <table:table-cell office:value-type="string" calcext:value-type="string">
            <text:p><text:a xlink:href="https://attack.mitre.org/groups/G0027" xlink:type="simple">Threat Group-3390 </text:a> </text:p>
          </table:table-cell>
          <table:table-cell office:value-type="string" calcext:value-type="string">
            <text:p><text:a xlink:href="https://attack.mitre.org/groups/G0027" xlink:type="simple">Threat Group-3390</text:a> has compromised third party service providers to gain access to victim's environments.<text:a xlink:href="https://shared-public-reports.s3-eu-west-1.amazonaws.com/APT27+turns+to+ransomware.pdf" xlink:type="simple">[13]</text:a></text:p>
          </table:table-cell>
          <table:table-cell/>
        </table:table-row>
        <table:table-row table:style-name="ro8">
          <table:table-cell office:value-type="string" calcext:value-type="string">
            <text:p><text:a xlink:href="https://attack.mitre.org/groups/G0027" xlink:type="simple">G0027 </text:a> </text:p>
          </table:table-cell>
          <table:table-cell office:value-type="string" calcext:value-type="string">
            <text:p><text:a xlink:href="https://attack.mitre.org/groups/G0027" xlink:type="simple">Threat Group-3390 </text:a> </text:p>
          </table:table-cell>
          <table:table-cell office:value-type="string" calcext:value-type="string">
            <text:p><text:a xlink:href="https://attack.mitre.org/groups/G0027" xlink:type="simple">Threat Group-3390</text:a> has extensively used strategic web compromises to target victims.<text:a xlink:href="https://www.secureworks.com/research/threat-group-3390-targets-organizations-for-cyberespionage" xlink:type="simple">[46]</text:a><text:a xlink:href="https://securelist.com/luckymouse-hits-national-data-center/86083/" xlink:type="simple">[47]</text:a></text:p>
          </table:table-cell>
          <table:table-cell/>
        </table:table-row>
        <table:table-row table:style-name="ro8">
          <table:table-cell office:value-type="string" calcext:value-type="string">
            <text:p><text:a xlink:href="https://attack.mitre.org/groups/G0027" xlink:type="simple">G0027 </text:a> </text:p>
          </table:table-cell>
          <table:table-cell office:value-type="string" calcext:value-type="string">
            <text:p><text:a xlink:href="https://attack.mitre.org/groups/G0027" xlink:type="simple">Threat Group-3390 </text:a> </text:p>
          </table:table-cell>
          <table:table-cell office:value-type="string" calcext:value-type="string">
            <text:p><text:a xlink:href="https://attack.mitre.org/groups/G0027" xlink:type="simple">Threat Group-3390</text:a> has exploited the Microsoft SharePoint vulnerability CVE-2019-0604 and CVE-2021-26855, CVE-2021-26857, CVE-2021-26858, and CVE-2021-27065 in Exchange Server.<text:a xlink:href="https://www.trendmicro.com/en_us/research/21/d/iron-tiger-apt-updates-toolkit-with-evolved-sysupdate-malware-va.html" xlink:type="simple">[44]</text:a></text:p>
          </table:table-cell>
          <table:table-cell/>
        </table:table-row>
        <table:table-row table:style-name="ro8">
          <table:table-cell office:value-type="string" calcext:value-type="string">
            <text:p><text:a xlink:href="https://attack.mitre.org/groups/G0032" xlink:type="simple">G0032 </text:a> </text:p>
          </table:table-cell>
          <table:table-cell office:value-type="string" calcext:value-type="string">
            <text:p><text:a xlink:href="https://attack.mitre.org/groups/G0032" xlink:type="simple">Lazarus Group </text:a> </text:p>
          </table:table-cell>
          <table:table-cell office:value-type="string" calcext:value-type="string">
            <text:p><text:a xlink:href="https://attack.mitre.org/groups/G0032" xlink:type="simple">Lazarus Group</text:a> delivered <text:a xlink:href="https://attack.mitre.org/software/S0241" xlink:type="simple">RATANKBA</text:a> and other malicious code to victims via a compromised legitimate website.<text:a xlink:href="https://www.trendmicro.com/en_us/research/17/b/ratankba-watering-holes-against-enterprises.html" xlink:type="simple">[29]</text:a><text:a xlink:href="https://blog.google/threat-analysis-group/new-campaign-targeting-security-researchers/" xlink:type="simple">[30]</text:a></text:p>
          </table:table-cell>
          <table:table-cell/>
        </table:table-row>
        <table:table-row table:style-name="ro10">
          <table:table-cell office:value-type="string" calcext:value-type="string">
            <text:p><text:a xlink:href="https://attack.mitre.org/groups/G0034" xlink:type="simple">G0034 </text:a> </text:p>
          </table:table-cell>
          <table:table-cell office:value-type="string" calcext:value-type="string">
            <text:p><text:a xlink:href="https://attack.mitre.org/groups/G0034" xlink:type="simple">Sandworm Team </text:a> </text:p>
          </table:table-cell>
          <table:table-cell office:value-type="string" calcext:value-type="string">
            <text:p><text:a xlink:href="https://attack.mitre.org/groups/G0034" xlink:type="simple">Sandworm Team</text:a> has used Dropbear SSH with a hardcoded backdoor password to maintain persistence within the target network. <text:a xlink:href="https://attack.mitre.org/groups/G0034" xlink:type="simple">Sandworm Team</text:a> has also used VPN tunnels established in legitimate software company infrastructure to gain access to internal networks of that software company's users.<text:a xlink:href="https://www.welivesecurity.com/2016/01/03/blackenergy-sshbeardoor-details-2015-attacks-ukrainian-news-media-electric-industry/" xlink:type="simple">[31]</text:a><text:a xlink:href="https://www.welivesecurity.com/2017/06/30/telebots-back-supply-chain-attacks-against-ukraine/" xlink:type="simple">[32]</text:a><text:a xlink:href="https://www.cert.ssi.gouv.fr/uploads/CERTFR-2021-CTI-005.pdf" xlink:type="simple">[33]</text:a></text:p>
          </table:table-cell>
          <table:table-cell/>
        </table:table-row>
        <table:table-row table:style-name="ro8">
          <table:table-cell office:value-type="string" calcext:value-type="string">
            <text:p><text:a xlink:href="https://attack.mitre.org/groups/G0034" xlink:type="simple">G0034 </text:a> </text:p>
          </table:table-cell>
          <table:table-cell office:value-type="string" calcext:value-type="string">
            <text:p><text:a xlink:href="https://attack.mitre.org/groups/G0034" xlink:type="simple">Sandworm Team </text:a> </text:p>
          </table:table-cell>
          <table:table-cell office:value-type="string" calcext:value-type="string">
            <text:p><text:a xlink:href="https://attack.mitre.org/groups/G0034" xlink:type="simple">Sandworm Team</text:a> has used dedicated network connections from one victim organization to gain unauthorized access to a separate organization.<text:a xlink:href="https://www.justice.gov/opa/press-release/file/1328521/download" xlink:type="simple">[12]</text:a></text:p>
          </table:table-cell>
          <table:table-cell/>
        </table:table-row>
        <table:table-row table:style-name="ro4">
          <table:table-cell office:value-type="string" calcext:value-type="string">
            <text:p><text:a xlink:href="https://attack.mitre.org/groups/G0035" xlink:type="simple">G0035 </text:a> </text:p>
          </table:table-cell>
          <table:table-cell office:value-type="string" calcext:value-type="string">
            <text:p><text:a xlink:href="https://attack.mitre.org/groups/G0035" xlink:type="simple">Dragonfly </text:a> </text:p>
          </table:table-cell>
          <table:table-cell office:value-type="string" calcext:value-type="string">
            <text:p><text:a xlink:href="https://attack.mitre.org/groups/G0035" xlink:type="simple">Dragonfly</text:a> has used VPNs and Outlook Web Access (OWA) to maintain access to victim networks.<text:a xlink:href="https://www.us-cert.gov/ncas/alerts/TA18-074A" xlink:type="simple">[14]</text:a><text:a xlink:href="https://www.cisa.gov/uscert/ncas/alerts/aa20-296a#revisions" xlink:type="simple">[15]</text:a></text:p>
          </table:table-cell>
          <table:table-cell/>
        </table:table-row>
        <table:table-row table:style-name="ro4">
          <table:table-cell office:value-type="string" calcext:value-type="string">
            <text:p><text:a xlink:href="https://attack.mitre.org/groups/G0035" xlink:type="simple">G0035 </text:a> </text:p>
          </table:table-cell>
          <table:table-cell office:value-type="string" calcext:value-type="string">
            <text:p><text:a xlink:href="https://attack.mitre.org/groups/G0035" xlink:type="simple">Dragonfly </text:a> </text:p>
          </table:table-cell>
          <table:table-cell office:value-type="string" calcext:value-type="string">
            <text:p><text:a xlink:href="https://attack.mitre.org/groups/G0035" xlink:type="simple">Dragonfly</text:a> has compromised targets via strategic web compromise (SWC) utilizing a custom exploit kit.<text:a xlink:href="https://www.secureworks.com/research/resurgent-iron-liberty-targeting-energy-sector" xlink:type="simple">[21]</text:a><text:a xlink:href="https://www.us-cert.gov/ncas/alerts/TA18-074A" xlink:type="simple">[22]</text:a><text:a xlink:href="https://vblocalhost.com/uploads/VB2021-Slowik.pdf" xlink:type="simple">[23]</text:a></text:p>
          </table:table-cell>
          <table:table-cell/>
        </table:table-row>
        <table:table-row table:style-name="ro8">
          <table:table-cell office:value-type="string" calcext:value-type="string">
            <text:p><text:a xlink:href="https://attack.mitre.org/groups/G0035" xlink:type="simple">G0035 </text:a> </text:p>
          </table:table-cell>
          <table:table-cell office:value-type="string" calcext:value-type="string">
            <text:p><text:a xlink:href="https://attack.mitre.org/groups/G0035" xlink:type="simple">Dragonfly </text:a> </text:p>
          </table:table-cell>
          <table:table-cell office:value-type="string" calcext:value-type="string">
            <text:p><text:a xlink:href="https://attack.mitre.org/groups/G0035" xlink:type="simple">Dragonfly</text:a> has conducted SQL injection attacks, exploited vulnerabilities CVE-2019-19781 and CVE-2020-0688 for Citrix and MS Exchange, and CVE-2018-13379 for Fortinet VPNs.<text:a xlink:href="https://www.cisa.gov/uscert/ncas/alerts/aa20-296a#revisions" xlink:type="simple">[20]</text:a></text:p>
          </table:table-cell>
          <table:table-cell/>
        </table:table-row>
        <table:table-row table:style-name="ro4">
          <table:table-cell office:value-type="string" calcext:value-type="string">
            <text:p><text:a xlink:href="https://attack.mitre.org/groups/G0040" xlink:type="simple">G0040 </text:a> </text:p>
          </table:table-cell>
          <table:table-cell office:value-type="string" calcext:value-type="string">
            <text:p><text:a xlink:href="https://attack.mitre.org/groups/G0040" xlink:type="simple">Patchwork </text:a> </text:p>
          </table:table-cell>
          <table:table-cell office:value-type="string" calcext:value-type="string">
            <text:p><text:a xlink:href="https://attack.mitre.org/groups/G0040" xlink:type="simple">Patchwork</text:a> has used watering holes to deliver files with exploits to initial victims.<text:a xlink:href="http://www.symantec.com/connect/blogs/patchwork-cyberespionage-group-expands-targets-governments-wide-range-industries" xlink:type="simple">[36]</text:a><text:a xlink:href="https://www.volexity.com/blog/2018/06/07/patchwork-apt-group-targets-us-think-tanks/" xlink:type="simple">[37]</text:a></text:p>
          </table:table-cell>
          <table:table-cell/>
        </table:table-row>
        <table:table-row table:style-name="ro4">
          <table:table-cell office:value-type="string" calcext:value-type="string">
            <text:p><text:a xlink:href="https://attack.mitre.org/groups/G0045" xlink:type="simple">G0045 </text:a> </text:p>
          </table:table-cell>
          <table:table-cell office:value-type="string" calcext:value-type="string">
            <text:p><text:a xlink:href="https://attack.mitre.org/groups/G0045" xlink:type="simple">menuPass </text:a> </text:p>
          </table:table-cell>
          <table:table-cell office:value-type="string" calcext:value-type="string">
            <text:p><text:a xlink:href="https://attack.mitre.org/groups/G0045" xlink:type="simple">menuPass</text:a> has used legitimate access granted to Managed Service Providers in order to access victims of interest.<text:a xlink:href="https://www.pwc.co.uk/cyber-security/pdf/cloud-hopper-annex-b-final.pdf" xlink:type="simple">[7]</text:a><text:a xlink:href="https://www.fireeye.com/blog/threat-research/2017/04/apt10_menupass_grou.html" xlink:type="simple">[8]</text:a><text:a xlink:href="https://symantec-enterprise-blogs.security.com/blogs/threat-intelligence/cicada-apt10-japan-espionage" xlink:type="simple">[9]</text:a><text:a xlink:href="https://www.justice.gov/opa/pr/two-chinese-hackers-associated-ministry-state-security-charged-global-computer-intrusion" xlink:type="simple">[10]</text:a><text:a xlink:href="https://www.justice.gov/opa/page/file/1122671/download" xlink:type="simple">[11]</text:a></text:p>
          </table:table-cell>
          <table:table-cell/>
        </table:table-row>
        <table:table-row table:style-name="ro4">
          <table:table-cell office:value-type="string" calcext:value-type="string">
            <text:p><text:a xlink:href="https://attack.mitre.org/groups/G0045" xlink:type="simple">G0045 </text:a> </text:p>
          </table:table-cell>
          <table:table-cell office:value-type="string" calcext:value-type="string">
            <text:p><text:a xlink:href="https://attack.mitre.org/groups/G0045" xlink:type="simple">menuPass </text:a> </text:p>
          </table:table-cell>
          <table:table-cell office:value-type="string" calcext:value-type="string">
            <text:p><text:a xlink:href="https://attack.mitre.org/groups/G0045" xlink:type="simple">menuPass</text:a> has leveraged vulnerabilities in Pulse Secure VPNs to hijack sessions.<text:a xlink:href="https://securelist.com/apt10-sophisticated-multi-layered-loader-ecipekac-discovered-in-a41apt-campaign/101519/" xlink:type="simple">[36]</text:a></text:p>
          </table:table-cell>
          <table:table-cell/>
        </table:table-row>
        <table:table-row table:style-name="ro4">
          <table:table-cell office:value-type="string" calcext:value-type="string">
            <text:p><text:a xlink:href="https://attack.mitre.org/groups/G0048" xlink:type="simple">G0048 </text:a> </text:p>
          </table:table-cell>
          <table:table-cell office:value-type="string" calcext:value-type="string">
            <text:p><text:a xlink:href="https://attack.mitre.org/groups/G0048" xlink:type="simple">RTM </text:a> </text:p>
          </table:table-cell>
          <table:table-cell office:value-type="string" calcext:value-type="string">
            <text:p><text:a xlink:href="https://attack.mitre.org/groups/G0048" xlink:type="simple">RTM</text:a> has distributed its malware via the RIG and SUNDOWN exploit kits, as well as online advertising network Yandex.Direct.<text:a xlink:href="https://www.welivesecurity.com/wp-content/uploads/2017/02/Read-The-Manual.pdf" xlink:type="simple">[44]</text:a><text:a xlink:href="https://www.welivesecurity.com/2019/04/30/buhtrap-backdoor-ransomware-advertising-platform/" xlink:type="simple">[45]</text:a></text:p>
          </table:table-cell>
          <table:table-cell/>
        </table:table-row>
        <table:table-row table:style-name="ro4">
          <table:table-cell office:value-type="string" calcext:value-type="string">
            <text:p><text:a xlink:href="https://attack.mitre.org/groups/G0049" xlink:type="simple">G0049 </text:a> </text:p>
          </table:table-cell>
          <table:table-cell office:value-type="string" calcext:value-type="string">
            <text:p><text:a xlink:href="https://attack.mitre.org/groups/G0049" xlink:type="simple">OilRig </text:a> </text:p>
          </table:table-cell>
          <table:table-cell office:value-type="string" calcext:value-type="string">
            <text:p><text:a xlink:href="https://attack.mitre.org/groups/G0049" xlink:type="simple">OilRig</text:a> uses remote services such as VPN, Citrix, or OWA to persist in an environment.<text:a xlink:href="https://www.brighttalk.com/webcast/10703/296317/apt34-new-targeted-attack-in-the-middle-east" xlink:type="simple">[29]</text:a></text:p>
          </table:table-cell>
          <table:table-cell/>
        </table:table-row>
        <table:table-row table:style-name="ro4">
          <table:table-cell office:value-type="string" calcext:value-type="string">
            <text:p><text:a xlink:href="https://attack.mitre.org/groups/G0050" xlink:type="simple">G0050 </text:a> </text:p>
          </table:table-cell>
          <table:table-cell office:value-type="string" calcext:value-type="string">
            <text:p><text:a xlink:href="https://attack.mitre.org/groups/G0050" xlink:type="simple">APT32 </text:a> </text:p>
          </table:table-cell>
          <table:table-cell office:value-type="string" calcext:value-type="string">
            <text:p><text:a xlink:href="https://attack.mitre.org/groups/G0050" xlink:type="simple">APT32</text:a> has infected victims by tricking them into visiting compromised watering hole websites.<text:a xlink:href="https://www.welivesecurity.com/2018/03/13/oceanlotus-ships-new-backdoor/" xlink:type="simple">[7]</text:a><text:a xlink:href="https://www.volexity.com/blog/2020/11/06/oceanlotus-extending-cyber-espionage-operations-through-fake-websites/" xlink:type="simple">[8]</text:a></text:p>
          </table:table-cell>
          <table:table-cell/>
        </table:table-row>
        <table:table-row table:style-name="ro4">
          <table:table-cell office:value-type="string" calcext:value-type="string">
            <text:p><text:a xlink:href="https://attack.mitre.org/groups/G0053" xlink:type="simple">G0053 </text:a> </text:p>
          </table:table-cell>
          <table:table-cell office:value-type="string" calcext:value-type="string">
            <text:p><text:a xlink:href="https://attack.mitre.org/groups/G0053" xlink:type="simple">FIN5 </text:a> </text:p>
          </table:table-cell>
          <table:table-cell office:value-type="string" calcext:value-type="string">
            <text:p><text:a xlink:href="https://attack.mitre.org/groups/G0053" xlink:type="simple">FIN5</text:a> has used legitimate VPN, Citrix, or VNC credentials to maintain access to a victim environment.<text:a xlink:href="https://www2.fireeye.com/WBNR-Are-you-ready-to-respond.html" xlink:type="simple">[16]</text:a><text:a xlink:href="https://www.darkreading.com/analytics/prolific-cybercrime-gang-favors-legit-login-credentials/d/d-id/1322645?" xlink:type="simple">[17]</text:a><text:a xlink:href="https://www.youtube.com/watch?v=fevGZs0EQu8" xlink:type="simple">[18]</text:a></text:p>
          </table:table-cell>
          <table:table-cell/>
        </table:table-row>
        <table:table-row table:style-name="ro8">
          <table:table-cell office:value-type="string" calcext:value-type="string">
            <text:p><text:a xlink:href="https://attack.mitre.org/groups/G0056" xlink:type="simple">G0056 </text:a> </text:p>
          </table:table-cell>
          <table:table-cell office:value-type="string" calcext:value-type="string">
            <text:p><text:a xlink:href="https://attack.mitre.org/groups/G0056" xlink:type="simple">PROMETHIUM </text:a> </text:p>
          </table:table-cell>
          <table:table-cell office:value-type="string" calcext:value-type="string">
            <text:p><text:a xlink:href="https://attack.mitre.org/groups/G0056" xlink:type="simple">PROMETHIUM</text:a> has used watering hole attacks to deliver malicious versions of legitimate installers.<text:a xlink:href="https://www.bitdefender.com/files/News/CaseStudies/study/353/Bitdefender-Whitepaper-StrongPity-APT.pdf" xlink:type="simple">[39]</text:a></text:p>
          </table:table-cell>
          <table:table-cell/>
        </table:table-row>
        <table:table-row table:style-name="ro4">
          <table:table-cell office:value-type="string" calcext:value-type="string">
            <text:p><text:a xlink:href="https://attack.mitre.org/groups/G0059" xlink:type="simple">G0059 </text:a> </text:p>
          </table:table-cell>
          <table:table-cell office:value-type="string" calcext:value-type="string">
            <text:p><text:a xlink:href="https://attack.mitre.org/groups/G0059" xlink:type="simple">Magic Hound </text:a> </text:p>
          </table:table-cell>
          <table:table-cell office:value-type="string" calcext:value-type="string">
            <text:p><text:a xlink:href="https://attack.mitre.org/groups/G0059" xlink:type="simple">Magic Hound</text:a> has conducted watering-hole attacks through media and magazine websites.<text:a xlink:href="https://www.clearskysec.com/wp-content/uploads/2020/08/The-Kittens-are-Back-in-Town-3.pdf" xlink:type="simple">[35]</text:a></text:p>
          </table:table-cell>
          <table:table-cell/>
        </table:table-row>
        <table:table-row table:style-name="ro4">
          <table:table-cell office:value-type="string" calcext:value-type="string">
            <text:p><text:a xlink:href="https://attack.mitre.org/groups/G0059" xlink:type="simple">G0059 </text:a> </text:p>
          </table:table-cell>
          <table:table-cell office:value-type="string" calcext:value-type="string">
            <text:p><text:a xlink:href="https://attack.mitre.org/groups/G0059" xlink:type="simple">Magic Hound </text:a> </text:p>
          </table:table-cell>
          <table:table-cell office:value-type="string" calcext:value-type="string">
            <text:p><text:a xlink:href="https://attack.mitre.org/groups/G0059" xlink:type="simple">Magic Hound</text:a> has used open-source JNDI exploit kits to leverage the Log4j (CVE-2021-44228) vulnerability.<text:a xlink:href="https://research.checkpoint.com/2022/apt35-exploits-log4j-vulnerability-to-distribute-new-modular-powershell-toolkit/" xlink:type="simple">[35]</text:a></text:p>
          </table:table-cell>
          <table:table-cell/>
        </table:table-row>
        <table:table-row table:style-name="ro8">
          <table:table-cell office:value-type="string" calcext:value-type="string">
            <text:p><text:a xlink:href="https://attack.mitre.org/groups/G0060" xlink:type="simple">G0060 </text:a> </text:p>
          </table:table-cell>
          <table:table-cell office:value-type="string" calcext:value-type="string">
            <text:p><text:a xlink:href="https://attack.mitre.org/groups/G0060" xlink:type="simple">BRONZE BUTLER </text:a> </text:p>
          </table:table-cell>
          <table:table-cell office:value-type="string" calcext:value-type="string">
            <text:p><text:a xlink:href="https://attack.mitre.org/groups/G0060" xlink:type="simple">BRONZE BUTLER</text:a> compromised three Japanese websites using a Flash exploit to perform watering hole attacks.<text:a xlink:href="https://www.symantec.com/connect/blogs/tick-cyberespionage-group-zeros-japan" xlink:type="simple">[17]</text:a></text:p>
          </table:table-cell>
          <table:table-cell/>
        </table:table-row>
        <table:table-row table:style-name="ro4">
          <table:table-cell office:value-type="string" calcext:value-type="string">
            <text:p><text:a xlink:href="https://attack.mitre.org/groups/G0065" xlink:type="simple">G0065 </text:a> </text:p>
          </table:table-cell>
          <table:table-cell office:value-type="string" calcext:value-type="string">
            <text:p><text:a xlink:href="https://attack.mitre.org/groups/G0065" xlink:type="simple">Leviathan </text:a> </text:p>
          </table:table-cell>
          <table:table-cell office:value-type="string" calcext:value-type="string">
            <text:p><text:a xlink:href="https://attack.mitre.org/groups/G0065" xlink:type="simple">Leviathan</text:a> has used external remote services such as virtual private networks (VPN) to gain initial access.<text:a xlink:href="https://us-cert.cisa.gov/ncas/alerts/aa21-200a" xlink:type="simple">[26]</text:a></text:p>
          </table:table-cell>
          <table:table-cell/>
        </table:table-row>
        <table:table-row table:style-name="ro4">
          <table:table-cell office:value-type="string" calcext:value-type="string">
            <text:p><text:a xlink:href="https://attack.mitre.org/groups/G0065" xlink:type="simple">G0065 </text:a> </text:p>
          </table:table-cell>
          <table:table-cell office:value-type="string" calcext:value-type="string">
            <text:p><text:a xlink:href="https://attack.mitre.org/groups/G0065" xlink:type="simple">Leviathan </text:a> </text:p>
          </table:table-cell>
          <table:table-cell office:value-type="string" calcext:value-type="string">
            <text:p><text:a xlink:href="https://attack.mitre.org/groups/G0065" xlink:type="simple">Leviathan</text:a> has infected victims using watering holes.<text:a xlink:href="https://us-cert.cisa.gov/ncas/alerts/aa21-200a" xlink:type="simple">[32]</text:a></text:p>
          </table:table-cell>
          <table:table-cell/>
        </table:table-row>
        <table:table-row table:style-name="ro8">
          <table:table-cell office:value-type="string" calcext:value-type="string">
            <text:p><text:a xlink:href="https://attack.mitre.org/groups/G0066" xlink:type="simple">G0066 </text:a> </text:p>
          </table:table-cell>
          <table:table-cell office:value-type="string" calcext:value-type="string">
            <text:p><text:a xlink:href="https://attack.mitre.org/groups/G0066" xlink:type="simple">Elderwood </text:a> </text:p>
          </table:table-cell>
          <table:table-cell office:value-type="string" calcext:value-type="string">
            <text:p><text:a xlink:href="https://attack.mitre.org/groups/G0066" xlink:type="simple">Elderwood</text:a> has delivered zero-day exploits and malware to victims by injecting malicious code into specific public Web pages visited by targets within a particular sector.<text:a xlink:href="https://web.archive.org/web/20190717233006/http://www.symantec.com/content/en/us/enterprise/media/security_response/whitepapers/the-elderwood-project.pdf" xlink:type="simple">[24]</text:a><text:a xlink:href="https://www.csmonitor.com/USA/2012/0914/Stealing-US-business-secrets-Experts-ID-two-huge-cyber-gangs-in-China" xlink:type="simple">[25]</text:a><text:a xlink:href="http://securityaffairs.co/wordpress/8528/hacking/elderwood-project-who-is-behind-op-aurora-and-ongoing-attacks.html" xlink:type="simple">[26]</text:a></text:p>
          </table:table-cell>
          <table:table-cell/>
        </table:table-row>
        <table:table-row table:style-name="ro10">
          <table:table-cell office:value-type="string" calcext:value-type="string">
            <text:p><text:a xlink:href="https://attack.mitre.org/groups/G0067" xlink:type="simple">G0067 </text:a> </text:p>
          </table:table-cell>
          <table:table-cell office:value-type="string" calcext:value-type="string">
            <text:p><text:a xlink:href="https://attack.mitre.org/groups/G0067" xlink:type="simple">APT37 </text:a> </text:p>
          </table:table-cell>
          <table:table-cell office:value-type="string" calcext:value-type="string">
            <text:p><text:a xlink:href="https://attack.mitre.org/groups/G0067" xlink:type="simple">APT37</text:a> has used strategic web compromises, particularly of South Korean websites, to distribute malware. The group has also used torrent file-sharing sites to more indiscriminately disseminate malware to victims. As part of their compromises, the group has used a Javascript based profiler called RICECURRY to profile a victim's web browser and deliver malicious code accordingly.<text:a xlink:href="https://securelist.com/operation-daybreak/75100/" xlink:type="simple">[9]</text:a><text:a xlink:href="https://www2.fireeye.com/rs/848-DID-242/images/rpt_APT37.pdf" xlink:type="simple">[10]</text:a><text:a xlink:href="https://www.volexity.com/blog/2021/08/17/north-korean-apt-inkysquid-infects-victims-using-browser-exploits/" xlink:type="simple">[11]</text:a></text:p>
          </table:table-cell>
          <table:table-cell/>
        </table:table-row>
        <table:table-row table:style-name="ro4">
          <table:table-cell office:value-type="string" calcext:value-type="string">
            <text:p><text:a xlink:href="https://attack.mitre.org/groups/G0068" xlink:type="simple">G0068 </text:a> </text:p>
          </table:table-cell>
          <table:table-cell office:value-type="string" calcext:value-type="string">
            <text:p><text:a xlink:href="https://attack.mitre.org/groups/G0068" xlink:type="simple">PLATINUM </text:a> </text:p>
          </table:table-cell>
          <table:table-cell office:value-type="string" calcext:value-type="string">
            <text:p><text:a xlink:href="https://attack.mitre.org/groups/G0068" xlink:type="simple">PLATINUM</text:a> has sometimes used drive-by attacks against vulnerable browser plugins.<text:a xlink:href="https://download.microsoft.com/download/2/2/5/225BFE3E-E1DE-4F5B-A77B-71200928D209/Platinum%20feature%20article%20-%20Targeted%20attacks%20in%20South%20and%20Southeast%20Asia%20April%202016.pdf" xlink:type="simple">[38]</text:a></text:p>
          </table:table-cell>
          <table:table-cell/>
        </table:table-row>
        <table:table-row table:style-name="ro4">
          <table:table-cell office:value-type="string" calcext:value-type="string">
            <text:p><text:a xlink:href="https://attack.mitre.org/groups/G0070" xlink:type="simple">G0070 </text:a> </text:p>
          </table:table-cell>
          <table:table-cell office:value-type="string" calcext:value-type="string">
            <text:p><text:a xlink:href="https://attack.mitre.org/groups/G0070" xlink:type="simple">Dark Caracal </text:a> </text:p>
          </table:table-cell>
          <table:table-cell office:value-type="string" calcext:value-type="string">
            <text:p><text:a xlink:href="https://attack.mitre.org/groups/G0070" xlink:type="simple">Dark Caracal</text:a> leveraged a watering hole to serve up malicious code.<text:a xlink:href="https://info.lookout.com/rs/051-ESQ-475/images/Lookout_Dark-Caracal_srr_20180118_us_v.1.0.pdf" xlink:type="simple">[19]</text:a></text:p>
          </table:table-cell>
          <table:table-cell/>
        </table:table-row>
        <table:table-row table:style-name="ro4">
          <table:table-cell office:value-type="string" calcext:value-type="string">
            <text:p><text:a xlink:href="https://attack.mitre.org/groups/G0073" xlink:type="simple">G0073 </text:a> </text:p>
          </table:table-cell>
          <table:table-cell office:value-type="string" calcext:value-type="string">
            <text:p><text:a xlink:href="https://attack.mitre.org/groups/G0073" xlink:type="simple">APT19 </text:a> </text:p>
          </table:table-cell>
          <table:table-cell office:value-type="string" calcext:value-type="string">
            <text:p><text:a xlink:href="https://attack.mitre.org/groups/G0073" xlink:type="simple">APT19</text:a> performed a watering hole attack on forbes.com in 2014 to compromise targets.<text:a xlink:href="https://researchcenter.paloaltonetworks.com/2016/01/new-attacks-linked-to-c0d0s0-group/" xlink:type="simple">[5]</text:a></text:p>
          </table:table-cell>
          <table:table-cell/>
        </table:table-row>
        <table:table-row table:style-name="ro4">
          <table:table-cell office:value-type="string" calcext:value-type="string">
            <text:p><text:a xlink:href="https://attack.mitre.org/groups/G0077" xlink:type="simple">G0077 </text:a> </text:p>
          </table:table-cell>
          <table:table-cell office:value-type="string" calcext:value-type="string">
            <text:p><text:a xlink:href="https://attack.mitre.org/groups/G0077" xlink:type="simple">Leafminer </text:a> </text:p>
          </table:table-cell>
          <table:table-cell office:value-type="string" calcext:value-type="string">
            <text:p><text:a xlink:href="https://attack.mitre.org/groups/G0077" xlink:type="simple">Leafminer</text:a> has infected victims using watering holes.<text:a xlink:href="https://www.symantec.com/blogs/threat-intelligence/leafminer-espionage-middle-east" xlink:type="simple">[31]</text:a></text:p>
          </table:table-cell>
          <table:table-cell/>
        </table:table-row>
        <table:table-row table:style-name="ro4">
          <table:table-cell office:value-type="string" calcext:value-type="string">
            <text:p><text:a xlink:href="https://attack.mitre.org/groups/G0082" xlink:type="simple">G0082 </text:a> </text:p>
          </table:table-cell>
          <table:table-cell office:value-type="string" calcext:value-type="string">
            <text:p><text:a xlink:href="https://attack.mitre.org/groups/G0082" xlink:type="simple">APT38 </text:a> </text:p>
          </table:table-cell>
          <table:table-cell office:value-type="string" calcext:value-type="string">
            <text:p><text:a xlink:href="https://attack.mitre.org/groups/G0082" xlink:type="simple">APT38</text:a> has conducted watering holes schemes to gain initial access to victims.<text:a xlink:href="https://content.fireeye.com/apt/rpt-apt38" xlink:type="simple">[12]</text:a><text:a xlink:href="https://us-cert.cisa.gov/ncas/alerts/aa20-239a" xlink:type="simple">[13]</text:a></text:p>
          </table:table-cell>
          <table:table-cell/>
        </table:table-row>
        <table:table-row table:style-name="ro4">
          <table:table-cell office:value-type="string" calcext:value-type="string">
            <text:p><text:a xlink:href="https://attack.mitre.org/groups/G0087" xlink:type="simple">G0087 </text:a> </text:p>
          </table:table-cell>
          <table:table-cell office:value-type="string" calcext:value-type="string">
            <text:p><text:a xlink:href="https://attack.mitre.org/groups/G0087" xlink:type="simple">APT39 </text:a> </text:p>
          </table:table-cell>
          <table:table-cell office:value-type="string" calcext:value-type="string">
            <text:p><text:a xlink:href="https://attack.mitre.org/groups/G0087" xlink:type="simple">APT39</text:a> has used SQL injection for initial compromise.<text:a xlink:href="https://symantec-enterprise-blogs.security.com/blogs/threat-intelligence/chafer-latest-attacks-reveal-heightened-ambitions" xlink:type="simple">[13]</text:a></text:p>
          </table:table-cell>
          <table:table-cell/>
        </table:table-row>
        <table:table-row table:style-name="ro4">
          <table:table-cell office:value-type="string" calcext:value-type="string">
            <text:p><text:a xlink:href="https://attack.mitre.org/groups/G0088" xlink:type="simple">G0088 </text:a> </text:p>
          </table:table-cell>
          <table:table-cell office:value-type="string" calcext:value-type="string">
            <text:p><text:a xlink:href="https://attack.mitre.org/groups/G0088" xlink:type="simple">TEMP.Veles </text:a> </text:p>
          </table:table-cell>
          <table:table-cell office:value-type="string" calcext:value-type="string">
            <text:p><text:a xlink:href="https://attack.mitre.org/groups/G0088" xlink:type="simple">TEMP.Veles</text:a> has used a VPN to persist in the victim environment.<text:a xlink:href="https://www.fireeye.com/blog/threat-research/2019/04/triton-actor-ttp-profile-custom-attack-tools-detections.html" xlink:type="simple">[35]</text:a></text:p>
          </table:table-cell>
          <table:table-cell/>
        </table:table-row>
        <table:table-row table:style-name="ro4">
          <table:table-cell office:value-type="string" calcext:value-type="string">
            <text:p><text:a xlink:href="https://attack.mitre.org/groups/G0093" xlink:type="simple">G0093 </text:a> </text:p>
          </table:table-cell>
          <table:table-cell office:value-type="string" calcext:value-type="string">
            <text:p><text:a xlink:href="https://attack.mitre.org/groups/G0093" xlink:type="simple">GALLIUM </text:a> </text:p>
          </table:table-cell>
          <table:table-cell office:value-type="string" calcext:value-type="string">
            <text:p><text:a xlink:href="https://attack.mitre.org/groups/G0093" xlink:type="simple">GALLIUM</text:a> has used VPN services, including SoftEther VPN, to access and maintain persistence in victim environments.<text:a xlink:href="https://www.cybereason.com/blog/operation-soft-cell-a-worldwide-campaign-against-telecommunications-providers" xlink:type="simple">[19]</text:a><text:a xlink:href="https://www.microsoft.com/security/blog/2019/12/12/gallium-targeting-global-telecom/" xlink:type="simple">[20]</text:a></text:p>
          </table:table-cell>
          <table:table-cell/>
        </table:table-row>
        <table:table-row table:style-name="ro4">
          <table:table-cell office:value-type="string" calcext:value-type="string">
            <text:p><text:a xlink:href="https://attack.mitre.org/groups/G0093" xlink:type="simple">G0093 </text:a> </text:p>
          </table:table-cell>
          <table:table-cell office:value-type="string" calcext:value-type="string">
            <text:p><text:a xlink:href="https://attack.mitre.org/groups/G0093" xlink:type="simple">GALLIUM </text:a> </text:p>
          </table:table-cell>
          <table:table-cell office:value-type="string" calcext:value-type="string">
            <text:p><text:a xlink:href="https://attack.mitre.org/groups/G0093" xlink:type="simple">GALLIUM</text:a> exploited a publicly-facing servers including Wildfly/JBoss servers to gain access to the network.<text:a xlink:href="https://www.cybereason.com/blog/operation-soft-cell-a-worldwide-campaign-against-telecommunications-providers" xlink:type="simple">[26]</text:a><text:a xlink:href="https://www.microsoft.com/security/blog/2019/12/12/gallium-targeting-global-telecom/" xlink:type="simple">[27]</text:a></text:p>
          </table:table-cell>
          <table:table-cell/>
        </table:table-row>
        <table:table-row table:style-name="ro4">
          <table:table-cell office:value-type="string" calcext:value-type="string">
            <text:p><text:a xlink:href="https://attack.mitre.org/groups/G0094" xlink:type="simple">G0094 </text:a> </text:p>
          </table:table-cell>
          <table:table-cell office:value-type="string" calcext:value-type="string">
            <text:p><text:a xlink:href="https://attack.mitre.org/groups/G0094" xlink:type="simple">Kimsuky </text:a> </text:p>
          </table:table-cell>
          <table:table-cell office:value-type="string" calcext:value-type="string">
            <text:p><text:a xlink:href="https://attack.mitre.org/groups/G0094" xlink:type="simple">Kimsuky</text:a> has used RDP to establish persistence.<text:a xlink:href="https://us-cert.cisa.gov/ncas/alerts/aa20-301a" xlink:type="simple">[24]</text:a></text:p>
          </table:table-cell>
          <table:table-cell/>
        </table:table-row>
        <table:table-row table:style-name="ro4">
          <table:table-cell office:value-type="string" calcext:value-type="string">
            <text:p><text:a xlink:href="https://attack.mitre.org/groups/G0094" xlink:type="simple">G0094 </text:a> </text:p>
          </table:table-cell>
          <table:table-cell office:value-type="string" calcext:value-type="string">
            <text:p><text:a xlink:href="https://attack.mitre.org/groups/G0094" xlink:type="simple">Kimsuky </text:a> </text:p>
          </table:table-cell>
          <table:table-cell office:value-type="string" calcext:value-type="string">
            <text:p><text:a xlink:href="https://attack.mitre.org/groups/G0094" xlink:type="simple">Kimsuky</text:a> has exploited various vulnerabilities for initial access, including Microsoft Exchange vulnerability CVE-2020-0688.<text:a xlink:href="https://www.boho.or.kr/krcert/publicationView.do?bulletin_writing_sequence=35936" xlink:type="simple">[34]</text:a></text:p>
          </table:table-cell>
          <table:table-cell/>
        </table:table-row>
        <table:table-row table:style-name="ro4">
          <table:table-cell office:value-type="string" calcext:value-type="string">
            <text:p><text:a xlink:href="https://attack.mitre.org/groups/G0095" xlink:type="simple">G0095 </text:a> </text:p>
          </table:table-cell>
          <table:table-cell office:value-type="string" calcext:value-type="string">
            <text:p><text:a xlink:href="https://attack.mitre.org/groups/G0095" xlink:type="simple">Machete </text:a> </text:p>
          </table:table-cell>
          <table:table-cell office:value-type="string" calcext:value-type="string">
            <text:p><text:a xlink:href="https://attack.mitre.org/groups/G0095" xlink:type="simple">Machete</text:a> has distributed <text:a xlink:href="https://attack.mitre.org/software/S0409" xlink:type="simple">Machete</text:a> through a fake blog website.<text:a xlink:href="https://securelist.com/el-machete/66108/" xlink:type="simple">[34]</text:a></text:p>
          </table:table-cell>
          <table:table-cell/>
        </table:table-row>
        <table:table-row table:style-name="ro8">
          <table:table-cell office:value-type="string" calcext:value-type="string">
            <text:p><text:a xlink:href="https://attack.mitre.org/groups/G0096" xlink:type="simple">G0096 </text:a> </text:p>
          </table:table-cell>
          <table:table-cell office:value-type="string" calcext:value-type="string">
            <text:p><text:a xlink:href="https://attack.mitre.org/groups/G0096" xlink:type="simple">APT41 </text:a> </text:p>
          </table:table-cell>
          <table:table-cell office:value-type="string" calcext:value-type="string">
            <text:p><text:a xlink:href="https://attack.mitre.org/groups/G0096" xlink:type="simple">APT41</text:a> compromised an online billing/payment service using VPN access between a third-party service provider and the targeted payment service.<text:a xlink:href="https://content.fireeye.com/apt-41/rpt-apt41" xlink:type="simple">[10]</text:a></text:p>
          </table:table-cell>
          <table:table-cell/>
        </table:table-row>
        <table:table-row table:style-name="ro8">
          <table:table-cell office:value-type="string" calcext:value-type="string">
            <text:p><text:a xlink:href="https://attack.mitre.org/groups/G0096" xlink:type="simple">G0096 </text:a> </text:p>
          </table:table-cell>
          <table:table-cell office:value-type="string" calcext:value-type="string">
            <text:p><text:a xlink:href="https://attack.mitre.org/groups/G0096" xlink:type="simple">APT41 </text:a> </text:p>
          </table:table-cell>
          <table:table-cell office:value-type="string" calcext:value-type="string">
            <text:p><text:a xlink:href="https://attack.mitre.org/groups/G0096" xlink:type="simple">APT41</text:a> exploited CVE-2020-10189 against Zoho ManageEngine Desktop Central, and CVE-2019-19781 to compromise Citrix Application Delivery Controllers (ADC) and gateway devices.<text:a xlink:href="https://www.fireeye.com/blog/threat-research/2020/03/apt41-initiates-global-intrusion-campaign-using-multiple-exploits.html" xlink:type="simple">[14]</text:a></text:p>
          </table:table-cell>
          <table:table-cell/>
        </table:table-row>
        <table:table-row table:style-name="ro8">
          <table:table-cell office:value-type="string" calcext:value-type="string">
            <text:p><text:a xlink:href="https://attack.mitre.org/groups/G0098" xlink:type="simple">G0098 </text:a> </text:p>
          </table:table-cell>
          <table:table-cell office:value-type="string" calcext:value-type="string">
            <text:p><text:a xlink:href="https://attack.mitre.org/groups/G0098" xlink:type="simple">BlackTech </text:a> </text:p>
          </table:table-cell>
          <table:table-cell office:value-type="string" calcext:value-type="string">
            <text:p><text:a xlink:href="https://attack.mitre.org/groups/G0098" xlink:type="simple">BlackTech</text:a> has exploited a buffer overflow vulnerability in Microsoft Internet Information Services (IIS) 6.0, CVE-2017-7269, in order to establish a new HTTP or command and control (C2) server.<text:a xlink:href="https://blog.trendmicro.com/trendlabs-security-intelligence/following-trail-blacktech-cyber-espionage-campaigns/" xlink:type="simple">[18]</text:a></text:p>
          </table:table-cell>
          <table:table-cell/>
        </table:table-row>
        <table:table-row table:style-name="ro8">
          <table:table-cell office:value-type="string" calcext:value-type="string">
            <text:p><text:a xlink:href="https://attack.mitre.org/groups/G0102" xlink:type="simple">G0102 </text:a> </text:p>
          </table:table-cell>
          <table:table-cell office:value-type="string" calcext:value-type="string">
            <text:p><text:a xlink:href="https://attack.mitre.org/groups/G0102" xlink:type="simple">Wizard Spider </text:a> </text:p>
          </table:table-cell>
          <table:table-cell office:value-type="string" calcext:value-type="string">
            <text:p><text:a xlink:href="https://attack.mitre.org/groups/G0102" xlink:type="simple">Wizard Spider</text:a> has accessed victim networks by using stolen credentials to access the corporate VPN infrastructure.<text:a xlink:href="https://www.fireeye.com/blog/threat-research/2020/10/kegtap-and-singlemalt-with-a-ransomware-chaser.html" xlink:type="simple">[38]</text:a></text:p>
          </table:table-cell>
          <table:table-cell/>
        </table:table-row>
        <table:table-row table:style-name="ro8">
          <table:table-cell office:value-type="string" calcext:value-type="string">
            <text:p><text:a xlink:href="https://attack.mitre.org/groups/G0106" xlink:type="simple">G0106 </text:a> </text:p>
          </table:table-cell>
          <table:table-cell office:value-type="string" calcext:value-type="string">
            <text:p><text:a xlink:href="https://attack.mitre.org/groups/G0106" xlink:type="simple">Rocke </text:a> </text:p>
          </table:table-cell>
          <table:table-cell office:value-type="string" calcext:value-type="string">
            <text:p><text:a xlink:href="https://attack.mitre.org/groups/G0106" xlink:type="simple">Rocke</text:a> exploited Apache Struts, Oracle WebLogic (CVE-2017-10271), and Adobe ColdFusion (CVE-2017-3066) vulnerabilities to deliver malware.<text:a xlink:href="https://blog.talosintelligence.com/2018/08/rocke-champion-of-monero-miners.html" xlink:type="simple">[39]</text:a><text:a xlink:href="https://unit42.paloaltonetworks.com/malware-used-by-rocke-group-evolves-to-evade-detection-by-cloud-security-products/" xlink:type="simple">[40]</text:a></text:p>
          </table:table-cell>
          <table:table-cell/>
        </table:table-row>
        <table:table-row table:style-name="ro8">
          <table:table-cell office:value-type="string" calcext:value-type="string">
            <text:p><text:a xlink:href="https://attack.mitre.org/groups/G0108" xlink:type="simple">G0108 </text:a> </text:p>
          </table:table-cell>
          <table:table-cell office:value-type="string" calcext:value-type="string">
            <text:p><text:a xlink:href="https://attack.mitre.org/groups/G0108" xlink:type="simple">Blue Mockingbird </text:a> </text:p>
          </table:table-cell>
          <table:table-cell office:value-type="string" calcext:value-type="string">
            <text:p><text:a xlink:href="https://attack.mitre.org/groups/G0108" xlink:type="simple">Blue Mockingbird</text:a> has gained initial access by exploiting CVE-2019-18935, a vulnerability within Telerik UI for ASP.NET AJAX.<text:a xlink:href="https://redcanary.com/blog/blue-mockingbird-cryptominer/" xlink:type="simple">[19]</text:a></text:p>
          </table:table-cell>
          <table:table-cell/>
        </table:table-row>
        <table:table-row table:style-name="ro4">
          <table:table-cell office:value-type="string" calcext:value-type="string">
            <text:p><text:a xlink:href="https://attack.mitre.org/groups/G0112" xlink:type="simple">G0112 </text:a> </text:p>
          </table:table-cell>
          <table:table-cell office:value-type="string" calcext:value-type="string">
            <text:p><text:a xlink:href="https://attack.mitre.org/groups/G0112" xlink:type="simple">Windshift </text:a> </text:p>
          </table:table-cell>
          <table:table-cell office:value-type="string" calcext:value-type="string">
            <text:p><text:a xlink:href="https://attack.mitre.org/groups/G0112" xlink:type="simple">Windshift</text:a> has used compromised websites to register custom URL schemes on a remote system.<text:a xlink:href="https://objective-see.com/blog/blog_0x3B.html" xlink:type="simple">[54]</text:a></text:p>
          </table:table-cell>
          <table:table-cell/>
        </table:table-row>
        <table:table-row table:style-name="ro4">
          <table:table-cell office:value-type="string" calcext:value-type="string">
            <text:p><text:a xlink:href="https://attack.mitre.org/groups/G0114" xlink:type="simple">G0114 </text:a> </text:p>
          </table:table-cell>
          <table:table-cell office:value-type="string" calcext:value-type="string">
            <text:p><text:a xlink:href="https://attack.mitre.org/groups/G0114" xlink:type="simple">Chimera </text:a> </text:p>
          </table:table-cell>
          <table:table-cell office:value-type="string" calcext:value-type="string">
            <text:p><text:a xlink:href="https://attack.mitre.org/groups/G0114" xlink:type="simple">Chimera</text:a> has used legitimate credentials to login to an external VPN, Citrix, SSH, and other remote services.<text:a xlink:href="https://cycraft.com/download/%5BTLP-White%5D20200415%20Chimera_V4.1.pdf" xlink:type="simple">[11]</text:a><text:a xlink:href="https://research.nccgroup.com/2021/01/12/abusing-cloud-services-to-fly-under-the-radar/" xlink:type="simple">[12]</text:a></text:p>
          </table:table-cell>
          <table:table-cell/>
        </table:table-row>
        <table:table-row table:style-name="ro8">
          <table:table-cell office:value-type="string" calcext:value-type="string">
            <text:p><text:a xlink:href="https://attack.mitre.org/groups/G0115" xlink:type="simple">G0115 </text:a> </text:p>
          </table:table-cell>
          <table:table-cell office:value-type="string" calcext:value-type="string">
            <text:p><text:a xlink:href="https://attack.mitre.org/groups/G0115" xlink:type="simple">GOLD SOUTHFIELD </text:a> </text:p>
          </table:table-cell>
          <table:table-cell office:value-type="string" calcext:value-type="string">
            <text:p><text:a xlink:href="https://attack.mitre.org/groups/G0115" xlink:type="simple">GOLD SOUTHFIELD</text:a> has used publicly-accessible RDP and remote management and monitoring (RMM) servers to gain access to victim machines.<text:a xlink:href="https://www.secureworks.com/research/revil-sodinokibi-ransomware" xlink:type="simple">[21]</text:a> </text:p>
          </table:table-cell>
          <table:table-cell/>
        </table:table-row>
        <table:table-row table:style-name="ro8">
          <table:table-cell office:value-type="string" calcext:value-type="string">
            <text:p><text:a xlink:href="https://attack.mitre.org/groups/G0115" xlink:type="simple">G0115 </text:a> </text:p>
          </table:table-cell>
          <table:table-cell office:value-type="string" calcext:value-type="string">
            <text:p><text:a xlink:href="https://attack.mitre.org/groups/G0115" xlink:type="simple">GOLD SOUTHFIELD </text:a> </text:p>
          </table:table-cell>
          <table:table-cell office:value-type="string" calcext:value-type="string">
            <text:p><text:a xlink:href="https://attack.mitre.org/groups/G0115" xlink:type="simple">GOLD SOUTHFIELD</text:a> has breached Managed Service Providers (MSP's) to deliver malware to MSP customers.<text:a xlink:href="https://www.secureworks.com/research/revil-sodinokibi-ransomware" xlink:type="simple">[6]</text:a></text:p>
          </table:table-cell>
          <table:table-cell/>
        </table:table-row>
        <table:table-row table:style-name="ro8">
          <table:table-cell office:value-type="string" calcext:value-type="string">
            <text:p><text:a xlink:href="https://attack.mitre.org/groups/G0115" xlink:type="simple">G0115 </text:a> </text:p>
          </table:table-cell>
          <table:table-cell office:value-type="string" calcext:value-type="string">
            <text:p><text:a xlink:href="https://attack.mitre.org/groups/G0115" xlink:type="simple">GOLD SOUTHFIELD </text:a> </text:p>
          </table:table-cell>
          <table:table-cell office:value-type="string" calcext:value-type="string">
            <text:p><text:a xlink:href="https://attack.mitre.org/groups/G0115" xlink:type="simple">GOLD SOUTHFIELD</text:a> has exploited Oracle WebLogic vulnerabilities for initial compromise.<text:a xlink:href="https://www.secureworks.com/research/revil-sodinokibi-ransomware" xlink:type="simple">[28]</text:a></text:p>
          </table:table-cell>
          <table:table-cell/>
        </table:table-row>
        <table:table-row table:style-name="ro8">
          <table:table-cell office:value-type="string" calcext:value-type="string">
            <text:p><text:a xlink:href="https://attack.mitre.org/groups/G0116" xlink:type="simple">G0116 </text:a> </text:p>
          </table:table-cell>
          <table:table-cell office:value-type="string" calcext:value-type="string">
            <text:p><text:a xlink:href="https://attack.mitre.org/groups/G0116" xlink:type="simple">Operation Wocao </text:a> </text:p>
          </table:table-cell>
          <table:table-cell office:value-type="string" calcext:value-type="string">
            <text:p><text:a xlink:href="https://attack.mitre.org/groups/G0116" xlink:type="simple">Operation Wocao</text:a> has used stolen credentials to connect to the victim's network via VPN.<text:a xlink:href="https://www.fox-it.com/media/kadlze5c/201912_report_operation_wocao.pdf" xlink:type="simple">[30]</text:a></text:p>
          </table:table-cell>
          <table:table-cell/>
        </table:table-row>
        <table:table-row table:style-name="ro8">
          <table:table-cell office:value-type="string" calcext:value-type="string">
            <text:p><text:a xlink:href="https://attack.mitre.org/groups/G0116" xlink:type="simple">G0116 </text:a> </text:p>
          </table:table-cell>
          <table:table-cell office:value-type="string" calcext:value-type="string">
            <text:p><text:a xlink:href="https://attack.mitre.org/groups/G0116" xlink:type="simple">Operation Wocao </text:a> </text:p>
          </table:table-cell>
          <table:table-cell office:value-type="string" calcext:value-type="string">
            <text:p><text:a xlink:href="https://attack.mitre.org/groups/G0116" xlink:type="simple">Operation Wocao</text:a> has gained initial access via vulnerable webservers.<text:a xlink:href="https://www.fox-it.com/media/kadlze5c/201912_report_operation_wocao.pdf" xlink:type="simple">[38]</text:a></text:p>
          </table:table-cell>
          <table:table-cell/>
        </table:table-row>
        <table:table-row table:style-name="ro4">
          <table:table-cell office:value-type="string" calcext:value-type="string">
            <text:p><text:a xlink:href="https://attack.mitre.org/groups/G0117" xlink:type="simple">G0117 </text:a> </text:p>
          </table:table-cell>
          <table:table-cell office:value-type="string" calcext:value-type="string">
            <text:p><text:a xlink:href="https://attack.mitre.org/groups/G0117" xlink:type="simple">Fox Kitten </text:a> </text:p>
          </table:table-cell>
          <table:table-cell office:value-type="string" calcext:value-type="string">
            <text:p><text:a xlink:href="https://attack.mitre.org/groups/G0117" xlink:type="simple">Fox Kitten</text:a> has exploited known vulnerabilities in Fortinet, PulseSecure, and Palo Alto VPN appliances.<text:a xlink:href="https://www.clearskysec.com/fox-kitten/" xlink:type="simple">[21]</text:a><text:a xlink:href="https://www.dragos.com/threat/parisite/" xlink:type="simple">[22]</text:a><text:a xlink:href="https://www.crowdstrike.com/blog/who-is-pioneer-kitten/" xlink:type="simple">[23]</text:a><text:a xlink:href="https://us-cert.cisa.gov/ncas/alerts/aa20-259a" xlink:type="simple">[24]</text:a><text:a xlink:href="https://www.clearskysec.com/wp-content/uploads/2020/12/Pay2Kitten.pdf" xlink:type="simple">[25]</text:a></text:p>
          </table:table-cell>
          <table:table-cell/>
        </table:table-row>
        <table:table-row table:style-name="ro8">
          <table:table-cell office:value-type="string" calcext:value-type="string">
            <text:p><text:a xlink:href="https://attack.mitre.org/groups/G0123" xlink:type="simple">G0123 </text:a> </text:p>
          </table:table-cell>
          <table:table-cell office:value-type="string" calcext:value-type="string">
            <text:p><text:a xlink:href="https://attack.mitre.org/groups/G0123" xlink:type="simple">Volatile Cedar </text:a> </text:p>
          </table:table-cell>
          <table:table-cell office:value-type="string" calcext:value-type="string">
            <text:p><text:a xlink:href="https://attack.mitre.org/groups/G0123" xlink:type="simple">Volatile Cedar</text:a> has targeted publicly facing web servers, with both automatic and manual vulnerability discovery.<text:a xlink:href="https://media.kasperskycontenthub.com/wp-content/uploads/sites/43/2015/03/20082004/volatile-cedar-technical-report.pdf" xlink:type="simple">[45]</text:a> <text:a xlink:href="https://www.clearskysec.com/wp-content/uploads/2021/01/Lebanese-Cedar-APT.pdf" xlink:type="simple">[46]</text:a> </text:p>
          </table:table-cell>
          <table:table-cell/>
        </table:table-row>
        <table:table-row table:style-name="ro4">
          <table:table-cell office:value-type="string" calcext:value-type="string">
            <text:p><text:a xlink:href="https://attack.mitre.org/groups/G0124" xlink:type="simple">G0124 </text:a> </text:p>
          </table:table-cell>
          <table:table-cell office:value-type="string" calcext:value-type="string">
            <text:p><text:a xlink:href="https://attack.mitre.org/groups/G0124" xlink:type="simple">Windigo </text:a> </text:p>
          </table:table-cell>
          <table:table-cell office:value-type="string" calcext:value-type="string">
            <text:p><text:a xlink:href="https://attack.mitre.org/groups/G0124" xlink:type="simple">Windigo</text:a> has distributed Windows malware via drive-by downloads.<text:a xlink:href="https://www.welivesecurity.com/2014/03/18/operation-windigo-the-vivisection-of-a-large-linux-server-side-credential-stealing-malware-campaign/" xlink:type="simple">[53]</text:a></text:p>
          </table:table-cell>
          <table:table-cell/>
        </table:table-row>
        <table:table-row table:style-name="ro8">
          <table:table-cell office:value-type="string" calcext:value-type="string">
            <text:p><text:a xlink:href="https://attack.mitre.org/groups/G0125" xlink:type="simple">G0125 </text:a> </text:p>
          </table:table-cell>
          <table:table-cell office:value-type="string" calcext:value-type="string">
            <text:p><text:a xlink:href="https://attack.mitre.org/groups/G0125" xlink:type="simple">HAFNIUM </text:a> </text:p>
          </table:table-cell>
          <table:table-cell office:value-type="string" calcext:value-type="string">
            <text:p><text:a xlink:href="https://attack.mitre.org/groups/G0125" xlink:type="simple">HAFNIUM</text:a> has exploited CVE-2021-26855, CVE-2021-26857, CVE-2021-26858, and CVE-2021-27065 to compromise on-premises versions of Microsoft Exchange Server, enabling access to email accounts and installation of additional malware.<text:a xlink:href="https://www.microsoft.com/security/blog/2021/03/02/hafnium-targeting-exchange-servers/" xlink:type="simple">[29]</text:a><text:a xlink:href="https://www.volexity.com/blog/2021/03/02/active-exploitation-of-microsoft-exchange-zero-day-vulnerabilities/" xlink:type="simple">[30]</text:a><text:a xlink:href="https://www.fireeye.com/blog/threat-research/2021/03/detection-response-to-exploitation-of-microsoft-exchange-zero-day-vulnerabilities.html" xlink:type="simple">[31]</text:a></text:p>
          </table:table-cell>
          <table:table-cell/>
        </table:table-row>
        <table:table-row table:style-name="ro8">
          <table:table-cell office:value-type="string" calcext:value-type="string">
            <text:p><text:a xlink:href="https://attack.mitre.org/groups/G0134" xlink:type="simple">G0134 </text:a> </text:p>
          </table:table-cell>
          <table:table-cell office:value-type="string" calcext:value-type="string">
            <text:p><text:a xlink:href="https://attack.mitre.org/groups/G0134" xlink:type="simple">Transparent Tribe </text:a> </text:p>
          </table:table-cell>
          <table:table-cell office:value-type="string" calcext:value-type="string">
            <text:p><text:a xlink:href="https://attack.mitre.org/groups/G0134" xlink:type="simple">Transparent Tribe</text:a> has used websites with malicious hyperlinks and iframes to infect targeted victims with <text:a xlink:href="https://attack.mitre.org/software/S0115" xlink:type="simple">Crimson</text:a>, <text:a xlink:href="https://attack.mitre.org/software/S0385" xlink:type="simple">njRAT</text:a>, and other malicious tools.<text:a xlink:href="https://www.proofpoint.com/sites/default/files/proofpoint-operation-transparent-tribe-threat-insight-en.pdf" xlink:type="simple">[48]</text:a><text:a xlink:href="https://unit42.paloaltonetworks.com/unit42-projectm-link-found-between-pakistani-actor-and-operation-transparent-tribe/" xlink:type="simple">[49]</text:a><text:a xlink:href="https://blog.talosintelligence.com/2021/05/transparent-tribe-infra-and-targeting.html" xlink:type="simple">[50]</text:a></text:p>
          </table:table-cell>
          <table:table-cell/>
        </table:table-row>
        <table:table-row table:style-name="ro8">
          <table:table-cell office:value-type="string" calcext:value-type="string">
            <text:p><text:a xlink:href="https://attack.mitre.org/groups/G0135" xlink:type="simple">G0135 </text:a> </text:p>
          </table:table-cell>
          <table:table-cell office:value-type="string" calcext:value-type="string">
            <text:p><text:a xlink:href="https://attack.mitre.org/groups/G0135" xlink:type="simple">BackdoorDiplomacy </text:a> </text:p>
          </table:table-cell>
          <table:table-cell office:value-type="string" calcext:value-type="string">
            <text:p><text:a xlink:href="https://attack.mitre.org/groups/G0135" xlink:type="simple">BackdoorDiplomacy</text:a> has exploited CVE-2020-5902, an F5 BIP-IP vulnerability, to drop a Linux backdoor. <text:a xlink:href="https://attack.mitre.org/groups/G0135" xlink:type="simple">BackdoorDiplomacy</text:a> has also exploited mis-configured Plesk servers.<text:a xlink:href="https://www.welivesecurity.com/2021/06/10/backdoordiplomacy-upgrading-quarian-turian/" xlink:type="simple">[17]</text:a></text:p>
          </table:table-cell>
          <table:table-cell/>
        </table:table-row>
        <table:table-row table:style-name="ro4">
          <table:table-cell office:value-type="string" calcext:value-type="string">
            <text:p><text:a xlink:href="https://attack.mitre.org/groups/G0138" xlink:type="simple">G0138 </text:a> </text:p>
          </table:table-cell>
          <table:table-cell office:value-type="string" calcext:value-type="string">
            <text:p><text:a xlink:href="https://attack.mitre.org/groups/G0138" xlink:type="simple">Andariel </text:a> </text:p>
          </table:table-cell>
          <table:table-cell office:value-type="string" calcext:value-type="string">
            <text:p><text:a xlink:href="https://attack.mitre.org/groups/G0138" xlink:type="simple">Andariel</text:a> has used watering hole attacks, often with zero-day exploits, to gain initial access to victims within a specific IP range.<text:a xlink:href="http://download.ahnlab.com/global/brochure/%5BAnalysis%5DAndariel_Group.pdf" xlink:type="simple">[3]</text:a><text:a xlink:href="https://www.trendmicro.com/en_us/research/18/g/new-andariel-reconnaissance-tactics-hint-at-next-targets.html" xlink:type="simple">[4]</text:a></text:p>
          </table:table-cell>
          <table:table-cell/>
        </table:table-row>
        <table:table-row table:style-name="ro8">
          <table:table-cell office:value-type="string" calcext:value-type="string">
            <text:p><text:a xlink:href="https://attack.mitre.org/groups/G0139" xlink:type="simple">G0139 </text:a> </text:p>
          </table:table-cell>
          <table:table-cell office:value-type="string" calcext:value-type="string">
            <text:p><text:a xlink:href="https://attack.mitre.org/groups/G0139" xlink:type="simple">TeamTNT </text:a> </text:p>
          </table:table-cell>
          <table:table-cell office:value-type="string" calcext:value-type="string">
            <text:p><text:a xlink:href="https://attack.mitre.org/groups/G0139" xlink:type="simple">TeamTNT</text:a> has used open-source tools such as Weave Scope to target exposed Docker API ports and gain initial access to victim environments.<text:a xlink:href="https://www.intezer.com/blog/cloud-security/attackers-abusing-legitimate-cloud-monitoring-tools-to-conduct-cyber-attacks/" xlink:type="simple">[34]</text:a> <text:a xlink:href="https://attack.mitre.org/groups/G0139" xlink:type="simple">TeamTNT</text:a> has also targeted exposed kubelets for Kubernetes environments.<text:a xlink:href="https://unit42.paloaltonetworks.com/hildegard-malware-teamtnt/" xlink:type="simple">[4]</text:a></text:p>
          </table:table-cell>
          <table:table-cell/>
        </table:table-row>
        <table:table-row table:style-name="ro4">
          <table:table-cell office:value-type="string" calcext:value-type="string">
            <text:p><text:a xlink:href="https://attack.mitre.org/software/S0482" xlink:type="simple">S0482 </text:a> </text:p>
          </table:table-cell>
          <table:table-cell office:value-type="string" calcext:value-type="string">
            <text:p><text:a xlink:href="https://attack.mitre.org/software/S0482" xlink:type="simple">Bundlore </text:a> </text:p>
          </table:table-cell>
          <table:table-cell office:value-type="string" calcext:value-type="string">
            <text:p><text:a xlink:href="https://attack.mitre.org/software/S0482" xlink:type="simple">Bundlore</text:a> has been spread through malicious advertisements on websites.<text:a xlink:href="https://mackeeper.com/blog/post/610-macos-bundlore-adware-analysis/" xlink:type="simple">[18]</text:a></text:p>
          </table:table-cell>
          <table:table-cell/>
        </table:table-row>
        <table:table-row table:style-name="ro4" table:number-rows-repeated="2">
          <table:table-cell table:style-name="Default" table:number-columns-repeated="3"/>
          <table:table-cell/>
        </table:table-row>
        <table:table-row table:style-name="ro4">
          <table:table-cell office:value-type="string" calcext:value-type="string">
            <text:p><text:a xlink:href="https://attack.mitre.org/groups/G0026" xlink:type="simple">G0026 </text:a> </text:p>
          </table:table-cell>
          <table:table-cell office:value-type="string" calcext:value-type="string">
            <text:p><text:a xlink:href="https://attack.mitre.org/groups/G0026" xlink:type="simple">APT18 </text:a> </text:p>
          </table:table-cell>
          <table:table-cell office:value-type="string" calcext:value-type="string">
            <text:p><text:a xlink:href="https://attack.mitre.org/groups/G0026" xlink:type="simple">APT18</text:a> actors leverage legitimate credentials to log into external remote services.<text:a xlink:href="https://published-prd.lanyonevents.com/published/rsaus17/sessionsFiles/5009/HTA-F02-Detecting-and-Responding-to-Advanced-Threats-within-Exchange-Environments.pdf" xlink:type="simple">[5]</text:a></text:p>
          </table:table-cell>
          <table:table-cell/>
        </table:table-row>
        <table:table-row table:style-name="ro4">
          <table:table-cell office:value-type="string" calcext:value-type="string">
            <text:p><text:a xlink:href="https://attack.mitre.org/groups/G0007" xlink:type="simple">G0007 </text:a> </text:p>
          </table:table-cell>
          <table:table-cell office:value-type="string" calcext:value-type="string">
            <text:p><text:a xlink:href="https://attack.mitre.org/groups/G0007" xlink:type="simple">APT28 </text:a> </text:p>
          </table:table-cell>
          <table:table-cell office:value-type="string" calcext:value-type="string">
            <text:p><text:a xlink:href="https://attack.mitre.org/groups/G0007" xlink:type="simple">APT28</text:a> has used <text:a xlink:href="https://attack.mitre.org/software/S0183" xlink:type="simple">Tor</text:a> and a variety of commercial VPN services to route brute force authentication attempts.<text:a xlink:href="https://media.defense.gov/2021/Jul/01/2002753896/-1/-1/1/CSA_GRU_GLOBAL_BRUTE_FORCE_CAMPAIGN_UOO158036-21.PDF" xlink:type="simple">[6]</text:a></text:p>
          </table:table-cell>
          <table:table-cell/>
        </table:table-row>
        <table:table-row table:style-name="ro4">
          <table:table-cell office:value-type="string" calcext:value-type="string">
            <text:p><text:a xlink:href="https://attack.mitre.org/groups/G0016" xlink:type="simple">G0016 </text:a> </text:p>
          </table:table-cell>
          <table:table-cell office:value-type="string" calcext:value-type="string">
            <text:p><text:a xlink:href="https://attack.mitre.org/groups/G0016" xlink:type="simple">APT29 </text:a> </text:p>
          </table:table-cell>
          <table:table-cell office:value-type="string" calcext:value-type="string">
            <text:p><text:a xlink:href="https://attack.mitre.org/groups/G0016" xlink:type="simple">APT29</text:a> has used compromised identities to access networks via SSH, VPNs, and other remote access tools.<text:a xlink:href="https://www.microsoft.com/security/blog/2021/03/04/goldmax-goldfinder-sibot-analyzing-nobelium-malware/" xlink:type="simple">[7]</text:a><text:a xlink:href="https://www.ncsc.gov.uk/files/Advisory-APT29-targets-COVID-19-vaccine-development-V1-1.pdf" xlink:type="simple">[8]</text:a><text:a xlink:href="https://www.crowdstrike.com/blog/observations-from-the-stellarparticle-campaign/" xlink:type="simple">[9]</text:a></text:p>
          </table:table-cell>
          <table:table-cell/>
        </table:table-row>
        <table:table-row table:style-name="ro8">
          <table:table-cell office:value-type="string" calcext:value-type="string">
            <text:p><text:a xlink:href="https://attack.mitre.org/groups/G0096" xlink:type="simple">G0096 </text:a> </text:p>
          </table:table-cell>
          <table:table-cell office:value-type="string" calcext:value-type="string">
            <text:p><text:a xlink:href="https://attack.mitre.org/groups/G0096" xlink:type="simple">APT41 </text:a> </text:p>
          </table:table-cell>
          <table:table-cell office:value-type="string" calcext:value-type="string">
            <text:p><text:a xlink:href="https://attack.mitre.org/groups/G0096" xlink:type="simple">APT41</text:a> compromised an online billing/payment service using VPN access between a third-party service provider and the targeted payment service.<text:a xlink:href="https://content.fireeye.com/apt-41/rpt-apt41" xlink:type="simple">[10]</text:a></text:p>
          </table:table-cell>
          <table:table-cell/>
        </table:table-row>
        <table:table-row table:style-name="ro4">
          <table:table-cell office:value-type="string" calcext:value-type="string">
            <text:p><text:a xlink:href="https://attack.mitre.org/groups/G0114" xlink:type="simple">G0114 </text:a> </text:p>
          </table:table-cell>
          <table:table-cell office:value-type="string" calcext:value-type="string">
            <text:p><text:a xlink:href="https://attack.mitre.org/groups/G0114" xlink:type="simple">Chimera </text:a> </text:p>
          </table:table-cell>
          <table:table-cell office:value-type="string" calcext:value-type="string">
            <text:p><text:a xlink:href="https://attack.mitre.org/groups/G0114" xlink:type="simple">Chimera</text:a> has used legitimate credentials to login to an external VPN, Citrix, SSH, and other remote services.<text:a xlink:href="https://cycraft.com/download/%5BTLP-White%5D20200415%20Chimera_V4.1.pdf" xlink:type="simple">[11]</text:a><text:a xlink:href="https://research.nccgroup.com/2021/01/12/abusing-cloud-services-to-fly-under-the-radar/" xlink:type="simple">[12]</text:a></text:p>
          </table:table-cell>
          <table:table-cell/>
        </table:table-row>
        <table:table-row table:style-name="ro4">
          <table:table-cell office:value-type="string" calcext:value-type="string">
            <text:p><text:a xlink:href="https://attack.mitre.org/software/S0600" xlink:type="simple">S0600 </text:a> </text:p>
          </table:table-cell>
          <table:table-cell office:value-type="string" calcext:value-type="string">
            <text:p><text:a xlink:href="https://attack.mitre.org/software/S0600" xlink:type="simple">Doki </text:a> </text:p>
          </table:table-cell>
          <table:table-cell office:value-type="string" calcext:value-type="string">
            <text:p><text:a xlink:href="https://attack.mitre.org/software/S0600" xlink:type="simple">Doki</text:a> was executed through an open Docker daemon API port.<text:a xlink:href="https://www.intezer.com/blog/cloud-security/watch-your-containers-doki-infecting-docker-servers-in-the-cloud/" xlink:type="simple">[13]</text:a></text:p>
          </table:table-cell>
          <table:table-cell/>
        </table:table-row>
        <table:table-row table:style-name="ro4">
          <table:table-cell office:value-type="string" calcext:value-type="string">
            <text:p><text:a xlink:href="https://attack.mitre.org/groups/G0035" xlink:type="simple">G0035 </text:a> </text:p>
          </table:table-cell>
          <table:table-cell office:value-type="string" calcext:value-type="string">
            <text:p><text:a xlink:href="https://attack.mitre.org/groups/G0035" xlink:type="simple">Dragonfly </text:a> </text:p>
          </table:table-cell>
          <table:table-cell office:value-type="string" calcext:value-type="string">
            <text:p><text:a xlink:href="https://attack.mitre.org/groups/G0035" xlink:type="simple">Dragonfly</text:a> has used VPNs and Outlook Web Access (OWA) to maintain access to victim networks.<text:a xlink:href="https://www.us-cert.gov/ncas/alerts/TA18-074A" xlink:type="simple">[14]</text:a><text:a xlink:href="https://www.cisa.gov/uscert/ncas/alerts/aa20-296a#revisions" xlink:type="simple">[15]</text:a></text:p>
          </table:table-cell>
          <table:table-cell/>
        </table:table-row>
        <table:table-row table:style-name="ro4">
          <table:table-cell office:value-type="string" calcext:value-type="string">
            <text:p><text:a xlink:href="https://attack.mitre.org/groups/G0053" xlink:type="simple">G0053 </text:a> </text:p>
          </table:table-cell>
          <table:table-cell office:value-type="string" calcext:value-type="string">
            <text:p><text:a xlink:href="https://attack.mitre.org/groups/G0053" xlink:type="simple">FIN5 </text:a> </text:p>
          </table:table-cell>
          <table:table-cell office:value-type="string" calcext:value-type="string">
            <text:p><text:a xlink:href="https://attack.mitre.org/groups/G0053" xlink:type="simple">FIN5</text:a> has used legitimate VPN, Citrix, or VNC credentials to maintain access to a victim environment.<text:a xlink:href="https://www2.fireeye.com/WBNR-Are-you-ready-to-respond.html" xlink:type="simple">[16]</text:a><text:a xlink:href="https://www.darkreading.com/analytics/prolific-cybercrime-gang-favors-legit-login-credentials/d/d-id/1322645?" xlink:type="simple">[17]</text:a><text:a xlink:href="https://www.youtube.com/watch?v=fevGZs0EQu8" xlink:type="simple">[18]</text:a></text:p>
          </table:table-cell>
          <table:table-cell/>
        </table:table-row>
        <table:table-row table:style-name="ro4">
          <table:table-cell office:value-type="string" calcext:value-type="string">
            <text:p><text:a xlink:href="https://attack.mitre.org/groups/G0093" xlink:type="simple">G0093 </text:a> </text:p>
          </table:table-cell>
          <table:table-cell office:value-type="string" calcext:value-type="string">
            <text:p><text:a xlink:href="https://attack.mitre.org/groups/G0093" xlink:type="simple">GALLIUM </text:a> </text:p>
          </table:table-cell>
          <table:table-cell office:value-type="string" calcext:value-type="string">
            <text:p><text:a xlink:href="https://attack.mitre.org/groups/G0093" xlink:type="simple">GALLIUM</text:a> has used VPN services, including SoftEther VPN, to access and maintain persistence in victim environments.<text:a xlink:href="https://www.cybereason.com/blog/operation-soft-cell-a-worldwide-campaign-against-telecommunications-providers" xlink:type="simple">[19]</text:a><text:a xlink:href="https://www.microsoft.com/security/blog/2019/12/12/gallium-targeting-global-telecom/" xlink:type="simple">[20]</text:a></text:p>
          </table:table-cell>
          <table:table-cell/>
        </table:table-row>
        <table:table-row table:style-name="ro8">
          <table:table-cell office:value-type="string" calcext:value-type="string">
            <text:p><text:a xlink:href="https://attack.mitre.org/groups/G0115" xlink:type="simple">G0115 </text:a> </text:p>
          </table:table-cell>
          <table:table-cell office:value-type="string" calcext:value-type="string">
            <text:p><text:a xlink:href="https://attack.mitre.org/groups/G0115" xlink:type="simple">GOLD SOUTHFIELD </text:a> </text:p>
          </table:table-cell>
          <table:table-cell office:value-type="string" calcext:value-type="string">
            <text:p><text:a xlink:href="https://attack.mitre.org/groups/G0115" xlink:type="simple">GOLD SOUTHFIELD</text:a> has used publicly-accessible RDP and remote management and monitoring (RMM) servers to gain access to victim machines.<text:a xlink:href="https://www.secureworks.com/research/revil-sodinokibi-ransomware" xlink:type="simple">[21]</text:a> </text:p>
          </table:table-cell>
          <table:table-cell/>
        </table:table-row>
        <table:table-row table:style-name="ro4">
          <table:table-cell office:value-type="string" calcext:value-type="string">
            <text:p><text:a xlink:href="https://attack.mitre.org/software/S0601" xlink:type="simple">S0601 </text:a> </text:p>
          </table:table-cell>
          <table:table-cell office:value-type="string" calcext:value-type="string">
            <text:p><text:a xlink:href="https://attack.mitre.org/software/S0601" xlink:type="simple">Hildegard </text:a> </text:p>
          </table:table-cell>
          <table:table-cell office:value-type="string" calcext:value-type="string">
            <text:p><text:a xlink:href="https://attack.mitre.org/software/S0601" xlink:type="simple">Hildegard</text:a> was executed through an unsecure kubelet that allowed anonymous access to the victim environment.<text:a xlink:href="https://unit42.paloaltonetworks.com/hildegard-malware-teamtnt/" xlink:type="simple">[4]</text:a></text:p>
          </table:table-cell>
          <table:table-cell/>
        </table:table-row>
        <table:table-row table:style-name="ro4">
          <table:table-cell office:value-type="string" calcext:value-type="string">
            <text:p><text:a xlink:href="https://attack.mitre.org/groups/G0004" xlink:type="simple">G0004 </text:a> </text:p>
          </table:table-cell>
          <table:table-cell office:value-type="string" calcext:value-type="string">
            <text:p><text:a xlink:href="https://attack.mitre.org/groups/G0004" xlink:type="simple">Ke3chang </text:a> </text:p>
          </table:table-cell>
          <table:table-cell office:value-type="string" calcext:value-type="string">
            <text:p><text:a xlink:href="https://attack.mitre.org/groups/G0004" xlink:type="simple">Ke3chang</text:a> has gained access through VPNs including with compromised accounts and stolen VPN certificates.<text:a xlink:href="https://research.nccgroup.com/2018/03/10/apt15-is-alive-and-strong-an-analysis-of-royalcli-and-royaldns/" xlink:type="simple">[22]</text:a><text:a xlink:href="https://www.microsoft.com/security/blog/2021/12/06/nickel-targeting-government-organizations-across-latin-america-and-europe" xlink:type="simple">[23]</text:a></text:p>
          </table:table-cell>
          <table:table-cell/>
        </table:table-row>
        <table:table-row table:style-name="ro4">
          <table:table-cell office:value-type="string" calcext:value-type="string">
            <text:p><text:a xlink:href="https://attack.mitre.org/groups/G0094" xlink:type="simple">G0094 </text:a> </text:p>
          </table:table-cell>
          <table:table-cell office:value-type="string" calcext:value-type="string">
            <text:p><text:a xlink:href="https://attack.mitre.org/groups/G0094" xlink:type="simple">Kimsuky </text:a> </text:p>
          </table:table-cell>
          <table:table-cell office:value-type="string" calcext:value-type="string">
            <text:p><text:a xlink:href="https://attack.mitre.org/groups/G0094" xlink:type="simple">Kimsuky</text:a> has used RDP to establish persistence.<text:a xlink:href="https://us-cert.cisa.gov/ncas/alerts/aa20-301a" xlink:type="simple">[24]</text:a></text:p>
          </table:table-cell>
          <table:table-cell/>
        </table:table-row>
        <table:table-row table:style-name="ro4">
          <table:table-cell office:value-type="string" calcext:value-type="string">
            <text:p><text:a xlink:href="https://attack.mitre.org/software/S0599" xlink:type="simple">S0599 </text:a> </text:p>
          </table:table-cell>
          <table:table-cell office:value-type="string" calcext:value-type="string">
            <text:p><text:a xlink:href="https://attack.mitre.org/software/S0599" xlink:type="simple">Kinsing </text:a> </text:p>
          </table:table-cell>
          <table:table-cell office:value-type="string" calcext:value-type="string">
            <text:p><text:a xlink:href="https://attack.mitre.org/software/S0599" xlink:type="simple">Kinsing</text:a> was executed in an Ubuntu container deployed via an open Docker daemon API.<text:a xlink:href="https://blog.aquasec.com/threat-alert-kinsing-malware-container-vulnerability" xlink:type="simple">[25]</text:a></text:p>
          </table:table-cell>
          <table:table-cell/>
        </table:table-row>
        <table:table-row table:style-name="ro4">
          <table:table-cell office:value-type="string" calcext:value-type="string">
            <text:p><text:a xlink:href="https://attack.mitre.org/groups/G0065" xlink:type="simple">G0065 </text:a> </text:p>
          </table:table-cell>
          <table:table-cell office:value-type="string" calcext:value-type="string">
            <text:p><text:a xlink:href="https://attack.mitre.org/groups/G0065" xlink:type="simple">Leviathan </text:a> </text:p>
          </table:table-cell>
          <table:table-cell office:value-type="string" calcext:value-type="string">
            <text:p><text:a xlink:href="https://attack.mitre.org/groups/G0065" xlink:type="simple">Leviathan</text:a> has used external remote services such as virtual private networks (VPN) to gain initial access.<text:a xlink:href="https://us-cert.cisa.gov/ncas/alerts/aa21-200a" xlink:type="simple">[26]</text:a></text:p>
          </table:table-cell>
          <table:table-cell/>
        </table:table-row>
        <table:table-row table:style-name="ro4">
          <table:table-cell office:value-type="string" calcext:value-type="string">
            <text:p><text:a xlink:href="https://attack.mitre.org/software/S0362" xlink:type="simple">S0362 </text:a> </text:p>
          </table:table-cell>
          <table:table-cell office:value-type="string" calcext:value-type="string">
            <text:p><text:a xlink:href="https://attack.mitre.org/software/S0362" xlink:type="simple">Linux Rabbit </text:a> </text:p>
          </table:table-cell>
          <table:table-cell office:value-type="string" calcext:value-type="string">
            <text:p><text:a xlink:href="https://attack.mitre.org/software/S0362" xlink:type="simple">Linux Rabbit</text:a> attempts to gain access to the server via SSH.<text:a xlink:href="https://www.anomali.com/blog/pulling-linux-rabbit-rabbot-malware-out-of-a-hat" xlink:type="simple">[27]</text:a></text:p>
          </table:table-cell>
          <table:table-cell/>
        </table:table-row>
        <table:table-row table:style-name="ro4">
          <table:table-cell office:value-type="string" calcext:value-type="string">
            <text:p><text:a xlink:href="https://attack.mitre.org/groups/G0014" xlink:type="simple">G0014 </text:a> </text:p>
          </table:table-cell>
          <table:table-cell office:value-type="string" calcext:value-type="string">
            <text:p><text:a xlink:href="https://attack.mitre.org/groups/G0014" xlink:type="simple">Night Dragon </text:a> </text:p>
          </table:table-cell>
          <table:table-cell office:value-type="string" calcext:value-type="string">
            <text:p><text:a xlink:href="https://attack.mitre.org/groups/G0014" xlink:type="simple">Night Dragon</text:a> has used compromised VPN accounts to gain access to victim systems.<text:a xlink:href="https://scadahacker.com/library/Documents/Cyber_Events/McAfee%20-%20Night%20Dragon%20-%20Global%20Energy%20Cyberattacks.pdf" xlink:type="simple">[28]</text:a></text:p>
          </table:table-cell>
          <table:table-cell/>
        </table:table-row>
        <table:table-row table:style-name="ro4">
          <table:table-cell office:value-type="string" calcext:value-type="string">
            <text:p><text:a xlink:href="https://attack.mitre.org/groups/G0049" xlink:type="simple">G0049 </text:a> </text:p>
          </table:table-cell>
          <table:table-cell office:value-type="string" calcext:value-type="string">
            <text:p><text:a xlink:href="https://attack.mitre.org/groups/G0049" xlink:type="simple">OilRig </text:a> </text:p>
          </table:table-cell>
          <table:table-cell office:value-type="string" calcext:value-type="string">
            <text:p><text:a xlink:href="https://attack.mitre.org/groups/G0049" xlink:type="simple">OilRig</text:a> uses remote services such as VPN, Citrix, or OWA to persist in an environment.<text:a xlink:href="https://www.brighttalk.com/webcast/10703/296317/apt34-new-targeted-attack-in-the-middle-east" xlink:type="simple">[29]</text:a></text:p>
          </table:table-cell>
          <table:table-cell/>
        </table:table-row>
        <table:table-row table:style-name="ro8">
          <table:table-cell office:value-type="string" calcext:value-type="string">
            <text:p><text:a xlink:href="https://attack.mitre.org/groups/G0116" xlink:type="simple">G0116 </text:a> </text:p>
          </table:table-cell>
          <table:table-cell office:value-type="string" calcext:value-type="string">
            <text:p><text:a xlink:href="https://attack.mitre.org/groups/G0116" xlink:type="simple">Operation Wocao </text:a> </text:p>
          </table:table-cell>
          <table:table-cell office:value-type="string" calcext:value-type="string">
            <text:p><text:a xlink:href="https://attack.mitre.org/groups/G0116" xlink:type="simple">Operation Wocao</text:a> has used stolen credentials to connect to the victim's network via VPN.<text:a xlink:href="https://www.fox-it.com/media/kadlze5c/201912_report_operation_wocao.pdf" xlink:type="simple">[30]</text:a></text:p>
          </table:table-cell>
          <table:table-cell/>
        </table:table-row>
        <table:table-row table:style-name="ro10">
          <table:table-cell office:value-type="string" calcext:value-type="string">
            <text:p><text:a xlink:href="https://attack.mitre.org/groups/G0034" xlink:type="simple">G0034 </text:a> </text:p>
          </table:table-cell>
          <table:table-cell office:value-type="string" calcext:value-type="string">
            <text:p><text:a xlink:href="https://attack.mitre.org/groups/G0034" xlink:type="simple">Sandworm Team </text:a> </text:p>
          </table:table-cell>
          <table:table-cell office:value-type="string" calcext:value-type="string">
            <text:p><text:a xlink:href="https://attack.mitre.org/groups/G0034" xlink:type="simple">Sandworm Team</text:a> has used Dropbear SSH with a hardcoded backdoor password to maintain persistence within the target network. <text:a xlink:href="https://attack.mitre.org/groups/G0034" xlink:type="simple">Sandworm Team</text:a> has also used VPN tunnels established in legitimate software company infrastructure to gain access to internal networks of that software company's users.<text:a xlink:href="https://www.welivesecurity.com/2016/01/03/blackenergy-sshbeardoor-details-2015-attacks-ukrainian-news-media-electric-industry/" xlink:type="simple">[31]</text:a><text:a xlink:href="https://www.welivesecurity.com/2017/06/30/telebots-back-supply-chain-attacks-against-ukraine/" xlink:type="simple">[32]</text:a><text:a xlink:href="https://www.cert.ssi.gouv.fr/uploads/CERTFR-2021-CTI-005.pdf" xlink:type="simple">[33]</text:a></text:p>
          </table:table-cell>
          <table:table-cell/>
        </table:table-row>
        <table:table-row table:style-name="ro8">
          <table:table-cell office:value-type="string" calcext:value-type="string">
            <text:p><text:a xlink:href="https://attack.mitre.org/groups/G0139" xlink:type="simple">G0139 </text:a> </text:p>
          </table:table-cell>
          <table:table-cell office:value-type="string" calcext:value-type="string">
            <text:p><text:a xlink:href="https://attack.mitre.org/groups/G0139" xlink:type="simple">TeamTNT </text:a> </text:p>
          </table:table-cell>
          <table:table-cell office:value-type="string" calcext:value-type="string">
            <text:p><text:a xlink:href="https://attack.mitre.org/groups/G0139" xlink:type="simple">TeamTNT</text:a> has used open-source tools such as Weave Scope to target exposed Docker API ports and gain initial access to victim environments.<text:a xlink:href="https://www.intezer.com/blog/cloud-security/attackers-abusing-legitimate-cloud-monitoring-tools-to-conduct-cyber-attacks/" xlink:type="simple">[34]</text:a> <text:a xlink:href="https://attack.mitre.org/groups/G0139" xlink:type="simple">TeamTNT</text:a> has also targeted exposed kubelets for Kubernetes environments.<text:a xlink:href="https://unit42.paloaltonetworks.com/hildegard-malware-teamtnt/" xlink:type="simple">[4]</text:a></text:p>
          </table:table-cell>
          <table:table-cell/>
        </table:table-row>
        <table:table-row table:style-name="ro4">
          <table:table-cell office:value-type="string" calcext:value-type="string">
            <text:p><text:a xlink:href="https://attack.mitre.org/groups/G0088" xlink:type="simple">G0088 </text:a> </text:p>
          </table:table-cell>
          <table:table-cell office:value-type="string" calcext:value-type="string">
            <text:p><text:a xlink:href="https://attack.mitre.org/groups/G0088" xlink:type="simple">TEMP.Veles </text:a> </text:p>
          </table:table-cell>
          <table:table-cell office:value-type="string" calcext:value-type="string">
            <text:p><text:a xlink:href="https://attack.mitre.org/groups/G0088" xlink:type="simple">TEMP.Veles</text:a> has used a VPN to persist in the victim environment.<text:a xlink:href="https://www.fireeye.com/blog/threat-research/2019/04/triton-actor-ttp-profile-custom-attack-tools-detections.html" xlink:type="simple">[35]</text:a></text:p>
          </table:table-cell>
          <table:table-cell/>
        </table:table-row>
        <table:table-row table:style-name="ro10">
          <table:table-cell office:value-type="string" calcext:value-type="string">
            <text:p><text:a xlink:href="https://attack.mitre.org/groups/G0027" xlink:type="simple">G0027 </text:a> </text:p>
          </table:table-cell>
          <table:table-cell office:value-type="string" calcext:value-type="string">
            <text:p><text:a xlink:href="https://attack.mitre.org/groups/G0027" xlink:type="simple">Threat Group-3390 </text:a> </text:p>
          </table:table-cell>
          <table:table-cell office:value-type="string" calcext:value-type="string">
            <text:p><text:a xlink:href="https://attack.mitre.org/groups/G0027" xlink:type="simple">Threat Group-3390</text:a> actors look for and use VPN profiles during an operation to access the network using external VPN services.<text:a xlink:href="https://www.secureworks.com/research/threat-group-3390-targets-organizations-for-cyberespionage" xlink:type="simple">[36]</text:a> <text:a xlink:href="https://attack.mitre.org/groups/G0027" xlink:type="simple">Threat Group-3390</text:a> has also obtained OWA account credentials during intrusions that it subsequently used to attempt to regain access when evicted from a victim network.<text:a xlink:href="https://www.secureworks.com/research/bronze-union" xlink:type="simple">[37]</text:a></text:p>
          </table:table-cell>
          <table:table-cell/>
        </table:table-row>
        <table:table-row table:style-name="ro8">
          <table:table-cell office:value-type="string" calcext:value-type="string">
            <text:p><text:a xlink:href="https://attack.mitre.org/groups/G0102" xlink:type="simple">G0102 </text:a> </text:p>
          </table:table-cell>
          <table:table-cell office:value-type="string" calcext:value-type="string">
            <text:p><text:a xlink:href="https://attack.mitre.org/groups/G0102" xlink:type="simple">Wizard Spider </text:a> </text:p>
          </table:table-cell>
          <table:table-cell office:value-type="string" calcext:value-type="string">
            <text:p><text:a xlink:href="https://attack.mitre.org/groups/G0102" xlink:type="simple">Wizard Spider</text:a> has accessed victim networks by using stolen credentials to access the corporate VPN infrastructure.<text:a xlink:href="https://www.fireeye.com/blog/threat-research/2020/10/kegtap-and-singlemalt-with-a-ransomware-chaser.html" xlink:type="simple">[38]</text:a></text:p>
          </table:table-cell>
          <table:table-cell/>
        </table:table-row>
        <table:table-row table:style-name="ro4" table:number-rows-repeated="2">
          <table:table-cell table:style-name="Default" table:number-columns-repeated="3"/>
          <table:table-cell/>
        </table:table-row>
        <table:table-row table:style-name="ro4">
          <table:table-cell table:style-name="Default" office:value-type="string" calcext:value-type="string">
            <text:p>Groups</text:p>
          </table:table-cell>
          <table:table-cell table:style-name="Default" office:value-type="string" calcext:value-type="string">
            <text:p>Software</text:p>
          </table:table-cell>
          <table:table-cell table:style-name="Default"/>
          <table:table-cell/>
        </table:table-row>
        <table:table-row table:style-name="ro4">
          <table:table-cell table:style-name="Default" table:formula="of:=COUNTIF([.A2:.A105];&quot;G*&quot;)" office:value-type="float" office:value="95" calcext:value-type="float">
            <text:p>95</text:p>
          </table:table-cell>
          <table:table-cell table:style-name="Default" table:formula="of:=COUNTIF([.A2:.A105];&quot;S*&quot;)" office:value-type="float" office:value="5" calcext:value-type="float">
            <text:p>5</text:p>
          </table:table-cell>
          <table:table-cell table:style-name="Default"/>
          <table:table-cell/>
        </table:table-row>
        <table:table-row table:style-name="ro4">
          <table:table-cell table:style-name="Default" table:number-columns-repeated="3"/>
          <table:table-cell table:style-name="ce37" office:value-type="string" calcext:value-type="string">
            <text:p><text:a xlink:href="https://attack.mitre.org/groups/G0096" xlink:type="simple">G0096 </text:a> </text:p>
          </table:table-cell>
        </table:table-row>
        <table:table-row table:style-name="ro4" table:number-rows-repeated="4">
          <table:table-cell table:style-name="Default" table:number-columns-repeated="3"/>
          <table:table-cell/>
        </table:table-row>
        <table:table-row table:style-name="ro4">
          <table:table-cell office:value-type="string" calcext:value-type="string">
            <text:p><text:a xlink:href="https://attack.mitre.org/software/S0600" xlink:type="simple">S0600 </text:a> </text:p>
          </table:table-cell>
          <table:table-cell office:value-type="string" calcext:value-type="string">
            <text:p><text:a xlink:href="https://attack.mitre.org/software/S0600" xlink:type="simple">Doki </text:a> </text:p>
          </table:table-cell>
          <table:table-cell office:value-type="string" calcext:value-type="string">
            <text:p><text:a xlink:href="https://attack.mitre.org/software/S0600" xlink:type="simple">Doki</text:a> was executed through an open Docker daemon API port.<text:a xlink:href="https://www.intezer.com/blog/cloud-security/watch-your-containers-doki-infecting-docker-servers-in-the-cloud/" xlink:type="simple">[13]</text:a></text:p>
          </table:table-cell>
          <table:table-cell/>
        </table:table-row>
        <table:table-row table:style-name="ro4">
          <table:table-cell office:value-type="string" calcext:value-type="string">
            <text:p><text:a xlink:href="https://attack.mitre.org/software/S0601" xlink:type="simple">S0601 </text:a> </text:p>
          </table:table-cell>
          <table:table-cell office:value-type="string" calcext:value-type="string">
            <text:p><text:a xlink:href="https://attack.mitre.org/software/S0601" xlink:type="simple">Hildegard </text:a> </text:p>
          </table:table-cell>
          <table:table-cell office:value-type="string" calcext:value-type="string">
            <text:p><text:a xlink:href="https://attack.mitre.org/software/S0601" xlink:type="simple">Hildegard</text:a> was executed through an unsecure kubelet that allowed anonymous access to the victim environment.<text:a xlink:href="https://unit42.paloaltonetworks.com/hildegard-malware-teamtnt/" xlink:type="simple">[4]</text:a></text:p>
          </table:table-cell>
          <table:table-cell/>
        </table:table-row>
        <table:table-row table:style-name="ro4">
          <table:table-cell office:value-type="string" calcext:value-type="string">
            <text:p><text:a xlink:href="https://attack.mitre.org/software/S0599" xlink:type="simple">S0599 </text:a> </text:p>
          </table:table-cell>
          <table:table-cell office:value-type="string" calcext:value-type="string">
            <text:p><text:a xlink:href="https://attack.mitre.org/software/S0599" xlink:type="simple">Kinsing </text:a> </text:p>
          </table:table-cell>
          <table:table-cell office:value-type="string" calcext:value-type="string">
            <text:p><text:a xlink:href="https://attack.mitre.org/software/S0599" xlink:type="simple">Kinsing</text:a> was executed in an Ubuntu container deployed via an open Docker daemon API.<text:a xlink:href="https://blog.aquasec.com/threat-alert-kinsing-malware-container-vulnerability" xlink:type="simple">[25]</text:a></text:p>
          </table:table-cell>
          <table:table-cell/>
        </table:table-row>
        <table:table-row table:style-name="ro4">
          <table:table-cell office:value-type="string" calcext:value-type="string">
            <text:p><text:a xlink:href="https://attack.mitre.org/software/S0362" xlink:type="simple">S0362 </text:a> </text:p>
          </table:table-cell>
          <table:table-cell office:value-type="string" calcext:value-type="string">
            <text:p><text:a xlink:href="https://attack.mitre.org/software/S0362" xlink:type="simple">Linux Rabbit </text:a> </text:p>
          </table:table-cell>
          <table:table-cell office:value-type="string" calcext:value-type="string">
            <text:p><text:a xlink:href="https://attack.mitre.org/software/S0362" xlink:type="simple">Linux Rabbit</text:a> attempts to gain access to the server via SSH.<text:a xlink:href="https://www.anomali.com/blog/pulling-linux-rabbit-rabbot-malware-out-of-a-hat" xlink:type="simple">[27]</text:a></text:p>
          </table:table-cell>
          <table:table-cell/>
        </table:table-row>
        <table:table-row table:style-name="ro4">
          <table:table-cell office:value-type="string" calcext:value-type="string">
            <text:p><text:a xlink:href="https://attack.mitre.org/software/S0482" xlink:type="simple">S0482 </text:a> </text:p>
          </table:table-cell>
          <table:table-cell office:value-type="string" calcext:value-type="string">
            <text:p><text:a xlink:href="https://attack.mitre.org/software/S0482" xlink:type="simple">Bundlore </text:a> </text:p>
          </table:table-cell>
          <table:table-cell office:value-type="string" calcext:value-type="string">
            <text:p><text:a xlink:href="https://attack.mitre.org/software/S0482" xlink:type="simple">Bundlore</text:a> has been spread through malicious advertisements on websites.<text:a xlink:href="https://mackeeper.com/blog/post/610-macos-bundlore-adware-analysis/" xlink:type="simple">[18]</text:a></text:p>
          </table:table-cell>
          <table:table-cell/>
        </table:table-row>
        <table:table-row table:style-name="ro4">
          <table:table-cell office:value-type="string" calcext:value-type="string">
            <text:p><text:a xlink:href="https://attack.mitre.org/software/S0531" xlink:type="simple">S0531 </text:a> </text:p>
          </table:table-cell>
          <table:table-cell office:value-type="string" calcext:value-type="string">
            <text:p><text:a xlink:href="https://attack.mitre.org/software/S0531" xlink:type="simple">Grandoreiro </text:a> </text:p>
          </table:table-cell>
          <table:table-cell office:value-type="string" calcext:value-type="string">
            <text:p><text:a xlink:href="https://attack.mitre.org/software/S0531" xlink:type="simple">Grandoreiro</text:a> has used compromised websites and Google Ads to bait victims into downloading its installer.<text:a xlink:href="https://securelist.com/the-tetrade-brazilian-banking-malware/97779/" xlink:type="simple">[27]</text:a><text:a xlink:href="https://securityintelligence.com/posts/grandoreiro-malware-now-targeting-banks-in-spain/" xlink:type="simple">[28]</text:a></text:p>
          </table:table-cell>
          <table:table-cell/>
        </table:table-row>
        <table:table-row table:style-name="ro8">
          <table:table-cell office:value-type="string" calcext:value-type="string">
            <text:p><text:a xlink:href="https://attack.mitre.org/software/S0215" xlink:type="simple">S0215 </text:a> </text:p>
          </table:table-cell>
          <table:table-cell office:value-type="string" calcext:value-type="string">
            <text:p><text:a xlink:href="https://attack.mitre.org/software/S0215" xlink:type="simple">KARAE </text:a> </text:p>
          </table:table-cell>
          <table:table-cell office:value-type="string" calcext:value-type="string">
            <text:p><text:a xlink:href="https://attack.mitre.org/software/S0215" xlink:type="simple">KARAE</text:a> was distributed through torrent file-sharing websites to South Korean victims, using a YouTube video downloader application as a lure.<text:a xlink:href="https://www2.fireeye.com/rs/848-DID-242/images/rpt_APT37.pdf" xlink:type="simple">[10]</text:a></text:p>
          </table:table-cell>
          <table:table-cell/>
        </table:table-row>
        <table:table-row table:style-name="ro4">
          <table:table-cell office:value-type="string" calcext:value-type="string">
            <text:p><text:a xlink:href="https://attack.mitre.org/software/S0451" xlink:type="simple">S0451 </text:a> </text:p>
          </table:table-cell>
          <table:table-cell office:value-type="string" calcext:value-type="string">
            <text:p><text:a xlink:href="https://attack.mitre.org/software/S0451" xlink:type="simple">LoudMiner </text:a> </text:p>
          </table:table-cell>
          <table:table-cell office:value-type="string" calcext:value-type="string">
            <text:p><text:a xlink:href="https://attack.mitre.org/software/S0451" xlink:type="simple">LoudMiner</text:a> is typically bundled with pirated copies of Virtual Studio Technology (VST) for Windows and macOS.<text:a xlink:href="https://www.welivesecurity.com/2019/06/20/loudminer-mining-cracked-vst-software/" xlink:type="simple">[33]</text:a></text:p>
          </table:table-cell>
          <table:table-cell/>
        </table:table-row>
        <table:table-row table:style-name="ro4">
          <table:table-cell office:value-type="string" calcext:value-type="string">
            <text:p><text:a xlink:href="https://attack.mitre.org/software/S0216" xlink:type="simple">S0216 </text:a> </text:p>
          </table:table-cell>
          <table:table-cell office:value-type="string" calcext:value-type="string">
            <text:p><text:a xlink:href="https://attack.mitre.org/software/S0216" xlink:type="simple">POORAIM </text:a> </text:p>
          </table:table-cell>
          <table:table-cell office:value-type="string" calcext:value-type="string">
            <text:p><text:a xlink:href="https://attack.mitre.org/software/S0216" xlink:type="simple">POORAIM</text:a> has been delivered through compromised sites acting as watering holes.<text:a xlink:href="https://www2.fireeye.com/rs/848-DID-242/images/rpt_APT37.pdf" xlink:type="simple">[10]</text:a></text:p>
          </table:table-cell>
          <table:table-cell/>
        </table:table-row>
        <table:table-row table:style-name="ro4">
          <table:table-cell office:value-type="string" calcext:value-type="string">
            <text:p><text:a xlink:href="https://attack.mitre.org/software/S0496" xlink:type="simple">S0496 </text:a> </text:p>
          </table:table-cell>
          <table:table-cell office:value-type="string" calcext:value-type="string">
            <text:p><text:a xlink:href="https://attack.mitre.org/software/S0496" xlink:type="simple">REvil </text:a> </text:p>
          </table:table-cell>
          <table:table-cell office:value-type="string" calcext:value-type="string">
            <text:p><text:a xlink:href="https://attack.mitre.org/software/S0496" xlink:type="simple">REvil</text:a> has infected victim machines through compromised websites and exploit kits.<text:a xlink:href="https://www.secureworks.com/research/revil-sodinokibi-ransomware" xlink:type="simple">[40]</text:a><text:a xlink:href="https://www.mcafee.com/blogs/other-blogs/mcafee-labs/mcafee-atr-analyzes-sodinokibi-aka-revil-ransomware-as-a-service-what-the-code-tells-us/" xlink:type="simple">[41]</text:a><text:a xlink:href="https://www.picussecurity.com/blog/a-brief-history-and-further-technical-analysis-of-sodinokibi-ransomware" xlink:type="simple">[42]</text:a><text:a xlink:href="https://www.secureworks.com/blog/revil-the-gandcrab-connection" xlink:type="simple">[43]</text:a></text:p>
          </table:table-cell>
          <table:table-cell/>
        </table:table-row>
        <table:table-row table:style-name="ro4">
          <table:table-cell office:value-type="string" calcext:value-type="string">
            <text:p><text:a xlink:href="https://attack.mitre.org/software/S0224" xlink:type="simple">S0224 </text:a> </text:p>
          </table:table-cell>
          <table:table-cell office:value-type="string" calcext:value-type="string">
            <text:p><text:a xlink:href="https://attack.mitre.org/software/S0224" xlink:type="simple">Havij </text:a> </text:p>
          </table:table-cell>
          <table:table-cell office:value-type="string" calcext:value-type="string">
            <text:p><text:a xlink:href="https://attack.mitre.org/software/S0224" xlink:type="simple">Havij</text:a> is used to automate SQL injection.<text:a xlink:href="https://blog.checkpoint.com/2015/05/14/analysis-havij-sql-injection-tool/" xlink:type="simple">[32]</text:a></text:p>
          </table:table-cell>
          <table:table-cell/>
        </table:table-row>
        <table:table-row table:style-name="ro4">
          <table:table-cell office:value-type="string" calcext:value-type="string">
            <text:p><text:a xlink:href="https://attack.mitre.org/software/S0623" xlink:type="simple">S0623 </text:a> </text:p>
          </table:table-cell>
          <table:table-cell office:value-type="string" calcext:value-type="string">
            <text:p><text:a xlink:href="https://attack.mitre.org/software/S0623" xlink:type="simple">Siloscape </text:a> </text:p>
          </table:table-cell>
          <table:table-cell office:value-type="string" calcext:value-type="string">
            <text:p><text:a xlink:href="https://attack.mitre.org/software/S0623" xlink:type="simple">Siloscape</text:a> is executed after the attacker gains initial access to a Windows container using a known vulnerability.<text:a xlink:href="https://unit42.paloaltonetworks.com/siloscape/" xlink:type="simple">[41]</text:a> </text:p>
          </table:table-cell>
          <table:table-cell/>
        </table:table-row>
        <table:table-row table:style-name="ro8">
          <table:table-cell office:value-type="string" calcext:value-type="string">
            <text:p><text:a xlink:href="https://attack.mitre.org/software/S0516" xlink:type="simple">S0516 </text:a> </text:p>
          </table:table-cell>
          <table:table-cell office:value-type="string" calcext:value-type="string">
            <text:p><text:a xlink:href="https://attack.mitre.org/software/S0516" xlink:type="simple">SoreFang </text:a> </text:p>
          </table:table-cell>
          <table:table-cell office:value-type="string" calcext:value-type="string">
            <text:p><text:a xlink:href="https://attack.mitre.org/software/S0516" xlink:type="simple">SoreFang</text:a> can gain access by exploiting a Sangfor SSL VPN vulnerability that allows for the placement and delivery of malicious update binaries.<text:a xlink:href="https://us-cert.cisa.gov/ncas/analysis-reports/ar20-198a" xlink:type="simple">[42]</text:a></text:p>
          </table:table-cell>
          <table:table-cell/>
        </table:table-row>
        <table:table-row table:style-name="ro4">
          <table:table-cell office:value-type="string" calcext:value-type="string">
            <text:p><text:a xlink:href="https://attack.mitre.org/software/S0225" xlink:type="simple">S0225 </text:a> </text:p>
          </table:table-cell>
          <table:table-cell office:value-type="string" calcext:value-type="string">
            <text:p><text:a xlink:href="https://attack.mitre.org/software/S0225" xlink:type="simple">sqlmap </text:a> </text:p>
          </table:table-cell>
          <table:table-cell office:value-type="string" calcext:value-type="string">
            <text:p><text:a xlink:href="https://attack.mitre.org/software/S0225" xlink:type="simple">sqlmap</text:a> can be used to automate exploitation of SQL injection vulnerabilities.<text:a xlink:href="http://sqlmap.org/" xlink:type="simple">[43]</text:a></text:p>
          </table:table-cell>
          <table:table-cell/>
        </table:table-row>
        <table:table-row table:style-name="ro4">
          <table:table-cell office:value-type="string" calcext:value-type="string">
            <text:p><text:a xlink:href="https://attack.mitre.org/software/S0412" xlink:type="simple">S0412 </text:a> </text:p>
          </table:table-cell>
          <table:table-cell office:value-type="string" calcext:value-type="string">
            <text:p><text:a xlink:href="https://attack.mitre.org/software/S0412" xlink:type="simple">ZxShell </text:a> </text:p>
          </table:table-cell>
          <table:table-cell office:value-type="string" calcext:value-type="string">
            <text:p><text:a xlink:href="https://attack.mitre.org/software/S0412" xlink:type="simple">ZxShell</text:a> has been dropped through exploitation of CVE-2011-2462, CVE-2013-3163, and CVE-2014-0322.<text:a xlink:href="https://blogs.cisco.com/security/talos/opening-zxshell" xlink:type="simple">[47]</text:a></text:p>
          </table:table-cell>
          <table:table-cell/>
        </table:table-row>
        <table:table-row table:style-name="ro4">
          <table:table-cell office:value-type="string" calcext:value-type="string">
            <text:p><text:a xlink:href="https://attack.mitre.org/software/S0606" xlink:type="simple">S0606 </text:a> </text:p>
          </table:table-cell>
          <table:table-cell office:value-type="string" calcext:value-type="string">
            <text:p><text:a xlink:href="https://attack.mitre.org/software/S0606" xlink:type="simple">Bad Rabbit </text:a> </text:p>
          </table:table-cell>
          <table:table-cell office:value-type="string" calcext:value-type="string">
            <text:p><text:a xlink:href="https://attack.mitre.org/software/S0606" xlink:type="simple">Bad Rabbit</text:a> spread through watering holes on popular sites by injecting JavaScript into the HTML body or a .js file.<text:a xlink:href="https://www.welivesecurity.com/2017/10/24/bad-rabbit-not-petya-back/" xlink:type="simple">[15]</text:a><text:a xlink:href="https://securelist.com/bad-rabbit-ransomware/82851/" xlink:type="simple">[16]</text:a></text:p>
          </table:table-cell>
          <table:table-cell/>
        </table:table-row>
      </table:table>
      <table:table table:name="Groups" table:style-name="ta1">
        <table:table-column table:style-name="co2" table:default-cell-style-name="Default"/>
        <table:table-row table:style-name="ro4">
          <table:table-cell office:value-type="string" calcext:value-type="string">
            <text:p>G0001</text:p>
          </table:table-cell>
        </table:table-row>
        <table:table-row table:style-name="ro4">
          <table:table-cell office:value-type="string" calcext:value-type="string">
            <text:p>G0004</text:p>
          </table:table-cell>
        </table:table-row>
        <table:table-row table:style-name="ro4">
          <table:table-cell office:value-type="string" calcext:value-type="string">
            <text:p>G0005</text:p>
          </table:table-cell>
        </table:table-row>
        <table:table-row table:style-name="ro4">
          <table:table-cell office:value-type="string" calcext:value-type="string">
            <text:p>G0006</text:p>
          </table:table-cell>
        </table:table-row>
        <table:table-row table:style-name="ro4">
          <table:table-cell office:value-type="string" calcext:value-type="string">
            <text:p>G0007</text:p>
          </table:table-cell>
        </table:table-row>
        <table:table-row table:style-name="ro4">
          <table:table-cell office:value-type="string" calcext:value-type="string">
            <text:p>G0008</text:p>
          </table:table-cell>
        </table:table-row>
        <table:table-row table:style-name="ro4">
          <table:table-cell office:value-type="string" calcext:value-type="string">
            <text:p>G0010</text:p>
          </table:table-cell>
        </table:table-row>
        <table:table-row table:style-name="ro4">
          <table:table-cell office:value-type="string" calcext:value-type="string">
            <text:p>G0011</text:p>
          </table:table-cell>
        </table:table-row>
        <table:table-row table:style-name="ro4">
          <table:table-cell office:value-type="string" calcext:value-type="string">
            <text:p>G0012</text:p>
          </table:table-cell>
        </table:table-row>
        <table:table-row table:style-name="ro4">
          <table:table-cell office:value-type="string" calcext:value-type="string">
            <text:p>G0013</text:p>
          </table:table-cell>
        </table:table-row>
        <table:table-row table:style-name="ro4">
          <table:table-cell office:value-type="string" calcext:value-type="string">
            <text:p>G0014</text:p>
          </table:table-cell>
        </table:table-row>
        <table:table-row table:style-name="ro4">
          <table:table-cell office:value-type="string" calcext:value-type="string">
            <text:p>G0016</text:p>
          </table:table-cell>
        </table:table-row>
        <table:table-row table:style-name="ro4">
          <table:table-cell office:value-type="string" calcext:value-type="string">
            <text:p>G0018</text:p>
          </table:table-cell>
        </table:table-row>
        <table:table-row table:style-name="ro4">
          <table:table-cell office:value-type="string" calcext:value-type="string">
            <text:p>G0019</text:p>
          </table:table-cell>
        </table:table-row>
        <table:table-row table:style-name="ro4">
          <table:table-cell office:value-type="string" calcext:value-type="string">
            <text:p>G0021</text:p>
          </table:table-cell>
        </table:table-row>
        <table:table-row table:style-name="ro4">
          <table:table-cell office:value-type="string" calcext:value-type="string">
            <text:p>G0022</text:p>
          </table:table-cell>
        </table:table-row>
        <table:table-row table:style-name="ro4">
          <table:table-cell office:value-type="string" calcext:value-type="string">
            <text:p>G0026</text:p>
          </table:table-cell>
        </table:table-row>
        <table:table-row table:style-name="ro4">
          <table:table-cell office:value-type="string" calcext:value-type="string">
            <text:p>G0027</text:p>
          </table:table-cell>
        </table:table-row>
        <table:table-row table:style-name="ro4">
          <table:table-cell office:value-type="string" calcext:value-type="string">
            <text:p>G0032</text:p>
          </table:table-cell>
        </table:table-row>
        <table:table-row table:style-name="ro4">
          <table:table-cell office:value-type="string" calcext:value-type="string">
            <text:p>G0034</text:p>
          </table:table-cell>
        </table:table-row>
        <table:table-row table:style-name="ro4">
          <table:table-cell office:value-type="string" calcext:value-type="string">
            <text:p>G0035</text:p>
          </table:table-cell>
        </table:table-row>
        <table:table-row table:style-name="ro4">
          <table:table-cell office:value-type="string" calcext:value-type="string">
            <text:p>G0037</text:p>
          </table:table-cell>
        </table:table-row>
        <table:table-row table:style-name="ro4">
          <table:table-cell office:value-type="string" calcext:value-type="string">
            <text:p>G0040</text:p>
          </table:table-cell>
        </table:table-row>
        <table:table-row table:style-name="ro4">
          <table:table-cell office:value-type="string" calcext:value-type="string">
            <text:p>G0045</text:p>
          </table:table-cell>
        </table:table-row>
        <table:table-row table:style-name="ro4">
          <table:table-cell office:value-type="string" calcext:value-type="string">
            <text:p>G0046</text:p>
          </table:table-cell>
        </table:table-row>
        <table:table-row table:style-name="ro4">
          <table:table-cell office:value-type="string" calcext:value-type="string">
            <text:p>G0047</text:p>
          </table:table-cell>
        </table:table-row>
        <table:table-row table:style-name="ro4">
          <table:table-cell office:value-type="string" calcext:value-type="string">
            <text:p>G0048</text:p>
          </table:table-cell>
        </table:table-row>
        <table:table-row table:style-name="ro4">
          <table:table-cell office:value-type="string" calcext:value-type="string">
            <text:p>G0049</text:p>
          </table:table-cell>
        </table:table-row>
        <table:table-row table:style-name="ro4">
          <table:table-cell office:value-type="string" calcext:value-type="string">
            <text:p>G0050</text:p>
          </table:table-cell>
        </table:table-row>
        <table:table-row table:style-name="ro4">
          <table:table-cell office:value-type="string" calcext:value-type="string">
            <text:p>G0053</text:p>
          </table:table-cell>
        </table:table-row>
        <table:table-row table:style-name="ro4">
          <table:table-cell office:value-type="string" calcext:value-type="string">
            <text:p>G0056</text:p>
          </table:table-cell>
        </table:table-row>
        <table:table-row table:style-name="ro4">
          <table:table-cell office:value-type="string" calcext:value-type="string">
            <text:p>G0059</text:p>
          </table:table-cell>
        </table:table-row>
        <table:table-row table:style-name="ro4">
          <table:table-cell office:value-type="string" calcext:value-type="string">
            <text:p>G0060</text:p>
          </table:table-cell>
        </table:table-row>
        <table:table-row table:style-name="ro4">
          <table:table-cell office:value-type="string" calcext:value-type="string">
            <text:p>G0061</text:p>
          </table:table-cell>
        </table:table-row>
        <table:table-row table:style-name="ro4">
          <table:table-cell office:value-type="string" calcext:value-type="string">
            <text:p>G0062</text:p>
          </table:table-cell>
        </table:table-row>
        <table:table-row table:style-name="ro4">
          <table:table-cell office:value-type="string" calcext:value-type="string">
            <text:p>G0064</text:p>
          </table:table-cell>
        </table:table-row>
        <table:table-row table:style-name="ro4">
          <table:table-cell office:value-type="string" calcext:value-type="string">
            <text:p>G0065</text:p>
          </table:table-cell>
        </table:table-row>
        <table:table-row table:style-name="ro4">
          <table:table-cell office:value-type="string" calcext:value-type="string">
            <text:p>G0066</text:p>
          </table:table-cell>
        </table:table-row>
        <table:table-row table:style-name="ro4">
          <table:table-cell office:value-type="string" calcext:value-type="string">
            <text:p>G0067</text:p>
          </table:table-cell>
        </table:table-row>
        <table:table-row table:style-name="ro4">
          <table:table-cell office:value-type="string" calcext:value-type="string">
            <text:p>G0068</text:p>
          </table:table-cell>
        </table:table-row>
        <table:table-row table:style-name="ro4">
          <table:table-cell office:value-type="string" calcext:value-type="string">
            <text:p>G0069</text:p>
          </table:table-cell>
        </table:table-row>
        <table:table-row table:style-name="ro4">
          <table:table-cell office:value-type="string" calcext:value-type="string">
            <text:p>G0070</text:p>
          </table:table-cell>
        </table:table-row>
        <table:table-row table:style-name="ro4">
          <table:table-cell office:value-type="string" calcext:value-type="string">
            <text:p>G0073</text:p>
          </table:table-cell>
        </table:table-row>
        <table:table-row table:style-name="ro4">
          <table:table-cell office:value-type="string" calcext:value-type="string">
            <text:p>G0075</text:p>
          </table:table-cell>
        </table:table-row>
        <table:table-row table:style-name="ro4">
          <table:table-cell office:value-type="string" calcext:value-type="string">
            <text:p>G0076</text:p>
          </table:table-cell>
        </table:table-row>
        <table:table-row table:style-name="ro4">
          <table:table-cell office:value-type="string" calcext:value-type="string">
            <text:p>G0077</text:p>
          </table:table-cell>
        </table:table-row>
        <table:table-row table:style-name="ro4">
          <table:table-cell office:value-type="string" calcext:value-type="string">
            <text:p>G0078</text:p>
          </table:table-cell>
        </table:table-row>
        <table:table-row table:style-name="ro4">
          <table:table-cell office:value-type="string" calcext:value-type="string">
            <text:p>G0079</text:p>
          </table:table-cell>
        </table:table-row>
        <table:table-row table:style-name="ro4">
          <table:table-cell office:value-type="string" calcext:value-type="string">
            <text:p>G0080</text:p>
          </table:table-cell>
        </table:table-row>
        <table:table-row table:style-name="ro4">
          <table:table-cell office:value-type="string" calcext:value-type="string">
            <text:p>G0081</text:p>
          </table:table-cell>
        </table:table-row>
        <table:table-row table:style-name="ro4">
          <table:table-cell office:value-type="string" calcext:value-type="string">
            <text:p>G0082</text:p>
          </table:table-cell>
        </table:table-row>
        <table:table-row table:style-name="ro4">
          <table:table-cell office:value-type="string" calcext:value-type="string">
            <text:p>G0084</text:p>
          </table:table-cell>
        </table:table-row>
        <table:table-row table:style-name="ro4">
          <table:table-cell office:value-type="string" calcext:value-type="string">
            <text:p>G0085</text:p>
          </table:table-cell>
        </table:table-row>
        <table:table-row table:style-name="ro4">
          <table:table-cell office:value-type="string" calcext:value-type="string">
            <text:p>G0087</text:p>
          </table:table-cell>
        </table:table-row>
        <table:table-row table:style-name="ro4">
          <table:table-cell office:value-type="string" calcext:value-type="string">
            <text:p>G0088</text:p>
          </table:table-cell>
        </table:table-row>
        <table:table-row table:style-name="ro4">
          <table:table-cell office:value-type="string" calcext:value-type="string">
            <text:p>G0089</text:p>
          </table:table-cell>
        </table:table-row>
        <table:table-row table:style-name="ro4">
          <table:table-cell office:value-type="string" calcext:value-type="string">
            <text:p>G0090</text:p>
          </table:table-cell>
        </table:table-row>
        <table:table-row table:style-name="ro4">
          <table:table-cell office:value-type="string" calcext:value-type="string">
            <text:p>G0091</text:p>
          </table:table-cell>
        </table:table-row>
        <table:table-row table:style-name="ro4">
          <table:table-cell office:value-type="string" calcext:value-type="string">
            <text:p>G0092</text:p>
          </table:table-cell>
        </table:table-row>
        <table:table-row table:style-name="ro4">
          <table:table-cell office:value-type="string" calcext:value-type="string">
            <text:p>G0093</text:p>
          </table:table-cell>
        </table:table-row>
        <table:table-row table:style-name="ro4">
          <table:table-cell office:value-type="string" calcext:value-type="string">
            <text:p>G0094</text:p>
          </table:table-cell>
        </table:table-row>
        <table:table-row table:style-name="ro4">
          <table:table-cell office:value-type="string" calcext:value-type="string">
            <text:p>G0095</text:p>
          </table:table-cell>
        </table:table-row>
        <table:table-row table:style-name="ro4">
          <table:table-cell office:value-type="string" calcext:value-type="string">
            <text:p>G0096</text:p>
          </table:table-cell>
        </table:table-row>
        <table:table-row table:style-name="ro4">
          <table:table-cell office:value-type="string" calcext:value-type="string">
            <text:p>G0098</text:p>
          </table:table-cell>
        </table:table-row>
        <table:table-row table:style-name="ro4">
          <table:table-cell office:value-type="string" calcext:value-type="string">
            <text:p>G0099</text:p>
          </table:table-cell>
        </table:table-row>
        <table:table-row table:style-name="ro4">
          <table:table-cell office:value-type="string" calcext:value-type="string">
            <text:p>G0100</text:p>
          </table:table-cell>
        </table:table-row>
        <table:table-row table:style-name="ro4">
          <table:table-cell office:value-type="string" calcext:value-type="string">
            <text:p>G0101</text:p>
          </table:table-cell>
        </table:table-row>
        <table:table-row table:style-name="ro4">
          <table:table-cell office:value-type="string" calcext:value-type="string">
            <text:p>G0102</text:p>
          </table:table-cell>
        </table:table-row>
        <table:table-row table:style-name="ro4">
          <table:table-cell office:value-type="string" calcext:value-type="string">
            <text:p>G0103</text:p>
          </table:table-cell>
        </table:table-row>
        <table:table-row table:style-name="ro4">
          <table:table-cell office:value-type="string" calcext:value-type="string">
            <text:p>G0104</text:p>
          </table:table-cell>
        </table:table-row>
        <table:table-row table:style-name="ro4">
          <table:table-cell office:value-type="string" calcext:value-type="string">
            <text:p>G0106</text:p>
          </table:table-cell>
        </table:table-row>
        <table:table-row table:style-name="ro4">
          <table:table-cell office:value-type="string" calcext:value-type="string">
            <text:p>G0108</text:p>
          </table:table-cell>
        </table:table-row>
        <table:table-row table:style-name="ro4">
          <table:table-cell office:value-type="string" calcext:value-type="string">
            <text:p>G0112</text:p>
          </table:table-cell>
        </table:table-row>
        <table:table-row table:style-name="ro4">
          <table:table-cell office:value-type="string" calcext:value-type="string">
            <text:p>G0114</text:p>
          </table:table-cell>
        </table:table-row>
        <table:table-row table:style-name="ro4">
          <table:table-cell office:value-type="string" calcext:value-type="string">
            <text:p>G0115</text:p>
          </table:table-cell>
        </table:table-row>
        <table:table-row table:style-name="ro4">
          <table:table-cell office:value-type="string" calcext:value-type="string">
            <text:p>G0116</text:p>
          </table:table-cell>
        </table:table-row>
        <table:table-row table:style-name="ro4">
          <table:table-cell office:value-type="string" calcext:value-type="string">
            <text:p>G0117</text:p>
          </table:table-cell>
        </table:table-row>
        <table:table-row table:style-name="ro4">
          <table:table-cell office:value-type="string" calcext:value-type="string">
            <text:p>G0120</text:p>
          </table:table-cell>
        </table:table-row>
        <table:table-row table:style-name="ro4">
          <table:table-cell office:value-type="string" calcext:value-type="string">
            <text:p>G0121</text:p>
          </table:table-cell>
        </table:table-row>
        <table:table-row table:style-name="ro4">
          <table:table-cell office:value-type="string" calcext:value-type="string">
            <text:p>G0122</text:p>
          </table:table-cell>
        </table:table-row>
        <table:table-row table:style-name="ro4">
          <table:table-cell office:value-type="string" calcext:value-type="string">
            <text:p>G0123</text:p>
          </table:table-cell>
        </table:table-row>
        <table:table-row table:style-name="ro4">
          <table:table-cell office:value-type="string" calcext:value-type="string">
            <text:p>G0124</text:p>
          </table:table-cell>
        </table:table-row>
        <table:table-row table:style-name="ro4">
          <table:table-cell office:value-type="string" calcext:value-type="string">
            <text:p>G0125</text:p>
          </table:table-cell>
        </table:table-row>
        <table:table-row table:style-name="ro4">
          <table:table-cell office:value-type="string" calcext:value-type="string">
            <text:p>G0126</text:p>
          </table:table-cell>
        </table:table-row>
        <table:table-row table:style-name="ro4">
          <table:table-cell office:value-type="string" calcext:value-type="string">
            <text:p>G0127</text:p>
          </table:table-cell>
        </table:table-row>
        <table:table-row table:style-name="ro4">
          <table:table-cell office:value-type="string" calcext:value-type="string">
            <text:p>G0128</text:p>
          </table:table-cell>
        </table:table-row>
        <table:table-row table:style-name="ro4">
          <table:table-cell office:value-type="string" calcext:value-type="string">
            <text:p>G0129</text:p>
          </table:table-cell>
        </table:table-row>
        <table:table-row table:style-name="ro4">
          <table:table-cell office:value-type="string" calcext:value-type="string">
            <text:p>G0130</text:p>
          </table:table-cell>
        </table:table-row>
        <table:table-row table:style-name="ro4">
          <table:table-cell office:value-type="string" calcext:value-type="string">
            <text:p>G0131</text:p>
          </table:table-cell>
        </table:table-row>
        <table:table-row table:style-name="ro4">
          <table:table-cell office:value-type="string" calcext:value-type="string">
            <text:p>G0133</text:p>
          </table:table-cell>
        </table:table-row>
        <table:table-row table:style-name="ro4">
          <table:table-cell office:value-type="string" calcext:value-type="string">
            <text:p>G0134</text:p>
          </table:table-cell>
        </table:table-row>
        <table:table-row table:style-name="ro4">
          <table:table-cell office:value-type="string" calcext:value-type="string">
            <text:p>G0135</text:p>
          </table:table-cell>
        </table:table-row>
        <table:table-row table:style-name="ro4">
          <table:table-cell office:value-type="string" calcext:value-type="string">
            <text:p>G0136</text:p>
          </table:table-cell>
        </table:table-row>
        <table:table-row table:style-name="ro4">
          <table:table-cell office:value-type="string" calcext:value-type="string">
            <text:p>G0137</text:p>
          </table:table-cell>
        </table:table-row>
        <table:table-row table:style-name="ro4">
          <table:table-cell office:value-type="string" calcext:value-type="string">
            <text:p>G0138</text:p>
          </table:table-cell>
        </table:table-row>
        <table:table-row table:style-name="ro4">
          <table:table-cell office:value-type="string" calcext:value-type="string">
            <text:p>G0139</text:p>
          </table:table-cell>
        </table:table-row>
        <table:table-row table:style-name="ro4">
          <table:table-cell office:value-type="string" calcext:value-type="string">
            <text:p>G0140</text:p>
          </table:table-cell>
        </table:table-row>
        <table:table-row table:style-name="ro4">
          <table:table-cell office:value-type="string" calcext:value-type="string">
            <text:p>G0142</text:p>
          </table:table-cell>
        </table:table-row>
      </table:table>
      <table:named-expressions/>
      <table:database-ranges>
        <table:database-range table:name="__Anonymous_Sheet_DB__6" table:target-range-address="'Phishing-SortedUnique'.A1:'Phishing-SortedUnique'.A125">
          <table:sort>
            <table:sort-by table:field-number="0" table:data-type="automatic"/>
          </table:sort>
        </table:database-range>
        <table:database-range table:name="__Anonymous_Sheet_DB__7" table:target-range-address="Phishing.A1:Phishing.A203">
          <table:filter table:target-range-address="'Phishing-SortedUnique'.A1" table:display-duplicates="false">
            <table:filter-and>
              <table:filter-condition table:data-type="number" table:value="" table:operator="=" table:field-number="0"/>
            </table:filter-and>
          </table:filter>
        </table:database-range>
        <table:database-range table:name="__Anonymous_Sheet_DB__8" table:target-range-address="'DNS-SortedUnique'.A1:'DNS-SortedUnique'.A40">
          <table:sort>
            <table:sort-by table:field-number="0" table:data-type="automatic"/>
          </table:sort>
        </table:database-range>
        <table:database-range table:name="__Anonymous_Sheet_DB__9" table:target-range-address="DNS.D48:DNS.D57" table:contains-header="false">
          <table:sort>
            <table:sort-by table:field-number="0" table:data-type="automatic"/>
          </table:sort>
        </table:database-range>
        <table:database-range table:name="__Anonymous_Sheet_DB__12" table:target-range-address="'Injection - SortedUnique'.A1:'Injection - SortedUnique'.A65" table:contains-header="false"/>
        <table:database-range table:name="__Anonymous_Sheet_DB__13" table:target-range-address="Injection.A1:Injection.A127">
          <table:filter table:target-range-address="'Injection - SortedUnique'.A1" table:display-duplicates="false">
            <table:filter-and>
              <table:filter-condition table:data-type="number" table:value="" table:operator="=" table:field-number="0"/>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4T17:54:19.593127138</meta:creation-date>
    <dc:date>2023-04-18T20:51:39.805500642</dc:date>
    <meta:editing-duration>P5DT8H25M50S</meta:editing-duration>
    <meta:editing-cycles>22</meta:editing-cycles>
    <meta:generator>LibreOffice/7.3.7.2$Linux_X86_64 LibreOffice_project/30$Build-2</meta:generator>
    <meta:document-statistic meta:table-count="15" meta:cell-count="1917" meta:object-count="0"/>
  </office:meta>
</office:document-meta>
</file>